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i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8174" calcext:value-type="float">
            <text:p>0,000058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761" calcext:value-type="float">
            <text:p>0,000013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091" calcext:value-type="float">
            <text:p>0,000014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4049" calcext:value-type="float">
            <text:p>0,000344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303" calcext:value-type="float">
            <text:p>0,000183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9379" calcext:value-type="float">
            <text:p>0,000049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96" calcext:value-type="float">
            <text:p>0,000011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859" calcext:value-type="float">
            <text:p>0,000012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437" calcext:value-type="float">
            <text:p>0,000173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578" calcext:value-type="float">
            <text:p>0,000155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66" calcext:value-type="float">
            <text:p>0,00003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13" calcext:value-type="float">
            <text:p>0,000010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095" calcext:value-type="float">
            <text:p>0,000012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972" calcext:value-type="float">
            <text:p>0,000155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168" calcext:value-type="float">
            <text:p>0,000164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712" calcext:value-type="float">
            <text:p>0,000036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18" calcext:value-type="float">
            <text:p>0,000008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726" calcext:value-type="float">
            <text:p>0,000008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306" calcext:value-type="float">
            <text:p>0,000125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131" calcext:value-type="float">
            <text:p>0,000158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997" calcext:value-type="float">
            <text:p>0,000039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84" calcext:value-type="float">
            <text:p>0,00001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428" calcext:value-type="float">
            <text:p>0,000011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29" calcext:value-type="float">
            <text:p>0,00017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486" calcext:value-type="float">
            <text:p>0,00020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86" calcext:value-type="float">
            <text:p>0,000043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781" calcext:value-type="float">
            <text:p>0,000012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195" calcext:value-type="float">
            <text:p>0,000015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669" calcext:value-type="float">
            <text:p>0,000187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939" calcext:value-type="float">
            <text:p>0,000115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595" calcext:value-type="float">
            <text:p>0,000008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76" calcext:value-type="float">
            <text:p>0,000005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2" calcext:value-type="float">
            <text:p>0,000005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68" calcext:value-type="float">
            <text:p>0,0000712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15" calcext:value-type="float">
            <text:p>0,000073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27" calcext:value-type="float">
            <text:p>0,000017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3" calcext:value-type="float">
            <text:p>0,000005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07" calcext:value-type="float">
            <text:p>0,000005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407" calcext:value-type="float">
            <text:p>0,0000714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49" calcext:value-type="float">
            <text:p>0,00007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92" calcext:value-type="float">
            <text:p>0,000017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" calcext:value-type="float">
            <text:p>0,00000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06" calcext:value-type="float">
            <text:p>0,0000055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" calcext:value-type="float">
            <text:p>0,0000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819" calcext:value-type="float">
            <text:p>0,000101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207" calcext:value-type="float">
            <text:p>0,000019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8" calcext:value-type="float">
            <text:p>0,00000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5" calcext:value-type="float">
            <text:p>0,00000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096" calcext:value-type="float">
            <text:p>0,000080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896" calcext:value-type="float">
            <text:p>0,000076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47" calcext:value-type="float">
            <text:p>0,000017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8" calcext:value-type="float">
            <text:p>0,000005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22" calcext:value-type="float">
            <text:p>0,000005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86" calcext:value-type="float">
            <text:p>0,0000708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02" calcext:value-type="float">
            <text:p>0,000073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94" calcext:value-type="float">
            <text:p>0,000017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07" calcext:value-type="float">
            <text:p>0,000005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17" calcext:value-type="float">
            <text:p>0,000005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901" calcext:value-type="float">
            <text:p>0,000069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397" calcext:value-type="float">
            <text:p>0,000074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75" calcext:value-type="float">
            <text:p>0,000017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4" calcext:value-type="float">
            <text:p>0,000005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21" calcext:value-type="float">
            <text:p>0,000005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966" calcext:value-type="float">
            <text:p>0,0000719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231" calcext:value-type="float">
            <text:p>0,000087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121" calcext:value-type="float">
            <text:p>0,000008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7" calcext:value-type="float">
            <text:p>0,000005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07" calcext:value-type="float">
            <text:p>0,000005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767" calcext:value-type="float">
            <text:p>0,000070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8" calcext:value-type="float">
            <text:p>0,00007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92" calcext:value-type="float">
            <text:p>0,000017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7" calcext:value-type="float">
            <text:p>0,000005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73" calcext:value-type="float">
            <text:p>0,000005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72" calcext:value-type="float">
            <text:p>0,000070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091" calcext:value-type="float">
            <text:p>0,000085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206" calcext:value-type="float">
            <text:p>0,000017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" calcext:value-type="float">
            <text:p>0,00000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43" calcext:value-type="float">
            <text:p>0,000005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98" calcext:value-type="float">
            <text:p>0,0000711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749" calcext:value-type="float">
            <text:p>0,000072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" calcext:value-type="float">
            <text:p>0,0000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5" calcext:value-type="float">
            <text:p>0,000005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26" calcext:value-type="float">
            <text:p>0,000005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15" calcext:value-type="float">
            <text:p>0,000070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034" calcext:value-type="float">
            <text:p>0,000087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35" calcext:value-type="float">
            <text:p>0,000008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5" calcext:value-type="float">
            <text:p>0,000005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49" calcext:value-type="float">
            <text:p>0,000005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17" calcext:value-type="float">
            <text:p>0,0000702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621" calcext:value-type="float">
            <text:p>0,000073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66" calcext:value-type="float">
            <text:p>0,000016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39" calcext:value-type="float">
            <text:p>0,000005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07" calcext:value-type="float">
            <text:p>0,000005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49" calcext:value-type="float">
            <text:p>0,000071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117" calcext:value-type="float">
            <text:p>0,000073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59" calcext:value-type="float">
            <text:p>0,000017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5" calcext:value-type="float">
            <text:p>0,000005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3" calcext:value-type="float">
            <text:p>0,000005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135" calcext:value-type="float">
            <text:p>0,000074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53" calcext:value-type="float">
            <text:p>0,000074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655" calcext:value-type="float">
            <text:p>0,000019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92" calcext:value-type="float">
            <text:p>0,000005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05" calcext:value-type="float">
            <text:p>0,000006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263" calcext:value-type="float">
            <text:p>0,0000762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889" calcext:value-type="float">
            <text:p>0,000087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8" calcext:value-type="float">
            <text:p>0,000007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08" calcext:value-type="float">
            <text:p>0,000005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78" calcext:value-type="float">
            <text:p>0,000005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891" calcext:value-type="float">
            <text:p>0,0000698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909" calcext:value-type="float">
            <text:p>0,00007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16" calcext:value-type="float">
            <text:p>0,000016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2" calcext:value-type="float">
            <text:p>0,000005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88" calcext:value-type="float">
            <text:p>0,000005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516" calcext:value-type="float">
            <text:p>0,000070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71" calcext:value-type="float">
            <text:p>0,000073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45" calcext:value-type="float">
            <text:p>0,000016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" calcext:value-type="float">
            <text:p>0,0000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13" calcext:value-type="float">
            <text:p>0,000005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853" calcext:value-type="float">
            <text:p>0,0000698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23" calcext:value-type="float">
            <text:p>0,000086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88" calcext:value-type="float">
            <text:p>0,000007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" calcext:value-type="float">
            <text:p>0,00000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55" calcext:value-type="float">
            <text:p>0,000005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535" calcext:value-type="float">
            <text:p>0,0000695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614" calcext:value-type="float">
            <text:p>0,000076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731" calcext:value-type="float">
            <text:p>0,000017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4" calcext:value-type="float">
            <text:p>0,000005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84" calcext:value-type="float">
            <text:p>0,000005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964" calcext:value-type="float">
            <text:p>0,0000769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605" calcext:value-type="float">
            <text:p>0,0000766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75" calcext:value-type="float">
            <text:p>0,000017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4" calcext:value-type="float">
            <text:p>0,000005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41" calcext:value-type="float">
            <text:p>0,000005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821" calcext:value-type="float">
            <text:p>0,0000728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13" calcext:value-type="float">
            <text:p>0,000073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11" calcext:value-type="float">
            <text:p>0,000017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2" calcext:value-type="float">
            <text:p>0,000005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24" calcext:value-type="float">
            <text:p>0,000005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569" calcext:value-type="float">
            <text:p>0,000071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394" calcext:value-type="float">
            <text:p>0,000073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94" calcext:value-type="float">
            <text:p>0,000016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02" calcext:value-type="float">
            <text:p>0,000005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08" calcext:value-type="float">
            <text:p>0,000005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67" calcext:value-type="float">
            <text:p>0,000070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71" calcext:value-type="float">
            <text:p>0,000073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73" calcext:value-type="float">
            <text:p>0,000016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6" calcext:value-type="float">
            <text:p>0,000005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01" calcext:value-type="float">
            <text:p>0,000005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26" calcext:value-type="float">
            <text:p>0,0000712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561" calcext:value-type="float">
            <text:p>0,000094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32" calcext:value-type="float">
            <text:p>0,00000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57" calcext:value-type="float">
            <text:p>0,000005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45" calcext:value-type="float">
            <text:p>0,000005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634" calcext:value-type="float">
            <text:p>0,000074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796" calcext:value-type="float">
            <text:p>0,000080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87" calcext:value-type="float">
            <text:p>0,000016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2" calcext:value-type="float">
            <text:p>0,000005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25" calcext:value-type="float">
            <text:p>0,000005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638" calcext:value-type="float">
            <text:p>0,000070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15" calcext:value-type="float">
            <text:p>0,000073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5" calcext:value-type="float">
            <text:p>0,00001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" calcext:value-type="float">
            <text:p>0,00000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22" calcext:value-type="float">
            <text:p>0,000005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747" calcext:value-type="float">
            <text:p>0,000069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621" calcext:value-type="float">
            <text:p>0,000073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16" calcext:value-type="float">
            <text:p>0,000016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6" calcext:value-type="float">
            <text:p>0,000005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53" calcext:value-type="float">
            <text:p>0,000005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422" calcext:value-type="float">
            <text:p>0,000070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787" calcext:value-type="float">
            <text:p>0,000073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48" calcext:value-type="float">
            <text:p>0,000017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" calcext:value-type="float">
            <text:p>0,0000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64" calcext:value-type="float">
            <text:p>0,000005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35" calcext:value-type="float">
            <text:p>0,000070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837" calcext:value-type="float">
            <text:p>0,000073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003" calcext:value-type="float">
            <text:p>0,000017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42" calcext:value-type="float">
            <text:p>0,000009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68" calcext:value-type="float">
            <text:p>0,00000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011" calcext:value-type="float">
            <text:p>0,000072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314" calcext:value-type="float">
            <text:p>0,000087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67" calcext:value-type="float">
            <text:p>0,000007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" calcext:value-type="float">
            <text:p>0,0000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6" calcext:value-type="float">
            <text:p>0,000005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978" calcext:value-type="float">
            <text:p>0,0000709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382" calcext:value-type="float">
            <text:p>0,000072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61" calcext:value-type="float">
            <text:p>0,000016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1" calcext:value-type="float">
            <text:p>0,000005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627" calcext:value-type="float">
            <text:p>0,000005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684" calcext:value-type="float">
            <text:p>0,000071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22" calcext:value-type="float">
            <text:p>0,000074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03" calcext:value-type="float">
            <text:p>0,000016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98" calcext:value-type="float">
            <text:p>0,000005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28" calcext:value-type="float">
            <text:p>0,000005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262" calcext:value-type="float">
            <text:p>0,000071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87" calcext:value-type="float">
            <text:p>0,00007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221" calcext:value-type="float">
            <text:p>0,000017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2" calcext:value-type="float">
            <text:p>0,000005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19" calcext:value-type="float">
            <text:p>0,000005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867" calcext:value-type="float">
            <text:p>0,000069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277" calcext:value-type="float">
            <text:p>0,000073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838" calcext:value-type="float">
            <text:p>0,000016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187" calcext:value-type="float">
            <text:p>0,000005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772" calcext:value-type="float">
            <text:p>0,000005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6508" calcext:value-type="float">
            <text:p>0,000076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397" calcext:value-type="float">
            <text:p>0,000074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6" calcext:value-type="float">
            <text:p>0,00001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8" calcext:value-type="float">
            <text:p>0,000005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49" calcext:value-type="float">
            <text:p>0,000005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897" calcext:value-type="float">
            <text:p>0,000071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71" calcext:value-type="float">
            <text:p>0,0000740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07" calcext:value-type="float">
            <text:p>0,000016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3" calcext:value-type="float">
            <text:p>0,000005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53" calcext:value-type="float">
            <text:p>0,000005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32" calcext:value-type="float">
            <text:p>0,00007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647" calcext:value-type="float">
            <text:p>0,000072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66" calcext:value-type="float">
            <text:p>0,000016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34" calcext:value-type="float">
            <text:p>0,000005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24" calcext:value-type="float">
            <text:p>0,000005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255" calcext:value-type="float">
            <text:p>0,0000702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979" calcext:value-type="float">
            <text:p>0,000073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913" calcext:value-type="float">
            <text:p>0,000016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5" calcext:value-type="float">
            <text:p>0,000005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381" calcext:value-type="float">
            <text:p>0,000005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024" calcext:value-type="float">
            <text:p>0,000071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482" calcext:value-type="float">
            <text:p>0,000086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314" calcext:value-type="float">
            <text:p>0,000007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14" calcext:value-type="float">
            <text:p>0,000005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38" calcext:value-type="float">
            <text:p>0,000005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684" calcext:value-type="float">
            <text:p>0,000071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143" calcext:value-type="float">
            <text:p>0,000077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788" calcext:value-type="float">
            <text:p>0,000016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" calcext:value-type="float">
            <text:p>0,00000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36" calcext:value-type="float">
            <text:p>0,000005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03" calcext:value-type="float">
            <text:p>0,0000717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41" calcext:value-type="float">
            <text:p>0,0000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304" calcext:value-type="float">
            <text:p>0,000017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6" calcext:value-type="float">
            <text:p>0,000005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53" calcext:value-type="float">
            <text:p>0,000005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193" calcext:value-type="float">
            <text:p>0,000071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355" calcext:value-type="float">
            <text:p>0,00007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154" calcext:value-type="float">
            <text:p>0,000017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22" calcext:value-type="float">
            <text:p>0,000005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585" calcext:value-type="float">
            <text:p>0,000005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1752" calcext:value-type="float">
            <text:p>0,0000717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325" calcext:value-type="float">
            <text:p>0,000087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2" calcext:value-type="float">
            <text:p>0,000007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01" calcext:value-type="float">
            <text:p>0,000005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53" calcext:value-type="float">
            <text:p>0,000005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34" calcext:value-type="float">
            <text:p>0,00007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488" calcext:value-type="float">
            <text:p>0,000072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663" calcext:value-type="float">
            <text:p>0,00001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48" calcext:value-type="float">
            <text:p>0,000005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409" calcext:value-type="float">
            <text:p>0,000005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2734" calcext:value-type="float">
            <text:p>0,000072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088" calcext:value-type="float">
            <text:p>0,00007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022" calcext:value-type="float">
            <text:p>0,000016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94" calcext:value-type="float">
            <text:p>0,000005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55" calcext:value-type="float">
            <text:p>0,000005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097" calcext:value-type="float">
            <text:p>0,0000860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857" calcext:value-type="float">
            <text:p>0,000096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83" calcext:value-type="float">
            <text:p>0,000009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85" calcext:value-type="float">
            <text:p>0,000006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38" calcext:value-type="float">
            <text:p>0,000006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837" calcext:value-type="float">
            <text:p>0,0000838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632" calcext:value-type="float">
            <text:p>0,000086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74" calcext:value-type="float">
            <text:p>0,000020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64" calcext:value-type="float">
            <text:p>0,000006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7" calcext:value-type="float">
            <text:p>0,00000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1" calcext:value-type="float">
            <text:p>0,00008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0942" calcext:value-type="float">
            <text:p>0,000080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961" calcext:value-type="float">
            <text:p>0,000019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33" calcext:value-type="float">
            <text:p>0,000006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6" calcext:value-type="float">
            <text:p>0,000006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33" calcext:value-type="float">
            <text:p>0,000083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089" calcext:value-type="float">
            <text:p>0,000096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914" calcext:value-type="float">
            <text:p>0,000019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47" calcext:value-type="float">
            <text:p>0,000006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8" calcext:value-type="float">
            <text:p>0,000006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54" calcext:value-type="float">
            <text:p>0,00008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441" calcext:value-type="float">
            <text:p>0,000112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01" calcext:value-type="float">
            <text:p>0,000010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126" calcext:value-type="float">
            <text:p>0,000006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23" calcext:value-type="float">
            <text:p>0,000006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89" calcext:value-type="float">
            <text:p>0,00008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378" calcext:value-type="float">
            <text:p>0,0000873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38" calcext:value-type="float">
            <text:p>0,000019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096" calcext:value-type="float">
            <text:p>0,000005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286" calcext:value-type="float">
            <text:p>0,000005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142" calcext:value-type="float">
            <text:p>0,000090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995" calcext:value-type="float">
            <text:p>0,000090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96" calcext:value-type="float">
            <text:p>0,000020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89" calcext:value-type="float">
            <text:p>0,000006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61" calcext:value-type="float">
            <text:p>0,000006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923" calcext:value-type="float">
            <text:p>0,0000919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595" calcext:value-type="float">
            <text:p>0,000096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5" calcext:value-type="float">
            <text:p>0,0000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27" calcext:value-type="float">
            <text:p>0,000006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68" calcext:value-type="float">
            <text:p>0,000007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519" calcext:value-type="float">
            <text:p>0,0000995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695" calcext:value-type="float">
            <text:p>0,000126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933" calcext:value-type="float">
            <text:p>0,000009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41" calcext:value-type="float">
            <text:p>0,000006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4" calcext:value-type="float">
            <text:p>0,000007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291" calcext:value-type="float">
            <text:p>0,000120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117" calcext:value-type="float">
            <text:p>0,000160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5448" calcext:value-type="float">
            <text:p>0,000035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322" calcext:value-type="float">
            <text:p>0,000012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66" calcext:value-type="float">
            <text:p>0,00001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3191" calcext:value-type="float">
            <text:p>0,000283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333" calcext:value-type="float">
            <text:p>0,000168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21" calcext:value-type="float">
            <text:p>0,00003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75" calcext:value-type="float">
            <text:p>0,000011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517" calcext:value-type="float">
            <text:p>0,000012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369" calcext:value-type="float">
            <text:p>0,000194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5376" calcext:value-type="float">
            <text:p>0,000195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416" calcext:value-type="float">
            <text:p>0,000019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248" calcext:value-type="float">
            <text:p>0,000010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507" calcext:value-type="float">
            <text:p>0,000010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88" calcext:value-type="float">
            <text:p>0,0001065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36" calcext:value-type="float">
            <text:p>0,00010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79" calcext:value-type="float">
            <text:p>0,000021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31" calcext:value-type="float">
            <text:p>0,000007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086" calcext:value-type="float">
            <text:p>0,000007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248" calcext:value-type="float">
            <text:p>0,000093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601" calcext:value-type="float">
            <text:p>0,000107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56" calcext:value-type="float">
            <text:p>0,000023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12" calcext:value-type="float">
            <text:p>0,00000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428" calcext:value-type="float">
            <text:p>0,000007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681" calcext:value-type="float">
            <text:p>0,0001246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786" calcext:value-type="float">
            <text:p>0,000096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27" calcext:value-type="float">
            <text:p>0,000022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69" calcext:value-type="float">
            <text:p>0,000006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215" calcext:value-type="float">
            <text:p>0,000007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984" calcext:value-type="float">
            <text:p>0,000101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627" calcext:value-type="float">
            <text:p>0,000109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111" calcext:value-type="float">
            <text:p>0,000029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44" calcext:value-type="float">
            <text:p>0,000007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902" calcext:value-type="float">
            <text:p>0,000007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28" calcext:value-type="float">
            <text:p>0,000107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413" calcext:value-type="float">
            <text:p>0,000109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71" calcext:value-type="float">
            <text:p>0,0000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396" calcext:value-type="float">
            <text:p>0,000010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32" calcext:value-type="float">
            <text:p>0,0000076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037" calcext:value-type="float">
            <text:p>0,000104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724" calcext:value-type="float">
            <text:p>0,000119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6" calcext:value-type="float">
            <text:p>0,00002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84" calcext:value-type="float">
            <text:p>0,000007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43" calcext:value-type="float">
            <text:p>0,000007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684" calcext:value-type="float">
            <text:p>0,000105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528" calcext:value-type="float">
            <text:p>0,000120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27" calcext:value-type="float">
            <text:p>0,000012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614" calcext:value-type="float">
            <text:p>0,000007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7798" calcext:value-type="float">
            <text:p>0,000007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271" calcext:value-type="float">
            <text:p>0,0001022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812" calcext:value-type="float">
            <text:p>0,000110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243" calcext:value-type="float">
            <text:p>0,000042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663" calcext:value-type="float">
            <text:p>0,000012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321" calcext:value-type="float">
            <text:p>0,000013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71" calcext:value-type="float">
            <text:p>0,000171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065" calcext:value-type="float">
            <text:p>0,000188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3333" calcext:value-type="float">
            <text:p>0,000043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676" calcext:value-type="float">
            <text:p>0,000012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14" calcext:value-type="float">
            <text:p>0,00001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7248" calcext:value-type="float">
            <text:p>0,000217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509" calcext:value-type="float">
            <text:p>0,0001785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992" calcext:value-type="float">
            <text:p>0,000042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613" calcext:value-type="float">
            <text:p>0,000012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264" calcext:value-type="float">
            <text:p>0,000013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781" calcext:value-type="float">
            <text:p>0,0001637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391" calcext:value-type="float">
            <text:p>0,000182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77" calcext:value-type="float">
            <text:p>0,000020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111" calcext:value-type="float">
            <text:p>0,000025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876" calcext:value-type="float">
            <text:p>0,000011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516" calcext:value-type="float">
            <text:p>0,000161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721" calcext:value-type="float">
            <text:p>0,000170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9743" calcext:value-type="float">
            <text:p>0,000039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961" calcext:value-type="float">
            <text:p>0,000011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408" calcext:value-type="float">
            <text:p>0,00001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131" calcext:value-type="float">
            <text:p>0,000170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579" calcext:value-type="float">
            <text:p>0,000152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299" calcext:value-type="float">
            <text:p>0,000034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0184" calcext:value-type="float">
            <text:p>0,000010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1188" calcext:value-type="float">
            <text:p>0,000011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209" calcext:value-type="float">
            <text:p>0,000148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2769" calcext:value-type="float">
            <text:p>0,000152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9" calcext:value-type="float">
            <text:p>0,00002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6" calcext:value-type="float">
            <text:p>0,00000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34" calcext:value-type="float">
            <text:p>0,000006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528" calcext:value-type="float">
            <text:p>0,0000875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33" calcext:value-type="float">
            <text:p>0,000107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14" calcext:value-type="float">
            <text:p>0,000009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58" calcext:value-type="float">
            <text:p>0,000006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33" calcext:value-type="float">
            <text:p>0,000006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522" calcext:value-type="float">
            <text:p>0,000088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712" calcext:value-type="float">
            <text:p>0,000091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88" calcext:value-type="float">
            <text:p>0,000021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6" calcext:value-type="float">
            <text:p>0,00000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87" calcext:value-type="float">
            <text:p>0,000006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741" calcext:value-type="float">
            <text:p>0,000087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633" calcext:value-type="float">
            <text:p>0,000090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8" calcext:value-type="float">
            <text:p>0,000021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5" calcext:value-type="float">
            <text:p>0,00000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55" calcext:value-type="float">
            <text:p>0,000006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3224" calcext:value-type="float">
            <text:p>0,000093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931" calcext:value-type="float">
            <text:p>0,000108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103" calcext:value-type="float">
            <text:p>0,000009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2" calcext:value-type="float">
            <text:p>0,000006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827" calcext:value-type="float">
            <text:p>0,000006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174" calcext:value-type="float">
            <text:p>0,000088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37" calcext:value-type="float">
            <text:p>0,00009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36" calcext:value-type="float">
            <text:p>0,000021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" calcext:value-type="float">
            <text:p>0,0000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3" calcext:value-type="float">
            <text:p>0,00000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561" calcext:value-type="float">
            <text:p>0,0000885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068" calcext:value-type="float">
            <text:p>0,000092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3" calcext:value-type="float">
            <text:p>0,00002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07" calcext:value-type="float">
            <text:p>0,000006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63" calcext:value-type="float">
            <text:p>0,000006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384" calcext:value-type="float">
            <text:p>0,0000863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932" calcext:value-type="float">
            <text:p>0,000090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" calcext:value-type="float">
            <text:p>0,0000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1" calcext:value-type="float">
            <text:p>0,00000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71" calcext:value-type="float">
            <text:p>0,00000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977" calcext:value-type="float">
            <text:p>0,0000869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965" calcext:value-type="float">
            <text:p>0,000112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969" calcext:value-type="float">
            <text:p>0,000015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38" calcext:value-type="float">
            <text:p>0,000006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941" calcext:value-type="float">
            <text:p>0,000006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8475" calcext:value-type="float">
            <text:p>0,0000884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338" calcext:value-type="float">
            <text:p>0,000091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73" calcext:value-type="float">
            <text:p>0,000021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36" calcext:value-type="float">
            <text:p>0,000006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66" calcext:value-type="float">
            <text:p>0,000006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679" calcext:value-type="float">
            <text:p>0,000081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526" calcext:value-type="float">
            <text:p>0,000085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82" calcext:value-type="float">
            <text:p>0,000019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55" calcext:value-type="float">
            <text:p>0,000006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52" calcext:value-type="float">
            <text:p>0,000006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181" calcext:value-type="float">
            <text:p>0,0000811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914" calcext:value-type="float">
            <text:p>0,000086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63" calcext:value-type="float">
            <text:p>0,000019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48" calcext:value-type="float">
            <text:p>0,000006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82" calcext:value-type="float">
            <text:p>0,000006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419" calcext:value-type="float">
            <text:p>0,0000814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68" calcext:value-type="float">
            <text:p>0,00008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27" calcext:value-type="float">
            <text:p>0,000020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2" calcext:value-type="float">
            <text:p>0,000006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09" calcext:value-type="float">
            <text:p>0,000006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0957" calcext:value-type="float">
            <text:p>0,000090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701" calcext:value-type="float">
            <text:p>0,000100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36" calcext:value-type="float">
            <text:p>0,000020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23" calcext:value-type="float">
            <text:p>0,000006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59" calcext:value-type="float">
            <text:p>0,000006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382" calcext:value-type="float">
            <text:p>0,000091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399" calcext:value-type="float">
            <text:p>0,000104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9634" calcext:value-type="float">
            <text:p>0,000009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4" calcext:value-type="float">
            <text:p>0,00000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57" calcext:value-type="float">
            <text:p>0,000006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668" calcext:value-type="float">
            <text:p>0,0000826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185" calcext:value-type="float">
            <text:p>0,000086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74" calcext:value-type="float">
            <text:p>0,000019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58" calcext:value-type="float">
            <text:p>0,000006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33" calcext:value-type="float">
            <text:p>0,000006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72" calcext:value-type="float">
            <text:p>0,00008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72" calcext:value-type="float">
            <text:p>0,0000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937" calcext:value-type="float">
            <text:p>0,000019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46" calcext:value-type="float">
            <text:p>0,000006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78" calcext:value-type="float">
            <text:p>0,000006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141" calcext:value-type="float">
            <text:p>0,000082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864" calcext:value-type="float">
            <text:p>0,000092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96" calcext:value-type="float">
            <text:p>0,000021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45" calcext:value-type="float">
            <text:p>0,00000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696" calcext:value-type="float">
            <text:p>0,000006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751" calcext:value-type="float">
            <text:p>0,000082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61" calcext:value-type="float">
            <text:p>0,00010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457" calcext:value-type="float">
            <text:p>0,000008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25" calcext:value-type="float">
            <text:p>0,000006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98" calcext:value-type="float">
            <text:p>0,000006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176" calcext:value-type="float">
            <text:p>0,000083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227" calcext:value-type="float">
            <text:p>0,000086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554" calcext:value-type="float">
            <text:p>0,000019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58" calcext:value-type="float">
            <text:p>0,000006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544" calcext:value-type="float">
            <text:p>0,000006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141" calcext:value-type="float">
            <text:p>0,0000821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933" calcext:value-type="float">
            <text:p>0,000085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062" calcext:value-type="float">
            <text:p>0,000019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5" calcext:value-type="float">
            <text:p>0,0000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374" calcext:value-type="float">
            <text:p>0,000006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365" calcext:value-type="float">
            <text:p>0,0000823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811" calcext:value-type="float">
            <text:p>0,000084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399" calcext:value-type="float">
            <text:p>0,000019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32" calcext:value-type="float">
            <text:p>0,000006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63" calcext:value-type="float">
            <text:p>0,000006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68" calcext:value-type="float">
            <text:p>0,00009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43" calcext:value-type="float">
            <text:p>0,000106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862" calcext:value-type="float">
            <text:p>0,00000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074" calcext:value-type="float">
            <text:p>0,000006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6266" calcext:value-type="float">
            <text:p>0,000006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3016" calcext:value-type="float">
            <text:p>0,000083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5878" calcext:value-type="float">
            <text:p>0,000085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9317" calcext:value-type="float">
            <text:p>0,000029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179" calcext:value-type="float">
            <text:p>0,000011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432" calcext:value-type="float">
            <text:p>0,000011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8641" calcext:value-type="float">
            <text:p>0,000178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597" calcext:value-type="float">
            <text:p>0,000257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57" calcext:value-type="float">
            <text:p>0,00006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988" calcext:value-type="float">
            <text:p>0,00001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659" calcext:value-type="float">
            <text:p>0,000012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6584" calcext:value-type="float">
            <text:p>0,0001765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457" calcext:value-type="float">
            <text:p>0,000255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497" calcext:value-type="float">
            <text:p>0,000039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567" calcext:value-type="float">
            <text:p>0,000011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743" calcext:value-type="float">
            <text:p>0,000011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167" calcext:value-type="float">
            <text:p>0,000159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" calcext:value-type="float">
            <text:p>0,000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898" calcext:value-type="float">
            <text:p>0,000049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953" calcext:value-type="float">
            <text:p>0,000010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561" calcext:value-type="float">
            <text:p>0,0000115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699" calcext:value-type="float">
            <text:p>0,0002076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681" calcext:value-type="float">
            <text:p>0,000261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766" calcext:value-type="float">
            <text:p>0,000037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428" calcext:value-type="float">
            <text:p>0,000011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335" calcext:value-type="float">
            <text:p>0,000012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6873" calcext:value-type="float">
            <text:p>0,0001568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819" calcext:value-type="float">
            <text:p>0,000232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8463" calcext:value-type="float">
            <text:p>0,000048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86" calcext:value-type="float">
            <text:p>0,000010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807" calcext:value-type="float">
            <text:p>0,000011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6933" calcext:value-type="float">
            <text:p>0,0001669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808" calcext:value-type="float">
            <text:p>0,000227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952" calcext:value-type="float">
            <text:p>0,000034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03" calcext:value-type="float">
            <text:p>0,000009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24" calcext:value-type="float">
            <text:p>0,00001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826" calcext:value-type="float">
            <text:p>0,000140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336" calcext:value-type="float">
            <text:p>0,000209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769" calcext:value-type="float">
            <text:p>0,000043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2" calcext:value-type="float">
            <text:p>0,00000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92" calcext:value-type="float">
            <text:p>0,000010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504" calcext:value-type="float">
            <text:p>0,000145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344" calcext:value-type="float">
            <text:p>0,000227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843" calcext:value-type="float">
            <text:p>0,000033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98" calcext:value-type="float">
            <text:p>0,000009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86" calcext:value-type="float">
            <text:p>0,000010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135" calcext:value-type="float">
            <text:p>0,000141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773" calcext:value-type="float">
            <text:p>0,000212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296" calcext:value-type="float">
            <text:p>0,000043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07" calcext:value-type="float">
            <text:p>0,000009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2" calcext:value-type="float">
            <text:p>0,00001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8617" calcext:value-type="float">
            <text:p>0,000148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016" calcext:value-type="float">
            <text:p>0,000281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886" calcext:value-type="float">
            <text:p>0,000014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228" calcext:value-type="float">
            <text:p>0,000011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713" calcext:value-type="float">
            <text:p>0,000012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5653" calcext:value-type="float">
            <text:p>0,000155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1531" calcext:value-type="float">
            <text:p>0,000401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618" calcext:value-type="float">
            <text:p>0,000065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36" calcext:value-type="float">
            <text:p>0,000022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809" calcext:value-type="float">
            <text:p>0,000022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3265" calcext:value-type="float">
            <text:p>0,000303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402" calcext:value-type="float">
            <text:p>0,00051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661" calcext:value-type="float">
            <text:p>0,000020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815" calcext:value-type="float">
            <text:p>0,000018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481" calcext:value-type="float">
            <text:p>0,000020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326" calcext:value-type="float">
            <text:p>0,0003383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3416" calcext:value-type="float">
            <text:p>0,000443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76" calcext:value-type="float">
            <text:p>0,00008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975" calcext:value-type="float">
            <text:p>0,000022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964" calcext:value-type="float">
            <text:p>0,000021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137" calcext:value-type="float">
            <text:p>0,0003041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8278" calcext:value-type="float">
            <text:p>0,000448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394" calcext:value-type="float">
            <text:p>0,000076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074" calcext:value-type="float">
            <text:p>0,000027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0402" calcext:value-type="float">
            <text:p>0,000030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543" calcext:value-type="float">
            <text:p>0,0003565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8592" calcext:value-type="float">
            <text:p>0,000448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105" calcext:value-type="float">
            <text:p>0,000086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491" calcext:value-type="float">
            <text:p>0,000017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823" calcext:value-type="float">
            <text:p>0,000017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119" calcext:value-type="float">
            <text:p>0,000263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228" calcext:value-type="float">
            <text:p>0,000390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289" calcext:value-type="float">
            <text:p>0,000072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413" calcext:value-type="float">
            <text:p>0,00001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898" calcext:value-type="float">
            <text:p>0,000016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627" calcext:value-type="float">
            <text:p>0,0002396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2079" calcext:value-type="float">
            <text:p>0,000412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263" calcext:value-type="float">
            <text:p>0,000033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032" calcext:value-type="float">
            <text:p>0,000012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12" calcext:value-type="float">
            <text:p>0,000010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072" calcext:value-type="float">
            <text:p>0,00014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492" calcext:value-type="float">
            <text:p>0,000213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667" calcext:value-type="float">
            <text:p>0,000043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4" calcext:value-type="float">
            <text:p>0,00000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48" calcext:value-type="float">
            <text:p>0,000010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811" calcext:value-type="float">
            <text:p>0,000140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339" calcext:value-type="float">
            <text:p>0,000236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563" calcext:value-type="float">
            <text:p>0,000037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047" calcext:value-type="float">
            <text:p>0,000011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74" calcext:value-type="float">
            <text:p>0,000010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704" calcext:value-type="float">
            <text:p>0,000164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887" calcext:value-type="float">
            <text:p>0,000212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445" calcext:value-type="float">
            <text:p>0,000043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32" calcext:value-type="float">
            <text:p>0,000010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83" calcext:value-type="float">
            <text:p>0,000010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766" calcext:value-type="float">
            <text:p>0,000143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433" calcext:value-type="float">
            <text:p>0,000228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421" calcext:value-type="float">
            <text:p>0,000038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97" calcext:value-type="float">
            <text:p>0,000010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778" calcext:value-type="float">
            <text:p>0,000011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545" calcext:value-type="float">
            <text:p>0,000159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498" calcext:value-type="float">
            <text:p>0,000224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157" calcext:value-type="float">
            <text:p>0,000043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34" calcext:value-type="float">
            <text:p>0,0000099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575" calcext:value-type="float">
            <text:p>0,000010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533" calcext:value-type="float">
            <text:p>0,000143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172" calcext:value-type="float">
            <text:p>0,000241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963" calcext:value-type="float">
            <text:p>0,000012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58" calcext:value-type="float">
            <text:p>0,000009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33" calcext:value-type="float">
            <text:p>0,000010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3485" calcext:value-type="float">
            <text:p>0,000163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749" calcext:value-type="float">
            <text:p>0,000275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412" calcext:value-type="float">
            <text:p>0,000011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47" calcext:value-type="float">
            <text:p>0,000009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49" calcext:value-type="float">
            <text:p>0,000010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049" calcext:value-type="float">
            <text:p>0,000144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7876" calcext:value-type="float">
            <text:p>0,000207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197" calcext:value-type="float">
            <text:p>0,000042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" calcext:value-type="float">
            <text:p>0,0000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69" calcext:value-type="float">
            <text:p>0,000010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098" calcext:value-type="float">
            <text:p>0,000143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295" calcext:value-type="float">
            <text:p>0,000266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614" calcext:value-type="float">
            <text:p>0,000034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54" calcext:value-type="float">
            <text:p>0,000010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01" calcext:value-type="float">
            <text:p>0,000010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952" calcext:value-type="float">
            <text:p>0,0001409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503" calcext:value-type="float">
            <text:p>0,000211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23" calcext:value-type="float">
            <text:p>0,00004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87" calcext:value-type="float">
            <text:p>0,000009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" calcext:value-type="float">
            <text:p>0,0000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637" calcext:value-type="float">
            <text:p>0,0001366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575" calcext:value-type="float">
            <text:p>0,000257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237" calcext:value-type="float">
            <text:p>0,000039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784" calcext:value-type="float">
            <text:p>0,000010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993" calcext:value-type="float">
            <text:p>0,000010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645" calcext:value-type="float">
            <text:p>0,0001476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4304" calcext:value-type="float">
            <text:p>0,000214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648" calcext:value-type="float">
            <text:p>0,000041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643" calcext:value-type="float">
            <text:p>0,000009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61" calcext:value-type="float">
            <text:p>0,000010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619" calcext:value-type="float">
            <text:p>0,000143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947" calcext:value-type="float">
            <text:p>0,000242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715" calcext:value-type="float">
            <text:p>0,000041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21" calcext:value-type="float">
            <text:p>0,000010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144" calcext:value-type="float">
            <text:p>0,000011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04" calcext:value-type="float">
            <text:p>0,00015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734" calcext:value-type="float">
            <text:p>0,000213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538" calcext:value-type="float">
            <text:p>0,000042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16" calcext:value-type="float">
            <text:p>0,000010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52" calcext:value-type="float">
            <text:p>0,000010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456" calcext:value-type="float">
            <text:p>0,000140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813" calcext:value-type="float">
            <text:p>0,000228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102" calcext:value-type="float">
            <text:p>0,000038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99" calcext:value-type="float">
            <text:p>0,000009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44" calcext:value-type="float">
            <text:p>0,000010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151" calcext:value-type="float">
            <text:p>0,0001671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649" calcext:value-type="float">
            <text:p>0,0002266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486" calcext:value-type="float">
            <text:p>0,000043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62" calcext:value-type="float">
            <text:p>0,000009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17" calcext:value-type="float">
            <text:p>0,000010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709" calcext:value-type="float">
            <text:p>0,0001407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785" calcext:value-type="float">
            <text:p>0,000245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5974" calcext:value-type="float">
            <text:p>0,000035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53" calcext:value-type="float">
            <text:p>0,000010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129" calcext:value-type="float">
            <text:p>0,000011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3608" calcext:value-type="float">
            <text:p>0,000193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221" calcext:value-type="float">
            <text:p>0,000228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985" calcext:value-type="float">
            <text:p>0,000042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66" calcext:value-type="float">
            <text:p>0,000009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84" calcext:value-type="float">
            <text:p>0,000010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181" calcext:value-type="float">
            <text:p>0,0001371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724" calcext:value-type="float">
            <text:p>0,0002237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17" calcext:value-type="float">
            <text:p>0,00003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92" calcext:value-type="float">
            <text:p>0,0000097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35" calcext:value-type="float">
            <text:p>0,000009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109" calcext:value-type="float">
            <text:p>0,000147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091" calcext:value-type="float">
            <text:p>0,000242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058" calcext:value-type="float">
            <text:p>0,000042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" calcext:value-type="float">
            <text:p>0,00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67" calcext:value-type="float">
            <text:p>0,000010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114" calcext:value-type="float">
            <text:p>0,000136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347" calcext:value-type="float">
            <text:p>0,000226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344" calcext:value-type="float">
            <text:p>0,000032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07" calcext:value-type="float">
            <text:p>0,000009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49" calcext:value-type="float">
            <text:p>0,000010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63" calcext:value-type="float">
            <text:p>0,00014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1857" calcext:value-type="float">
            <text:p>0,000251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9899" calcext:value-type="float">
            <text:p>0,000049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485" calcext:value-type="float">
            <text:p>0,000011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029" calcext:value-type="float">
            <text:p>0,000012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0941" calcext:value-type="float">
            <text:p>0,0001609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476" calcext:value-type="float">
            <text:p>0,000262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548" calcext:value-type="float">
            <text:p>0,000041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046" calcext:value-type="float">
            <text:p>0,000012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196" calcext:value-type="float">
            <text:p>0,000013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373" calcext:value-type="float">
            <text:p>0,0001803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56" calcext:value-type="float">
            <text:p>0,00028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31" calcext:value-type="float">
            <text:p>0,00008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976" calcext:value-type="float">
            <text:p>0,000022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713" calcext:value-type="float">
            <text:p>0,000020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1113" calcext:value-type="float">
            <text:p>0,0004211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90552" calcext:value-type="float">
            <text:p>0,000490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024" calcext:value-type="float">
            <text:p>0,000062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799" calcext:value-type="float">
            <text:p>0,000019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883" calcext:value-type="float">
            <text:p>0,000019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436" calcext:value-type="float">
            <text:p>0,000212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959" calcext:value-type="float">
            <text:p>0,000246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494" calcext:value-type="float">
            <text:p>0,000051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544" calcext:value-type="float">
            <text:p>0,000012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887" calcext:value-type="float">
            <text:p>0,000011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938" calcext:value-type="float">
            <text:p>0,000159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912" calcext:value-type="float">
            <text:p>0,000288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246" calcext:value-type="float">
            <text:p>0,000039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355" calcext:value-type="float">
            <text:p>0,000012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065" calcext:value-type="float">
            <text:p>0,000016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121" calcext:value-type="float">
            <text:p>0,0001751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655" calcext:value-type="float">
            <text:p>0,000261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712" calcext:value-type="float">
            <text:p>0,000057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703" calcext:value-type="float">
            <text:p>0,000034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349" calcext:value-type="float">
            <text:p>0,000013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969" calcext:value-type="float">
            <text:p>0,0001899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008" calcext:value-type="float">
            <text:p>0,000332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1901" calcext:value-type="float">
            <text:p>0,000051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547" calcext:value-type="float">
            <text:p>0,000014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64" calcext:value-type="float">
            <text:p>0,00001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192" calcext:value-type="float">
            <text:p>0,0002221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7394" calcext:value-type="float">
            <text:p>0,000477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446" calcext:value-type="float">
            <text:p>0,000067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94" calcext:value-type="float">
            <text:p>0,00001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3508" calcext:value-type="float">
            <text:p>0,000023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109" calcext:value-type="float">
            <text:p>0,0003011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1327" calcext:value-type="float">
            <text:p>0,00051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83" calcext:value-type="float">
            <text:p>0,00006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604" calcext:value-type="float">
            <text:p>0,000019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277" calcext:value-type="float">
            <text:p>0,000020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5" calcext:value-type="float">
            <text:p>0,00031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9594" calcext:value-type="float">
            <text:p>0,000469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55" calcext:value-type="float">
            <text:p>0,00008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749" calcext:value-type="float">
            <text:p>0,000022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065" calcext:value-type="float">
            <text:p>0,000017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439" calcext:value-type="float">
            <text:p>0,0001674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522" calcext:value-type="float">
            <text:p>0,000230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981" calcext:value-type="float">
            <text:p>0,000033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9" calcext:value-type="float">
            <text:p>0,00000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85" calcext:value-type="float">
            <text:p>0,000009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0803" calcext:value-type="float">
            <text:p>0,0001708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451" calcext:value-type="float">
            <text:p>0,000224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282" calcext:value-type="float">
            <text:p>0,000043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34" calcext:value-type="float">
            <text:p>0,000010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55" calcext:value-type="float">
            <text:p>0,000010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619" calcext:value-type="float">
            <text:p>0,000139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809" calcext:value-type="float">
            <text:p>0,000224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029" calcext:value-type="float">
            <text:p>0,000033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57" calcext:value-type="float">
            <text:p>0,000009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22" calcext:value-type="float">
            <text:p>0,000009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012" calcext:value-type="float">
            <text:p>0,000144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4129" calcext:value-type="float">
            <text:p>0,0002341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6833" calcext:value-type="float">
            <text:p>0,000046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71" calcext:value-type="float">
            <text:p>0,000009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5" calcext:value-type="float">
            <text:p>0,00001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779" calcext:value-type="float">
            <text:p>0,000136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591" calcext:value-type="float">
            <text:p>0,000223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862" calcext:value-type="float">
            <text:p>0,000032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688" calcext:value-type="float">
            <text:p>0,000009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31" calcext:value-type="float">
            <text:p>0,000010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241" calcext:value-type="float">
            <text:p>0,000140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949" calcext:value-type="float">
            <text:p>0,000237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139" calcext:value-type="float">
            <text:p>0,000047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807" calcext:value-type="float">
            <text:p>0,000013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542" calcext:value-type="float">
            <text:p>0,000010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266" calcext:value-type="float">
            <text:p>0,000145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296" calcext:value-type="float">
            <text:p>0,000228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522" calcext:value-type="float">
            <text:p>0,000032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2" calcext:value-type="float">
            <text:p>0,00000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1" calcext:value-type="float">
            <text:p>0,00001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947" calcext:value-type="float">
            <text:p>0,000140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365" calcext:value-type="float">
            <text:p>0,000219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28" calcext:value-type="float">
            <text:p>0,000042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52" calcext:value-type="float">
            <text:p>0,0000099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01" calcext:value-type="float">
            <text:p>0,000010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421" calcext:value-type="float">
            <text:p>0,000140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999" calcext:value-type="float">
            <text:p>0,00022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166" calcext:value-type="float">
            <text:p>0,000033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43" calcext:value-type="float">
            <text:p>0,000009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96" calcext:value-type="float">
            <text:p>0,000009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88" calcext:value-type="float">
            <text:p>0,00014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195" calcext:value-type="float">
            <text:p>0,000212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947" calcext:value-type="float">
            <text:p>0,000042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49" calcext:value-type="float">
            <text:p>0,000010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54" calcext:value-type="float">
            <text:p>0,000010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517" calcext:value-type="float">
            <text:p>0,0001475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14" calcext:value-type="float">
            <text:p>0,00022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243" calcext:value-type="float">
            <text:p>0,000033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697" calcext:value-type="float">
            <text:p>0,000009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83" calcext:value-type="float">
            <text:p>0,000009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232" calcext:value-type="float">
            <text:p>0,0001402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843" calcext:value-type="float">
            <text:p>0,000209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32" calcext:value-type="float">
            <text:p>0,00004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09" calcext:value-type="float">
            <text:p>0,000009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59" calcext:value-type="float">
            <text:p>0,000010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369" calcext:value-type="float">
            <text:p>0,000144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61" calcext:value-type="float">
            <text:p>0,00022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978" calcext:value-type="float">
            <text:p>0,0000329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4" calcext:value-type="float">
            <text:p>0,00000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47" calcext:value-type="float">
            <text:p>0,000010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551" calcext:value-type="float">
            <text:p>0,0001385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248" calcext:value-type="float">
            <text:p>0,000211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92" calcext:value-type="float">
            <text:p>0,000042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94" calcext:value-type="float">
            <text:p>0,000009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54" calcext:value-type="float">
            <text:p>0,000010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691" calcext:value-type="float">
            <text:p>0,000139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38" calcext:value-type="float">
            <text:p>0,00023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73" calcext:value-type="float">
            <text:p>0,00003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48" calcext:value-type="float">
            <text:p>0,000009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72" calcext:value-type="float">
            <text:p>0,000009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061" calcext:value-type="float">
            <text:p>0,000138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0705" calcext:value-type="float">
            <text:p>0,000210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224" calcext:value-type="float">
            <text:p>0,000042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28" calcext:value-type="float">
            <text:p>0,000010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55" calcext:value-type="float">
            <text:p>0,000010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281" calcext:value-type="float">
            <text:p>0,0001382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617" calcext:value-type="float">
            <text:p>0,000228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273" calcext:value-type="float">
            <text:p>0,000032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76" calcext:value-type="float">
            <text:p>0,000010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82" calcext:value-type="float">
            <text:p>0,000009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7" calcext:value-type="float">
            <text:p>0,0001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8" calcext:value-type="float">
            <text:p>0,0002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142" calcext:value-type="float">
            <text:p>0,000042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55" calcext:value-type="float">
            <text:p>0,000009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53" calcext:value-type="float">
            <text:p>0,000010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041" calcext:value-type="float">
            <text:p>0,000138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4621" calcext:value-type="float">
            <text:p>0,000224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652" calcext:value-type="float">
            <text:p>0,000032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34" calcext:value-type="float">
            <text:p>0,000009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98" calcext:value-type="float">
            <text:p>0,000009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605" calcext:value-type="float">
            <text:p>0,000141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37" calcext:value-type="float">
            <text:p>0,00020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29" calcext:value-type="float">
            <text:p>0,00004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28" calcext:value-type="float">
            <text:p>0,000009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99" calcext:value-type="float">
            <text:p>0,000010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343" calcext:value-type="float">
            <text:p>0,000137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971" calcext:value-type="float">
            <text:p>0,000226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307" calcext:value-type="float">
            <text:p>0,000033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72" calcext:value-type="float">
            <text:p>0,000009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42" calcext:value-type="float">
            <text:p>0,000010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563" calcext:value-type="float">
            <text:p>0,000150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131" calcext:value-type="float">
            <text:p>0,0002171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996" calcext:value-type="float">
            <text:p>0,000042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36" calcext:value-type="float">
            <text:p>0,000010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43" calcext:value-type="float">
            <text:p>0,000010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7" calcext:value-type="float">
            <text:p>0,0001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842" calcext:value-type="float">
            <text:p>0,000265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9287" calcext:value-type="float">
            <text:p>0,000039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316" calcext:value-type="float">
            <text:p>0,000011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722" calcext:value-type="float">
            <text:p>0,00001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2664" calcext:value-type="float">
            <text:p>0,000162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279" calcext:value-type="float">
            <text:p>0,000266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985" calcext:value-type="float">
            <text:p>0,000069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47" calcext:value-type="float">
            <text:p>0,00001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306" calcext:value-type="float">
            <text:p>0,000014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258" calcext:value-type="float">
            <text:p>0,000253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1021" calcext:value-type="float">
            <text:p>0,000581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2" calcext:value-type="float">
            <text:p>0,00007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636" calcext:value-type="float">
            <text:p>0,0000216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127" calcext:value-type="float">
            <text:p>0,000021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971" calcext:value-type="float">
            <text:p>0,0003129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7121" calcext:value-type="float">
            <text:p>0,000377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7669" calcext:value-type="float">
            <text:p>0,000047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136" calcext:value-type="float">
            <text:p>0,000012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0129" calcext:value-type="float">
            <text:p>0,000020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7289" calcext:value-type="float">
            <text:p>0,0001572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326" calcext:value-type="float">
            <text:p>0,000267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836" calcext:value-type="float">
            <text:p>0,00003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05" calcext:value-type="float">
            <text:p>0,00001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477" calcext:value-type="float">
            <text:p>0,000012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39" calcext:value-type="float">
            <text:p>0,000175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5134" calcext:value-type="float">
            <text:p>0,000445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081" calcext:value-type="float">
            <text:p>0,000100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1686" calcext:value-type="float">
            <text:p>0,000021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088" calcext:value-type="float">
            <text:p>0,000022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664" calcext:value-type="float">
            <text:p>0,000283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0839" calcext:value-type="float">
            <text:p>0,000400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0128" calcext:value-type="float">
            <text:p>0,000050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452" calcext:value-type="float">
            <text:p>0,000013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6045" calcext:value-type="float">
            <text:p>0,000016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8311" calcext:value-type="float">
            <text:p>0,0002583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437" calcext:value-type="float">
            <text:p>0,000416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468" calcext:value-type="float">
            <text:p>0,000069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009" calcext:value-type="float">
            <text:p>0,000018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505" calcext:value-type="float">
            <text:p>0,000018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321" calcext:value-type="float">
            <text:p>0,0003543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7642" calcext:value-type="float">
            <text:p>0,000377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836" calcext:value-type="float">
            <text:p>0,000033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254" calcext:value-type="float">
            <text:p>0,000009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636" calcext:value-type="float">
            <text:p>0,000009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699" calcext:value-type="float">
            <text:p>0,0001506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238" calcext:value-type="float">
            <text:p>0,000238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93" calcext:value-type="float">
            <text:p>0,00005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95" calcext:value-type="float">
            <text:p>0,000010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124" calcext:value-type="float">
            <text:p>0,000011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276" calcext:value-type="float">
            <text:p>0,0001382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71" calcext:value-type="float">
            <text:p>0,0002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077" calcext:value-type="float">
            <text:p>0,000033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73" calcext:value-type="float">
            <text:p>0,000009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99" calcext:value-type="float">
            <text:p>0,000009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31" calcext:value-type="float">
            <text:p>0,00013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195" calcext:value-type="float">
            <text:p>0,000211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8526" calcext:value-type="float">
            <text:p>0,000048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02" calcext:value-type="float">
            <text:p>0,000010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29" calcext:value-type="float">
            <text:p>0,000010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296" calcext:value-type="float">
            <text:p>0,000149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1022" calcext:value-type="float">
            <text:p>0,000231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409" calcext:value-type="float">
            <text:p>0,000033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42" calcext:value-type="float">
            <text:p>0,000009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09" calcext:value-type="float">
            <text:p>0,000009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411" calcext:value-type="float">
            <text:p>0,000138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723" calcext:value-type="float">
            <text:p>0,000208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482" calcext:value-type="float">
            <text:p>0,000042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59" calcext:value-type="float">
            <text:p>0,000009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56" calcext:value-type="float">
            <text:p>0,000010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0068" calcext:value-type="float">
            <text:p>0,000150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483" calcext:value-type="float">
            <text:p>0,000254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626" calcext:value-type="float">
            <text:p>0,000032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86" calcext:value-type="float">
            <text:p>0,000009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54" calcext:value-type="float">
            <text:p>0,000009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568" calcext:value-type="float">
            <text:p>0,000137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617" calcext:value-type="float">
            <text:p>0,000209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1724" calcext:value-type="float">
            <text:p>0,000041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18" calcext:value-type="float">
            <text:p>0,000009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87" calcext:value-type="float">
            <text:p>0,000009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568" calcext:value-type="float">
            <text:p>0,0001365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236" calcext:value-type="float">
            <text:p>0,000246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261" calcext:value-type="float">
            <text:p>0,000037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13" calcext:value-type="float">
            <text:p>0,000009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39" calcext:value-type="float">
            <text:p>0,000010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237" calcext:value-type="float">
            <text:p>0,000143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5185" calcext:value-type="float">
            <text:p>0,0002151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424" calcext:value-type="float">
            <text:p>0,000043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34" calcext:value-type="float">
            <text:p>0,000010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57" calcext:value-type="float">
            <text:p>0,000010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372" calcext:value-type="float">
            <text:p>0,0001403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727" calcext:value-type="float">
            <text:p>0,000240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71" calcext:value-type="float">
            <text:p>0,0000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629" calcext:value-type="float">
            <text:p>0,000010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1277" calcext:value-type="float">
            <text:p>0,000011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712" calcext:value-type="float">
            <text:p>0,0001467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1797" calcext:value-type="float">
            <text:p>0,000211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3353" calcext:value-type="float">
            <text:p>0,000043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39" calcext:value-type="float">
            <text:p>0,000010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07" calcext:value-type="float">
            <text:p>0,000010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0807" calcext:value-type="float">
            <text:p>0,0001408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187" calcext:value-type="float">
            <text:p>0,000236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4235" calcext:value-type="float">
            <text:p>0,000034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91" calcext:value-type="float">
            <text:p>0,000009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316" calcext:value-type="float">
            <text:p>0,000010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2682" calcext:value-type="float">
            <text:p>0,000152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916" calcext:value-type="float">
            <text:p>0,000212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626" calcext:value-type="float">
            <text:p>0,000042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21" calcext:value-type="float">
            <text:p>0,000009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65" calcext:value-type="float">
            <text:p>0,000010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719" calcext:value-type="float">
            <text:p>0,0001377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95" calcext:value-type="float">
            <text:p>0,00022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082" calcext:value-type="float">
            <text:p>0,000033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09" calcext:value-type="float">
            <text:p>0,000009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82" calcext:value-type="float">
            <text:p>0,000009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9411" calcext:value-type="float">
            <text:p>0,000149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907" calcext:value-type="float">
            <text:p>0,000226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327" calcext:value-type="float">
            <text:p>0,000042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97" calcext:value-type="float">
            <text:p>0,000009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33" calcext:value-type="float">
            <text:p>0,000010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888" calcext:value-type="float">
            <text:p>0,0001378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132" calcext:value-type="float">
            <text:p>0,000228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2937" calcext:value-type="float">
            <text:p>0,000032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702" calcext:value-type="float">
            <text:p>0,000009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914" calcext:value-type="float">
            <text:p>0,000009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833" calcext:value-type="float">
            <text:p>0,0001398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806" calcext:value-type="float">
            <text:p>0,000223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945" calcext:value-type="float">
            <text:p>0,000042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089" calcext:value-type="float">
            <text:p>0,000010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475" calcext:value-type="float">
            <text:p>0,000010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4146" calcext:value-type="float">
            <text:p>0,0001441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111" calcext:value-type="float">
            <text:p>0,000228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33438" calcext:value-type="float">
            <text:p>0,000033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23" calcext:value-type="float">
            <text:p>0,000009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165" calcext:value-type="float">
            <text:p>0,000010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3061" calcext:value-type="float">
            <text:p>0,000143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9068" calcext:value-type="float">
            <text:p>0,000219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42634" calcext:value-type="float">
            <text:p>0,000042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9889" calcext:value-type="float">
            <text:p>0,000009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0231" calcext:value-type="float">
            <text:p>0,000010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191" calcext:value-type="float">
            <text:p>0,0001421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0828" calcext:value-type="float">
            <text:p>0,000230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027" calcext:value-type="float">
            <text:p>0,000054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2" calcext:value-type="float">
            <text:p>0,00002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7" calcext:value-type="float">
            <text:p>0,00002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797" calcext:value-type="float">
            <text:p>0,000260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6911" calcext:value-type="float">
            <text:p>0,000436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628" calcext:value-type="float">
            <text:p>0,000126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06" calcext:value-type="float">
            <text:p>0,000022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285" calcext:value-type="float">
            <text:p>0,000022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411" calcext:value-type="float">
            <text:p>0,000259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128" calcext:value-type="float">
            <text:p>0,00045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848" calcext:value-type="float">
            <text:p>0,000100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372" calcext:value-type="float">
            <text:p>0,000025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305" calcext:value-type="float">
            <text:p>0,000024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9333" calcext:value-type="float">
            <text:p>0,0005193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0188" calcext:value-type="float">
            <text:p>0,000720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9157" calcext:value-type="float">
            <text:p>0,000149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477" calcext:value-type="float">
            <text:p>0,00003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7488" calcext:value-type="float">
            <text:p>0,000037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1856" calcext:value-type="float">
            <text:p>0,000481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7597" calcext:value-type="float">
            <text:p>0,000457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075" calcext:value-type="float">
            <text:p>0,000099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115" calcext:value-type="float">
            <text:p>0,000028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208" calcext:value-type="float">
            <text:p>0,000024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19" calcext:value-type="float">
            <text:p>0,000274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104" calcext:value-type="float">
            <text:p>0,000522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386" calcext:value-type="float">
            <text:p>0,000144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0269" calcext:value-type="float">
            <text:p>0,000040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3857" calcext:value-type="float">
            <text:p>0,000033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8125" calcext:value-type="float">
            <text:p>0,0003281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5644" calcext:value-type="float">
            <text:p>0,000755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7474" calcext:value-type="float">
            <text:p>0,000227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678" calcext:value-type="float">
            <text:p>0,000049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851" calcext:value-type="float">
            <text:p>0,000048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801" calcext:value-type="float">
            <text:p>0,0005298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2895" calcext:value-type="float">
            <text:p>0,000802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2926" calcext:value-type="float">
            <text:p>0,000212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802" calcext:value-type="float">
            <text:p>0,000045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012" calcext:value-type="float">
            <text:p>0,000042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9402" calcext:value-type="float">
            <text:p>0,000299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9569" calcext:value-type="float">
            <text:p>0,000439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123" calcext:value-type="float">
            <text:p>0,0001261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51" calcext:value-type="float">
            <text:p>0,000021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427" calcext:value-type="float">
            <text:p>0,000025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516" calcext:value-type="float">
            <text:p>0,000271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5861" calcext:value-type="float">
            <text:p>0,000435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751" calcext:value-type="float">
            <text:p>0,000107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883" calcext:value-type="float">
            <text:p>0,000027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51" calcext:value-type="float">
            <text:p>0,00002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2849" calcext:value-type="float">
            <text:p>0,000292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0715" calcext:value-type="float">
            <text:p>0,000430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113" calcext:value-type="float">
            <text:p>0,000107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448" calcext:value-type="float">
            <text:p>0,000021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51" calcext:value-type="float">
            <text:p>0,000021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349" calcext:value-type="float">
            <text:p>0,000269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4572" calcext:value-type="float">
            <text:p>0,000434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9657" calcext:value-type="float">
            <text:p>0,000099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605" calcext:value-type="float">
            <text:p>0,000023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05" calcext:value-type="float">
            <text:p>0,000021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341" calcext:value-type="float">
            <text:p>0,000263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1874" calcext:value-type="float">
            <text:p>0,000451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134" calcext:value-type="float">
            <text:p>0,000105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547" calcext:value-type="float">
            <text:p>0,000021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76" calcext:value-type="float">
            <text:p>0,000021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4231" calcext:value-type="float">
            <text:p>0,0002542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5601" calcext:value-type="float">
            <text:p>0,000465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618" calcext:value-type="float">
            <text:p>0,000103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68" calcext:value-type="float">
            <text:p>0,00002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67" calcext:value-type="float">
            <text:p>0,000022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4644" calcext:value-type="float">
            <text:p>0,0002546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286" calcext:value-type="float">
            <text:p>0,00044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295" calcext:value-type="float">
            <text:p>0,000109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235" calcext:value-type="float">
            <text:p>0,0000212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316" calcext:value-type="float">
            <text:p>0,000021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2447" calcext:value-type="float">
            <text:p>0,000252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8956" calcext:value-type="float">
            <text:p>0,000438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079" calcext:value-type="float">
            <text:p>0,000108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18" calcext:value-type="float">
            <text:p>0,000022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566" calcext:value-type="float">
            <text:p>0,000022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2004" calcext:value-type="float">
            <text:p>0,000272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3202" calcext:value-type="float">
            <text:p>0,000433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855" calcext:value-type="float">
            <text:p>0,0001108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322" calcext:value-type="float">
            <text:p>0,000023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554" calcext:value-type="float">
            <text:p>0,000025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8312" calcext:value-type="float">
            <text:p>0,0002583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012" calcext:value-type="float">
            <text:p>0,000431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843" calcext:value-type="float">
            <text:p>0,000114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71" calcext:value-type="float">
            <text:p>0,000021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503" calcext:value-type="float">
            <text:p>0,000022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468" calcext:value-type="float">
            <text:p>0,000267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799" calcext:value-type="float">
            <text:p>0,000416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018" calcext:value-type="float">
            <text:p>0,000102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492" calcext:value-type="float">
            <text:p>0,000024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153" calcext:value-type="float">
            <text:p>0,000025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3133" calcext:value-type="float">
            <text:p>0,000303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1679" calcext:value-type="float">
            <text:p>0,000871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8629" calcext:value-type="float">
            <text:p>0,000188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974" calcext:value-type="float">
            <text:p>0,000045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058" calcext:value-type="float">
            <text:p>0,000045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2763" calcext:value-type="float">
            <text:p>0,000432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375" calcext:value-type="float">
            <text:p>0,0005453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346" calcext:value-type="float">
            <text:p>0,000138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445" calcext:value-type="float">
            <text:p>0,000027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531" calcext:value-type="float">
            <text:p>0,000023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28" calcext:value-type="float">
            <text:p>0,0003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6227" calcext:value-type="float">
            <text:p>0,000596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097" calcext:value-type="float">
            <text:p>0,000127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1499" calcext:value-type="float">
            <text:p>0,000031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802" calcext:value-type="float">
            <text:p>0,000042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1254" calcext:value-type="float">
            <text:p>0,000591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1132" calcext:value-type="float">
            <text:p>0,000761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8913" calcext:value-type="float">
            <text:p>0,000238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45" calcext:value-type="float">
            <text:p>0,00004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709" calcext:value-type="float">
            <text:p>0,000044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056" calcext:value-type="float">
            <text:p>0,000559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374" calcext:value-type="float">
            <text:p>0,000522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46" calcext:value-type="float">
            <text:p>0,00008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401" calcext:value-type="float">
            <text:p>0,000020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661" calcext:value-type="float">
            <text:p>0,000020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4741" calcext:value-type="float">
            <text:p>0,000264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9243" calcext:value-type="float">
            <text:p>0,000439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857" calcext:value-type="float">
            <text:p>0,000089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028" calcext:value-type="float">
            <text:p>0,000020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459" calcext:value-type="float">
            <text:p>0,000020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3832" calcext:value-type="float">
            <text:p>0,000263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4325" calcext:value-type="float">
            <text:p>0,000444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305" calcext:value-type="float">
            <text:p>0,000089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132" calcext:value-type="float">
            <text:p>0,000020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346" calcext:value-type="float">
            <text:p>0,000021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123" calcext:value-type="float">
            <text:p>0,000260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6317" calcext:value-type="float">
            <text:p>0,000446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824" calcext:value-type="float">
            <text:p>0,000089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858" calcext:value-type="float">
            <text:p>0,000019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721" calcext:value-type="float">
            <text:p>0,000020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375" calcext:value-type="float">
            <text:p>0,000259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7464" calcext:value-type="float">
            <text:p>0,000427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1954" calcext:value-type="float">
            <text:p>0,000091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387" calcext:value-type="float">
            <text:p>0,000020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793" calcext:value-type="float">
            <text:p>0,000020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168" calcext:value-type="float">
            <text:p>0,000260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8607" calcext:value-type="float">
            <text:p>0,000418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127" calcext:value-type="float">
            <text:p>0,000090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806" calcext:value-type="float">
            <text:p>0,000019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502" calcext:value-type="float">
            <text:p>0,000020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814" calcext:value-type="float">
            <text:p>0,000271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665" calcext:value-type="float">
            <text:p>0,000402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519" calcext:value-type="float">
            <text:p>0,000089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019" calcext:value-type="float">
            <text:p>0,000020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197" calcext:value-type="float">
            <text:p>0,0000211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4849" calcext:value-type="float">
            <text:p>0,000254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8392" calcext:value-type="float">
            <text:p>0,0004083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228" calcext:value-type="float">
            <text:p>0,000090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89" calcext:value-type="float">
            <text:p>0,00002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538" calcext:value-type="float">
            <text:p>0,000021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9598" calcext:value-type="float">
            <text:p>0,0002495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7511" calcext:value-type="float">
            <text:p>0,000417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8471" calcext:value-type="float">
            <text:p>0,000088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251" calcext:value-type="float">
            <text:p>0,000023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46" calcext:value-type="float">
            <text:p>0,000021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1884" calcext:value-type="float">
            <text:p>0,0002518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7397" calcext:value-type="float">
            <text:p>0,000407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564" calcext:value-type="float">
            <text:p>0,000090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876" calcext:value-type="float">
            <text:p>0,000021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464" calcext:value-type="float">
            <text:p>0,000022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148" calcext:value-type="float">
            <text:p>0,000259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6753" calcext:value-type="float">
            <text:p>0,000406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5011" calcext:value-type="float">
            <text:p>0,000095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26" calcext:value-type="float">
            <text:p>0,000022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46" calcext:value-type="float">
            <text:p>0,00002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6362" calcext:value-type="float">
            <text:p>0,000256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4477" calcext:value-type="float">
            <text:p>0,000394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467" calcext:value-type="float">
            <text:p>0,000090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932" calcext:value-type="float">
            <text:p>0,000023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503" calcext:value-type="float">
            <text:p>0,000022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8435" calcext:value-type="float">
            <text:p>0,000268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951" calcext:value-type="float">
            <text:p>0,000409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117" calcext:value-type="float">
            <text:p>0,00009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9056" calcext:value-type="float">
            <text:p>0,000029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149" calcext:value-type="float">
            <text:p>0,000027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08504" calcext:value-type="float">
            <text:p>0,000308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2725" calcext:value-type="float">
            <text:p>0,000672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0962" calcext:value-type="float">
            <text:p>0,000190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0593" calcext:value-type="float">
            <text:p>0,000050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588" calcext:value-type="float">
            <text:p>0,000046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8043" calcext:value-type="float">
            <text:p>0,000618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0389" calcext:value-type="float">
            <text:p>0,000710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499" calcext:value-type="float">
            <text:p>0,000172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6522" calcext:value-type="float">
            <text:p>0,000056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6079" calcext:value-type="float">
            <text:p>0,000056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0162" calcext:value-type="float">
            <text:p>0,000690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1673" calcext:value-type="float">
            <text:p>0,000851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541" calcext:value-type="float">
            <text:p>0,000216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451" calcext:value-type="float">
            <text:p>0,000046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03" calcext:value-type="float">
            <text:p>0,00004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132" calcext:value-type="float">
            <text:p>0,000515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673" calcext:value-type="float">
            <text:p>0,00063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598" calcext:value-type="float">
            <text:p>0,000089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961" calcext:value-type="float">
            <text:p>0,000024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364" calcext:value-type="float">
            <text:p>0,000023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042" calcext:value-type="float">
            <text:p>0,000275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4527" calcext:value-type="float">
            <text:p>0,000434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491" calcext:value-type="float">
            <text:p>0,0000894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114" calcext:value-type="float">
            <text:p>0,000024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16" calcext:value-type="float">
            <text:p>0,000023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7448" calcext:value-type="float">
            <text:p>0,000277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841" calcext:value-type="float">
            <text:p>0,000428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8725" calcext:value-type="float">
            <text:p>0,0000887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35" calcext:value-type="float">
            <text:p>0,00002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648" calcext:value-type="float">
            <text:p>0,000023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553" calcext:value-type="float">
            <text:p>0,0002705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7195" calcext:value-type="float">
            <text:p>0,000457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151" calcext:value-type="float">
            <text:p>0,000089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171" calcext:value-type="float">
            <text:p>0,000024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691" calcext:value-type="float">
            <text:p>0,000023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2098" calcext:value-type="float">
            <text:p>0,0002720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2931" calcext:value-type="float">
            <text:p>0,000442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8517" calcext:value-type="float">
            <text:p>0,000088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688" calcext:value-type="float">
            <text:p>0,000024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445" calcext:value-type="float">
            <text:p>0,000023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371" calcext:value-type="float">
            <text:p>0,0002693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0896" calcext:value-type="float">
            <text:p>0,000440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347" calcext:value-type="float">
            <text:p>0,000089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743" calcext:value-type="float">
            <text:p>0,000024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405" calcext:value-type="float">
            <text:p>0,000023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3392" calcext:value-type="float">
            <text:p>0,0002733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3612" calcext:value-type="float">
            <text:p>0,000433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511" calcext:value-type="float">
            <text:p>0,000089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121" calcext:value-type="float">
            <text:p>0,000025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787" calcext:value-type="float">
            <text:p>0,000023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133" calcext:value-type="float">
            <text:p>0,000274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15" calcext:value-type="float">
            <text:p>0,00042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849" calcext:value-type="float">
            <text:p>0,000089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849" calcext:value-type="float">
            <text:p>0,000028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213" calcext:value-type="float">
            <text:p>0,000023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132" calcext:value-type="float">
            <text:p>0,0002531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672" calcext:value-type="float">
            <text:p>0,000409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9427" calcext:value-type="float">
            <text:p>0,000089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648" calcext:value-type="float">
            <text:p>0,000023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387" calcext:value-type="float">
            <text:p>0,000021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277" calcext:value-type="float">
            <text:p>0,000253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0877" calcext:value-type="float">
            <text:p>0,000410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8681" calcext:value-type="float">
            <text:p>0,000088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878" calcext:value-type="float">
            <text:p>0,000022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217" calcext:value-type="float">
            <text:p>0,000021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7695" calcext:value-type="float">
            <text:p>0,0002476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555" calcext:value-type="float">
            <text:p>0,000416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092" calcext:value-type="float">
            <text:p>0,000090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076" calcext:value-type="float">
            <text:p>0,000024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92" calcext:value-type="float">
            <text:p>0,000023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035" calcext:value-type="float">
            <text:p>0,000259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3561" calcext:value-type="float">
            <text:p>0,000413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016" calcext:value-type="float">
            <text:p>0,000092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524" calcext:value-type="float">
            <text:p>0,000021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58" calcext:value-type="float">
            <text:p>0,000022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74" calcext:value-type="float">
            <text:p>0,00025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0561" calcext:value-type="float">
            <text:p>0,000410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628" calcext:value-type="float">
            <text:p>0,000104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918" calcext:value-type="float">
            <text:p>0,000023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08" calcext:value-type="float">
            <text:p>0,0000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3601" calcext:value-type="float">
            <text:p>0,0002936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2741" calcext:value-type="float">
            <text:p>0,000512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188" calcext:value-type="float">
            <text:p>0,000137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573" calcext:value-type="float">
            <text:p>0,000026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677" calcext:value-type="float">
            <text:p>0,000026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638" calcext:value-type="float">
            <text:p>0,000364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7884" calcext:value-type="float">
            <text:p>0,000837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6935" calcext:value-type="float">
            <text:p>0,000186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837" calcext:value-type="float">
            <text:p>0,00004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7133" calcext:value-type="float">
            <text:p>0,000047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3149" calcext:value-type="float">
            <text:p>0,000443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428" calcext:value-type="float">
            <text:p>0,000527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937" calcext:value-type="float">
            <text:p>0,000138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2616" calcext:value-type="float">
            <text:p>0,0000326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6167" calcext:value-type="float">
            <text:p>0,000036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1377" calcext:value-type="float">
            <text:p>0,0003213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8603" calcext:value-type="float">
            <text:p>0,000718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2899" calcext:value-type="float">
            <text:p>0,000222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1151" calcext:value-type="float">
            <text:p>0,000041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967" calcext:value-type="float">
            <text:p>0,000042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0487" calcext:value-type="float">
            <text:p>0,0004104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3431" calcext:value-type="float">
            <text:p>0,000693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124" calcext:value-type="float">
            <text:p>0,000181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4715" calcext:value-type="float">
            <text:p>0,000044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6397" calcext:value-type="float">
            <text:p>0,000046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4348" calcext:value-type="float">
            <text:p>0,000424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9913" calcext:value-type="float">
            <text:p>0,000449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533" calcext:value-type="float">
            <text:p>0,000106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35" calcext:value-type="float">
            <text:p>0,0000230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753" calcext:value-type="float">
            <text:p>0,000023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9247" calcext:value-type="float">
            <text:p>0,0002792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5712" calcext:value-type="float">
            <text:p>0,000465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247" calcext:value-type="float">
            <text:p>0,000108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877" calcext:value-type="float">
            <text:p>0,000022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357" calcext:value-type="float">
            <text:p>0,000023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087" calcext:value-type="float">
            <text:p>0,0002740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313" calcext:value-type="float">
            <text:p>0,0005313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474" calcext:value-type="float">
            <text:p>0,000142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709" calcext:value-type="float">
            <text:p>0,000026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286" calcext:value-type="float">
            <text:p>0,000027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8653" calcext:value-type="float">
            <text:p>0,000278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9813" calcext:value-type="float">
            <text:p>0,000439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389" calcext:value-type="float">
            <text:p>0,000102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706" calcext:value-type="float">
            <text:p>0,000023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306" calcext:value-type="float">
            <text:p>0,0000263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357" calcext:value-type="float">
            <text:p>0,000275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3892" calcext:value-type="float">
            <text:p>0,000473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903" calcext:value-type="float">
            <text:p>0,000101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373" calcext:value-type="float">
            <text:p>0,000024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856" calcext:value-type="float">
            <text:p>0,000024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3172" calcext:value-type="float">
            <text:p>0,000273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8054" calcext:value-type="float">
            <text:p>0,000508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0801" calcext:value-type="float">
            <text:p>0,000100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737" calcext:value-type="float">
            <text:p>0,000026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4" calcext:value-type="float">
            <text:p>0,0000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704" calcext:value-type="float">
            <text:p>0,000259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3169" calcext:value-type="float">
            <text:p>0,000423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832" calcext:value-type="float">
            <text:p>0,000096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214" calcext:value-type="float">
            <text:p>0,000022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94" calcext:value-type="float">
            <text:p>0,00002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9508" calcext:value-type="float">
            <text:p>0,000259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6486" calcext:value-type="float">
            <text:p>0,000416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7595" calcext:value-type="float">
            <text:p>0,000097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69" calcext:value-type="float">
            <text:p>0,000021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305" calcext:value-type="float">
            <text:p>0,0000223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688" calcext:value-type="float">
            <text:p>0,000260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728" calcext:value-type="float">
            <text:p>0,000417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0064" calcext:value-type="float">
            <text:p>0,000090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48" calcext:value-type="float">
            <text:p>0,00002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86" calcext:value-type="float">
            <text:p>0,000021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8545" calcext:value-type="float">
            <text:p>0,0002585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074" calcext:value-type="float">
            <text:p>0,00040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841" calcext:value-type="float">
            <text:p>0,000106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439" calcext:value-type="float">
            <text:p>0,000023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5484" calcext:value-type="float">
            <text:p>0,000025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4076" calcext:value-type="float">
            <text:p>0,000274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9842" calcext:value-type="float">
            <text:p>0,000369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8175" calcext:value-type="float">
            <text:p>0,000088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8" calcext:value-type="float">
            <text:p>0,00002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297" calcext:value-type="float">
            <text:p>0,000022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2816" calcext:value-type="float">
            <text:p>0,0002828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754" calcext:value-type="float">
            <text:p>0,000510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1998" calcext:value-type="float">
            <text:p>0,000241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32" calcext:value-type="float">
            <text:p>0,00004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3872" calcext:value-type="float">
            <text:p>0,000063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0101" calcext:value-type="float">
            <text:p>0,000630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3068" calcext:value-type="float">
            <text:p>0,000903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8995" calcext:value-type="float">
            <text:p>0,000178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3437" calcext:value-type="float">
            <text:p>0,000033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916" calcext:value-type="float">
            <text:p>0,000024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1894" calcext:value-type="float">
            <text:p>0,0002718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082" calcext:value-type="float">
            <text:p>0,000526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84" calcext:value-type="float">
            <text:p>0,00010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3016" calcext:value-type="float">
            <text:p>0,000043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791" calcext:value-type="float">
            <text:p>0,000045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9842" calcext:value-type="float">
            <text:p>0,0005498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0118" calcext:value-type="float">
            <text:p>0,000760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3513" calcext:value-type="float">
            <text:p>0,000223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087" calcext:value-type="float">
            <text:p>0,000052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7391" calcext:value-type="float">
            <text:p>0,000047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531" calcext:value-type="float">
            <text:p>0,000510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7405" calcext:value-type="float">
            <text:p>0,000467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555" calcext:value-type="float">
            <text:p>0,000102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13" calcext:value-type="float">
            <text:p>0,000021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466" calcext:value-type="float">
            <text:p>0,000021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2562" calcext:value-type="float">
            <text:p>0,000252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166" calcext:value-type="float">
            <text:p>0,00043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437" calcext:value-type="float">
            <text:p>0,000098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192" calcext:value-type="float">
            <text:p>0,000022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646" calcext:value-type="float">
            <text:p>0,000022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6161" calcext:value-type="float">
            <text:p>0,000256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4237" calcext:value-type="float">
            <text:p>0,000444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54" calcext:value-type="float">
            <text:p>0,000104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832" calcext:value-type="float">
            <text:p>0,000021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068" calcext:value-type="float">
            <text:p>0,000022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702" calcext:value-type="float">
            <text:p>0,000257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5935" calcext:value-type="float">
            <text:p>0,000435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1993" calcext:value-type="float">
            <text:p>0,0001019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749" calcext:value-type="float">
            <text:p>0,000022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298" calcext:value-type="float">
            <text:p>0,000022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37" calcext:value-type="float">
            <text:p>0,000267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5791" calcext:value-type="float">
            <text:p>0,000435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633" calcext:value-type="float">
            <text:p>0,000103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572" calcext:value-type="float">
            <text:p>0,0000215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798" calcext:value-type="float">
            <text:p>0,000021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3052" calcext:value-type="float">
            <text:p>0,000253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0161" calcext:value-type="float">
            <text:p>0,000400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361" calcext:value-type="float">
            <text:p>0,000096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866" calcext:value-type="float">
            <text:p>0,000019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332" calcext:value-type="float">
            <text:p>0,000020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1457" calcext:value-type="float">
            <text:p>0,000231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2041" calcext:value-type="float">
            <text:p>0,000402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435" calcext:value-type="float">
            <text:p>0,000096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285" calcext:value-type="float">
            <text:p>0,000019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777" calcext:value-type="float">
            <text:p>0,000019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5119" calcext:value-type="float">
            <text:p>0,000235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4187" calcext:value-type="float">
            <text:p>0,0003841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7129" calcext:value-type="float">
            <text:p>0,000087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722" calcext:value-type="float">
            <text:p>0,000019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182" calcext:value-type="float">
            <text:p>0,000020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4308" calcext:value-type="float">
            <text:p>0,000234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419" calcext:value-type="float">
            <text:p>0,00038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8419" calcext:value-type="float">
            <text:p>0,000098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787" calcext:value-type="float">
            <text:p>0,000019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114" calcext:value-type="float">
            <text:p>0,000020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427" calcext:value-type="float">
            <text:p>0,00023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214" calcext:value-type="float">
            <text:p>0,000389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5083" calcext:value-type="float">
            <text:p>0,000095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926" calcext:value-type="float">
            <text:p>0,000019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094" calcext:value-type="float">
            <text:p>0,000020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8246" calcext:value-type="float">
            <text:p>0,000238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9521" calcext:value-type="float">
            <text:p>0,000389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5369" calcext:value-type="float">
            <text:p>0,000095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205" calcext:value-type="float">
            <text:p>0,000019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712" calcext:value-type="float">
            <text:p>0,000019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352" calcext:value-type="float">
            <text:p>0,00023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173" calcext:value-type="float">
            <text:p>0,000387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6608" calcext:value-type="float">
            <text:p>0,000086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483" calcext:value-type="float">
            <text:p>0,000019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018" calcext:value-type="float">
            <text:p>0,000020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3426" calcext:value-type="float">
            <text:p>0,000233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0668" calcext:value-type="float">
            <text:p>0,000390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661" calcext:value-type="float">
            <text:p>0,000096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18" calcext:value-type="float">
            <text:p>0,000023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82" calcext:value-type="float">
            <text:p>0,000021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256" calcext:value-type="float">
            <text:p>0,0002602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8114" calcext:value-type="float">
            <text:p>0,000718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02017" calcext:value-type="float">
            <text:p>0,000202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641" calcext:value-type="float">
            <text:p>0,000049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5312" calcext:value-type="float">
            <text:p>0,000045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6849" calcext:value-type="float">
            <text:p>0,000486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8908" calcext:value-type="float">
            <text:p>0,000628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488" calcext:value-type="float">
            <text:p>0,00009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337" calcext:value-type="float">
            <text:p>0,000026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349" calcext:value-type="float">
            <text:p>0,000023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516" calcext:value-type="float">
            <text:p>0,000275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8389" calcext:value-type="float">
            <text:p>0,000478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5934" calcext:value-type="float">
            <text:p>0,000195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2241" calcext:value-type="float">
            <text:p>0,000042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2463" calcext:value-type="float">
            <text:p>0,0000524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068" calcext:value-type="float">
            <text:p>0,000537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808" calcext:value-type="float">
            <text:p>0,00091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6258" calcext:value-type="float">
            <text:p>0,000176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168" calcext:value-type="float">
            <text:p>0,000048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809" calcext:value-type="float">
            <text:p>0,00004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431" calcext:value-type="float">
            <text:p>0,0005574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14" calcext:value-type="float">
            <text:p>0,00050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5801" calcext:value-type="float">
            <text:p>0,000085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95" calcext:value-type="float">
            <text:p>0,000023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773" calcext:value-type="float">
            <text:p>0,000022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7735" calcext:value-type="float">
            <text:p>0,0002777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4178" calcext:value-type="float">
            <text:p>0,000414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6377" calcext:value-type="float">
            <text:p>0,000096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034" calcext:value-type="float">
            <text:p>0,000023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313" calcext:value-type="float">
            <text:p>0,000022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7763" calcext:value-type="float">
            <text:p>0,0002777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8537" calcext:value-type="float">
            <text:p>0,000418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2474" calcext:value-type="float">
            <text:p>0,000092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378" calcext:value-type="float">
            <text:p>0,00002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458" calcext:value-type="float">
            <text:p>0,000022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3385" calcext:value-type="float">
            <text:p>0,000273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6954" calcext:value-type="float">
            <text:p>0,000436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5396" calcext:value-type="float">
            <text:p>0,000095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87" calcext:value-type="float">
            <text:p>0,00002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116" calcext:value-type="float">
            <text:p>0,000022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804" calcext:value-type="float">
            <text:p>0,000255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994" calcext:value-type="float">
            <text:p>0,00042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478" calcext:value-type="float">
            <text:p>0,000107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88" calcext:value-type="float">
            <text:p>0,000021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985" calcext:value-type="float">
            <text:p>0,000021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5367" calcext:value-type="float">
            <text:p>0,000265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8973" calcext:value-type="float">
            <text:p>0,000438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93348" calcext:value-type="float">
            <text:p>0,000093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687" calcext:value-type="float">
            <text:p>0,000021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103" calcext:value-type="float">
            <text:p>0,000022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7957" calcext:value-type="float">
            <text:p>0,000267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5339" calcext:value-type="float">
            <text:p>0,000445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672" calcext:value-type="float">
            <text:p>0,000106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12" calcext:value-type="float">
            <text:p>0,00002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867" calcext:value-type="float">
            <text:p>0,000022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6247" calcext:value-type="float">
            <text:p>0,0002662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7245" calcext:value-type="float">
            <text:p>0,000447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413" calcext:value-type="float">
            <text:p>0,000109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821" calcext:value-type="float">
            <text:p>0,000021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626" calcext:value-type="float">
            <text:p>0,000022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5662" calcext:value-type="float">
            <text:p>0,000275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658" calcext:value-type="float">
            <text:p>0,00043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154" calcext:value-type="float">
            <text:p>0,000109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258" calcext:value-type="float">
            <text:p>0,000022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2337" calcext:value-type="float">
            <text:p>0,000022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0392" calcext:value-type="float">
            <text:p>0,0002603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1994" calcext:value-type="float">
            <text:p>0,000411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252" calcext:value-type="float">
            <text:p>0,000102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46" calcext:value-type="float">
            <text:p>0,00002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0374" calcext:value-type="float">
            <text:p>0,000020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996" calcext:value-type="float">
            <text:p>0,000239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8888" calcext:value-type="float">
            <text:p>0,000388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4854" calcext:value-type="float">
            <text:p>0,000084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523" calcext:value-type="float">
            <text:p>0,000018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016" calcext:value-type="float">
            <text:p>0,000019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028" calcext:value-type="float">
            <text:p>0,00023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6127" calcext:value-type="float">
            <text:p>0,000426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4071" calcext:value-type="float">
            <text:p>0,000154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079" calcext:value-type="float">
            <text:p>0,000061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5937" calcext:value-type="float">
            <text:p>0,000065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0171" calcext:value-type="float">
            <text:p>0,0004401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712" calcext:value-type="float">
            <text:p>0,00178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8386" calcext:value-type="float">
            <text:p>0,000138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0042" calcext:value-type="float">
            <text:p>0,000130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387" calcext:value-type="float">
            <text:p>0,000132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21928" calcext:value-type="float">
            <text:p>0,000821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132" calcext:value-type="float">
            <text:p>0,00161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307" calcext:value-type="float">
            <text:p>0,000131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5483" calcext:value-type="float">
            <text:p>0,000135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7359" calcext:value-type="float">
            <text:p>0,000147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54214" calcext:value-type="float">
            <text:p>0,000854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253" calcext:value-type="float">
            <text:p>0,00140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663" calcext:value-type="float">
            <text:p>0,000061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512" calcext:value-type="float">
            <text:p>0,000061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8778" calcext:value-type="float">
            <text:p>0,000068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4376" calcext:value-type="float">
            <text:p>0,000494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769" calcext:value-type="float">
            <text:p>0,00118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226" calcext:value-type="float">
            <text:p>0,000071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9704" calcext:value-type="float">
            <text:p>0,000069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7794" calcext:value-type="float">
            <text:p>0,000067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415" calcext:value-type="float">
            <text:p>0,0004594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105" calcext:value-type="float">
            <text:p>0,00117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317" calcext:value-type="float">
            <text:p>0,0000613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79" calcext:value-type="float">
            <text:p>0,00006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715" calcext:value-type="float">
            <text:p>0,000062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3871" calcext:value-type="float">
            <text:p>0,0004538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563" calcext:value-type="float">
            <text:p>0,00114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583" calcext:value-type="float">
            <text:p>0,000058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858" calcext:value-type="float">
            <text:p>0,000053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694" calcext:value-type="float">
            <text:p>0,000055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7272" calcext:value-type="float">
            <text:p>0,0004372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939" calcext:value-type="float">
            <text:p>0,00112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489" calcext:value-type="float">
            <text:p>0,000058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004" calcext:value-type="float">
            <text:p>0,000060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4358" calcext:value-type="float">
            <text:p>0,000064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7154" calcext:value-type="float">
            <text:p>0,000427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599" calcext:value-type="float">
            <text:p>0,00110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055" calcext:value-type="float">
            <text:p>0,000059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333" calcext:value-type="float">
            <text:p>0,000054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589" calcext:value-type="float">
            <text:p>0,000055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8865" calcext:value-type="float">
            <text:p>0,000478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5482" calcext:value-type="float">
            <text:p>0,00185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4379" calcext:value-type="float">
            <text:p>0,000084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0785" calcext:value-type="float">
            <text:p>0,00008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3887" calcext:value-type="float">
            <text:p>0,000073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6734" calcext:value-type="float">
            <text:p>0,000556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243" calcext:value-type="float">
            <text:p>0,001872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2864" calcext:value-type="float">
            <text:p>0,000162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6469" calcext:value-type="float">
            <text:p>0,000146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3081" calcext:value-type="float">
            <text:p>0,000133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3554" calcext:value-type="float">
            <text:p>0,0008735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229" calcext:value-type="float">
            <text:p>0,00113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551" calcext:value-type="float">
            <text:p>0,000057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946" calcext:value-type="float">
            <text:p>0,000055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001" calcext:value-type="float">
            <text:p>0,000054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9651" calcext:value-type="float">
            <text:p>0,000449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936" calcext:value-type="float">
            <text:p>0,00112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579" calcext:value-type="float">
            <text:p>0,000058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056" calcext:value-type="float">
            <text:p>0,000054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56" calcext:value-type="float">
            <text:p>0,00005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3721" calcext:value-type="float">
            <text:p>0,0004537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496" calcext:value-type="float">
            <text:p>0,00107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349" calcext:value-type="float">
            <text:p>0,000058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479" calcext:value-type="float">
            <text:p>0,000054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739" calcext:value-type="float">
            <text:p>0,000055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04" calcext:value-type="float">
            <text:p>0,00043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752" calcext:value-type="float">
            <text:p>0,00112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567" calcext:value-type="float">
            <text:p>0,000058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857" calcext:value-type="float">
            <text:p>0,000053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405" calcext:value-type="float">
            <text:p>0,000054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4934" calcext:value-type="float">
            <text:p>0,000424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105" calcext:value-type="float">
            <text:p>0,00114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099" calcext:value-type="float">
            <text:p>0,000058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99" calcext:value-type="float">
            <text:p>0,00005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219" calcext:value-type="float">
            <text:p>0,000055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701" calcext:value-type="float">
            <text:p>0,0004667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407" calcext:value-type="float">
            <text:p>0,00106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206" calcext:value-type="float">
            <text:p>0,000058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294" calcext:value-type="float">
            <text:p>0,000053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371" calcext:value-type="float">
            <text:p>0,000054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54" calcext:value-type="float">
            <text:p>0,00043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26" calcext:value-type="float">
            <text:p>0,0013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888" calcext:value-type="float">
            <text:p>0,00015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4596" calcext:value-type="float">
            <text:p>0,000154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7957" calcext:value-type="float">
            <text:p>0,000177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433" calcext:value-type="float">
            <text:p>0,000702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231" calcext:value-type="float">
            <text:p>0,00124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897" calcext:value-type="float">
            <text:p>0,000092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3207" calcext:value-type="float">
            <text:p>0,000083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4509" calcext:value-type="float">
            <text:p>0,000084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4562" calcext:value-type="float">
            <text:p>0,000534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2574" calcext:value-type="float">
            <text:p>0,00192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367" calcext:value-type="float">
            <text:p>0,00010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2268" calcext:value-type="float">
            <text:p>0,0001422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4592" calcext:value-type="float">
            <text:p>0,000114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86" calcext:value-type="float">
            <text:p>0,0006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111" calcext:value-type="float">
            <text:p>0,00114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8266" calcext:value-type="float">
            <text:p>0,000078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9094" calcext:value-type="float">
            <text:p>0,000069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8508" calcext:value-type="float">
            <text:p>0,000068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0934" calcext:value-type="float">
            <text:p>0,000440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806" calcext:value-type="float">
            <text:p>0,00116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341" calcext:value-type="float">
            <text:p>0,000058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3514" calcext:value-type="float">
            <text:p>0,000063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806" calcext:value-type="float">
            <text:p>0,000061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679" calcext:value-type="float">
            <text:p>0,000466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478" calcext:value-type="float">
            <text:p>0,00117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5866" calcext:value-type="float">
            <text:p>0,000065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177" calcext:value-type="float">
            <text:p>0,000059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221" calcext:value-type="float">
            <text:p>0,000060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723" calcext:value-type="float">
            <text:p>0,000477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256" calcext:value-type="float">
            <text:p>0,001162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757" calcext:value-type="float">
            <text:p>0,00005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091" calcext:value-type="float">
            <text:p>0,000056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333" calcext:value-type="float">
            <text:p>0,0000583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1647" calcext:value-type="float">
            <text:p>0,0004516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912" calcext:value-type="float">
            <text:p>0,00108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66" calcext:value-type="float">
            <text:p>0,00005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194" calcext:value-type="float">
            <text:p>0,0000571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908" calcext:value-type="float">
            <text:p>0,000060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2703" calcext:value-type="float">
            <text:p>0,0004927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79" calcext:value-type="float">
            <text:p>0,0018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3474" calcext:value-type="float">
            <text:p>0,00012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4568" calcext:value-type="float">
            <text:p>0,000124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0307" calcext:value-type="float">
            <text:p>0,000110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858" calcext:value-type="float">
            <text:p>0,00076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202" calcext:value-type="float">
            <text:p>0,00117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561" calcext:value-type="float">
            <text:p>0,000092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938" calcext:value-type="float">
            <text:p>0,00006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592" calcext:value-type="float">
            <text:p>0,00011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04607" calcext:value-type="float">
            <text:p>0,000904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779" calcext:value-type="float">
            <text:p>0,00197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766" calcext:value-type="float">
            <text:p>0,000057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418" calcext:value-type="float">
            <text:p>0,0000534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419" calcext:value-type="float">
            <text:p>0,000054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8631" calcext:value-type="float">
            <text:p>0,0004286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0414" calcext:value-type="float">
            <text:p>0,000990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873" calcext:value-type="float">
            <text:p>0,000055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165" calcext:value-type="float">
            <text:p>0,000057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525" calcext:value-type="float">
            <text:p>0,000059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8284" calcext:value-type="float">
            <text:p>0,0004382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8673" calcext:value-type="float">
            <text:p>0,00098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567" calcext:value-type="float">
            <text:p>0,000056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676" calcext:value-type="float">
            <text:p>0,000054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129" calcext:value-type="float">
            <text:p>0,000055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5634" calcext:value-type="float">
            <text:p>0,0004356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6547" calcext:value-type="float">
            <text:p>0,000996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096" calcext:value-type="float">
            <text:p>0,000056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735" calcext:value-type="float">
            <text:p>0,000053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325" calcext:value-type="float">
            <text:p>0,000054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9139" calcext:value-type="float">
            <text:p>0,000419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697" calcext:value-type="float">
            <text:p>0,00101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09" calcext:value-type="float">
            <text:p>0,00005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407" calcext:value-type="float">
            <text:p>0,000057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409" calcext:value-type="float">
            <text:p>0,000055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439" calcext:value-type="float">
            <text:p>0,0004314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492" calcext:value-type="float">
            <text:p>0,00108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367" calcext:value-type="float">
            <text:p>0,000057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655" calcext:value-type="float">
            <text:p>0,000053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004" calcext:value-type="float">
            <text:p>0,000054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2388" calcext:value-type="float">
            <text:p>0,000462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3126" calcext:value-type="float">
            <text:p>0,00153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2801" calcext:value-type="float">
            <text:p>0,000182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5384" calcext:value-type="float">
            <text:p>0,000195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433" calcext:value-type="float">
            <text:p>0,000137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6367" calcext:value-type="float">
            <text:p>0,0007563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182" calcext:value-type="float">
            <text:p>0,00123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7025" calcext:value-type="float">
            <text:p>0,000097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6685" calcext:value-type="float">
            <text:p>0,00008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1518" calcext:value-type="float">
            <text:p>0,000081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60843" calcext:value-type="float">
            <text:p>0,0005608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522" calcext:value-type="float">
            <text:p>0,00209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2145" calcext:value-type="float">
            <text:p>0,000092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261" calcext:value-type="float">
            <text:p>0,000070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242" calcext:value-type="float">
            <text:p>0,000058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9794" calcext:value-type="float">
            <text:p>0,0004297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419" calcext:value-type="float">
            <text:p>0,00116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9486" calcext:value-type="float">
            <text:p>0,000069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598" calcext:value-type="float">
            <text:p>0,000061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" calcext:value-type="float">
            <text:p>0,000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4134" calcext:value-type="float">
            <text:p>0,000484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33" calcext:value-type="float">
            <text:p>0,0011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27" calcext:value-type="float">
            <text:p>0,00006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685" calcext:value-type="float">
            <text:p>0,000054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334" calcext:value-type="float">
            <text:p>0,000055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7989" calcext:value-type="float">
            <text:p>0,0004379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28" calcext:value-type="float">
            <text:p>0,0011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65" calcext:value-type="float">
            <text:p>0,0000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289" calcext:value-type="float">
            <text:p>0,0000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287" calcext:value-type="float">
            <text:p>0,000054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3317" calcext:value-type="float">
            <text:p>0,000433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18" calcext:value-type="float">
            <text:p>0,0011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847" calcext:value-type="float">
            <text:p>0,000058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493" calcext:value-type="float">
            <text:p>0,000054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583" calcext:value-type="float">
            <text:p>0,000056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602" calcext:value-type="float">
            <text:p>0,000430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164" calcext:value-type="float">
            <text:p>0,00115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849" calcext:value-type="float">
            <text:p>0,000057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003" calcext:value-type="float">
            <text:p>0,000054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025" calcext:value-type="float">
            <text:p>0,0000550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302" calcext:value-type="float">
            <text:p>0,000432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098" calcext:value-type="float">
            <text:p>0,00122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6083" calcext:value-type="float">
            <text:p>0,000126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2105" calcext:value-type="float">
            <text:p>0,000102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0801" calcext:value-type="float">
            <text:p>0,000250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576" calcext:value-type="float">
            <text:p>0,001325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553" calcext:value-type="float">
            <text:p>0,00109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5864" calcext:value-type="float">
            <text:p>0,000075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7979" calcext:value-type="float">
            <text:p>0,000077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9386" calcext:value-type="float">
            <text:p>0,000079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82255" calcext:value-type="float">
            <text:p>0,0007822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5152" calcext:value-type="float">
            <text:p>0,00195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8802" calcext:value-type="float">
            <text:p>0,000078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0434" calcext:value-type="float">
            <text:p>0,000080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6969" calcext:value-type="float">
            <text:p>0,000076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0337" calcext:value-type="float">
            <text:p>0,000760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2821" calcext:value-type="float">
            <text:p>0,00182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568" calcext:value-type="float">
            <text:p>0,000060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09" calcext:value-type="float">
            <text:p>0,00005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495" calcext:value-type="float">
            <text:p>0,0000594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8902" calcext:value-type="float">
            <text:p>0,000438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456" calcext:value-type="float">
            <text:p>0,00110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223" calcext:value-type="float">
            <text:p>0,000058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335" calcext:value-type="float">
            <text:p>0,000053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338" calcext:value-type="float">
            <text:p>0,000054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6636" calcext:value-type="float">
            <text:p>0,000446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1" calcext:value-type="float">
            <text:p>0,0011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403" calcext:value-type="float">
            <text:p>0,000057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2301" calcext:value-type="float">
            <text:p>0,000052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677" calcext:value-type="float">
            <text:p>0,000053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832" calcext:value-type="float">
            <text:p>0,0004318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548" calcext:value-type="float">
            <text:p>0,00111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242" calcext:value-type="float">
            <text:p>0,000058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896" calcext:value-type="float">
            <text:p>0,000053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382" calcext:value-type="float">
            <text:p>0,000055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1826" calcext:value-type="float">
            <text:p>0,000431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977" calcext:value-type="float">
            <text:p>0,00105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8551" calcext:value-type="float">
            <text:p>0,000078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911" calcext:value-type="float">
            <text:p>0,000070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6698" calcext:value-type="float">
            <text:p>0,0000866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3052" calcext:value-type="float">
            <text:p>0,0005530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5961" calcext:value-type="float">
            <text:p>0,00175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502" calcext:value-type="float">
            <text:p>0,000101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493" calcext:value-type="float">
            <text:p>0,00008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32" calcext:value-type="float">
            <text:p>0,00005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0873" calcext:value-type="float">
            <text:p>0,0005208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883" calcext:value-type="float">
            <text:p>0,00133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4614" calcext:value-type="float">
            <text:p>0,000164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8197" calcext:value-type="float">
            <text:p>0,000138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93" calcext:value-type="float">
            <text:p>0,00013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987" calcext:value-type="float">
            <text:p>0,000864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98978" calcext:value-type="float">
            <text:p>0,000998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804" calcext:value-type="float">
            <text:p>0,000062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372" calcext:value-type="float">
            <text:p>0,000060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4168" calcext:value-type="float">
            <text:p>0,000084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6596" calcext:value-type="float">
            <text:p>0,000456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623" calcext:value-type="float">
            <text:p>0,00115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894" calcext:value-type="float">
            <text:p>0,000057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879" calcext:value-type="float">
            <text:p>0,000054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5395" calcext:value-type="float">
            <text:p>0,000055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293" calcext:value-type="float">
            <text:p>0,000444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882" calcext:value-type="float">
            <text:p>0,00106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802" calcext:value-type="float">
            <text:p>0,000057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3691" calcext:value-type="float">
            <text:p>0,000053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4507" calcext:value-type="float">
            <text:p>0,000064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1142" calcext:value-type="float">
            <text:p>0,000481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655" calcext:value-type="float">
            <text:p>0,00107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061" calcext:value-type="float">
            <text:p>0,000060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675" calcext:value-type="float">
            <text:p>0,000061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4002" calcext:value-type="float">
            <text:p>0,000064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2046" calcext:value-type="float">
            <text:p>0,000432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408" calcext:value-type="float">
            <text:p>0,00115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881" calcext:value-type="float">
            <text:p>0,00005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592" calcext:value-type="float">
            <text:p>0,000070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362" calcext:value-type="float">
            <text:p>0,00006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5784" calcext:value-type="float">
            <text:p>0,0004557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792" calcext:value-type="float">
            <text:p>0,00110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3381" calcext:value-type="float">
            <text:p>0,000083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3338" calcext:value-type="float">
            <text:p>0,000073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9046" calcext:value-type="float">
            <text:p>0,000079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4735" calcext:value-type="float">
            <text:p>0,0006447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465" calcext:value-type="float">
            <text:p>0,001454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502" calcext:value-type="float">
            <text:p>0,000272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8463" calcext:value-type="float">
            <text:p>0,000168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5471" calcext:value-type="float">
            <text:p>0,000155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71848" calcext:value-type="float">
            <text:p>0,000971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5957" calcext:value-type="float">
            <text:p>0,00195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7425" calcext:value-type="float">
            <text:p>0,000117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0217" calcext:value-type="float">
            <text:p>0,000120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992" calcext:value-type="float">
            <text:p>0,000137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5301" calcext:value-type="float">
            <text:p>0,000875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533" calcext:value-type="float">
            <text:p>0,00183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3445" calcext:value-type="float">
            <text:p>0,000123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2128" calcext:value-type="float">
            <text:p>0,000132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14907" calcext:value-type="float">
            <text:p>0,000114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07775" calcext:value-type="float">
            <text:p>0,0008077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952" calcext:value-type="float">
            <text:p>0,00173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566" calcext:value-type="float">
            <text:p>0,000099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0503" calcext:value-type="float">
            <text:p>0,000100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214" calcext:value-type="float">
            <text:p>0,000099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59771" calcext:value-type="float">
            <text:p>0,0007597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9098" calcext:value-type="float">
            <text:p>0,00229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0433" calcext:value-type="float">
            <text:p>0,000100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135" calcext:value-type="float">
            <text:p>0,000099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5341" calcext:value-type="float">
            <text:p>0,000095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8049" calcext:value-type="float">
            <text:p>0,000778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6428" calcext:value-type="float">
            <text:p>0,00216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5865" calcext:value-type="float">
            <text:p>0,000105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9765" calcext:value-type="float">
            <text:p>0,000109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9188" calcext:value-type="float">
            <text:p>0,000099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4932" calcext:value-type="float">
            <text:p>0,000864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07" calcext:value-type="float">
            <text:p>0,0015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4999" calcext:value-type="float">
            <text:p>0,000104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9543" calcext:value-type="float">
            <text:p>0,000079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7867" calcext:value-type="float">
            <text:p>0,000077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0498" calcext:value-type="float">
            <text:p>0,0006304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893" calcext:value-type="float">
            <text:p>0,00136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061" calcext:value-type="float">
            <text:p>0,000141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2028" calcext:value-type="float">
            <text:p>0,000102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8662" calcext:value-type="float">
            <text:p>0,000088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6876" calcext:value-type="float">
            <text:p>0,000656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867" calcext:value-type="float">
            <text:p>0,00190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9032" calcext:value-type="float">
            <text:p>0,00009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541" calcext:value-type="float">
            <text:p>0,00008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8755" calcext:value-type="float">
            <text:p>0,000088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72471" calcext:value-type="float">
            <text:p>0,000972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46" calcext:value-type="float">
            <text:p>0,0013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1994" calcext:value-type="float">
            <text:p>0,000101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4732" calcext:value-type="float">
            <text:p>0,000074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5642" calcext:value-type="float">
            <text:p>0,000075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3566" calcext:value-type="float">
            <text:p>0,0005335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475" calcext:value-type="float">
            <text:p>0,00114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0093" calcext:value-type="float">
            <text:p>0,000080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675" calcext:value-type="float">
            <text:p>0,000071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187" calcext:value-type="float">
            <text:p>0,000071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8133" calcext:value-type="float">
            <text:p>0,000528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245" calcext:value-type="float">
            <text:p>0,00115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6812" calcext:value-type="float">
            <text:p>0,000086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119" calcext:value-type="float">
            <text:p>0,000070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945" calcext:value-type="float">
            <text:p>0,00006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6802" calcext:value-type="float">
            <text:p>0,0005768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446" calcext:value-type="float">
            <text:p>0,00134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8145" calcext:value-type="float">
            <text:p>0,00008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4678" calcext:value-type="float">
            <text:p>0,000064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696" calcext:value-type="float">
            <text:p>0,000071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0838" calcext:value-type="float">
            <text:p>0,0006008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275" calcext:value-type="float">
            <text:p>0,001322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044" calcext:value-type="float">
            <text:p>0,000070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6371" calcext:value-type="float">
            <text:p>0,0000663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9796" calcext:value-type="float">
            <text:p>0,000079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1617" calcext:value-type="float">
            <text:p>0,000611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252" calcext:value-type="float">
            <text:p>0,00188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3113" calcext:value-type="float">
            <text:p>0,000183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4355" calcext:value-type="float">
            <text:p>0,000244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0733" calcext:value-type="float">
            <text:p>0,0002407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049" calcext:value-type="float">
            <text:p>0,00112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566" calcext:value-type="float">
            <text:p>0,00245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387" calcext:value-type="float">
            <text:p>0,00015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166" calcext:value-type="float">
            <text:p>0,00013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0744" calcext:value-type="float">
            <text:p>0,000130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663" calcext:value-type="float">
            <text:p>0,00102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1427" calcext:value-type="float">
            <text:p>0,00241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7211" calcext:value-type="float">
            <text:p>0,000147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241" calcext:value-type="float">
            <text:p>0,000139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462" calcext:value-type="float">
            <text:p>0,000141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129" calcext:value-type="float">
            <text:p>0,00107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022" calcext:value-type="float">
            <text:p>0,00249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7009" calcext:value-type="float">
            <text:p>0,000167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5777" calcext:value-type="float">
            <text:p>0,000145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303" calcext:value-type="float">
            <text:p>0,000139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868" calcext:value-type="float">
            <text:p>0,001028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9813" calcext:value-type="float">
            <text:p>0,00239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74251" calcext:value-type="float">
            <text:p>0,000174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4882" calcext:value-type="float">
            <text:p>0,000144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7825" calcext:value-type="float">
            <text:p>0,000147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059" calcext:value-type="float">
            <text:p>0,00107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1917" calcext:value-type="float">
            <text:p>0,00251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6308" calcext:value-type="float">
            <text:p>0,000156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296" calcext:value-type="float">
            <text:p>0,000148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4572" calcext:value-type="float">
            <text:p>0,000144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318" calcext:value-type="float">
            <text:p>0,001073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212" calcext:value-type="float">
            <text:p>0,00249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077" calcext:value-type="float">
            <text:p>0,00018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802" calcext:value-type="float">
            <text:p>0,000137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945" calcext:value-type="float">
            <text:p>0,000137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599" calcext:value-type="float">
            <text:p>0,001065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2574" calcext:value-type="float">
            <text:p>0,00252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7988" calcext:value-type="float">
            <text:p>0,000157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599" calcext:value-type="float">
            <text:p>0,000141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1819" calcext:value-type="float">
            <text:p>0,000141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505" calcext:value-type="float">
            <text:p>0,00104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3644" calcext:value-type="float">
            <text:p>0,00263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1712" calcext:value-type="float">
            <text:p>0,000151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5625" calcext:value-type="float">
            <text:p>0,0001456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636" calcext:value-type="float">
            <text:p>0,000139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604" calcext:value-type="float">
            <text:p>0,00105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54163" calcext:value-type="float">
            <text:p>0,00254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1069" calcext:value-type="float">
            <text:p>0,000161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6197" calcext:value-type="float">
            <text:p>0,000136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2826" calcext:value-type="float">
            <text:p>0,000142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673" calcext:value-type="float">
            <text:p>0,00102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47996" calcext:value-type="float">
            <text:p>0,00347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7139" calcext:value-type="float">
            <text:p>0,000167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2604" calcext:value-type="float">
            <text:p>0,000152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8185" calcext:value-type="float">
            <text:p>0,000148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1944" calcext:value-type="float">
            <text:p>0,001519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5924" calcext:value-type="float">
            <text:p>0,00245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646" calcext:value-type="float">
            <text:p>0,00015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948" calcext:value-type="float">
            <text:p>0,000139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7417" calcext:value-type="float">
            <text:p>0,000137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1855" calcext:value-type="float">
            <text:p>0,00101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92404" calcext:value-type="float">
            <text:p>0,00292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87955" calcext:value-type="float">
            <text:p>0,000187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9852" calcext:value-type="float">
            <text:p>0,000139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0928" calcext:value-type="float">
            <text:p>0,000140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0983" calcext:value-type="float">
            <text:p>0,00100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2138" calcext:value-type="float">
            <text:p>0,00262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7577" calcext:value-type="float">
            <text:p>0,000157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8091" calcext:value-type="float">
            <text:p>0,000138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42196" calcext:value-type="float">
            <text:p>0,00014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081" calcext:value-type="float">
            <text:p>0,00105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4148" calcext:value-type="float">
            <text:p>0,00244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68796" calcext:value-type="float">
            <text:p>0,000168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8892" calcext:value-type="float">
            <text:p>0,000138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669" calcext:value-type="float">
            <text:p>0,00013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357" calcext:value-type="float">
            <text:p>0,00102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9381" calcext:value-type="float">
            <text:p>0,00249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50447" calcext:value-type="float">
            <text:p>0,000150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33303" calcext:value-type="float">
            <text:p>0,0001333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29078" calcext:value-type="float">
            <text:p>0,000129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5211" calcext:value-type="float">
            <text:p>0,0007752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3583" calcext:value-type="float">
            <text:p>0,00233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03304" calcext:value-type="float">
            <text:p>0,000103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223" calcext:value-type="float">
            <text:p>0,000062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678" calcext:value-type="float">
            <text:p>0,000062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6946" calcext:value-type="float">
            <text:p>0,0005369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219" calcext:value-type="float">
            <text:p>0,00117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344" calcext:value-type="float">
            <text:p>0,000060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473" calcext:value-type="float">
            <text:p>0,00005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3497" calcext:value-type="float">
            <text:p>0,000063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5893" calcext:value-type="float">
            <text:p>0,000495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423" calcext:value-type="float">
            <text:p>0,00127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194945" calcext:value-type="float">
            <text:p>0,000194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786" calcext:value-type="float">
            <text:p>0,000071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311" calcext:value-type="float">
            <text:p>0,00006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2379" calcext:value-type="float">
            <text:p>0,000552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812" calcext:value-type="float">
            <text:p>0,00128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79" calcext:value-type="float">
            <text:p>0,00007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134" calcext:value-type="float">
            <text:p>0,000070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79" calcext:value-type="float">
            <text:p>0,00007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12752" calcext:value-type="float">
            <text:p>0,0005127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923" calcext:value-type="float">
            <text:p>0,00102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065" calcext:value-type="float">
            <text:p>0,000057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928" calcext:value-type="float">
            <text:p>0,00005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549" calcext:value-type="float">
            <text:p>0,000062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82697" calcext:value-type="float">
            <text:p>0,0004826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095" calcext:value-type="float">
            <text:p>0,00115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9758" calcext:value-type="float">
            <text:p>0,000079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4265" calcext:value-type="float">
            <text:p>0,000074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076" calcext:value-type="float">
            <text:p>0,000061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9262" calcext:value-type="float">
            <text:p>0,000439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2614" calcext:value-type="float">
            <text:p>0,00102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571" calcext:value-type="float">
            <text:p>0,000056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545" calcext:value-type="float">
            <text:p>0,000062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6633" calcext:value-type="float">
            <text:p>0,000066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6226" calcext:value-type="float">
            <text:p>0,0004662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915" calcext:value-type="float">
            <text:p>0,00104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498" calcext:value-type="float">
            <text:p>0,000056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996" calcext:value-type="float">
            <text:p>0,000057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174" calcext:value-type="float">
            <text:p>0,00006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4376" calcext:value-type="float">
            <text:p>0,000504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4744" calcext:value-type="float">
            <text:p>0,00104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482" calcext:value-type="float">
            <text:p>0,000071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5256" calcext:value-type="float">
            <text:p>0,000075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6473" calcext:value-type="float">
            <text:p>0,000076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2571" calcext:value-type="float">
            <text:p>0,0006625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62" calcext:value-type="float">
            <text:p>0,0011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7922" calcext:value-type="float">
            <text:p>0,000057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844" calcext:value-type="float">
            <text:p>0,00005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0869" calcext:value-type="float">
            <text:p>0,000060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99385" calcext:value-type="float">
            <text:p>0,000499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557" calcext:value-type="float">
            <text:p>0,00114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0349" calcext:value-type="float">
            <text:p>0,000070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7068" calcext:value-type="float">
            <text:p>0,000067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191" calcext:value-type="float">
            <text:p>0,000062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1501" calcext:value-type="float">
            <text:p>0,000501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48" calcext:value-type="float">
            <text:p>0,00112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56606" calcext:value-type="float">
            <text:p>0,000056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2198" calcext:value-type="float">
            <text:p>0,000062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5554" calcext:value-type="float">
            <text:p>0,000065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30983" calcext:value-type="float">
            <text:p>0,000430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401" calcext:value-type="float">
            <text:p>0,00115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6726" calcext:value-type="float">
            <text:p>0,0000767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71434" calcext:value-type="float">
            <text:p>0,000071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64936" calcext:value-type="float">
            <text:p>0,000064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4669" calcext:value-type="float">
            <text:p>0,000444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677" calcext:value-type="float">
            <text:p>0,00111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584" calcext:value-type="float">
            <text:p>0,000101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994" calcext:value-type="float">
            <text:p>0,000106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125" calcext:value-type="float">
            <text:p>0,000114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3377" calcext:value-type="float">
            <text:p>0,0005433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559" calcext:value-type="float">
            <text:p>0,00167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575" calcext:value-type="float">
            <text:p>0,00009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85" calcext:value-type="float">
            <text:p>0,00010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2806" calcext:value-type="float">
            <text:p>0,000142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05" calcext:value-type="float">
            <text:p>0,00078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402" calcext:value-type="float">
            <text:p>0,00261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625" calcext:value-type="float">
            <text:p>0,000361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5684" calcext:value-type="float">
            <text:p>0,00027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9498" calcext:value-type="float">
            <text:p>0,000169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5468" calcext:value-type="float">
            <text:p>0,000655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622" calcext:value-type="float">
            <text:p>0,00217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2782" calcext:value-type="float">
            <text:p>0,000092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145" calcext:value-type="float">
            <text:p>0,000109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276" calcext:value-type="float">
            <text:p>0,000114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2172" calcext:value-type="float">
            <text:p>0,000532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748" calcext:value-type="float">
            <text:p>0,001387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579" calcext:value-type="float">
            <text:p>0,00009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042" calcext:value-type="float">
            <text:p>0,000102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961" calcext:value-type="float">
            <text:p>0,000103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2887" calcext:value-type="float">
            <text:p>0,000542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893" calcext:value-type="float">
            <text:p>0,00151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659" calcext:value-type="float">
            <text:p>0,000104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534" calcext:value-type="float">
            <text:p>0,0001005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0949" calcext:value-type="float">
            <text:p>0,000090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006" calcext:value-type="float">
            <text:p>0,00056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2814" calcext:value-type="float">
            <text:p>0,00132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54" calcext:value-type="float">
            <text:p>0,00011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86624" calcext:value-type="float">
            <text:p>0,000086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846" calcext:value-type="float">
            <text:p>0,000105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979" calcext:value-type="float">
            <text:p>0,0005469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782" calcext:value-type="float">
            <text:p>0,00156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58" calcext:value-type="float">
            <text:p>0,00010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379" calcext:value-type="float">
            <text:p>0,000114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1311" calcext:value-type="float">
            <text:p>0,000131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9854" calcext:value-type="float">
            <text:p>0,0006598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454" calcext:value-type="float">
            <text:p>0,00208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6914" calcext:value-type="float">
            <text:p>0,000236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6669" calcext:value-type="float">
            <text:p>0,000196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917" calcext:value-type="float">
            <text:p>0,00020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9689" calcext:value-type="float">
            <text:p>0,000939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216" calcext:value-type="float">
            <text:p>0,00146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542" calcext:value-type="float">
            <text:p>0,000103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127" calcext:value-type="float">
            <text:p>0,000103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155" calcext:value-type="float">
            <text:p>0,000099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8849" calcext:value-type="float">
            <text:p>0,000558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489" calcext:value-type="float">
            <text:p>0,00133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8209" calcext:value-type="float">
            <text:p>0,000098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258" calcext:value-type="float">
            <text:p>0,000108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001" calcext:value-type="float">
            <text:p>0,000101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7817" calcext:value-type="float">
            <text:p>0,000567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661" calcext:value-type="float">
            <text:p>0,00133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823" calcext:value-type="float">
            <text:p>0,000101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841" calcext:value-type="float">
            <text:p>0,000109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3" calcext:value-type="float">
            <text:p>0,0001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4497" calcext:value-type="float">
            <text:p>0,0005744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52" calcext:value-type="float">
            <text:p>0,0013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282" calcext:value-type="float">
            <text:p>0,000110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373" calcext:value-type="float">
            <text:p>0,000101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473" calcext:value-type="float">
            <text:p>0,000103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2926" calcext:value-type="float">
            <text:p>0,000529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989" calcext:value-type="float">
            <text:p>0,00149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476" calcext:value-type="float">
            <text:p>0,000103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765" calcext:value-type="float">
            <text:p>0,000106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641" calcext:value-type="float">
            <text:p>0,000101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687" calcext:value-type="float">
            <text:p>0,000666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221" calcext:value-type="float">
            <text:p>0,001542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393" calcext:value-type="float">
            <text:p>0,000127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5793" calcext:value-type="float">
            <text:p>0,000125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312" calcext:value-type="float">
            <text:p>0,000113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003" calcext:value-type="float">
            <text:p>0,000546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857" calcext:value-type="float">
            <text:p>0,00140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352" calcext:value-type="float">
            <text:p>0,000099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241" calcext:value-type="float">
            <text:p>0,000103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4062" calcext:value-type="float">
            <text:p>0,000094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0157" calcext:value-type="float">
            <text:p>0,000570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491" calcext:value-type="float">
            <text:p>0,00153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418" calcext:value-type="float">
            <text:p>0,000102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734" calcext:value-type="float">
            <text:p>0,0001107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827" calcext:value-type="float">
            <text:p>0,000122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5399" calcext:value-type="float">
            <text:p>0,0006053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291" calcext:value-type="float">
            <text:p>0,001472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1049" calcext:value-type="float">
            <text:p>0,0001210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409" calcext:value-type="float">
            <text:p>0,000109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844" calcext:value-type="float">
            <text:p>0,000111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0493" calcext:value-type="float">
            <text:p>0,0006204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578" calcext:value-type="float">
            <text:p>0,00145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729" calcext:value-type="float">
            <text:p>0,000102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99" calcext:value-type="float">
            <text:p>0,00010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42" calcext:value-type="float">
            <text:p>0,00011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5581" calcext:value-type="float">
            <text:p>0,0006555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805" calcext:value-type="float">
            <text:p>0,00149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076" calcext:value-type="float">
            <text:p>0,000106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549" calcext:value-type="float">
            <text:p>0,000104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076" calcext:value-type="float">
            <text:p>0,000103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4664" calcext:value-type="float">
            <text:p>0,000594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558" calcext:value-type="float">
            <text:p>0,00142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29" calcext:value-type="float">
            <text:p>0,00010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897" calcext:value-type="float">
            <text:p>0,000109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737" calcext:value-type="float">
            <text:p>0,000110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5246" calcext:value-type="float">
            <text:p>0,0005752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805" calcext:value-type="float">
            <text:p>0,00141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236" calcext:value-type="float">
            <text:p>0,000100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7694" calcext:value-type="float">
            <text:p>0,000107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831" calcext:value-type="float">
            <text:p>0,000115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9253" calcext:value-type="float">
            <text:p>0,0005792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484" calcext:value-type="float">
            <text:p>0,00145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352" calcext:value-type="float">
            <text:p>0,00009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7" calcext:value-type="float">
            <text:p>0,0001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985" calcext:value-type="float">
            <text:p>0,000109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2606" calcext:value-type="float">
            <text:p>0,000672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139" calcext:value-type="float">
            <text:p>0,00184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5212" calcext:value-type="float">
            <text:p>0,00015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5459" calcext:value-type="float">
            <text:p>0,000145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7995" calcext:value-type="float">
            <text:p>0,0001379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7563" calcext:value-type="float">
            <text:p>0,000707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0251" calcext:value-type="float">
            <text:p>0,00290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975" calcext:value-type="float">
            <text:p>0,000123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02" calcext:value-type="float">
            <text:p>0,00011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9515" calcext:value-type="float">
            <text:p>0,000119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2721" calcext:value-type="float">
            <text:p>0,0008027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3324" calcext:value-type="float">
            <text:p>0,00173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2175" calcext:value-type="float">
            <text:p>0,000152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252" calcext:value-type="float">
            <text:p>0,000113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56" calcext:value-type="float">
            <text:p>0,0000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905" calcext:value-type="float">
            <text:p>0,000569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558" calcext:value-type="float">
            <text:p>0,00143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974" calcext:value-type="float">
            <text:p>0,000111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7024" calcext:value-type="float">
            <text:p>0,000107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8503" calcext:value-type="float">
            <text:p>0,000098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1641" calcext:value-type="float">
            <text:p>0,0005716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103" calcext:value-type="float">
            <text:p>0,001371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128" calcext:value-type="float">
            <text:p>0,000108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453" calcext:value-type="float">
            <text:p>0,000127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8884" calcext:value-type="float">
            <text:p>0,000138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2983" calcext:value-type="float">
            <text:p>0,0007529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6663" calcext:value-type="float">
            <text:p>0,00216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5504" calcext:value-type="float">
            <text:p>0,000125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65" calcext:value-type="float">
            <text:p>0,00010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8013" calcext:value-type="float">
            <text:p>0,000098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2664" calcext:value-type="float">
            <text:p>0,000532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296" calcext:value-type="float">
            <text:p>0,00162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7681" calcext:value-type="float">
            <text:p>0,000107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141" calcext:value-type="float">
            <text:p>0,000108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7311" calcext:value-type="float">
            <text:p>0,000097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8491" calcext:value-type="float">
            <text:p>0,0006084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322" calcext:value-type="float">
            <text:p>0,00141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4361" calcext:value-type="float">
            <text:p>0,000154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495" calcext:value-type="float">
            <text:p>0,000122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737" calcext:value-type="float">
            <text:p>0,000105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7123" calcext:value-type="float">
            <text:p>0,0005371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534" calcext:value-type="float">
            <text:p>0,00141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3266" calcext:value-type="float">
            <text:p>0,000133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0257" calcext:value-type="float">
            <text:p>0,000130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467" calcext:value-type="float">
            <text:p>0,000116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7955" calcext:value-type="float">
            <text:p>0,000607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956" calcext:value-type="float">
            <text:p>0,001469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105" calcext:value-type="float">
            <text:p>0,000108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876" calcext:value-type="float">
            <text:p>0,000114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9125" calcext:value-type="float">
            <text:p>0,000119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249" calcext:value-type="float">
            <text:p>0,0005772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338" calcext:value-type="float">
            <text:p>0,00144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883" calcext:value-type="float">
            <text:p>0,000104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164" calcext:value-type="float">
            <text:p>0,000108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088" calcext:value-type="float">
            <text:p>0,000118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8096" calcext:value-type="float">
            <text:p>0,000608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83" calcext:value-type="float">
            <text:p>0,001444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149" calcext:value-type="float">
            <text:p>0,000105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744" calcext:value-type="float">
            <text:p>0,000116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1293" calcext:value-type="float">
            <text:p>0,000121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857" calcext:value-type="float">
            <text:p>0,000628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332" calcext:value-type="float">
            <text:p>0,001553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604" calcext:value-type="float">
            <text:p>0,000127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964" calcext:value-type="float">
            <text:p>0,000122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953" calcext:value-type="float">
            <text:p>0,000111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0738" calcext:value-type="float">
            <text:p>0,0006607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158" calcext:value-type="float">
            <text:p>0,00167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1733" calcext:value-type="float">
            <text:p>0,000141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5023" calcext:value-type="float">
            <text:p>0,000125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4796" calcext:value-type="float">
            <text:p>0,000134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9747" calcext:value-type="float">
            <text:p>0,00109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464" calcext:value-type="float">
            <text:p>0,0026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422" calcext:value-type="float">
            <text:p>0,000314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8029" calcext:value-type="float">
            <text:p>0,000188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062" calcext:value-type="float">
            <text:p>0,000175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3343" calcext:value-type="float">
            <text:p>0,000623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507" calcext:value-type="float">
            <text:p>0,00152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4709" calcext:value-type="float">
            <text:p>0,000124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957" calcext:value-type="float">
            <text:p>0,000116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842" calcext:value-type="float">
            <text:p>0,0001188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6904" calcext:value-type="float">
            <text:p>0,000616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479" calcext:value-type="float">
            <text:p>0,00158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769" calcext:value-type="float">
            <text:p>0,000127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183" calcext:value-type="float">
            <text:p>0,000127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623" calcext:value-type="float">
            <text:p>0,000118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18" calcext:value-type="float">
            <text:p>0,00074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798" calcext:value-type="float">
            <text:p>0,00242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2347" calcext:value-type="float">
            <text:p>0,000152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0989" calcext:value-type="float">
            <text:p>0,000130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5952" calcext:value-type="float">
            <text:p>0,000135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22574" calcext:value-type="float">
            <text:p>0,000822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558" calcext:value-type="float">
            <text:p>0,002015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981" calcext:value-type="float">
            <text:p>0,000144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4336" calcext:value-type="float">
            <text:p>0,000124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7822" calcext:value-type="float">
            <text:p>0,000157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3093" calcext:value-type="float">
            <text:p>0,000813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005" calcext:value-type="float">
            <text:p>0,00198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868" calcext:value-type="float">
            <text:p>0,00012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363" calcext:value-type="float">
            <text:p>0,000123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569" calcext:value-type="float">
            <text:p>0,000127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0602" calcext:value-type="float">
            <text:p>0,000730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594" calcext:value-type="float">
            <text:p>0,00198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1315" calcext:value-type="float">
            <text:p>0,000141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5733" calcext:value-type="float">
            <text:p>0,000135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1957" calcext:value-type="float">
            <text:p>0,000141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4042" calcext:value-type="float">
            <text:p>0,000774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853" calcext:value-type="float">
            <text:p>0,00205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0209" calcext:value-type="float">
            <text:p>0,000170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5299" calcext:value-type="float">
            <text:p>0,000125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9645" calcext:value-type="float">
            <text:p>0,000129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2124" calcext:value-type="float">
            <text:p>0,000762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324" calcext:value-type="float">
            <text:p>0,00172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814" calcext:value-type="float">
            <text:p>0,000148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8264" calcext:value-type="float">
            <text:p>0,000148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5029" calcext:value-type="float">
            <text:p>0,0001650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11688" calcext:value-type="float">
            <text:p>0,00111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94444" calcext:value-type="float">
            <text:p>0,00494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516" calcext:value-type="float">
            <text:p>0,000361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5973" calcext:value-type="float">
            <text:p>0,000255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6205" calcext:value-type="float">
            <text:p>0,000236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026" calcext:value-type="float">
            <text:p>0,00212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2457" calcext:value-type="float">
            <text:p>0,00402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314" calcext:value-type="float">
            <text:p>0,000290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3847" calcext:value-type="float">
            <text:p>0,000243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9176" calcext:value-type="float">
            <text:p>0,000229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474" calcext:value-type="float">
            <text:p>0,00190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03657" calcext:value-type="float">
            <text:p>0,00403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691" calcext:value-type="float">
            <text:p>0,000282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3085" calcext:value-type="float">
            <text:p>0,000253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4499" calcext:value-type="float">
            <text:p>0,0003444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018" calcext:value-type="float">
            <text:p>0,00149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1046" calcext:value-type="float">
            <text:p>0,0041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0977" calcext:value-type="float">
            <text:p>0,000300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529" calcext:value-type="float">
            <text:p>0,000270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296" calcext:value-type="float">
            <text:p>0,000261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027" calcext:value-type="float">
            <text:p>0,00198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53746" calcext:value-type="float">
            <text:p>0,00453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5265" calcext:value-type="float">
            <text:p>0,000275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773" calcext:value-type="float">
            <text:p>0,000233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6152" calcext:value-type="float">
            <text:p>0,0002261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9458" calcext:value-type="float">
            <text:p>0,001294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6841" calcext:value-type="float">
            <text:p>0,00236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8603" calcext:value-type="float">
            <text:p>0,000198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0813" calcext:value-type="float">
            <text:p>0,000130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49" calcext:value-type="float">
            <text:p>0,00011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3627" calcext:value-type="float">
            <text:p>0,0008436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77231" calcext:value-type="float">
            <text:p>0,00377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5414" calcext:value-type="float">
            <text:p>0,000725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144" calcext:value-type="float">
            <text:p>0,000279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1953" calcext:value-type="float">
            <text:p>0,000221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817" calcext:value-type="float">
            <text:p>0,00136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451929" calcext:value-type="float">
            <text:p>0,00451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321" calcext:value-type="float">
            <text:p>0,00028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26725" calcext:value-type="float">
            <text:p>0,000226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6618" calcext:value-type="float">
            <text:p>0,000176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3235" calcext:value-type="float">
            <text:p>0,000983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0247" calcext:value-type="float">
            <text:p>0,00230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6783" calcext:value-type="float">
            <text:p>0,000216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12" calcext:value-type="float">
            <text:p>0,0001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8168" calcext:value-type="float">
            <text:p>0,000158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206" calcext:value-type="float">
            <text:p>0,00102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9257" calcext:value-type="float">
            <text:p>0,00229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2432" calcext:value-type="float">
            <text:p>0,000172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8088" calcext:value-type="float">
            <text:p>0,000178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4078" calcext:value-type="float">
            <text:p>0,000164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6483" calcext:value-type="float">
            <text:p>0,000986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3479" calcext:value-type="float">
            <text:p>0,00223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93976" calcext:value-type="float">
            <text:p>0,000193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2278" calcext:value-type="float">
            <text:p>0,000172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913" calcext:value-type="float">
            <text:p>0,00017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69637" calcext:value-type="float">
            <text:p>0,0009696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4673" calcext:value-type="float">
            <text:p>0,002246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3313" calcext:value-type="float">
            <text:p>0,000203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207" calcext:value-type="float">
            <text:p>0,00017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5529" calcext:value-type="float">
            <text:p>0,0001755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589" calcext:value-type="float">
            <text:p>0,00095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988" calcext:value-type="float">
            <text:p>0,00214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925" calcext:value-type="float">
            <text:p>0,000111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982" calcext:value-type="float">
            <text:p>0,000108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945" calcext:value-type="float">
            <text:p>0,000114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056" calcext:value-type="float">
            <text:p>0,00061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602" calcext:value-type="float">
            <text:p>0,00134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005" calcext:value-type="float">
            <text:p>0,000101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98" calcext:value-type="float">
            <text:p>0,00010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476" calcext:value-type="float">
            <text:p>0,000115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0255" calcext:value-type="float">
            <text:p>0,0005802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806" calcext:value-type="float">
            <text:p>0,00143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557" calcext:value-type="float">
            <text:p>0,000117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781" calcext:value-type="float">
            <text:p>0,000118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372" calcext:value-type="float">
            <text:p>0,000123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2379" calcext:value-type="float">
            <text:p>0,000612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198" calcext:value-type="float">
            <text:p>0,00162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81079" calcext:value-type="float">
            <text:p>0,000181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465" calcext:value-type="float">
            <text:p>0,000144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0678" calcext:value-type="float">
            <text:p>0,000140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8852" calcext:value-type="float">
            <text:p>0,000718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448" calcext:value-type="float">
            <text:p>0,00261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8644" calcext:value-type="float">
            <text:p>0,000118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4275" calcext:value-type="float">
            <text:p>0,000124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5065" calcext:value-type="float">
            <text:p>0,000135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5601" calcext:value-type="float">
            <text:p>0,0009256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253" calcext:value-type="float">
            <text:p>0,00149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336" calcext:value-type="float">
            <text:p>0,000113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883" calcext:value-type="float">
            <text:p>0,000110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648" calcext:value-type="float">
            <text:p>0,000111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25596" calcext:value-type="float">
            <text:p>0,000625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909" calcext:value-type="float">
            <text:p>0,0014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161" calcext:value-type="float">
            <text:p>0,000101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364" calcext:value-type="float">
            <text:p>0,000102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532" calcext:value-type="float">
            <text:p>0,0001055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7034" calcext:value-type="float">
            <text:p>0,000807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439" calcext:value-type="float">
            <text:p>0,00222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9154" calcext:value-type="float">
            <text:p>0,000179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2325" calcext:value-type="float">
            <text:p>0,000142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4141" calcext:value-type="float">
            <text:p>0,000124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4481" calcext:value-type="float">
            <text:p>0,000714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815" calcext:value-type="float">
            <text:p>0,00192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955" calcext:value-type="float">
            <text:p>0,000117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536" calcext:value-type="float">
            <text:p>0,000106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469" calcext:value-type="float">
            <text:p>0,00009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6535" calcext:value-type="float">
            <text:p>0,0005465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753" calcext:value-type="float">
            <text:p>0,001897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5131" calcext:value-type="float">
            <text:p>0,00015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2667" calcext:value-type="float">
            <text:p>0,000132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0184" calcext:value-type="float">
            <text:p>0,000120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8438" calcext:value-type="float">
            <text:p>0,000648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1449" calcext:value-type="float">
            <text:p>0,00261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6253" calcext:value-type="float">
            <text:p>0,0001262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845" calcext:value-type="float">
            <text:p>0,000122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2975" calcext:value-type="float">
            <text:p>0,000132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2351" calcext:value-type="float">
            <text:p>0,000642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401" calcext:value-type="float">
            <text:p>0,00147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25" calcext:value-type="float">
            <text:p>0,0001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207" calcext:value-type="float">
            <text:p>0,000122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9667" calcext:value-type="float">
            <text:p>0,000119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4189" calcext:value-type="float">
            <text:p>0,0007241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4258" calcext:value-type="float">
            <text:p>0,00294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08926" calcext:value-type="float">
            <text:p>0,0002089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79438" calcext:value-type="float">
            <text:p>0,0001794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788" calcext:value-type="float">
            <text:p>0,000144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637" calcext:value-type="float">
            <text:p>0,000806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418" calcext:value-type="float">
            <text:p>0,00167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735" calcext:value-type="float">
            <text:p>0,000114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3614" calcext:value-type="float">
            <text:p>0,000123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047" calcext:value-type="float">
            <text:p>0,00014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3753" calcext:value-type="float">
            <text:p>0,001037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833" calcext:value-type="float">
            <text:p>0,00160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019" calcext:value-type="float">
            <text:p>0,000102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876" calcext:value-type="float">
            <text:p>0,00009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6003" calcext:value-type="float">
            <text:p>0,000106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382" calcext:value-type="float">
            <text:p>0,000576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0304" calcext:value-type="float">
            <text:p>0,00210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094" calcext:value-type="float">
            <text:p>0,000233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118" calcext:value-type="float">
            <text:p>0,000267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452" calcext:value-type="float">
            <text:p>0,000261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412" calcext:value-type="float">
            <text:p>0,00093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19" calcext:value-type="float">
            <text:p>0,0015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125" calcext:value-type="float">
            <text:p>0,000103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018" calcext:value-type="float">
            <text:p>0,000110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007" calcext:value-type="float">
            <text:p>0,000103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5621" calcext:value-type="float">
            <text:p>0,000595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424" calcext:value-type="float">
            <text:p>0,00145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411" calcext:value-type="float">
            <text:p>0,000100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9872" calcext:value-type="float">
            <text:p>0,000109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545" calcext:value-type="float">
            <text:p>0,000104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4051" calcext:value-type="float">
            <text:p>0,000574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061" calcext:value-type="float">
            <text:p>0,00143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044" calcext:value-type="float">
            <text:p>0,000099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124" calcext:value-type="float">
            <text:p>0,000104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323" calcext:value-type="float">
            <text:p>0,000103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9549" calcext:value-type="float">
            <text:p>0,0005795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478" calcext:value-type="float">
            <text:p>0,00146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355" calcext:value-type="float">
            <text:p>0,000099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551" calcext:value-type="float">
            <text:p>0,0001005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784" calcext:value-type="float">
            <text:p>0,000110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993" calcext:value-type="float">
            <text:p>0,000577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54" calcext:value-type="float">
            <text:p>0,0014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958" calcext:value-type="float">
            <text:p>0,000099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1239" calcext:value-type="float">
            <text:p>0,000111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755" calcext:value-type="float">
            <text:p>0,000101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1311" calcext:value-type="float">
            <text:p>0,0005713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281" calcext:value-type="float">
            <text:p>0,00145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798" calcext:value-type="float">
            <text:p>0,000099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351" calcext:value-type="float">
            <text:p>0,000102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183" calcext:value-type="float">
            <text:p>0,000101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2426" calcext:value-type="float">
            <text:p>0,000592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656" calcext:value-type="float">
            <text:p>0,00142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867" calcext:value-type="float">
            <text:p>0,000116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763" calcext:value-type="float">
            <text:p>0,00011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8854" calcext:value-type="float">
            <text:p>0,000108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9795" calcext:value-type="float">
            <text:p>0,000809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087" calcext:value-type="float">
            <text:p>0,001900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13641" calcext:value-type="float">
            <text:p>0,000213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0079" calcext:value-type="float">
            <text:p>0,000230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42708" calcext:value-type="float">
            <text:p>0,000242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92825" calcext:value-type="float">
            <text:p>0,0009928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627" calcext:value-type="float">
            <text:p>0,00227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4211" calcext:value-type="float">
            <text:p>0,000144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4198" calcext:value-type="float">
            <text:p>0,000134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9015" calcext:value-type="float">
            <text:p>0,000119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0951" calcext:value-type="float">
            <text:p>0,0005909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911" calcext:value-type="float">
            <text:p>0,00167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829" calcext:value-type="float">
            <text:p>0,000104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0134" calcext:value-type="float">
            <text:p>0,000110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715" calcext:value-type="float">
            <text:p>0,000102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5485" calcext:value-type="float">
            <text:p>0,000605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266" calcext:value-type="float">
            <text:p>0,00180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742" calcext:value-type="float">
            <text:p>0,000101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965" calcext:value-type="float">
            <text:p>0,000100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953" calcext:value-type="float">
            <text:p>0,000100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7602" calcext:value-type="float">
            <text:p>0,000577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351" calcext:value-type="float">
            <text:p>0,00179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223" calcext:value-type="float">
            <text:p>0,000266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3563" calcext:value-type="float">
            <text:p>0,000233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35544" calcext:value-type="float">
            <text:p>0,000235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8379" calcext:value-type="float">
            <text:p>0,000928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732" calcext:value-type="float">
            <text:p>0,001837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392" calcext:value-type="float">
            <text:p>0,000102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4085" calcext:value-type="float">
            <text:p>0,000104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953" calcext:value-type="float">
            <text:p>0,000101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5934" calcext:value-type="float">
            <text:p>0,000595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883" calcext:value-type="float">
            <text:p>0,00172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859" calcext:value-type="float">
            <text:p>0,000101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891" calcext:value-type="float">
            <text:p>0,0001038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62" calcext:value-type="float">
            <text:p>0,00010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144" calcext:value-type="float">
            <text:p>0,000601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85" calcext:value-type="float">
            <text:p>0,001703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513" calcext:value-type="float">
            <text:p>0,000105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301" calcext:value-type="float">
            <text:p>0,000103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691" calcext:value-type="float">
            <text:p>0,000101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6741" calcext:value-type="float">
            <text:p>0,000576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856" calcext:value-type="float">
            <text:p>0,00170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9966" calcext:value-type="float">
            <text:p>0,00009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361" calcext:value-type="float">
            <text:p>0,000103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151" calcext:value-type="float">
            <text:p>0,000102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8043" calcext:value-type="float">
            <text:p>0,000608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9453" calcext:value-type="float">
            <text:p>0,00189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136" calcext:value-type="float">
            <text:p>0,000105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44" calcext:value-type="float">
            <text:p>0,00010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444" calcext:value-type="float">
            <text:p>0,000112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06441" calcext:value-type="float">
            <text:p>0,000606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019" calcext:value-type="float">
            <text:p>0,00174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177" calcext:value-type="float">
            <text:p>0,000116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6094" calcext:value-type="float">
            <text:p>0,000116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4578" calcext:value-type="float">
            <text:p>0,000114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0466" calcext:value-type="float">
            <text:p>0,000590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587" calcext:value-type="float">
            <text:p>0,00175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074" calcext:value-type="float">
            <text:p>0,000105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275" calcext:value-type="float">
            <text:p>0,000101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5948" calcext:value-type="float">
            <text:p>0,000115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5861" calcext:value-type="float">
            <text:p>0,0006358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72" calcext:value-type="float">
            <text:p>0,00182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007" calcext:value-type="float">
            <text:p>0,000105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5059" calcext:value-type="float">
            <text:p>0,000105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3415" calcext:value-type="float">
            <text:p>0,000113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3967" calcext:value-type="float">
            <text:p>0,000633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986" calcext:value-type="float">
            <text:p>0,00192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9749" calcext:value-type="float">
            <text:p>0,000119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67" calcext:value-type="float">
            <text:p>0,0001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7372" calcext:value-type="float">
            <text:p>0,000127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3352" calcext:value-type="float">
            <text:p>0,000813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5883" calcext:value-type="float">
            <text:p>0,00295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863" calcext:value-type="float">
            <text:p>0,000112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37" calcext:value-type="float">
            <text:p>0,00011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40888" calcext:value-type="float">
            <text:p>0,000140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7026" calcext:value-type="float">
            <text:p>0,000637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568" calcext:value-type="float">
            <text:p>0,00195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30233" calcext:value-type="float">
            <text:p>0,000130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9425" calcext:value-type="float">
            <text:p>0,000129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22979" calcext:value-type="float">
            <text:p>0,000122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0922" calcext:value-type="float">
            <text:p>0,0009409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9655" calcext:value-type="float">
            <text:p>0,002196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0652" calcext:value-type="float">
            <text:p>0,000100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2739" calcext:value-type="float">
            <text:p>0,000102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35" calcext:value-type="float">
            <text:p>0,00010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0551" calcext:value-type="float">
            <text:p>0,0005805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731" calcext:value-type="float">
            <text:p>0,00175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1186" calcext:value-type="float">
            <text:p>0,000101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7082" calcext:value-type="float">
            <text:p>0,00010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03276" calcext:value-type="float">
            <text:p>0,000103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8698" calcext:value-type="float">
            <text:p>0,0005686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667" calcext:value-type="float">
            <text:p>0,00179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60457" calcext:value-type="float">
            <text:p>0,000160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884" calcext:value-type="float">
            <text:p>0,000279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112168" calcext:value-type="float">
            <text:p>0,000112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99746" calcext:value-type="float">
            <text:p>0,000599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292" calcext:value-type="float">
            <text:p>0,00177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025" calcext:value-type="float">
            <text:p>0,000153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631" calcext:value-type="float">
            <text:p>0,000142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404" calcext:value-type="float">
            <text:p>0,000150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0984" calcext:value-type="float">
            <text:p>0,000720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82" calcext:value-type="float">
            <text:p>0,0020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008" calcext:value-type="float">
            <text:p>0,000148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883" calcext:value-type="float">
            <text:p>0,000158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247" calcext:value-type="float">
            <text:p>0,000177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9128" calcext:value-type="float">
            <text:p>0,000699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987" calcext:value-type="float">
            <text:p>0,00200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0692" calcext:value-type="float">
            <text:p>0,000160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91" calcext:value-type="float">
            <text:p>0,00016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999" calcext:value-type="float">
            <text:p>0,000150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1174" calcext:value-type="float">
            <text:p>0,000681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586" calcext:value-type="float">
            <text:p>0,00197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186" calcext:value-type="float">
            <text:p>0,000148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066" calcext:value-type="float">
            <text:p>0,000141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815" calcext:value-type="float">
            <text:p>0,000145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0072" calcext:value-type="float">
            <text:p>0,0006900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112" calcext:value-type="float">
            <text:p>0,00205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9693" calcext:value-type="float">
            <text:p>0,000149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684" calcext:value-type="float">
            <text:p>0,000140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464" calcext:value-type="float">
            <text:p>0,000150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9505" calcext:value-type="float">
            <text:p>0,0006895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896" calcext:value-type="float">
            <text:p>0,002098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77" calcext:value-type="float">
            <text:p>0,000137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982" calcext:value-type="float">
            <text:p>0,000147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399" calcext:value-type="float">
            <text:p>0,000180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0607" calcext:value-type="float">
            <text:p>0,0006206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787" calcext:value-type="float">
            <text:p>0,00202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795" calcext:value-type="float">
            <text:p>0,000135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814" calcext:value-type="float">
            <text:p>0,000167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7779" calcext:value-type="float">
            <text:p>0,000157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4819" calcext:value-type="float">
            <text:p>0,000624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552" calcext:value-type="float">
            <text:p>0,00197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65" calcext:value-type="float">
            <text:p>0,00013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419" calcext:value-type="float">
            <text:p>0,000167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994" calcext:value-type="float">
            <text:p>0,000141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0969" calcext:value-type="float">
            <text:p>0,0006409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044" calcext:value-type="float">
            <text:p>0,00197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105" calcext:value-type="float">
            <text:p>0,000146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984" calcext:value-type="float">
            <text:p>0,000163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338" calcext:value-type="float">
            <text:p>0,000143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113" calcext:value-type="float">
            <text:p>0,000681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905" calcext:value-type="float">
            <text:p>0,00199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403" calcext:value-type="float">
            <text:p>0,000152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735" calcext:value-type="float">
            <text:p>0,000158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4518" calcext:value-type="float">
            <text:p>0,000144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9929" calcext:value-type="float">
            <text:p>0,0006899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817" calcext:value-type="float">
            <text:p>0,00191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928" calcext:value-type="float">
            <text:p>0,000134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721" calcext:value-type="float">
            <text:p>0,000136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381" calcext:value-type="float">
            <text:p>0,000135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3197" calcext:value-type="float">
            <text:p>0,000633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027" calcext:value-type="float">
            <text:p>0,00195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757" calcext:value-type="float">
            <text:p>0,000135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2482" calcext:value-type="float">
            <text:p>0,000132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2399" calcext:value-type="float">
            <text:p>0,000132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5448" calcext:value-type="float">
            <text:p>0,000645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3475" calcext:value-type="float">
            <text:p>0,00233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7655" calcext:value-type="float">
            <text:p>0,000387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87372" calcext:value-type="float">
            <text:p>0,000387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7064" calcext:value-type="float">
            <text:p>0,0002970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793" calcext:value-type="float">
            <text:p>0,001247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747" calcext:value-type="float">
            <text:p>0,00259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39" calcext:value-type="float">
            <text:p>0,00015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018" calcext:value-type="float">
            <text:p>0,000137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737" calcext:value-type="float">
            <text:p>0,000172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70005" calcext:value-type="float">
            <text:p>0,0006700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007" calcext:value-type="float">
            <text:p>0,00195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683" calcext:value-type="float">
            <text:p>0,0001406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405" calcext:value-type="float">
            <text:p>0,000146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109" calcext:value-type="float">
            <text:p>0,000155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7422" calcext:value-type="float">
            <text:p>0,000657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341" calcext:value-type="float">
            <text:p>0,00204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466" calcext:value-type="float">
            <text:p>0,000136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837" calcext:value-type="float">
            <text:p>0,000154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726" calcext:value-type="float">
            <text:p>0,000146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0272" calcext:value-type="float">
            <text:p>0,0006402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893" calcext:value-type="float">
            <text:p>0,00219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24702" calcext:value-type="float">
            <text:p>0,000224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026" calcext:value-type="float">
            <text:p>0,000175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649" calcext:value-type="float">
            <text:p>0,000165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1506" calcext:value-type="float">
            <text:p>0,0007915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563" calcext:value-type="float">
            <text:p>0,00329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355" calcext:value-type="float">
            <text:p>0,000180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2154" calcext:value-type="float">
            <text:p>0,000192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0898" calcext:value-type="float">
            <text:p>0,000170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2162" calcext:value-type="float">
            <text:p>0,000722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186" calcext:value-type="float">
            <text:p>0,00199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639" calcext:value-type="float">
            <text:p>0,000136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033" calcext:value-type="float">
            <text:p>0,000137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001" calcext:value-type="float">
            <text:p>0,000136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974" calcext:value-type="float">
            <text:p>0,000659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524" calcext:value-type="float">
            <text:p>0,001895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617" calcext:value-type="float">
            <text:p>0,000135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253" calcext:value-type="float">
            <text:p>0,000137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039" calcext:value-type="float">
            <text:p>0,000136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031" calcext:value-type="float">
            <text:p>0,00064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626" calcext:value-type="float">
            <text:p>0,00194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382" calcext:value-type="float">
            <text:p>0,00013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93" calcext:value-type="float">
            <text:p>0,000137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0957" calcext:value-type="float">
            <text:p>0,000130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4682" calcext:value-type="float">
            <text:p>0,000654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528" calcext:value-type="float">
            <text:p>0,00190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432" calcext:value-type="float">
            <text:p>0,000150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182" calcext:value-type="float">
            <text:p>0,000152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9987" calcext:value-type="float">
            <text:p>0,000159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9328" calcext:value-type="float">
            <text:p>0,000779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6339" calcext:value-type="float">
            <text:p>0,00326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2895" calcext:value-type="float">
            <text:p>0,000262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80773" calcext:value-type="float">
            <text:p>0,0002807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1066" calcext:value-type="float">
            <text:p>0,0002410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221" calcext:value-type="float">
            <text:p>0,0010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11" calcext:value-type="float">
            <text:p>0,00191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659" calcext:value-type="float">
            <text:p>0,000137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313" calcext:value-type="float">
            <text:p>0,000145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879" calcext:value-type="float">
            <text:p>0,000138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2855" calcext:value-type="float">
            <text:p>0,000642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99" calcext:value-type="float">
            <text:p>0,00196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304" calcext:value-type="float">
            <text:p>0,0001353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557" calcext:value-type="float">
            <text:p>0,000138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102" calcext:value-type="float">
            <text:p>0,000152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187" calcext:value-type="float">
            <text:p>0,000681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787" calcext:value-type="float">
            <text:p>0,00184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819" calcext:value-type="float">
            <text:p>0,000135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971" calcext:value-type="float">
            <text:p>0,0001369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937" calcext:value-type="float">
            <text:p>0,000141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68525" calcext:value-type="float">
            <text:p>0,0006685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792" calcext:value-type="float">
            <text:p>0,00186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956" calcext:value-type="float">
            <text:p>0,000135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28623" calcext:value-type="float">
            <text:p>0,000128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103" calcext:value-type="float">
            <text:p>0,000152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5277" calcext:value-type="float">
            <text:p>0,000815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429" calcext:value-type="float">
            <text:p>0,00265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818" calcext:value-type="float">
            <text:p>0,000150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603" calcext:value-type="float">
            <text:p>0,000183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685" calcext:value-type="float">
            <text:p>0,000180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2777" calcext:value-type="float">
            <text:p>0,0006927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152" calcext:value-type="float">
            <text:p>0,00195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197" calcext:value-type="float">
            <text:p>0,000135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24" calcext:value-type="float">
            <text:p>0,000134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609" calcext:value-type="float">
            <text:p>0,000136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8411" calcext:value-type="float">
            <text:p>0,0006484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806" calcext:value-type="float">
            <text:p>0,00196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72" calcext:value-type="float">
            <text:p>0,00013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698" calcext:value-type="float">
            <text:p>0,000139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274" calcext:value-type="float">
            <text:p>0,000161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3456" calcext:value-type="float">
            <text:p>0,000633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651" calcext:value-type="float">
            <text:p>0,00204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9" calcext:value-type="float">
            <text:p>0,0001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6096" calcext:value-type="float">
            <text:p>0,000186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492" calcext:value-type="float">
            <text:p>0,0001694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70365" calcext:value-type="float">
            <text:p>0,0006703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007" calcext:value-type="float">
            <text:p>0,00179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6687" calcext:value-type="float">
            <text:p>0,000156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8073" calcext:value-type="float">
            <text:p>0,000198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55" calcext:value-type="float">
            <text:p>0,00016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8642" calcext:value-type="float">
            <text:p>0,000718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1167" calcext:value-type="float">
            <text:p>0,002011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367" calcext:value-type="float">
            <text:p>0,000179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419" calcext:value-type="float">
            <text:p>0,000164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461" calcext:value-type="float">
            <text:p>0,000148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6657" calcext:value-type="float">
            <text:p>0,0006866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575" calcext:value-type="float">
            <text:p>0,00180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996" calcext:value-type="float">
            <text:p>0,00017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407" calcext:value-type="float">
            <text:p>0,000143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409" calcext:value-type="float">
            <text:p>0,000141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6707" calcext:value-type="float">
            <text:p>0,000667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484" calcext:value-type="float">
            <text:p>0,00199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12" calcext:value-type="float">
            <text:p>0,0001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0313" calcext:value-type="float">
            <text:p>0,000130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131" calcext:value-type="float">
            <text:p>0,000145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60471" calcext:value-type="float">
            <text:p>0,000660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944" calcext:value-type="float">
            <text:p>0,00196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072" calcext:value-type="float">
            <text:p>0,000135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1472" calcext:value-type="float">
            <text:p>0,000131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1978" calcext:value-type="float">
            <text:p>0,00013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3385" calcext:value-type="float">
            <text:p>0,0006533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183" calcext:value-type="float">
            <text:p>0,00184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813" calcext:value-type="float">
            <text:p>0,000135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60601" calcext:value-type="float">
            <text:p>0,0002606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99" calcext:value-type="float">
            <text:p>0,00013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8628" calcext:value-type="float">
            <text:p>0,000648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204" calcext:value-type="float">
            <text:p>0,00157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4595" calcext:value-type="float">
            <text:p>0,000154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4302" calcext:value-type="float">
            <text:p>0,000144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091" calcext:value-type="float">
            <text:p>0,000140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9767" calcext:value-type="float">
            <text:p>0,0006297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57322" calcext:value-type="float">
            <text:p>0,00157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2397" calcext:value-type="float">
            <text:p>0,000132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4134" calcext:value-type="float">
            <text:p>0,0001441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077" calcext:value-type="float">
            <text:p>0,000146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5311" calcext:value-type="float">
            <text:p>0,0007553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015" calcext:value-type="float">
            <text:p>0,0029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738" calcext:value-type="float">
            <text:p>0,00051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2647" calcext:value-type="float">
            <text:p>0,000292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0007" calcext:value-type="float">
            <text:p>0,000390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757" calcext:value-type="float">
            <text:p>0,00138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564" calcext:value-type="float">
            <text:p>0,00173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2176" calcext:value-type="float">
            <text:p>0,000152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52" calcext:value-type="float">
            <text:p>0,00014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08" calcext:value-type="float">
            <text:p>0,00014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4323" calcext:value-type="float">
            <text:p>0,0006543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1334" calcext:value-type="float">
            <text:p>0,00161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145" calcext:value-type="float">
            <text:p>0,000158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323" calcext:value-type="float">
            <text:p>0,000164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942" calcext:value-type="float">
            <text:p>0,000145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8855" calcext:value-type="float">
            <text:p>0,000648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248" calcext:value-type="float">
            <text:p>0,00165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9922" calcext:value-type="float">
            <text:p>0,000219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656" calcext:value-type="float">
            <text:p>0,000340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8967" calcext:value-type="float">
            <text:p>0,000298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091" calcext:value-type="float">
            <text:p>0,001030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723" calcext:value-type="float">
            <text:p>0,00209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422" calcext:value-type="float">
            <text:p>0,000169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4225" calcext:value-type="float">
            <text:p>0,000214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8932" calcext:value-type="float">
            <text:p>0,000208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3083" calcext:value-type="float">
            <text:p>0,000693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733" calcext:value-type="float">
            <text:p>0,00177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9002" calcext:value-type="float">
            <text:p>0,0001490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723" calcext:value-type="float">
            <text:p>0,000177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6312" calcext:value-type="float">
            <text:p>0,000166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0357" calcext:value-type="float">
            <text:p>0,0006803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912" calcext:value-type="float">
            <text:p>0,00175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408" calcext:value-type="float">
            <text:p>0,000145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0264" calcext:value-type="float">
            <text:p>0,000160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23" calcext:value-type="float">
            <text:p>0,00016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2286" calcext:value-type="float">
            <text:p>0,000692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106" calcext:value-type="float">
            <text:p>0,00179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951" calcext:value-type="float">
            <text:p>0,000146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659" calcext:value-type="float">
            <text:p>0,000158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061" calcext:value-type="float">
            <text:p>0,000172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5713" calcext:value-type="float">
            <text:p>0,0006957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944" calcext:value-type="float">
            <text:p>0,00194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8399" calcext:value-type="float">
            <text:p>0,000168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021" calcext:value-type="float">
            <text:p>0,000180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786" calcext:value-type="float">
            <text:p>0,000153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9674" calcext:value-type="float">
            <text:p>0,0006896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321" calcext:value-type="float">
            <text:p>0,00206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324" calcext:value-type="float">
            <text:p>0,000135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583" calcext:value-type="float">
            <text:p>0,000143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91" calcext:value-type="float">
            <text:p>0,00016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2235" calcext:value-type="float">
            <text:p>0,0007522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024" calcext:value-type="float">
            <text:p>0,00207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568" calcext:value-type="float">
            <text:p>0,0001475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812" calcext:value-type="float">
            <text:p>0,000146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363" calcext:value-type="float">
            <text:p>0,0001483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3512" calcext:value-type="float">
            <text:p>0,0007835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546" calcext:value-type="float">
            <text:p>0,00191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468" calcext:value-type="float">
            <text:p>0,000148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864" calcext:value-type="float">
            <text:p>0,000139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4684" calcext:value-type="float">
            <text:p>0,000174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2772" calcext:value-type="float">
            <text:p>0,000702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661" calcext:value-type="float">
            <text:p>0,00196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918" calcext:value-type="float">
            <text:p>0,000134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248" calcext:value-type="float">
            <text:p>0,000138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1989" calcext:value-type="float">
            <text:p>0,000131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1504" calcext:value-type="float">
            <text:p>0,000621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692" calcext:value-type="float">
            <text:p>0,00181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117" calcext:value-type="float">
            <text:p>0,0001351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2224" calcext:value-type="float">
            <text:p>0,000132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602" calcext:value-type="float">
            <text:p>0,000145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0399" calcext:value-type="float">
            <text:p>0,0006303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908" calcext:value-type="float">
            <text:p>0,00213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947" calcext:value-type="float">
            <text:p>0,000141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302" calcext:value-type="float">
            <text:p>0,000153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6095" calcext:value-type="float">
            <text:p>0,000136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9799" calcext:value-type="float">
            <text:p>0,000639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869" calcext:value-type="float">
            <text:p>0,00198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7364" calcext:value-type="float">
            <text:p>0,000157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301" calcext:value-type="float">
            <text:p>0,000153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317" calcext:value-type="float">
            <text:p>0,000147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0319" calcext:value-type="float">
            <text:p>0,0006403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43" calcext:value-type="float">
            <text:p>0,0019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689" calcext:value-type="float">
            <text:p>0,000158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499" calcext:value-type="float">
            <text:p>0,000137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8421" calcext:value-type="float">
            <text:p>0,000148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2015" calcext:value-type="float">
            <text:p>0,000642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656" calcext:value-type="float">
            <text:p>0,00186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91717" calcext:value-type="float">
            <text:p>0,000291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615" calcext:value-type="float">
            <text:p>0,000309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8874" calcext:value-type="float">
            <text:p>0,000248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8795" calcext:value-type="float">
            <text:p>0,00118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213" calcext:value-type="float">
            <text:p>0,0029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221" calcext:value-type="float">
            <text:p>0,000358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552" calcext:value-type="float">
            <text:p>0,000309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748" calcext:value-type="float">
            <text:p>0,000325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4499" calcext:value-type="float">
            <text:p>0,001244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929" calcext:value-type="float">
            <text:p>0,00215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9" calcext:value-type="float">
            <text:p>0,00013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3695" calcext:value-type="float">
            <text:p>0,000133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3135" calcext:value-type="float">
            <text:p>0,000133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3107" calcext:value-type="float">
            <text:p>0,0006531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292" calcext:value-type="float">
            <text:p>0,00185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979" calcext:value-type="float">
            <text:p>0,000134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586" calcext:value-type="float">
            <text:p>0,000135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83" calcext:value-type="float">
            <text:p>0,00013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1325" calcext:value-type="float">
            <text:p>0,000651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91" calcext:value-type="float">
            <text:p>0,00215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788" calcext:value-type="float">
            <text:p>0,00020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9231" calcext:value-type="float">
            <text:p>0,000199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117" calcext:value-type="float">
            <text:p>0,000161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9041" calcext:value-type="float">
            <text:p>0,000639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209" calcext:value-type="float">
            <text:p>0,00228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7161" calcext:value-type="float">
            <text:p>0,000137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372" calcext:value-type="float">
            <text:p>0,000141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412" calcext:value-type="float">
            <text:p>0,000141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7317" calcext:value-type="float">
            <text:p>0,000657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793" calcext:value-type="float">
            <text:p>0,00196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983" calcext:value-type="float">
            <text:p>0,000140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378" calcext:value-type="float">
            <text:p>0,000146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831" calcext:value-type="float">
            <text:p>0,000138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8943" calcext:value-type="float">
            <text:p>0,000648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286" calcext:value-type="float">
            <text:p>0,00198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545" calcext:value-type="float">
            <text:p>0,000134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331" calcext:value-type="float">
            <text:p>0,000143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205" calcext:value-type="float">
            <text:p>0,000141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5624" calcext:value-type="float">
            <text:p>0,0006456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594" calcext:value-type="float">
            <text:p>0,00193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845" calcext:value-type="float">
            <text:p>0,000135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447" calcext:value-type="float">
            <text:p>0,000141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35" calcext:value-type="float">
            <text:p>0,00014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6778" calcext:value-type="float">
            <text:p>0,000646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124" calcext:value-type="float">
            <text:p>0,00189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5451" calcext:value-type="float">
            <text:p>0,000135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7169" calcext:value-type="float">
            <text:p>0,000167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0518" calcext:value-type="float">
            <text:p>0,0001705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4389" calcext:value-type="float">
            <text:p>0,0008043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315" calcext:value-type="float">
            <text:p>0,00199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42" calcext:value-type="float">
            <text:p>0,00014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3308" calcext:value-type="float">
            <text:p>0,000143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472" calcext:value-type="float">
            <text:p>0,000164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85809" calcext:value-type="float">
            <text:p>0,0006858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435" calcext:value-type="float">
            <text:p>0,001984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523" calcext:value-type="float">
            <text:p>0,000138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5627" calcext:value-type="float">
            <text:p>0,000145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898" calcext:value-type="float">
            <text:p>0,000161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9611" calcext:value-type="float">
            <text:p>0,000629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444" calcext:value-type="float">
            <text:p>0,00207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965" calcext:value-type="float">
            <text:p>0,000162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9097" calcext:value-type="float">
            <text:p>0,000139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712" calcext:value-type="float">
            <text:p>0,000147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54535" calcext:value-type="float">
            <text:p>0,0006545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765" calcext:value-type="float">
            <text:p>0,00182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984" calcext:value-type="float">
            <text:p>0,000146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2056" calcext:value-type="float">
            <text:p>0,000142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208" calcext:value-type="float">
            <text:p>0,000141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5366" calcext:value-type="float">
            <text:p>0,0006253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176" calcext:value-type="float">
            <text:p>0,0018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574" calcext:value-type="float">
            <text:p>0,000134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957" calcext:value-type="float">
            <text:p>0,000155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6904" calcext:value-type="float">
            <text:p>0,000156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0904" calcext:value-type="float">
            <text:p>0,0006209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873" calcext:value-type="float">
            <text:p>0,00190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4277" calcext:value-type="float">
            <text:p>0,000134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9536" calcext:value-type="float">
            <text:p>0,000159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6971" calcext:value-type="float">
            <text:p>0,000146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9938" calcext:value-type="float">
            <text:p>0,000619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808" calcext:value-type="float">
            <text:p>0,00190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3808" calcext:value-type="float">
            <text:p>0,000133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229" calcext:value-type="float">
            <text:p>0,000150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71" calcext:value-type="float">
            <text:p>0,00015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42532" calcext:value-type="float">
            <text:p>0,000642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143" calcext:value-type="float">
            <text:p>0,00200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419" calcext:value-type="float">
            <text:p>0,0002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3321" calcext:value-type="float">
            <text:p>0,000213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76531" calcext:value-type="float">
            <text:p>0,000276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1239" calcext:value-type="float">
            <text:p>0,001212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6327" calcext:value-type="float">
            <text:p>0,00286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0325" calcext:value-type="float">
            <text:p>0,000140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776" calcext:value-type="float">
            <text:p>0,00014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0257" calcext:value-type="float">
            <text:p>0,000150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3881" calcext:value-type="float">
            <text:p>0,00063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074" calcext:value-type="float">
            <text:p>0,00200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41553" calcext:value-type="float">
            <text:p>0,000141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86" calcext:value-type="float">
            <text:p>0,0001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38051" calcext:value-type="float">
            <text:p>0,000138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9297" calcext:value-type="float">
            <text:p>0,0006192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179" calcext:value-type="float">
            <text:p>0,00173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031" calcext:value-type="float">
            <text:p>0,000169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7706" calcext:value-type="float">
            <text:p>0,000177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5919" calcext:value-type="float">
            <text:p>0,000195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8218" calcext:value-type="float">
            <text:p>0,0008482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347" calcext:value-type="float">
            <text:p>0,00188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1119" calcext:value-type="float">
            <text:p>0,000201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431" calcext:value-type="float">
            <text:p>0,000171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3378" calcext:value-type="float">
            <text:p>0,000303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9331" calcext:value-type="float">
            <text:p>0,0008993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3853" calcext:value-type="float">
            <text:p>0,00323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751" calcext:value-type="float">
            <text:p>0,000176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2519" calcext:value-type="float">
            <text:p>0,000172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9142" calcext:value-type="float">
            <text:p>0,000159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324" calcext:value-type="float">
            <text:p>0,00073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101" calcext:value-type="float">
            <text:p>0,001771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854" calcext:value-type="float">
            <text:p>0,000163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0207" calcext:value-type="float">
            <text:p>0,000170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225" calcext:value-type="float">
            <text:p>0,000163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3066" calcext:value-type="float">
            <text:p>0,0007130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881" calcext:value-type="float">
            <text:p>0,00175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881" calcext:value-type="float">
            <text:p>0,000163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332" calcext:value-type="float">
            <text:p>0,000176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796" calcext:value-type="float">
            <text:p>0,000163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2368" calcext:value-type="float">
            <text:p>0,0007323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911" calcext:value-type="float">
            <text:p>0,00194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4538" calcext:value-type="float">
            <text:p>0,000194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677" calcext:value-type="float">
            <text:p>0,000176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829" calcext:value-type="float">
            <text:p>0,000171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1092" calcext:value-type="float">
            <text:p>0,000761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654" calcext:value-type="float">
            <text:p>0,00176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029" calcext:value-type="float">
            <text:p>0,000171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883" calcext:value-type="float">
            <text:p>0,000175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673" calcext:value-type="float">
            <text:p>0,00019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1176" calcext:value-type="float">
            <text:p>0,0008911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0148" calcext:value-type="float">
            <text:p>0,00290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0611" calcext:value-type="float">
            <text:p>0,000520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969" calcext:value-type="float">
            <text:p>0,000324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173" calcext:value-type="float">
            <text:p>0,00020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8623" calcext:value-type="float">
            <text:p>0,0009786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893" calcext:value-type="float">
            <text:p>0,002168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378" calcext:value-type="float">
            <text:p>0,0001643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794" calcext:value-type="float">
            <text:p>0,000153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466" calcext:value-type="float">
            <text:p>0,000183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04069" calcext:value-type="float">
            <text:p>0,000704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052" calcext:value-type="float">
            <text:p>0,00174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6519" calcext:value-type="float">
            <text:p>0,000176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9716" calcext:value-type="float">
            <text:p>0,000169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391" calcext:value-type="float">
            <text:p>0,000164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97875" calcext:value-type="float">
            <text:p>0,0006978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947" calcext:value-type="float">
            <text:p>0,001729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3118" calcext:value-type="float">
            <text:p>0,000153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727" calcext:value-type="float">
            <text:p>0,00016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398" calcext:value-type="float">
            <text:p>0,000162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6414" calcext:value-type="float">
            <text:p>0,000716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228" calcext:value-type="float">
            <text:p>0,00199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15387" calcext:value-type="float">
            <text:p>0,000215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9311" calcext:value-type="float">
            <text:p>0,000189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142" calcext:value-type="float">
            <text:p>0,000175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8755" calcext:value-type="float">
            <text:p>0,00148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944" calcext:value-type="float">
            <text:p>0,002469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4569" calcext:value-type="float">
            <text:p>0,000184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8538" calcext:value-type="float">
            <text:p>0,000168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767" calcext:value-type="float">
            <text:p>0,000180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6413" calcext:value-type="float">
            <text:p>0,000716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872" calcext:value-type="float">
            <text:p>0,00212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2044" calcext:value-type="float">
            <text:p>0,000182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128" calcext:value-type="float">
            <text:p>0,0001621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0955" calcext:value-type="float">
            <text:p>0,000160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0988" calcext:value-type="float">
            <text:p>0,000750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404" calcext:value-type="float">
            <text:p>0,00211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7268" calcext:value-type="float">
            <text:p>0,000157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55262" calcext:value-type="float">
            <text:p>0,000155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895" calcext:value-type="float">
            <text:p>0,000162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4017" calcext:value-type="float">
            <text:p>0,000874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815" calcext:value-type="float">
            <text:p>0,002048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8776" calcext:value-type="float">
            <text:p>0,000208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4368" calcext:value-type="float">
            <text:p>0,000204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0077" calcext:value-type="float">
            <text:p>0,000180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3401" calcext:value-type="float">
            <text:p>0,000803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861" calcext:value-type="float">
            <text:p>0,00176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79" calcext:value-type="float">
            <text:p>0,00016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785" calcext:value-type="float">
            <text:p>0,000175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1526" calcext:value-type="float">
            <text:p>0,000171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4772" calcext:value-type="float">
            <text:p>0,000724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362" calcext:value-type="float">
            <text:p>0,00183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1163" calcext:value-type="float">
            <text:p>0,000191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8055" calcext:value-type="float">
            <text:p>0,000198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978" calcext:value-type="float">
            <text:p>0,000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3847" calcext:value-type="float">
            <text:p>0,0008238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939" calcext:value-type="float">
            <text:p>0,00176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467" calcext:value-type="float">
            <text:p>0,000163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451" calcext:value-type="float">
            <text:p>0,000162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5923" calcext:value-type="float">
            <text:p>0,000175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55373" calcext:value-type="float">
            <text:p>0,0007553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068" calcext:value-type="float">
            <text:p>0,00183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047" calcext:value-type="float">
            <text:p>0,000165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414" calcext:value-type="float">
            <text:p>0,00016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1732" calcext:value-type="float">
            <text:p>0,000181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6589" calcext:value-type="float">
            <text:p>0,0007365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563" calcext:value-type="float">
            <text:p>0,00175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474" calcext:value-type="float">
            <text:p>0,000163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585" calcext:value-type="float">
            <text:p>0,000163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70129" calcext:value-type="float">
            <text:p>0,000170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8757" calcext:value-type="float">
            <text:p>0,000738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14" calcext:value-type="float">
            <text:p>0,00177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6" calcext:value-type="float">
            <text:p>0,0001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3844" calcext:value-type="float">
            <text:p>0,000163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5048" calcext:value-type="float">
            <text:p>0,000165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26393" calcext:value-type="float">
            <text:p>0,000726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742" calcext:value-type="float">
            <text:p>0,00174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1" calcext:value-type="float">
            <text:p>0,000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62068" calcext:value-type="float">
            <text:p>0,000162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183982" calcext:value-type="float">
            <text:p>0,000183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493" calcext:value-type="float">
            <text:p>0,00074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451" calcext:value-type="float">
            <text:p>0,00215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51702" calcext:value-type="float">
            <text:p>0,000251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1085" calcext:value-type="float">
            <text:p>0,000201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206582" calcext:value-type="float">
            <text:p>0,000206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0283" calcext:value-type="float">
            <text:p>0,001302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2851" calcext:value-type="float">
            <text:p>0,002828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089" calcext:value-type="float">
            <text:p>0,000369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3978" calcext:value-type="float">
            <text:p>0,000233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294" calcext:value-type="float">
            <text:p>0,000218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25378" calcext:value-type="float">
            <text:p>0,000825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907" calcext:value-type="float">
            <text:p>0,00209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9149" calcext:value-type="float">
            <text:p>0,000249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4794" calcext:value-type="float">
            <text:p>0,000274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2729" calcext:value-type="float">
            <text:p>0,000232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92003" calcext:value-type="float">
            <text:p>0,000892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7246" calcext:value-type="float">
            <text:p>0,00337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206" calcext:value-type="float">
            <text:p>0,000186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3733" calcext:value-type="float">
            <text:p>0,000193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7805" calcext:value-type="float">
            <text:p>0,000227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3608" calcext:value-type="float">
            <text:p>0,000753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186" calcext:value-type="float">
            <text:p>0,00239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289" calcext:value-type="float">
            <text:p>0,000180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582" calcext:value-type="float">
            <text:p>0,000186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473" calcext:value-type="float">
            <text:p>0,000184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60277" calcext:value-type="float">
            <text:p>0,000760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825" calcext:value-type="float">
            <text:p>0,00219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963" calcext:value-type="float">
            <text:p>0,000204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1809" calcext:value-type="float">
            <text:p>0,000211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278" calcext:value-type="float">
            <text:p>0,000192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2605" calcext:value-type="float">
            <text:p>0,000732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338" calcext:value-type="float">
            <text:p>0,00224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241" calcext:value-type="float">
            <text:p>0,000184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512" calcext:value-type="float">
            <text:p>0,000192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1617" calcext:value-type="float">
            <text:p>0,000191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0709" calcext:value-type="float">
            <text:p>0,0007307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607" calcext:value-type="float">
            <text:p>0,00233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964" calcext:value-type="float">
            <text:p>0,000182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514" calcext:value-type="float">
            <text:p>0,000186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788" calcext:value-type="float">
            <text:p>0,000184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972" calcext:value-type="float">
            <text:p>0,000749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274" calcext:value-type="float">
            <text:p>0,00218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118" calcext:value-type="float">
            <text:p>0,000180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731" calcext:value-type="float">
            <text:p>0,000216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9588" calcext:value-type="float">
            <text:p>0,000199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1036" calcext:value-type="float">
            <text:p>0,000721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764" calcext:value-type="float">
            <text:p>0,00227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173" calcext:value-type="float">
            <text:p>0,000214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163" calcext:value-type="float">
            <text:p>0,000185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787" calcext:value-type="float">
            <text:p>0,000183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1449" calcext:value-type="float">
            <text:p>0,0007314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459" calcext:value-type="float">
            <text:p>0,00240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3997" calcext:value-type="float">
            <text:p>0,000213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374" calcext:value-type="float">
            <text:p>0,000201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9074" calcext:value-type="float">
            <text:p>0,000189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2941" calcext:value-type="float">
            <text:p>0,0007429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587" calcext:value-type="float">
            <text:p>0,00226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406" calcext:value-type="float">
            <text:p>0,000182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1112" calcext:value-type="float">
            <text:p>0,000191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9438" calcext:value-type="float">
            <text:p>0,000199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0445" calcext:value-type="float">
            <text:p>0,0007504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493" calcext:value-type="float">
            <text:p>0,00237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8685" calcext:value-type="float">
            <text:p>0,000178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8539" calcext:value-type="float">
            <text:p>0,000188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122" calcext:value-type="float">
            <text:p>0,000190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62041" calcext:value-type="float">
            <text:p>0,000762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481" calcext:value-type="float">
            <text:p>0,002324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578" calcext:value-type="float">
            <text:p>0,000204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7062" calcext:value-type="float">
            <text:p>0,000177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679" calcext:value-type="float">
            <text:p>0,00017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0906" calcext:value-type="float">
            <text:p>0,0007509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019" calcext:value-type="float">
            <text:p>0,0023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384" calcext:value-type="float">
            <text:p>0,000192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1262" calcext:value-type="float">
            <text:p>0,000211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434" calcext:value-type="float">
            <text:p>0,00022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66952" calcext:value-type="float">
            <text:p>0,0009669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0633" calcext:value-type="float">
            <text:p>0,00360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6159" calcext:value-type="float">
            <text:p>0,000296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733" calcext:value-type="float">
            <text:p>0,000371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47312" calcext:value-type="float">
            <text:p>0,000547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359" calcext:value-type="float">
            <text:p>0,001233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712" calcext:value-type="float">
            <text:p>0,00244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824" calcext:value-type="float">
            <text:p>0,000203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822" calcext:value-type="float">
            <text:p>0,000208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959" calcext:value-type="float">
            <text:p>0,000186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0243" calcext:value-type="float">
            <text:p>0,0007402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18" calcext:value-type="float">
            <text:p>0,0023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159" calcext:value-type="float">
            <text:p>0,000185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646" calcext:value-type="float">
            <text:p>0,00019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583" calcext:value-type="float">
            <text:p>0,000201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7629" calcext:value-type="float">
            <text:p>0,0007276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966" calcext:value-type="float">
            <text:p>0,00219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7153" calcext:value-type="float">
            <text:p>0,000267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454" calcext:value-type="float">
            <text:p>0,000362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375" calcext:value-type="float">
            <text:p>0,00025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82167" calcext:value-type="float">
            <text:p>0,000882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206" calcext:value-type="float">
            <text:p>0,00231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1946" calcext:value-type="float">
            <text:p>0,000241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145" calcext:value-type="float">
            <text:p>0,000214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3823" calcext:value-type="float">
            <text:p>0,000213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3493" calcext:value-type="float">
            <text:p>0,0009334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684" calcext:value-type="float">
            <text:p>0,00290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776" calcext:value-type="float">
            <text:p>0,000206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7668" calcext:value-type="float">
            <text:p>0,000237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0657" calcext:value-type="float">
            <text:p>0,000200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27225" calcext:value-type="float">
            <text:p>0,000827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536" calcext:value-type="float">
            <text:p>0,00237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906" calcext:value-type="float">
            <text:p>0,000183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664" calcext:value-type="float">
            <text:p>0,000190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3579" calcext:value-type="float">
            <text:p>0,000213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2929" calcext:value-type="float">
            <text:p>0,0007429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905" calcext:value-type="float">
            <text:p>0,00233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512" calcext:value-type="float">
            <text:p>0,00022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7388" calcext:value-type="float">
            <text:p>0,000227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3883" calcext:value-type="float">
            <text:p>0,000193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05315" calcext:value-type="float">
            <text:p>0,0009053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1464" calcext:value-type="float">
            <text:p>0,00191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203" calcext:value-type="float">
            <text:p>0,000180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181" calcext:value-type="float">
            <text:p>0,00022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284" calcext:value-type="float">
            <text:p>0,000215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79618" calcext:value-type="float">
            <text:p>0,000779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806" calcext:value-type="float">
            <text:p>0,00237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366" calcext:value-type="float">
            <text:p>0,000179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224" calcext:value-type="float">
            <text:p>0,000180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2237" calcext:value-type="float">
            <text:p>0,000222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5127" calcext:value-type="float">
            <text:p>0,000725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098" calcext:value-type="float">
            <text:p>0,002410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963" calcext:value-type="float">
            <text:p>0,000180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607" calcext:value-type="float">
            <text:p>0,000179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078" calcext:value-type="float">
            <text:p>0,000184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4017" calcext:value-type="float">
            <text:p>0,000754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051" calcext:value-type="float">
            <text:p>0,00242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928" calcext:value-type="float">
            <text:p>0,000201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571" calcext:value-type="float">
            <text:p>0,000184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307" calcext:value-type="float">
            <text:p>0,000183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92517" calcext:value-type="float">
            <text:p>0,0007925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3523" calcext:value-type="float">
            <text:p>0,00193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101" calcext:value-type="float">
            <text:p>0,000179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239" calcext:value-type="float">
            <text:p>0,000180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371" calcext:value-type="float">
            <text:p>0,000184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33" calcext:value-type="float">
            <text:p>0,0007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44" calcext:value-type="float">
            <text:p>0,00217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781" calcext:value-type="float">
            <text:p>0,000201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5954" calcext:value-type="float">
            <text:p>0,000195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83" calcext:value-type="float">
            <text:p>0,00021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61605" calcext:value-type="float">
            <text:p>0,000861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0151" calcext:value-type="float">
            <text:p>0,00320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2434" calcext:value-type="float">
            <text:p>0,000472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859" calcext:value-type="float">
            <text:p>0,000401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277" calcext:value-type="float">
            <text:p>0,000394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1259" calcext:value-type="float">
            <text:p>0,00131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084" calcext:value-type="float">
            <text:p>0,00243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833" calcext:value-type="float">
            <text:p>0,000183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284" calcext:value-type="float">
            <text:p>0,000203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9511" calcext:value-type="float">
            <text:p>0,000199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05754" calcext:value-type="float">
            <text:p>0,0007057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176" calcext:value-type="float">
            <text:p>0,00223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322" calcext:value-type="float">
            <text:p>0,000183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847" calcext:value-type="float">
            <text:p>0,000184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468" calcext:value-type="float">
            <text:p>0,000185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5419" calcext:value-type="float">
            <text:p>0,0007454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687" calcext:value-type="float">
            <text:p>0,00235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3747" calcext:value-type="float">
            <text:p>0,000243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8852" calcext:value-type="float">
            <text:p>0,000258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5477" calcext:value-type="float">
            <text:p>0,000255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612" calcext:value-type="float">
            <text:p>0,001366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407" calcext:value-type="float">
            <text:p>0,002704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873" calcext:value-type="float">
            <text:p>0,000182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4649" calcext:value-type="float">
            <text:p>0,000224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504" calcext:value-type="float">
            <text:p>0,000182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8088" calcext:value-type="float">
            <text:p>0,000728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774" calcext:value-type="float">
            <text:p>0,00197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284" calcext:value-type="float">
            <text:p>0,0001852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95" calcext:value-type="float">
            <text:p>0,00018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193" calcext:value-type="float">
            <text:p>0,000183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3785" calcext:value-type="float">
            <text:p>0,0007237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5425" calcext:value-type="float">
            <text:p>0,00185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709" calcext:value-type="float">
            <text:p>0,000190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7877" calcext:value-type="float">
            <text:p>0,000187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595" calcext:value-type="float">
            <text:p>0,0001825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1273" calcext:value-type="float">
            <text:p>0,0007312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062" calcext:value-type="float">
            <text:p>0,00225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8365" calcext:value-type="float">
            <text:p>0,000248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6343" calcext:value-type="float">
            <text:p>0,000236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7867" calcext:value-type="float">
            <text:p>0,000227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04516" calcext:value-type="float">
            <text:p>0,0009045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104" calcext:value-type="float">
            <text:p>0,002491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3003" calcext:value-type="float">
            <text:p>0,000513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27887" calcext:value-type="float">
            <text:p>0,000327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087" calcext:value-type="float">
            <text:p>0,000398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6356" calcext:value-type="float">
            <text:p>0,00136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6061" calcext:value-type="float">
            <text:p>0,00316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09" calcext:value-type="float">
            <text:p>0,000204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9675" calcext:value-type="float">
            <text:p>0,000239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181" calcext:value-type="float">
            <text:p>0,00023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59669" calcext:value-type="float">
            <text:p>0,0008596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942" calcext:value-type="float">
            <text:p>0,00231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62" calcext:value-type="float">
            <text:p>0,000204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665" calcext:value-type="float">
            <text:p>0,000214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309" calcext:value-type="float">
            <text:p>0,000215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5773" calcext:value-type="float">
            <text:p>0,0008157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796" calcext:value-type="float">
            <text:p>0,00227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6005" calcext:value-type="float">
            <text:p>0,000196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914" calcext:value-type="float">
            <text:p>0,0002089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462" calcext:value-type="float">
            <text:p>0,000206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6764" calcext:value-type="float">
            <text:p>0,0008167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026" calcext:value-type="float">
            <text:p>0,00336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468" calcext:value-type="float">
            <text:p>0,000185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4732" calcext:value-type="float">
            <text:p>0,000194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52" calcext:value-type="float">
            <text:p>0,00018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6725" calcext:value-type="float">
            <text:p>0,000746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265" calcext:value-type="float">
            <text:p>0,00192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0935" calcext:value-type="float">
            <text:p>0,000220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756" calcext:value-type="float">
            <text:p>0,000186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888" calcext:value-type="float">
            <text:p>0,000208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7671" calcext:value-type="float">
            <text:p>0,000747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618" calcext:value-type="float">
            <text:p>0,00233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9637" calcext:value-type="float">
            <text:p>0,0001896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944" calcext:value-type="float">
            <text:p>0,000186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8505" calcext:value-type="float">
            <text:p>0,000188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0992" calcext:value-type="float">
            <text:p>0,000750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089" calcext:value-type="float">
            <text:p>0,00221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1327" calcext:value-type="float">
            <text:p>0,000181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1841" calcext:value-type="float">
            <text:p>0,000231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7399" calcext:value-type="float">
            <text:p>0,000187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7679" calcext:value-type="float">
            <text:p>0,000737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074" calcext:value-type="float">
            <text:p>0,00227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1762" calcext:value-type="float">
            <text:p>0,000181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786" calcext:value-type="float">
            <text:p>0,000186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8242" calcext:value-type="float">
            <text:p>0,000188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5584" calcext:value-type="float">
            <text:p>0,0007455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967" calcext:value-type="float">
            <text:p>0,00218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7203" calcext:value-type="float">
            <text:p>0,000197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909" calcext:value-type="float">
            <text:p>0,000206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876" calcext:value-type="float">
            <text:p>0,000202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309" calcext:value-type="float">
            <text:p>0,000927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235" calcext:value-type="float">
            <text:p>0,00301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923" calcext:value-type="float">
            <text:p>0,000218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842" calcext:value-type="float">
            <text:p>0,000208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3889" calcext:value-type="float">
            <text:p>0,000213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8324" calcext:value-type="float">
            <text:p>0,000748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166" calcext:value-type="float">
            <text:p>0,00205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2513" calcext:value-type="float">
            <text:p>0,000222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592" calcext:value-type="float">
            <text:p>0,000183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083" calcext:value-type="float">
            <text:p>0,000185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1562" calcext:value-type="float">
            <text:p>0,0007515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2993" calcext:value-type="float">
            <text:p>0,00192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919" calcext:value-type="float">
            <text:p>0,000179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676" calcext:value-type="float">
            <text:p>0,000185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973" calcext:value-type="float">
            <text:p>0,0001839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0961" calcext:value-type="float">
            <text:p>0,0009509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2692" calcext:value-type="float">
            <text:p>0,00302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945" calcext:value-type="float">
            <text:p>0,000180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046" calcext:value-type="float">
            <text:p>0,000218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3721" calcext:value-type="float">
            <text:p>0,000193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4473" calcext:value-type="float">
            <text:p>0,000734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587" calcext:value-type="float">
            <text:p>0,00211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0205" calcext:value-type="float">
            <text:p>0,00023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0154" calcext:value-type="float">
            <text:p>0,000260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00717" calcext:value-type="float">
            <text:p>0,000300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82458" calcext:value-type="float">
            <text:p>0,0008824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8497" calcext:value-type="float">
            <text:p>0,003384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937" calcext:value-type="float">
            <text:p>0,000207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723" calcext:value-type="float">
            <text:p>0,00025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1145" calcext:value-type="float">
            <text:p>0,0002211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375" calcext:value-type="float">
            <text:p>0,00115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17" calcext:value-type="float">
            <text:p>0,0023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4085" calcext:value-type="float">
            <text:p>0,000224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187" calcext:value-type="float">
            <text:p>0,000204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2929" calcext:value-type="float">
            <text:p>0,000232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591" calcext:value-type="float">
            <text:p>0,001165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222" calcext:value-type="float">
            <text:p>0,00246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388" calcext:value-type="float">
            <text:p>0,0002053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202" calcext:value-type="float">
            <text:p>0,0002152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724" calcext:value-type="float">
            <text:p>0,000185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60861" calcext:value-type="float">
            <text:p>0,0007608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544" calcext:value-type="float">
            <text:p>0,00238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249" calcext:value-type="float">
            <text:p>0,0001832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2" calcext:value-type="float">
            <text:p>0,0002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547" calcext:value-type="float">
            <text:p>0,000205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1662" calcext:value-type="float">
            <text:p>0,000721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347" calcext:value-type="float">
            <text:p>0,00236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686" calcext:value-type="float">
            <text:p>0,000179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261" calcext:value-type="float">
            <text:p>0,000185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434" calcext:value-type="float">
            <text:p>0,000186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0033" calcext:value-type="float">
            <text:p>0,00074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922" calcext:value-type="float">
            <text:p>0,00228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9242" calcext:value-type="float">
            <text:p>0,000219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046" calcext:value-type="float">
            <text:p>0,000192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235" calcext:value-type="float">
            <text:p>0,000210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22424" calcext:value-type="float">
            <text:p>0,0008224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32" calcext:value-type="float">
            <text:p>0,0022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1071" calcext:value-type="float">
            <text:p>0,000191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714" calcext:value-type="float">
            <text:p>0,000215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526" calcext:value-type="float">
            <text:p>0,000183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5917" calcext:value-type="float">
            <text:p>0,0007359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" calcext:value-type="float">
            <text:p>0,00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3733" calcext:value-type="float">
            <text:p>0,000223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1966" calcext:value-type="float">
            <text:p>0,000231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8881" calcext:value-type="float">
            <text:p>0,000198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704" calcext:value-type="float">
            <text:p>0,00073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165" calcext:value-type="float">
            <text:p>0,00221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0109" calcext:value-type="float">
            <text:p>0,0002001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263" calcext:value-type="float">
            <text:p>0,00020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072" calcext:value-type="float">
            <text:p>0,000185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3342" calcext:value-type="float">
            <text:p>0,000783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448" calcext:value-type="float">
            <text:p>0,00242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6225" calcext:value-type="float">
            <text:p>0,000216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591" calcext:value-type="float">
            <text:p>0,0002105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713" calcext:value-type="float">
            <text:p>0,000182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1359" calcext:value-type="float">
            <text:p>0,0007413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584" calcext:value-type="float">
            <text:p>0,00230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626" calcext:value-type="float">
            <text:p>0,000180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8589" calcext:value-type="float">
            <text:p>0,000198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366" calcext:value-type="float">
            <text:p>0,000205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5998" calcext:value-type="float">
            <text:p>0,000735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8635" calcext:value-type="float">
            <text:p>0,00188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8852" calcext:value-type="float">
            <text:p>0,000178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679" calcext:value-type="float">
            <text:p>0,000202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071" calcext:value-type="float">
            <text:p>0,000182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3241" calcext:value-type="float">
            <text:p>0,0007232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7895" calcext:value-type="float">
            <text:p>0,001878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945" calcext:value-type="float">
            <text:p>0,0002069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629" calcext:value-type="float">
            <text:p>0,000190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7823" calcext:value-type="float">
            <text:p>0,000177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8846" calcext:value-type="float">
            <text:p>0,0007388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262" calcext:value-type="float">
            <text:p>0,00229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308" calcext:value-type="float">
            <text:p>0,000182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902" calcext:value-type="float">
            <text:p>0,000186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206" calcext:value-type="float">
            <text:p>0,00021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1721" calcext:value-type="float">
            <text:p>0,000717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7905" calcext:value-type="float">
            <text:p>0,00187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714" calcext:value-type="float">
            <text:p>0,00024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4225" calcext:value-type="float">
            <text:p>0,000224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636" calcext:value-type="float">
            <text:p>0,000210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1" calcext:value-type="float">
            <text:p>0,001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0175" calcext:value-type="float">
            <text:p>0,00360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76171" calcext:value-type="float">
            <text:p>0,000276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095" calcext:value-type="float">
            <text:p>0,000204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4882" calcext:value-type="float">
            <text:p>0,000194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216" calcext:value-type="float">
            <text:p>0,001122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793" calcext:value-type="float">
            <text:p>0,00236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356" calcext:value-type="float">
            <text:p>0,000192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7058" calcext:value-type="float">
            <text:p>0,000197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7304" calcext:value-type="float">
            <text:p>0,000187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4128" calcext:value-type="float">
            <text:p>0,000744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504" calcext:value-type="float">
            <text:p>0,002365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1622" calcext:value-type="float">
            <text:p>0,000191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142" calcext:value-type="float">
            <text:p>0,000186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193" calcext:value-type="float">
            <text:p>0,000184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8413" calcext:value-type="float">
            <text:p>0,000738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184" calcext:value-type="float">
            <text:p>0,00254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66435" calcext:value-type="float">
            <text:p>0,000266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679" calcext:value-type="float">
            <text:p>0,000204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8817" calcext:value-type="float">
            <text:p>0,000188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90574" calcext:value-type="float">
            <text:p>0,0007905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921" calcext:value-type="float">
            <text:p>0,002509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5258" calcext:value-type="float">
            <text:p>0,000435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6546" calcext:value-type="float">
            <text:p>0,000296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606" calcext:value-type="float">
            <text:p>0,000182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4621" calcext:value-type="float">
            <text:p>0,000734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889" calcext:value-type="float">
            <text:p>0,00235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6502" calcext:value-type="float">
            <text:p>0,000206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7272" calcext:value-type="float">
            <text:p>0,000197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1096" calcext:value-type="float">
            <text:p>0,000181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9863" calcext:value-type="float">
            <text:p>0,0007498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3314" calcext:value-type="float">
            <text:p>0,00183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702" calcext:value-type="float">
            <text:p>0,000210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666" calcext:value-type="float">
            <text:p>0,000183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271" calcext:value-type="float">
            <text:p>0,000183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8175" calcext:value-type="float">
            <text:p>0,000738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154" calcext:value-type="float">
            <text:p>0,00232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7954" calcext:value-type="float">
            <text:p>0,00017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76" calcext:value-type="float">
            <text:p>0,000204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8461" calcext:value-type="float">
            <text:p>0,000208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90789" calcext:value-type="float">
            <text:p>0,0007907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983" calcext:value-type="float">
            <text:p>0,00233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1779" calcext:value-type="float">
            <text:p>0,000181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6724" calcext:value-type="float">
            <text:p>0,000186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952" calcext:value-type="float">
            <text:p>0,000201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1494" calcext:value-type="float">
            <text:p>0,0007414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986" calcext:value-type="float">
            <text:p>0,002289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7819" calcext:value-type="float">
            <text:p>0,000217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76" calcext:value-type="float">
            <text:p>0,00018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4892" calcext:value-type="float">
            <text:p>0,000184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9415" calcext:value-type="float">
            <text:p>0,0007494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121" calcext:value-type="float">
            <text:p>0,00230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5337" calcext:value-type="float">
            <text:p>0,000185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1265" calcext:value-type="float">
            <text:p>0,000221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0954" calcext:value-type="float">
            <text:p>0,000190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9692" calcext:value-type="float">
            <text:p>0,0007896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653" calcext:value-type="float">
            <text:p>0,00231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0877" calcext:value-type="float">
            <text:p>0,000180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225" calcext:value-type="float">
            <text:p>0,00019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0809" calcext:value-type="float">
            <text:p>0,000200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9719" calcext:value-type="float">
            <text:p>0,0007397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651" calcext:value-type="float">
            <text:p>0,00229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2523" calcext:value-type="float">
            <text:p>0,000182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0976" calcext:value-type="float">
            <text:p>0,000200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83728" calcext:value-type="float">
            <text:p>0,0001837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5232" calcext:value-type="float">
            <text:p>0,0007352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704" calcext:value-type="float">
            <text:p>0,00234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0188" calcext:value-type="float">
            <text:p>0,000240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0812" calcext:value-type="float">
            <text:p>0,000240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4478" calcext:value-type="float">
            <text:p>0,000224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624" calcext:value-type="float">
            <text:p>0,000926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032" calcext:value-type="float">
            <text:p>0,00217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91818" calcext:value-type="float">
            <text:p>0,000291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7261" calcext:value-type="float">
            <text:p>0,000287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51216" calcext:value-type="float">
            <text:p>0,000251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7088" calcext:value-type="float">
            <text:p>0,001270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916" calcext:value-type="float">
            <text:p>0,00344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586" calcext:value-type="float">
            <text:p>0,000374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154" calcext:value-type="float">
            <text:p>0,000392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81963" calcext:value-type="float">
            <text:p>0,00028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47782" calcext:value-type="float">
            <text:p>0,000747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16" calcext:value-type="float">
            <text:p>0,0020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797" calcext:value-type="float">
            <text:p>0,000209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146" calcext:value-type="float">
            <text:p>0,000207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175" calcext:value-type="float">
            <text:p>0,000202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6664" calcext:value-type="float">
            <text:p>0,0007866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993" calcext:value-type="float">
            <text:p>0,00292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045" calcext:value-type="float">
            <text:p>0,000364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4843" calcext:value-type="float">
            <text:p>0,00034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015" calcext:value-type="float">
            <text:p>0,000201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8118" calcext:value-type="float">
            <text:p>0,000938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248" calcext:value-type="float">
            <text:p>0,00206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7406" calcext:value-type="float">
            <text:p>0,000217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054" calcext:value-type="float">
            <text:p>0,000207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5256" calcext:value-type="float">
            <text:p>0,000205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31457" calcext:value-type="float">
            <text:p>0,000731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9218" calcext:value-type="float">
            <text:p>0,00189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798" calcext:value-type="float">
            <text:p>0,000207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872" calcext:value-type="float">
            <text:p>0,000214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2216" calcext:value-type="float">
            <text:p>0,000192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58919" calcext:value-type="float">
            <text:p>0,0007589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6433" calcext:value-type="float">
            <text:p>0,00186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195074" calcext:value-type="float">
            <text:p>0,000195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516" calcext:value-type="float">
            <text:p>0,000202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2245" calcext:value-type="float">
            <text:p>0,000212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2417" calcext:value-type="float">
            <text:p>0,0008024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4449" calcext:value-type="float">
            <text:p>0,001844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218" calcext:value-type="float">
            <text:p>0,000214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4941" calcext:value-type="float">
            <text:p>0,000214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384" calcext:value-type="float">
            <text:p>0,000204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28654" calcext:value-type="float">
            <text:p>0,000728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89854" calcext:value-type="float">
            <text:p>0,00189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5389" calcext:value-type="float">
            <text:p>0,000215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126" calcext:value-type="float">
            <text:p>0,000209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623" calcext:value-type="float">
            <text:p>0,000209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6621" calcext:value-type="float">
            <text:p>0,000806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322" calcext:value-type="float">
            <text:p>0,00315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4384" calcext:value-type="float">
            <text:p>0,000414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27" calcext:value-type="float">
            <text:p>0,00037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041" calcext:value-type="float">
            <text:p>0,000358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8849" calcext:value-type="float">
            <text:p>0,00138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7547" calcext:value-type="float">
            <text:p>0,00317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5806" calcext:value-type="float">
            <text:p>0,000225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472" calcext:value-type="float">
            <text:p>0,000202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102" calcext:value-type="float">
            <text:p>0,000207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89327" calcext:value-type="float">
            <text:p>0,0007893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079" calcext:value-type="float">
            <text:p>0,00236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885" calcext:value-type="float">
            <text:p>0,00024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276" calcext:value-type="float">
            <text:p>0,000366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97" calcext:value-type="float">
            <text:p>0,00037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766" calcext:value-type="float">
            <text:p>0,00109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362" calcext:value-type="float">
            <text:p>0,00237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75" calcext:value-type="float">
            <text:p>0,00020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399" calcext:value-type="float">
            <text:p>0,00020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992" calcext:value-type="float">
            <text:p>0,000207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0004" calcext:value-type="float">
            <text:p>0,0008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783" calcext:value-type="float">
            <text:p>0,00240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4875" calcext:value-type="float">
            <text:p>0,000204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637" calcext:value-type="float">
            <text:p>0,000202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1105" calcext:value-type="float">
            <text:p>0,000201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918" calcext:value-type="float">
            <text:p>0,000809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146" calcext:value-type="float">
            <text:p>0,00225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0595" calcext:value-type="float">
            <text:p>0,000220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909" calcext:value-type="float">
            <text:p>0,000202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2966" calcext:value-type="float">
            <text:p>0,000202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36142" calcext:value-type="float">
            <text:p>0,000836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474" calcext:value-type="float">
            <text:p>0,002174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508" calcext:value-type="float">
            <text:p>0,000209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2388" calcext:value-type="float">
            <text:p>0,000222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946" calcext:value-type="float">
            <text:p>0,00022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0486" calcext:value-type="float">
            <text:p>0,0008104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267" calcext:value-type="float">
            <text:p>0,002052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2058" calcext:value-type="float">
            <text:p>0,00022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219" calcext:value-type="float">
            <text:p>0,000210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2908" calcext:value-type="float">
            <text:p>0,000212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11994" calcext:value-type="float">
            <text:p>0,0008119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668" calcext:value-type="float">
            <text:p>0,00204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7713" calcext:value-type="float">
            <text:p>0,000207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9221" calcext:value-type="float">
            <text:p>0,0002192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0913" calcext:value-type="float">
            <text:p>0,000210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09923" calcext:value-type="float">
            <text:p>0,0008099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781" calcext:value-type="float">
            <text:p>0,00206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46949" calcext:value-type="float">
            <text:p>0,000246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38298" calcext:value-type="float">
            <text:p>0,000238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089" calcext:value-type="float">
            <text:p>0,000365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85636" calcext:value-type="float">
            <text:p>0,000885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" calcext:value-type="float">
            <text:p>0,0021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592" calcext:value-type="float">
            <text:p>0,000218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18155" calcext:value-type="float">
            <text:p>0,000218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20935" calcext:value-type="float">
            <text:p>0,00020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795065" calcext:value-type="float">
            <text:p>0,000795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63" calcext:value-type="float">
            <text:p>0,0020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9791" calcext:value-type="float">
            <text:p>0,000279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342" calcext:value-type="float">
            <text:p>0,00027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287" calcext:value-type="float">
            <text:p>0,000259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01408" calcext:value-type="float">
            <text:p>0,0009014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233" calcext:value-type="float">
            <text:p>0,0023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5582" calcext:value-type="float">
            <text:p>0,000275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6759" calcext:value-type="float">
            <text:p>0,000266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7981" calcext:value-type="float">
            <text:p>0,000267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23378" calcext:value-type="float">
            <text:p>0,000923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0025" calcext:value-type="float">
            <text:p>0,0023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625" calcext:value-type="float">
            <text:p>0,000261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776" calcext:value-type="float">
            <text:p>0,000259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3521" calcext:value-type="float">
            <text:p>0,000253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72067" calcext:value-type="float">
            <text:p>0,000872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137" calcext:value-type="float">
            <text:p>0,00269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7739" calcext:value-type="float">
            <text:p>0,000367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4174" calcext:value-type="float">
            <text:p>0,000324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5208" calcext:value-type="float">
            <text:p>0,000455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1666" calcext:value-type="float">
            <text:p>0,001516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4907" calcext:value-type="float">
            <text:p>0,00354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632" calcext:value-type="float">
            <text:p>0,000274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703" calcext:value-type="float">
            <text:p>0,000258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679" calcext:value-type="float">
            <text:p>0,00026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91642" calcext:value-type="float">
            <text:p>0,000891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2399" calcext:value-type="float">
            <text:p>0,00262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174" calcext:value-type="float">
            <text:p>0,000261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7422" calcext:value-type="float">
            <text:p>0,000257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0432" calcext:value-type="float">
            <text:p>0,000250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04207" calcext:value-type="float">
            <text:p>0,000904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688" calcext:value-type="float">
            <text:p>0,002556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6607" calcext:value-type="float">
            <text:p>0,000316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287" calcext:value-type="float">
            <text:p>0,000274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8223" calcext:value-type="float">
            <text:p>0,0003782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95038" calcext:value-type="float">
            <text:p>0,000895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064" calcext:value-type="float">
            <text:p>0,00239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223" calcext:value-type="float">
            <text:p>0,000274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6794" calcext:value-type="float">
            <text:p>0,000266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171" calcext:value-type="float">
            <text:p>0,00027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314" calcext:value-type="float">
            <text:p>0,00123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1816" calcext:value-type="float">
            <text:p>0,003018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2003" calcext:value-type="float">
            <text:p>0,000282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1282" calcext:value-type="float">
            <text:p>0,000271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545" calcext:value-type="float">
            <text:p>0,00028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98507" calcext:value-type="float">
            <text:p>0,000898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3239" calcext:value-type="float">
            <text:p>0,00233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7459" calcext:value-type="float">
            <text:p>0,000277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2991" calcext:value-type="float">
            <text:p>0,000272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0628" calcext:value-type="float">
            <text:p>0,000270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88149" calcext:value-type="float">
            <text:p>0,0008881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989" calcext:value-type="float">
            <text:p>0,00254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841" calcext:value-type="float">
            <text:p>0,00028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3265" calcext:value-type="float">
            <text:p>0,000273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648" calcext:value-type="float">
            <text:p>0,00026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85955" calcext:value-type="float">
            <text:p>0,000885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166" calcext:value-type="float">
            <text:p>0,00241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5022" calcext:value-type="float">
            <text:p>0,000295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2367" calcext:value-type="float">
            <text:p>0,0003023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2672" calcext:value-type="float">
            <text:p>0,000282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65559" calcext:value-type="float">
            <text:p>0,0009655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165" calcext:value-type="float">
            <text:p>0,00239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7313" calcext:value-type="float">
            <text:p>0,000277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9452" calcext:value-type="float">
            <text:p>0,000269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4373" calcext:value-type="float">
            <text:p>0,000264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97446" calcext:value-type="float">
            <text:p>0,000897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6182" calcext:value-type="float">
            <text:p>0,00236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21" calcext:value-type="float">
            <text:p>0,00027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309" calcext:value-type="float">
            <text:p>0,000281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9791" calcext:value-type="float">
            <text:p>0,000289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9288" calcext:value-type="float">
            <text:p>0,00089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783" calcext:value-type="float">
            <text:p>0,00237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167" calcext:value-type="float">
            <text:p>0,000274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8283" calcext:value-type="float">
            <text:p>0,000268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3763" calcext:value-type="float">
            <text:p>0,000263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04266" calcext:value-type="float">
            <text:p>0,000904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738" calcext:value-type="float">
            <text:p>0,00245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9674" calcext:value-type="float">
            <text:p>0,000299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2256" calcext:value-type="float">
            <text:p>0,000302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9753" calcext:value-type="float">
            <text:p>0,000269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134" calcext:value-type="float">
            <text:p>0,0011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5456" calcext:value-type="float">
            <text:p>0,00425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7227" calcext:value-type="float">
            <text:p>0,000397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9854" calcext:value-type="float">
            <text:p>0,000569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73449" calcext:value-type="float">
            <text:p>0,000573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83178" calcext:value-type="float">
            <text:p>0,000983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482" calcext:value-type="float">
            <text:p>0,00263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9941" calcext:value-type="float">
            <text:p>0,000319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8374" calcext:value-type="float">
            <text:p>0,000298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693" calcext:value-type="float">
            <text:p>0,000296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68934" calcext:value-type="float">
            <text:p>0,000968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61" calcext:value-type="float">
            <text:p>0,0026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051" calcext:value-type="float">
            <text:p>0,00032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5861" calcext:value-type="float">
            <text:p>0,000385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2376" calcext:value-type="float">
            <text:p>0,000332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05684" calcext:value-type="float">
            <text:p>0,00205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8982" calcext:value-type="float">
            <text:p>0,00328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1742" calcext:value-type="float">
            <text:p>0,000371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5641" calcext:value-type="float">
            <text:p>0,000305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4252" calcext:value-type="float">
            <text:p>0,0002942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73333" calcext:value-type="float">
            <text:p>0,0009733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158" calcext:value-type="float">
            <text:p>0,0030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42873" calcext:value-type="float">
            <text:p>0,000342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7742" calcext:value-type="float">
            <text:p>0,000297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9242" calcext:value-type="float">
            <text:p>0,000299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402" calcext:value-type="float">
            <text:p>0,00103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635" calcext:value-type="float">
            <text:p>0,00249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4537" calcext:value-type="float">
            <text:p>0,000254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9514" calcext:value-type="float">
            <text:p>0,000279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2837" calcext:value-type="float">
            <text:p>0,000292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05157" calcext:value-type="float">
            <text:p>0,000905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9511" calcext:value-type="float">
            <text:p>0,00219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7489" calcext:value-type="float">
            <text:p>0,000287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63" calcext:value-type="float">
            <text:p>0,00026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4389" calcext:value-type="float">
            <text:p>0,000264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66668" calcext:value-type="float">
            <text:p>0,0008666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149" calcext:value-type="float">
            <text:p>0,00322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406" calcext:value-type="float">
            <text:p>0,000552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8311" calcext:value-type="float">
            <text:p>0,000558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9277" calcext:value-type="float">
            <text:p>0,000469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6244" calcext:value-type="float">
            <text:p>0,001762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279" calcext:value-type="float">
            <text:p>0,00246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6834" calcext:value-type="float">
            <text:p>0,000256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634" calcext:value-type="float">
            <text:p>0,000259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6904" calcext:value-type="float">
            <text:p>0,000246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5452" calcext:value-type="float">
            <text:p>0,0008354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621" calcext:value-type="float">
            <text:p>0,00249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1806" calcext:value-type="float">
            <text:p>0,000581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9161" calcext:value-type="float">
            <text:p>0,000519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9347" calcext:value-type="float">
            <text:p>0,000489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604" calcext:value-type="float">
            <text:p>0,0011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6391" calcext:value-type="float">
            <text:p>0,00416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8733" calcext:value-type="float">
            <text:p>0,000328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3731" calcext:value-type="float">
            <text:p>0,000303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0368" calcext:value-type="float">
            <text:p>0,000290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61467" calcext:value-type="float">
            <text:p>0,0008614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1726" calcext:value-type="float">
            <text:p>0,00221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42331" calcext:value-type="float">
            <text:p>0,000342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7759" calcext:value-type="float">
            <text:p>0,000337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0737" calcext:value-type="float">
            <text:p>0,000290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6293" calcext:value-type="float">
            <text:p>0,001262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0073" calcext:value-type="float">
            <text:p>0,00230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3119" calcext:value-type="float">
            <text:p>0,000293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1765" calcext:value-type="float">
            <text:p>0,000291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8318" calcext:value-type="float">
            <text:p>0,000288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1829" calcext:value-type="float">
            <text:p>0,00161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8199" calcext:value-type="float">
            <text:p>0,00408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5372" calcext:value-type="float">
            <text:p>0,000285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162" calcext:value-type="float">
            <text:p>0,000258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6201" calcext:value-type="float">
            <text:p>0,000256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8708" calcext:value-type="float">
            <text:p>0,0008387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7212" calcext:value-type="float">
            <text:p>0,00227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7148" calcext:value-type="float">
            <text:p>0,000247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501" calcext:value-type="float">
            <text:p>0,000274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419" calcext:value-type="float">
            <text:p>0,000258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51547" calcext:value-type="float">
            <text:p>0,0009515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7555" calcext:value-type="float">
            <text:p>0,00437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9383" calcext:value-type="float">
            <text:p>0,000419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6116" calcext:value-type="float">
            <text:p>0,000306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6265" calcext:value-type="float">
            <text:p>0,000446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2764" calcext:value-type="float">
            <text:p>0,001527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9995" calcext:value-type="float">
            <text:p>0,00279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837" calcext:value-type="float">
            <text:p>0,00024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2033" calcext:value-type="float">
            <text:p>0,000272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4477" calcext:value-type="float">
            <text:p>0,000254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9855" calcext:value-type="float">
            <text:p>0,000839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5423" calcext:value-type="float">
            <text:p>0,00265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973" calcext:value-type="float">
            <text:p>0,000231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0188" calcext:value-type="float">
            <text:p>0,000250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841" calcext:value-type="float">
            <text:p>0,000395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58224" calcext:value-type="float">
            <text:p>0,000958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4603" calcext:value-type="float">
            <text:p>0,00404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11965" calcext:value-type="float">
            <text:p>0,000611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03555" calcext:value-type="float">
            <text:p>0,000603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0878" calcext:value-type="float">
            <text:p>0,000320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402" calcext:value-type="float">
            <text:p>0,001024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7701" calcext:value-type="float">
            <text:p>0,002977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1649" calcext:value-type="float">
            <text:p>0,000271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936" calcext:value-type="float">
            <text:p>0,000259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699" calcext:value-type="float">
            <text:p>0,0002336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9915" calcext:value-type="float">
            <text:p>0,0008499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1575" calcext:value-type="float">
            <text:p>0,002115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899" calcext:value-type="float">
            <text:p>0,000233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3495" calcext:value-type="float">
            <text:p>0,000243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734" calcext:value-type="float">
            <text:p>0,000233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9507" calcext:value-type="float">
            <text:p>0,000809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9967" calcext:value-type="float">
            <text:p>0,00239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1546" calcext:value-type="float">
            <text:p>0,000301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0287" calcext:value-type="float">
            <text:p>0,000330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56407" calcext:value-type="float">
            <text:p>0,000656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6404" calcext:value-type="float">
            <text:p>0,001564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53539" calcext:value-type="float">
            <text:p>0,004535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5686" calcext:value-type="float">
            <text:p>0,000255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8653" calcext:value-type="float">
            <text:p>0,000268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278" calcext:value-type="float">
            <text:p>0,000231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24" calcext:value-type="float">
            <text:p>0,0008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85" calcext:value-type="float">
            <text:p>0,00268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417" calcext:value-type="float">
            <text:p>0,000234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8911" calcext:value-type="float">
            <text:p>0,0002489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6144" calcext:value-type="float">
            <text:p>0,000236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3848" calcext:value-type="float">
            <text:p>0,000813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825" calcext:value-type="float">
            <text:p>0,00257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39" calcext:value-type="float">
            <text:p>0,00023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3392" calcext:value-type="float">
            <text:p>0,000263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464" calcext:value-type="float">
            <text:p>0,000258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458" calcext:value-type="float">
            <text:p>0,001184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564" calcext:value-type="float">
            <text:p>0,0038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599" calcext:value-type="float">
            <text:p>0,000552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7921" calcext:value-type="float">
            <text:p>0,0005279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0815" calcext:value-type="float">
            <text:p>0,000320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7266" calcext:value-type="float">
            <text:p>0,000817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81" calcext:value-type="float">
            <text:p>0,0026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318" calcext:value-type="float">
            <text:p>0,000235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471" calcext:value-type="float">
            <text:p>0,000233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6082" calcext:value-type="float">
            <text:p>0,0002360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4426" calcext:value-type="float">
            <text:p>0,0008044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462" calcext:value-type="float">
            <text:p>0,00256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476" calcext:value-type="float">
            <text:p>0,000234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285" calcext:value-type="float">
            <text:p>0,00024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359" calcext:value-type="float">
            <text:p>0,000237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5827" calcext:value-type="float">
            <text:p>0,000805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8334" calcext:value-type="float">
            <text:p>0,00358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0014" calcext:value-type="float">
            <text:p>0,000310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1932" calcext:value-type="float">
            <text:p>0,0003219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9773" calcext:value-type="float">
            <text:p>0,0002897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6819" calcext:value-type="float">
            <text:p>0,001468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3014" calcext:value-type="float">
            <text:p>0,00323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712" calcext:value-type="float">
            <text:p>0,000234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915" calcext:value-type="float">
            <text:p>0,000232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802" calcext:value-type="float">
            <text:p>0,000233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54582" calcext:value-type="float">
            <text:p>0,0008545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744" calcext:value-type="float">
            <text:p>0,00259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79" calcext:value-type="float">
            <text:p>0,00023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501" calcext:value-type="float">
            <text:p>0,000235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747" calcext:value-type="float">
            <text:p>0,000232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8667" calcext:value-type="float">
            <text:p>0,000808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007" calcext:value-type="float">
            <text:p>0,002590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0192" calcext:value-type="float">
            <text:p>0,000270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305" calcext:value-type="float">
            <text:p>0,000281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894" calcext:value-type="float">
            <text:p>0,00030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9075" calcext:value-type="float">
            <text:p>0,00169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0537" calcext:value-type="float">
            <text:p>0,00380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4176" calcext:value-type="float">
            <text:p>0,000384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2841" calcext:value-type="float">
            <text:p>0,000292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5791" calcext:value-type="float">
            <text:p>0,000255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3672" calcext:value-type="float">
            <text:p>0,0008436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704" calcext:value-type="float">
            <text:p>0,00270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612" calcext:value-type="float">
            <text:p>0,000232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26" calcext:value-type="float">
            <text:p>0,00023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1766" calcext:value-type="float">
            <text:p>0,000231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4108" calcext:value-type="float">
            <text:p>0,0008141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11" calcext:value-type="float">
            <text:p>0,0026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76" calcext:value-type="float">
            <text:p>0,00022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4558" calcext:value-type="float">
            <text:p>0,000244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651" calcext:value-type="float">
            <text:p>0,000229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2056" calcext:value-type="float">
            <text:p>0,000832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79161" calcext:value-type="float">
            <text:p>0,00479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5782" calcext:value-type="float">
            <text:p>0,000585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325" calcext:value-type="float">
            <text:p>0,000454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8393" calcext:value-type="float">
            <text:p>0,00038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8979" calcext:value-type="float">
            <text:p>0,0008089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59" calcext:value-type="float">
            <text:p>0,0026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438" calcext:value-type="float">
            <text:p>0,000237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427" calcext:value-type="float">
            <text:p>0,000234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948" calcext:value-type="float">
            <text:p>0,00022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5775" calcext:value-type="float">
            <text:p>0,0008157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067" calcext:value-type="float">
            <text:p>0,002610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578" calcext:value-type="float">
            <text:p>0,000232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442" calcext:value-type="float">
            <text:p>0,000262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6164" calcext:value-type="float">
            <text:p>0,000256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0412" calcext:value-type="float">
            <text:p>0,000800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5659" calcext:value-type="float">
            <text:p>0,00335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8282" calcext:value-type="float">
            <text:p>0,000338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3276" calcext:value-type="float">
            <text:p>0,0002932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18" calcext:value-type="float">
            <text:p>0,0003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2755" calcext:value-type="float">
            <text:p>0,00132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7745" calcext:value-type="float">
            <text:p>0,00347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50205" calcext:value-type="float">
            <text:p>0,00035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384" calcext:value-type="float">
            <text:p>0,000281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468" calcext:value-type="float">
            <text:p>0,00027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32663" calcext:value-type="float">
            <text:p>0,000932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026" calcext:value-type="float">
            <text:p>0,00275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5806" calcext:value-type="float">
            <text:p>0,000315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9076" calcext:value-type="float">
            <text:p>0,000299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3128" calcext:value-type="float">
            <text:p>0,000283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61335" calcext:value-type="float">
            <text:p>0,0009613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377" calcext:value-type="float">
            <text:p>0,00327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9842" calcext:value-type="float">
            <text:p>0,0004198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5028" calcext:value-type="float">
            <text:p>0,000395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0903" calcext:value-type="float">
            <text:p>0,000360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90484" calcext:value-type="float">
            <text:p>0,00190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9709" calcext:value-type="float">
            <text:p>0,00389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3313" calcext:value-type="float">
            <text:p>0,000263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635" calcext:value-type="float">
            <text:p>0,00027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8182" calcext:value-type="float">
            <text:p>0,000228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9799" calcext:value-type="float">
            <text:p>0,000849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1854" calcext:value-type="float">
            <text:p>0,00231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581" calcext:value-type="float">
            <text:p>0,000234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391" calcext:value-type="float">
            <text:p>0,00026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27987" calcext:value-type="float">
            <text:p>0,000227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5372" calcext:value-type="float">
            <text:p>0,0008453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7644" calcext:value-type="float">
            <text:p>0,00227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657" calcext:value-type="float">
            <text:p>0,000233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5452" calcext:value-type="float">
            <text:p>0,000285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2366" calcext:value-type="float">
            <text:p>0,000282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745" calcext:value-type="float">
            <text:p>0,00131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0183" calcext:value-type="float">
            <text:p>0,00360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788" calcext:value-type="float">
            <text:p>0,00058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76566" calcext:value-type="float">
            <text:p>0,000576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3522" calcext:value-type="float">
            <text:p>0,000473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24" calcext:value-type="float">
            <text:p>0,00129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1543" calcext:value-type="float">
            <text:p>0,002715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1331" calcext:value-type="float">
            <text:p>0,000241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098" calcext:value-type="float">
            <text:p>0,000234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0744" calcext:value-type="float">
            <text:p>0,000230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3647" calcext:value-type="float">
            <text:p>0,0008136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1019" calcext:value-type="float">
            <text:p>0,00271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989" calcext:value-type="float">
            <text:p>0,000237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2894" calcext:value-type="float">
            <text:p>0,000242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325" calcext:value-type="float">
            <text:p>0,000235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1948" calcext:value-type="float">
            <text:p>0,000841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3878" calcext:value-type="float">
            <text:p>0,00343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5982" calcext:value-type="float">
            <text:p>0,000305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7298" calcext:value-type="float">
            <text:p>0,000277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2135" calcext:value-type="float">
            <text:p>0,00033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2351" calcext:value-type="float">
            <text:p>0,00142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0025" calcext:value-type="float">
            <text:p>0,0035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276" calcext:value-type="float">
            <text:p>0,00024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541" calcext:value-type="float">
            <text:p>0,000233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009" calcext:value-type="float">
            <text:p>0,000237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1466" calcext:value-type="float">
            <text:p>0,000831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054" calcext:value-type="float">
            <text:p>0,00268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6623" calcext:value-type="float">
            <text:p>0,000236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038" calcext:value-type="float">
            <text:p>0,000234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76" calcext:value-type="float">
            <text:p>0,00023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4456" calcext:value-type="float">
            <text:p>0,000804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169" calcext:value-type="float">
            <text:p>0,00249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733444" calcext:value-type="float">
            <text:p>0,000733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4245" calcext:value-type="float">
            <text:p>0,000544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7447" calcext:value-type="float">
            <text:p>0,000517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5286" calcext:value-type="float">
            <text:p>0,00175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4949" calcext:value-type="float">
            <text:p>0,00404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907" calcext:value-type="float">
            <text:p>0,00031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449" calcext:value-type="float">
            <text:p>0,000281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5609" calcext:value-type="float">
            <text:p>0,000285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31665" calcext:value-type="float">
            <text:p>0,0009316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5448" calcext:value-type="float">
            <text:p>0,00285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5501" calcext:value-type="float">
            <text:p>0,000245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8638" calcext:value-type="float">
            <text:p>0,000268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607" calcext:value-type="float">
            <text:p>0,000235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11349" calcext:value-type="float">
            <text:p>0,000911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0927" calcext:value-type="float">
            <text:p>0,00330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4212" calcext:value-type="float">
            <text:p>0,00056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20888" calcext:value-type="float">
            <text:p>0,000320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1052" calcext:value-type="float">
            <text:p>0,0002710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691" calcext:value-type="float">
            <text:p>0,001006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9368" calcext:value-type="float">
            <text:p>0,00339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75366" calcext:value-type="float">
            <text:p>0,000275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65" calcext:value-type="float">
            <text:p>0,00023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6639" calcext:value-type="float">
            <text:p>0,000236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5608" calcext:value-type="float">
            <text:p>0,000805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9627" calcext:value-type="float">
            <text:p>0,00219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8245" calcext:value-type="float">
            <text:p>0,000238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3458" calcext:value-type="float">
            <text:p>0,000243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8776" calcext:value-type="float">
            <text:p>0,000248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28577" calcext:value-type="float">
            <text:p>0,000828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4493" calcext:value-type="float">
            <text:p>0,00214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9806" calcext:value-type="float">
            <text:p>0,000239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931" calcext:value-type="float">
            <text:p>0,00023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2146" calcext:value-type="float">
            <text:p>0,000232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2462" calcext:value-type="float">
            <text:p>0,000802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4663" calcext:value-type="float">
            <text:p>0,00384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628" calcext:value-type="float">
            <text:p>0,000553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96558" calcext:value-type="float">
            <text:p>0,000596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8469" calcext:value-type="float">
            <text:p>0,000518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504" calcext:value-type="float">
            <text:p>0,0014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4613" calcext:value-type="float">
            <text:p>0,00224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9293" calcext:value-type="float">
            <text:p>0,000239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6436" calcext:value-type="float">
            <text:p>0,000256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207" calcext:value-type="float">
            <text:p>0,000234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0007" calcext:value-type="float">
            <text:p>0,0008300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9937" calcext:value-type="float">
            <text:p>0,0021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1442" calcext:value-type="float">
            <text:p>0,000241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2701" calcext:value-type="float">
            <text:p>0,000242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1099" calcext:value-type="float">
            <text:p>0,000251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4077" calcext:value-type="float">
            <text:p>0,000804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926" calcext:value-type="float">
            <text:p>0,00219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7174" calcext:value-type="float">
            <text:p>0,000307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95262" calcext:value-type="float">
            <text:p>0,000295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0519" calcext:value-type="float">
            <text:p>0,000360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3688" calcext:value-type="float">
            <text:p>0,001436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1622" calcext:value-type="float">
            <text:p>0,00391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3289" calcext:value-type="float">
            <text:p>0,000583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5723" calcext:value-type="float">
            <text:p>0,000475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10019" calcext:value-type="float">
            <text:p>0,000310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8585" calcext:value-type="float">
            <text:p>0,0008485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26" calcext:value-type="float">
            <text:p>0,0026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9724" calcext:value-type="float">
            <text:p>0,000289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0563" calcext:value-type="float">
            <text:p>0,000280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9731" calcext:value-type="float">
            <text:p>0,000269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62387" calcext:value-type="float">
            <text:p>0,0008623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9439" calcext:value-type="float">
            <text:p>0,00219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765" calcext:value-type="float">
            <text:p>0,000258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962" calcext:value-type="float">
            <text:p>0,00024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5931" calcext:value-type="float">
            <text:p>0,000235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28999" calcext:value-type="float">
            <text:p>0,0008289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4735" calcext:value-type="float">
            <text:p>0,00364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34844" calcext:value-type="float">
            <text:p>0,000334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12957" calcext:value-type="float">
            <text:p>0,000512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5913" calcext:value-type="float">
            <text:p>0,0004659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5296" calcext:value-type="float">
            <text:p>0,00155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7322" calcext:value-type="float">
            <text:p>0,00307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484" calcext:value-type="float">
            <text:p>0,00024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3116" calcext:value-type="float">
            <text:p>0,000253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393" calcext:value-type="float">
            <text:p>0,00023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22485" calcext:value-type="float">
            <text:p>0,000822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038" calcext:value-type="float">
            <text:p>0,00253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4306" calcext:value-type="float">
            <text:p>0,000254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9457" calcext:value-type="float">
            <text:p>0,000249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7448" calcext:value-type="float">
            <text:p>0,000237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4625" calcext:value-type="float">
            <text:p>0,0008446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6638" calcext:value-type="float">
            <text:p>0,00366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887" calcext:value-type="float">
            <text:p>0,00045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2997" calcext:value-type="float">
            <text:p>0,00028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05828" calcext:value-type="float">
            <text:p>0,0003058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902" calcext:value-type="float">
            <text:p>0,00135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5107" calcext:value-type="float">
            <text:p>0,00325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0948" calcext:value-type="float">
            <text:p>0,000280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5475" calcext:value-type="float">
            <text:p>0,000255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7558" calcext:value-type="float">
            <text:p>0,0002475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4485" calcext:value-type="float">
            <text:p>0,00084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2306" calcext:value-type="float">
            <text:p>0,00222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6074" calcext:value-type="float">
            <text:p>0,000256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8455" calcext:value-type="float">
            <text:p>0,000258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8803" calcext:value-type="float">
            <text:p>0,000248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6523" calcext:value-type="float">
            <text:p>0,0008365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2485" calcext:value-type="float">
            <text:p>0,00212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7432" calcext:value-type="float">
            <text:p>0,000257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073" calcext:value-type="float">
            <text:p>0,00025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2596" calcext:value-type="float">
            <text:p>0,000262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0877" calcext:value-type="float">
            <text:p>0,001508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6663" calcext:value-type="float">
            <text:p>0,00336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0586" calcext:value-type="float">
            <text:p>0,000540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5057" calcext:value-type="float">
            <text:p>0,000585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121" calcext:value-type="float">
            <text:p>0,000441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0067" calcext:value-type="float">
            <text:p>0,0016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3964" calcext:value-type="float">
            <text:p>0,00223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877" calcext:value-type="float">
            <text:p>0,000261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1641" calcext:value-type="float">
            <text:p>0,000241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158" calcext:value-type="float">
            <text:p>0,00025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794467" calcext:value-type="float">
            <text:p>0,0007944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0063" calcext:value-type="float">
            <text:p>0,002100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0966" calcext:value-type="float">
            <text:p>0,000260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9836" calcext:value-type="float">
            <text:p>0,000239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6782" calcext:value-type="float">
            <text:p>0,000246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2617" calcext:value-type="float">
            <text:p>0,000802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241" calcext:value-type="float">
            <text:p>0,00315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6112" calcext:value-type="float">
            <text:p>0,000466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493" calcext:value-type="float">
            <text:p>0,000281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2271" calcext:value-type="float">
            <text:p>0,000252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2224" calcext:value-type="float">
            <text:p>0,00112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7036" calcext:value-type="float">
            <text:p>0,00387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7857" calcext:value-type="float">
            <text:p>0,000267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9318" calcext:value-type="float">
            <text:p>0,000259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3388" calcext:value-type="float">
            <text:p>0,0002533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37404" calcext:value-type="float">
            <text:p>0,0008374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0537" calcext:value-type="float">
            <text:p>0,00220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3224" calcext:value-type="float">
            <text:p>0,000263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025" calcext:value-type="float">
            <text:p>0,000234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6431" calcext:value-type="float">
            <text:p>0,000246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08099" calcext:value-type="float">
            <text:p>0,0008080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6366" calcext:value-type="float">
            <text:p>0,00216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7382" calcext:value-type="float">
            <text:p>0,000257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4451" calcext:value-type="float">
            <text:p>0,000244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98427" calcext:value-type="float">
            <text:p>0,000398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328" calcext:value-type="float">
            <text:p>0,0011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69661" calcext:value-type="float">
            <text:p>0,00569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34" calcext:value-type="float">
            <text:p>0,00044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796" calcext:value-type="float">
            <text:p>0,00037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5387" calcext:value-type="float">
            <text:p>0,000255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78414" calcext:value-type="float">
            <text:p>0,000878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64" calcext:value-type="float">
            <text:p>0,00259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81023" calcext:value-type="float">
            <text:p>0,0002810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2014" calcext:value-type="float">
            <text:p>0,000242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3261" calcext:value-type="float">
            <text:p>0,000243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20021" calcext:value-type="float">
            <text:p>0,00082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5644" calcext:value-type="float">
            <text:p>0,00215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009" calcext:value-type="float">
            <text:p>0,000261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3448" calcext:value-type="float">
            <text:p>0,00023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361444" calcext:value-type="float">
            <text:p>0,000361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1948" calcext:value-type="float">
            <text:p>0,00091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4532" calcext:value-type="float">
            <text:p>0,00354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9437" calcext:value-type="float">
            <text:p>0,000559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74569" calcext:value-type="float">
            <text:p>0,000674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513" calcext:value-type="float">
            <text:p>0,000418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5143" calcext:value-type="float">
            <text:p>0,001451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531" calcext:value-type="float">
            <text:p>0,002375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61951" calcext:value-type="float">
            <text:p>0,0002619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47012" calcext:value-type="float">
            <text:p>0,0002470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253101" calcext:value-type="float">
            <text:p>0,000253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819167" calcext:value-type="float">
            <text:p>0,0008191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592" calcext:value-type="float">
            <text:p>0,0021592</text:p>
          </table:table-cell>
        </table:table-row>
      </table:table>
      <table:table table:name="Tabla dinámica_insert_by_userid_1" table:style-name="ta1">
        <table:shapes>
          <draw:frame draw:z-index="0" draw:style-name="gr1" draw:text-style-name="P1" svg:width="15.999cm" svg:height="8.999cm" svg:x="18.099cm" svg:y="0.559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9630413" calcext:value-type="float">
            <text:p>0,00009630413</text:p>
          </table:table-cell>
          <table:table-cell table:style-name="ce14" office:value-type="float" office:value="0.00000687764" calcext:value-type="float">
            <text:p>0,00000687764</text:p>
          </table:table-cell>
          <table:table-cell table:style-name="ce14" office:value-type="float" office:value="0.00002015636" calcext:value-type="float">
            <text:p>0,00002015636</text:p>
          </table:table-cell>
          <table:table-cell table:style-name="ce14" office:value-type="float" office:value="0.00000701575" calcext:value-type="float">
            <text:p>0,00000701575</text:p>
          </table:table-cell>
          <table:table-cell table:style-name="ce18" office:value-type="float" office:value="0.00009931625" calcext:value-type="float">
            <text:p>0,00009931625</text:p>
          </table:table-cell>
          <table:table-cell table:style-name="ce24" office:value-type="float" office:value="0.000045934026" calcext:value-type="float">
            <text:p>0,00004593402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17309439" calcext:value-type="float">
            <text:p>0,00017309439</text:p>
          </table:table-cell>
          <table:table-cell office:value-type="float" office:value="0.00001212702" calcext:value-type="float">
            <text:p>0,00001212702</text:p>
          </table:table-cell>
          <table:table-cell office:value-type="float" office:value="0.00004436639" calcext:value-type="float">
            <text:p>0,00004436639</text:p>
          </table:table-cell>
          <table:table-cell office:value-type="float" office:value="0.00001233945" calcext:value-type="float">
            <text:p>0,00001233945</text:p>
          </table:table-cell>
          <table:table-cell office:value-type="float" office:value="0.00027025248" calcext:value-type="float">
            <text:p>0,00027025248</text:p>
          </table:table-cell>
          <table:table-cell office:value-type="float" office:value="0.000102435946" calcext:value-type="float">
            <text:p>0,00010243594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31378989" calcext:value-type="float">
            <text:p>0,00031378989</text:p>
          </table:table-cell>
          <table:table-cell office:value-type="float" office:value="0.00002729282" calcext:value-type="float">
            <text:p>0,00002729282</text:p>
          </table:table-cell>
          <table:table-cell office:value-type="float" office:value="0.00011711712" calcext:value-type="float">
            <text:p>0,00011711712</text:p>
          </table:table-cell>
          <table:table-cell office:value-type="float" office:value="0.00002723593" calcext:value-type="float">
            <text:p>0,00002723593</text:p>
          </table:table-cell>
          <table:table-cell office:value-type="float" office:value="0.00049458316" calcext:value-type="float">
            <text:p>0,00049458316</text:p>
          </table:table-cell>
          <table:table-cell office:value-type="float" office:value="0.000196003784" calcext:value-type="float">
            <text:p>0,0001960037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64585233" calcext:value-type="float">
            <text:p>0,00064585233</text:p>
          </table:table-cell>
          <table:table-cell office:value-type="float" office:value="0.00008778796" calcext:value-type="float">
            <text:p>0,00008778796</text:p>
          </table:table-cell>
          <table:table-cell office:value-type="float" office:value="0.00009749614" calcext:value-type="float">
            <text:p>0,00009749614</text:p>
          </table:table-cell>
          <table:table-cell office:value-type="float" office:value="0.00008897525" calcext:value-type="float">
            <text:p>0,00008897525</text:p>
          </table:table-cell>
          <table:table-cell office:value-type="float" office:value="0.00152540749" calcext:value-type="float">
            <text:p>0,00152540749</text:p>
          </table:table-cell>
          <table:table-cell office:value-type="float" office:value="0.000489103834" calcext:value-type="float">
            <text:p>0,00048910383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74754258" calcext:value-type="float">
            <text:p>0,00074754258</text:p>
          </table:table-cell>
          <table:table-cell office:value-type="float" office:value="0.00013560162" calcext:value-type="float">
            <text:p>0,00013560162</text:p>
          </table:table-cell>
          <table:table-cell office:value-type="float" office:value="0.00014820924" calcext:value-type="float">
            <text:p>0,00014820924</text:p>
          </table:table-cell>
          <table:table-cell office:value-type="float" office:value="0.00013263986" calcext:value-type="float">
            <text:p>0,00013263986</text:p>
          </table:table-cell>
          <table:table-cell office:value-type="float" office:value="0.0019613038" calcext:value-type="float">
            <text:p>0,0019613038</text:p>
          </table:table-cell>
          <table:table-cell office:value-type="float" office:value="0.00062505942" calcext:value-type="float">
            <text:p>0,0006250594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7455557" calcext:value-type="float">
            <text:p>0,0007455557</text:p>
          </table:table-cell>
          <table:table-cell office:value-type="float" office:value="0.00017032698" calcext:value-type="float">
            <text:p>0,00017032698</text:p>
          </table:table-cell>
          <table:table-cell office:value-type="float" office:value="0.00017086074" calcext:value-type="float">
            <text:p>0,00017086074</text:p>
          </table:table-cell>
          <table:table-cell office:value-type="float" office:value="0.00016915732" calcext:value-type="float">
            <text:p>0,00016915732</text:p>
          </table:table-cell>
          <table:table-cell office:value-type="float" office:value="0.0020371685" calcext:value-type="float">
            <text:p>0,0020371685</text:p>
          </table:table-cell>
          <table:table-cell office:value-type="float" office:value="0.000658613848" calcext:value-type="float">
            <text:p>0,000658613848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83120421" calcext:value-type="float">
            <text:p>0,00083120421</text:p>
          </table:table-cell>
          <table:table-cell office:value-type="float" office:value="0.00022089592" calcext:value-type="float">
            <text:p>0,00022089592</text:p>
          </table:table-cell>
          <table:table-cell office:value-type="float" office:value="0.00022160948" calcext:value-type="float">
            <text:p>0,00022160948</text:p>
          </table:table-cell>
          <table:table-cell office:value-type="float" office:value="0.00021528743" calcext:value-type="float">
            <text:p>0,00021528743</text:p>
          </table:table-cell>
          <table:table-cell office:value-type="float" office:value="0.0023723051" calcext:value-type="float">
            <text:p>0,0023723051</text:p>
          </table:table-cell>
          <table:table-cell office:value-type="float" office:value="0.000772260428" calcext:value-type="float">
            <text:p>0,000772260428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103213309" calcext:value-type="float">
            <text:p>0,00103213309</text:p>
          </table:table-cell>
          <table:table-cell table:style-name="ce16" office:value-type="float" office:value="0.00030818589" calcext:value-type="float">
            <text:p>0,00030818589</text:p>
          </table:table-cell>
          <table:table-cell table:style-name="ce16" office:value-type="float" office:value="0.00032088712" calcext:value-type="float">
            <text:p>0,00032088712</text:p>
          </table:table-cell>
          <table:table-cell table:style-name="ce16" office:value-type="float" office:value="0.00029806169" calcext:value-type="float">
            <text:p>0,00029806169</text:p>
          </table:table-cell>
          <table:table-cell table:style-name="ce20" office:value-type="float" office:value="0.0029140667" calcext:value-type="float">
            <text:p>0,0029140667</text:p>
          </table:table-cell>
          <table:table-cell table:style-name="ce26" office:value-type="float" office:value="0.000974666898" calcext:value-type="float">
            <text:p>0,000974666898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57318454" calcext:value-type="float">
            <text:p>0,00057318454</text:p>
          </table:table-cell>
          <table:table-cell table:style-name="ce17" office:value-type="float" office:value="0.00012113698125" calcext:value-type="float">
            <text:p>0,00012113698125</text:p>
          </table:table-cell>
          <table:table-cell table:style-name="ce17" office:value-type="float" office:value="0.00014258782375" calcext:value-type="float">
            <text:p>0,00014258782375</text:p>
          </table:table-cell>
          <table:table-cell table:style-name="ce17" office:value-type="float" office:value="0.000118839085" calcext:value-type="float">
            <text:p>0,000118839085</text:p>
          </table:table-cell>
          <table:table-cell table:style-name="ce21" office:value-type="float" office:value="0.001459300435" calcext:value-type="float">
            <text:p>0,001459300435</text:p>
          </table:table-cell>
          <table:table-cell table:style-name="ce27" office:value-type="float" office:value="0.000483009773" calcext:value-type="float">
            <text:p>0,000483009773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id_1'.A1:'Tabla dinámica_insert_by_userid_1'.G11" table:buttons="'Tabla dinámica_insert_by_userid_1'.A2 'Tabla dinámica_insert_by_userid_1'.B1" table:show-filter-button="false" table:drill-down-on-double-click="false">
          <table:source-cell-range table:cell-range-address="insert_by_userid.A1:insert_by_userid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5094" table:display="true" table:show-details="true"/>
                <table:data-pilot-member table:name="0,000005096" table:display="true" table:show-details="true"/>
                <table:data-pilot-member table:name="0,000005187" table:display="true" table:show-details="true"/>
                <table:data-pilot-member table:name="0,00000519" table:display="true" table:show-details="true"/>
                <table:data-pilot-member table:name="0,000005192" table:display="true" table:show-details="true"/>
                <table:data-pilot-member table:name="0,000005196" table:display="true" table:show-details="true"/>
                <table:data-pilot-member table:name="0,000005197" table:display="true" table:show-details="true"/>
                <table:data-pilot-member table:name="0,000005198" table:display="true" table:show-details="true"/>
                <table:data-pilot-member table:name="0,000005201" table:display="true" table:show-details="true"/>
                <table:data-pilot-member table:name="0,000005202" table:display="true" table:show-details="true"/>
                <table:data-pilot-member table:name="0,000005207" table:display="true" table:show-details="true"/>
                <table:data-pilot-member table:name="0,000005208" table:display="true" table:show-details="true"/>
                <table:data-pilot-member table:name="0,00000521" table:display="true" table:show-details="true"/>
                <table:data-pilot-member table:name="0,000005212" table:display="true" table:show-details="true"/>
                <table:data-pilot-member table:name="0,000005214" table:display="true" table:show-details="true"/>
                <table:data-pilot-member table:name="0,000005215" table:display="true" table:show-details="true"/>
                <table:data-pilot-member table:name="0,000005218" table:display="true" table:show-details="true"/>
                <table:data-pilot-member table:name="0,00000522" table:display="true" table:show-details="true"/>
                <table:data-pilot-member table:name="0,000005222" table:display="true" table:show-details="true"/>
                <table:data-pilot-member table:name="0,000005223" table:display="true" table:show-details="true"/>
                <table:data-pilot-member table:name="0,000005226" table:display="true" table:show-details="true"/>
                <table:data-pilot-member table:name="0,000005234" table:display="true" table:show-details="true"/>
                <table:data-pilot-member table:name="0,000005239" table:display="true" table:show-details="true"/>
                <table:data-pilot-member table:name="0,000005241" table:display="true" table:show-details="true"/>
                <table:data-pilot-member table:name="0,000005243" table:display="true" table:show-details="true"/>
                <table:data-pilot-member table:name="0,000005244" table:display="true" table:show-details="true"/>
                <table:data-pilot-member table:name="0,000005245" table:display="true" table:show-details="true"/>
                <table:data-pilot-member table:name="0,000005246" table:display="true" table:show-details="true"/>
                <table:data-pilot-member table:name="0,000005247" table:display="true" table:show-details="true"/>
                <table:data-pilot-member table:name="0,000005248" table:display="true" table:show-details="true"/>
                <table:data-pilot-member table:name="0,00000525" table:display="true" table:show-details="true"/>
                <table:data-pilot-member table:name="0,000005255" table:display="true" table:show-details="true"/>
                <table:data-pilot-member table:name="0,000005276" table:display="true" table:show-details="true"/>
                <table:data-pilot-member table:name="0,000005286" table:display="true" table:show-details="true"/>
                <table:data-pilot-member table:name="0,000005349" table:display="true" table:show-details="true"/>
                <table:data-pilot-member table:name="0,000005354" table:display="true" table:show-details="true"/>
                <table:data-pilot-member table:name="0,000005357" table:display="true" table:show-details="true"/>
                <table:data-pilot-member table:name="0,000005378" table:display="true" table:show-details="true"/>
                <table:data-pilot-member table:name="0,000005381" table:display="true" table:show-details="true"/>
                <table:data-pilot-member table:name="0,000005388" table:display="true" table:show-details="true"/>
                <table:data-pilot-member table:name="0,000005401" table:display="true" table:show-details="true"/>
                <table:data-pilot-member table:name="0,000005407" table:display="true" table:show-details="true"/>
                <table:data-pilot-member table:name="0,000005409" table:display="true" table:show-details="true"/>
                <table:data-pilot-member table:name="0,000005413" table:display="true" table:show-details="true"/>
                <table:data-pilot-member table:name="0,000005419" table:display="true" table:show-details="true"/>
                <table:data-pilot-member table:name="0,000005421" table:display="true" table:show-details="true"/>
                <table:data-pilot-member table:name="0,000005422" table:display="true" table:show-details="true"/>
                <table:data-pilot-member table:name="0,000005424" table:display="true" table:show-details="true"/>
                <table:data-pilot-member table:name="0,000005425" table:display="true" table:show-details="true"/>
                <table:data-pilot-member table:name="0,000005426" table:display="true" table:show-details="true"/>
                <table:data-pilot-member table:name="0,000005433" table:display="true" table:show-details="true"/>
                <table:data-pilot-member table:name="0,000005438" table:display="true" table:show-details="true"/>
                <table:data-pilot-member table:name="0,000005443" table:display="true" table:show-details="true"/>
                <table:data-pilot-member table:name="0,000005449" table:display="true" table:show-details="true"/>
                <table:data-pilot-member table:name="0,000005453" table:display="true" table:show-details="true"/>
                <table:data-pilot-member table:name="0,000005455" table:display="true" table:show-details="true"/>
                <table:data-pilot-member table:name="0,000005464" table:display="true" table:show-details="true"/>
                <table:data-pilot-member table:name="0,000005473" table:display="true" table:show-details="true"/>
                <table:data-pilot-member table:name="0,000005506" table:display="true" table:show-details="true"/>
                <table:data-pilot-member table:name="0,000005507" table:display="true" table:show-details="true"/>
                <table:data-pilot-member table:name="0,000005508" table:display="true" table:show-details="true"/>
                <table:data-pilot-member table:name="0,000005522" table:display="true" table:show-details="true"/>
                <table:data-pilot-member table:name="0,000005528" table:display="true" table:show-details="true"/>
                <table:data-pilot-member table:name="0,000005532" table:display="true" table:show-details="true"/>
                <table:data-pilot-member table:name="0,000005536" table:display="true" table:show-details="true"/>
                <table:data-pilot-member table:name="0,000005541" table:display="true" table:show-details="true"/>
                <table:data-pilot-member table:name="0,000005545" table:display="true" table:show-details="true"/>
                <table:data-pilot-member table:name="0,000005553" table:display="true" table:show-details="true"/>
                <table:data-pilot-member table:name="0,000005584" table:display="true" table:show-details="true"/>
                <table:data-pilot-member table:name="0,000005585" table:display="true" table:show-details="true"/>
                <table:data-pilot-member table:name="0,000005617" table:display="true" table:show-details="true"/>
                <table:data-pilot-member table:name="0,000005624" table:display="true" table:show-details="true"/>
                <table:data-pilot-member table:name="0,000005627" table:display="true" table:show-details="true"/>
                <table:data-pilot-member table:name="0,000005772" table:display="true" table:show-details="true"/>
                <table:data-pilot-member table:name="0,00000578" table:display="true" table:show-details="true"/>
                <table:data-pilot-member table:name="0,000005792" table:display="true" table:show-details="true"/>
                <table:data-pilot-member table:name="0,000006025" table:display="true" table:show-details="true"/>
                <table:data-pilot-member table:name="0,000006032" table:display="true" table:show-details="true"/>
                <table:data-pilot-member table:name="0,000006036" table:display="true" table:show-details="true"/>
                <table:data-pilot-member table:name="0,00000604" table:display="true" table:show-details="true"/>
                <table:data-pilot-member table:name="0,000006046" table:display="true" table:show-details="true"/>
                <table:data-pilot-member table:name="0,000006048" table:display="true" table:show-details="true"/>
                <table:data-pilot-member table:name="0,00000605" table:display="true" table:show-details="true"/>
                <table:data-pilot-member table:name="0,000006055" table:display="true" table:show-details="true"/>
                <table:data-pilot-member table:name="0,000006058" table:display="true" table:show-details="true"/>
                <table:data-pilot-member table:name="0,000006072" table:display="true" table:show-details="true"/>
                <table:data-pilot-member table:name="0,000006074" table:display="true" table:show-details="true"/>
                <table:data-pilot-member table:name="0,000006126" table:display="true" table:show-details="true"/>
                <table:data-pilot-member table:name="0,000006133" table:display="true" table:show-details="true"/>
                <table:data-pilot-member table:name="0,000006147" table:display="true" table:show-details="true"/>
                <table:data-pilot-member table:name="0,000006164" table:display="true" table:show-details="true"/>
                <table:data-pilot-member table:name="0,000006185" table:display="true" table:show-details="true"/>
                <table:data-pilot-member table:name="0,000006223" table:display="true" table:show-details="true"/>
                <table:data-pilot-member table:name="0,000006238" table:display="true" table:show-details="true"/>
                <table:data-pilot-member table:name="0,000006263" table:display="true" table:show-details="true"/>
                <table:data-pilot-member table:name="0,000006266" table:display="true" table:show-details="true"/>
                <table:data-pilot-member table:name="0,000006333" table:display="true" table:show-details="true"/>
                <table:data-pilot-member table:name="0,000006352" table:display="true" table:show-details="true"/>
                <table:data-pilot-member table:name="0,000006357" table:display="true" table:show-details="true"/>
                <table:data-pilot-member table:name="0,000006366" table:display="true" table:show-details="true"/>
                <table:data-pilot-member table:name="0,000006374" table:display="true" table:show-details="true"/>
                <table:data-pilot-member table:name="0,000006378" table:display="true" table:show-details="true"/>
                <table:data-pilot-member table:name="0,000006382" table:display="true" table:show-details="true"/>
                <table:data-pilot-member table:name="0,000006386" table:display="true" table:show-details="true"/>
                <table:data-pilot-member table:name="0,000006388" table:display="true" table:show-details="true"/>
                <table:data-pilot-member table:name="0,0000064" table:display="true" table:show-details="true"/>
                <table:data-pilot-member table:name="0,000006405" table:display="true" table:show-details="true"/>
                <table:data-pilot-member table:name="0,000006407" table:display="true" table:show-details="true"/>
                <table:data-pilot-member table:name="0,000006409" table:display="true" table:show-details="true"/>
                <table:data-pilot-member table:name="0,00000641" table:display="true" table:show-details="true"/>
                <table:data-pilot-member table:name="0,00000642" table:display="true" table:show-details="true"/>
                <table:data-pilot-member table:name="0,000006423" table:display="true" table:show-details="true"/>
                <table:data-pilot-member table:name="0,000006438" table:display="true" table:show-details="true"/>
                <table:data-pilot-member table:name="0,00000645" table:display="true" table:show-details="true"/>
                <table:data-pilot-member table:name="0,000006458" table:display="true" table:show-details="true"/>
                <table:data-pilot-member table:name="0,00000646" table:display="true" table:show-details="true"/>
                <table:data-pilot-member table:name="0,00000647" table:display="true" table:show-details="true"/>
                <table:data-pilot-member table:name="0,000006489" table:display="true" table:show-details="true"/>
                <table:data-pilot-member table:name="0,000006544" table:display="true" table:show-details="true"/>
                <table:data-pilot-member table:name="0,000006559" table:display="true" table:show-details="true"/>
                <table:data-pilot-member table:name="0,000006598" table:display="true" table:show-details="true"/>
                <table:data-pilot-member table:name="0,000006661" table:display="true" table:show-details="true"/>
                <table:data-pilot-member table:name="0,000006696" table:display="true" table:show-details="true"/>
                <table:data-pilot-member table:name="0,00000671" table:display="true" table:show-details="true"/>
                <table:data-pilot-member table:name="0,00000673" table:display="true" table:show-details="true"/>
                <table:data-pilot-member table:name="0,000006733" table:display="true" table:show-details="true"/>
                <table:data-pilot-member table:name="0,000006755" table:display="true" table:show-details="true"/>
                <table:data-pilot-member table:name="0,000006763" table:display="true" table:show-details="true"/>
                <table:data-pilot-member table:name="0,000006827" table:display="true" table:show-details="true"/>
                <table:data-pilot-member table:name="0,000006834" table:display="true" table:show-details="true"/>
                <table:data-pilot-member table:name="0,000006887" table:display="true" table:show-details="true"/>
                <table:data-pilot-member table:name="0,000006927" table:display="true" table:show-details="true"/>
                <table:data-pilot-member table:name="0,000006941" table:display="true" table:show-details="true"/>
                <table:data-pilot-member table:name="0,000006969" table:display="true" table:show-details="true"/>
                <table:data-pilot-member table:name="0,000007031" table:display="true" table:show-details="true"/>
                <table:data-pilot-member table:name="0,000007082" table:display="true" table:show-details="true"/>
                <table:data-pilot-member table:name="0,000007086" table:display="true" table:show-details="true"/>
                <table:data-pilot-member table:name="0,000007088" table:display="true" table:show-details="true"/>
                <table:data-pilot-member table:name="0,00000712" table:display="true" table:show-details="true"/>
                <table:data-pilot-member table:name="0,000007167" table:display="true" table:show-details="true"/>
                <table:data-pilot-member table:name="0,000007168" table:display="true" table:show-details="true"/>
                <table:data-pilot-member table:name="0,000007188" table:display="true" table:show-details="true"/>
                <table:data-pilot-member table:name="0,000007215" table:display="true" table:show-details="true"/>
                <table:data-pilot-member table:name="0,000007314" table:display="true" table:show-details="true"/>
                <table:data-pilot-member table:name="0,000007428" table:display="true" table:show-details="true"/>
                <table:data-pilot-member table:name="0,000007468" table:display="true" table:show-details="true"/>
                <table:data-pilot-member table:name="0,000007614" table:display="true" table:show-details="true"/>
                <table:data-pilot-member table:name="0,000007632" table:display="true" table:show-details="true"/>
                <table:data-pilot-member table:name="0,000007634" table:display="true" table:show-details="true"/>
                <table:data-pilot-member table:name="0,000007684" table:display="true" table:show-details="true"/>
                <table:data-pilot-member table:name="0,000007743" table:display="true" table:show-details="true"/>
                <table:data-pilot-member table:name="0,000007744" table:display="true" table:show-details="true"/>
                <table:data-pilot-member table:name="0,000007798" table:display="true" table:show-details="true"/>
                <table:data-pilot-member table:name="0,000007902" table:display="true" table:show-details="true"/>
                <table:data-pilot-member table:name="0,000008121" table:display="true" table:show-details="true"/>
                <table:data-pilot-member table:name="0,00000832" table:display="true" table:show-details="true"/>
                <table:data-pilot-member table:name="0,000008418" table:display="true" table:show-details="true"/>
                <table:data-pilot-member table:name="0,000008457" table:display="true" table:show-details="true"/>
                <table:data-pilot-member table:name="0,000008595" table:display="true" table:show-details="true"/>
                <table:data-pilot-member table:name="0,00000862" table:display="true" table:show-details="true"/>
                <table:data-pilot-member table:name="0,000008635" table:display="true" table:show-details="true"/>
                <table:data-pilot-member table:name="0,000008726" table:display="true" table:show-details="true"/>
                <table:data-pilot-member table:name="0,000009103" table:display="true" table:show-details="true"/>
                <table:data-pilot-member table:name="0,000009114" table:display="true" table:show-details="true"/>
                <table:data-pilot-member table:name="0,000009254" table:display="true" table:show-details="true"/>
                <table:data-pilot-member table:name="0,000009634" table:display="true" table:show-details="true"/>
                <table:data-pilot-member table:name="0,000009636" table:display="true" table:show-details="true"/>
                <table:data-pilot-member table:name="0,000009643" table:display="true" table:show-details="true"/>
                <table:data-pilot-member table:name="0,000009688" table:display="true" table:show-details="true"/>
                <table:data-pilot-member table:name="0,000009697" table:display="true" table:show-details="true"/>
                <table:data-pilot-member table:name="0,000009702" table:display="true" table:show-details="true"/>
                <table:data-pilot-member table:name="0,000009709" table:display="true" table:show-details="true"/>
                <table:data-pilot-member table:name="0,000009734" table:display="true" table:show-details="true"/>
                <table:data-pilot-member table:name="0,00000974" table:display="true" table:show-details="true"/>
                <table:data-pilot-member table:name="0,000009742" table:display="true" table:show-details="true"/>
                <table:data-pilot-member table:name="0,000009748" table:display="true" table:show-details="true"/>
                <table:data-pilot-member table:name="0,000009786" table:display="true" table:show-details="true"/>
                <table:data-pilot-member table:name="0,000009792" table:display="true" table:show-details="true"/>
                <table:data-pilot-member table:name="0,000009798" table:display="true" table:show-details="true"/>
                <table:data-pilot-member table:name="0,000009807" table:display="true" table:show-details="true"/>
                <table:data-pilot-member table:name="0,000009809" table:display="true" table:show-details="true"/>
                <table:data-pilot-member table:name="0,000009813" table:display="true" table:show-details="true"/>
                <table:data-pilot-member table:name="0,00000982" table:display="true" table:show-details="true"/>
                <table:data-pilot-member table:name="0,000009823" table:display="true" table:show-details="true"/>
                <table:data-pilot-member table:name="0,000009843" table:display="true" table:show-details="true"/>
                <table:data-pilot-member table:name="0,000009858" table:display="true" table:show-details="true"/>
                <table:data-pilot-member table:name="0,000009872" table:display="true" table:show-details="true"/>
                <table:data-pilot-member table:name="0,000009873" table:display="true" table:show-details="true"/>
                <table:data-pilot-member table:name="0,000009882" table:display="true" table:show-details="true"/>
                <table:data-pilot-member table:name="0,000009889" table:display="true" table:show-details="true"/>
                <table:data-pilot-member table:name="0,00000989" table:display="true" table:show-details="true"/>
                <table:data-pilot-member table:name="0,000009896" table:display="true" table:show-details="true"/>
                <table:data-pilot-member table:name="0,000009897" table:display="true" table:show-details="true"/>
                <table:data-pilot-member table:name="0,000009899" table:display="true" table:show-details="true"/>
                <table:data-pilot-member table:name="0,000009903" table:display="true" table:show-details="true"/>
                <table:data-pilot-member table:name="0,000009907" table:display="true" table:show-details="true"/>
                <table:data-pilot-member table:name="0,000009914" table:display="true" table:show-details="true"/>
                <table:data-pilot-member table:name="0,000009918" table:display="true" table:show-details="true"/>
                <table:data-pilot-member table:name="0,00000992" table:display="true" table:show-details="true"/>
                <table:data-pilot-member table:name="0,000009921" table:display="true" table:show-details="true"/>
                <table:data-pilot-member table:name="0,000009922" table:display="true" table:show-details="true"/>
                <table:data-pilot-member table:name="0,000009928" table:display="true" table:show-details="true"/>
                <table:data-pilot-member table:name="0,000009933" table:display="true" table:show-details="true"/>
                <table:data-pilot-member table:name="0,000009934" table:display="true" table:show-details="true"/>
                <table:data-pilot-member table:name="0,000009935" table:display="true" table:show-details="true"/>
                <table:data-pilot-member table:name="0,00000994" table:display="true" table:show-details="true"/>
                <table:data-pilot-member table:name="0,000009942" table:display="true" table:show-details="true"/>
                <table:data-pilot-member table:name="0,000009947" table:display="true" table:show-details="true"/>
                <table:data-pilot-member table:name="0,000009952" table:display="true" table:show-details="true"/>
                <table:data-pilot-member table:name="0,000009954" table:display="true" table:show-details="true"/>
                <table:data-pilot-member table:name="0,000009955" table:display="true" table:show-details="true"/>
                <table:data-pilot-member table:name="0,000009957" table:display="true" table:show-details="true"/>
                <table:data-pilot-member table:name="0,000009959" table:display="true" table:show-details="true"/>
                <table:data-pilot-member table:name="0,000009962" table:display="true" table:show-details="true"/>
                <table:data-pilot-member table:name="0,000009966" table:display="true" table:show-details="true"/>
                <table:data-pilot-member table:name="0,000009971" table:display="true" table:show-details="true"/>
                <table:data-pilot-member table:name="0,000009982" table:display="true" table:show-details="true"/>
                <table:data-pilot-member table:name="0,000009983" table:display="true" table:show-details="true"/>
                <table:data-pilot-member table:name="0,000009985" table:display="true" table:show-details="true"/>
                <table:data-pilot-member table:name="0,000009987" table:display="true" table:show-details="true"/>
                <table:data-pilot-member table:name="0,000009991" table:display="true" table:show-details="true"/>
                <table:data-pilot-member table:name="0,000009994" table:display="true" table:show-details="true"/>
                <table:data-pilot-member table:name="0,000009998" table:display="true" table:show-details="true"/>
                <table:data-pilot-member table:name="0,00001" table:display="true" table:show-details="true"/>
                <table:data-pilot-member table:name="0,000010016" table:display="true" table:show-details="true"/>
                <table:data-pilot-member table:name="0,000010034" table:display="true" table:show-details="true"/>
                <table:data-pilot-member table:name="0,000010036" table:display="true" table:show-details="true"/>
                <table:data-pilot-member table:name="0,000010054" table:display="true" table:show-details="true"/>
                <table:data-pilot-member table:name="0,000010055" table:display="true" table:show-details="true"/>
                <table:data-pilot-member table:name="0,000010056" table:display="true" table:show-details="true"/>
                <table:data-pilot-member table:name="0,000010089" table:display="true" table:show-details="true"/>
                <table:data-pilot-member table:name="0,0000101" table:display="true" table:show-details="true"/>
                <table:data-pilot-member table:name="0,000010101" table:display="true" table:show-details="true"/>
                <table:data-pilot-member table:name="0,00001011" table:display="true" table:show-details="true"/>
                <table:data-pilot-member table:name="0,000010128" table:display="true" table:show-details="true"/>
                <table:data-pilot-member table:name="0,000010139" table:display="true" table:show-details="true"/>
                <table:data-pilot-member table:name="0,000010144" table:display="true" table:show-details="true"/>
                <table:data-pilot-member table:name="0,000010149" table:display="true" table:show-details="true"/>
                <table:data-pilot-member table:name="0,000010155" table:display="true" table:show-details="true"/>
                <table:data-pilot-member table:name="0,000010165" table:display="true" table:show-details="true"/>
                <table:data-pilot-member table:name="0,000010176" table:display="true" table:show-details="true"/>
                <table:data-pilot-member table:name="0,000010184" table:display="true" table:show-details="true"/>
                <table:data-pilot-member table:name="0,000010186" table:display="true" table:show-details="true"/>
                <table:data-pilot-member table:name="0,000010217" table:display="true" table:show-details="true"/>
                <table:data-pilot-member table:name="0,000010221" table:display="true" table:show-details="true"/>
                <table:data-pilot-member table:name="0,000010224" table:display="true" table:show-details="true"/>
                <table:data-pilot-member table:name="0,000010231" table:display="true" table:show-details="true"/>
                <table:data-pilot-member table:name="0,000010233" table:display="true" table:show-details="true"/>
                <table:data-pilot-member table:name="0,000010248" table:display="true" table:show-details="true"/>
                <table:data-pilot-member table:name="0,00001025" table:display="true" table:show-details="true"/>
                <table:data-pilot-member table:name="0,000010253" table:display="true" table:show-details="true"/>
                <table:data-pilot-member table:name="0,000010261" table:display="true" table:show-details="true"/>
                <table:data-pilot-member table:name="0,000010265" table:display="true" table:show-details="true"/>
                <table:data-pilot-member table:name="0,000010267" table:display="true" table:show-details="true"/>
                <table:data-pilot-member table:name="0,000010292" table:display="true" table:show-details="true"/>
                <table:data-pilot-member table:name="0,000010299" table:display="true" table:show-details="true"/>
                <table:data-pilot-member table:name="0,0000103" table:display="true" table:show-details="true"/>
                <table:data-pilot-member table:name="0,000010301" table:display="true" table:show-details="true"/>
                <table:data-pilot-member table:name="0,000010307" table:display="true" table:show-details="true"/>
                <table:data-pilot-member table:name="0,000010316" table:display="true" table:show-details="true"/>
                <table:data-pilot-member table:name="0,00001032" table:display="true" table:show-details="true"/>
                <table:data-pilot-member table:name="0,000010332" table:display="true" table:show-details="true"/>
                <table:data-pilot-member table:name="0,000010333" table:display="true" table:show-details="true"/>
                <table:data-pilot-member table:name="0,000010349" table:display="true" table:show-details="true"/>
                <table:data-pilot-member table:name="0,000010352" table:display="true" table:show-details="true"/>
                <table:data-pilot-member table:name="0,000010354" table:display="true" table:show-details="true"/>
                <table:data-pilot-member table:name="0,000010357" table:display="true" table:show-details="true"/>
                <table:data-pilot-member table:name="0,000010359" table:display="true" table:show-details="true"/>
                <table:data-pilot-member table:name="0,000010384" table:display="true" table:show-details="true"/>
                <table:data-pilot-member table:name="0,000010396" table:display="true" table:show-details="true"/>
                <table:data-pilot-member table:name="0,000010402" table:display="true" table:show-details="true"/>
                <table:data-pilot-member table:name="0,000010412" table:display="true" table:show-details="true"/>
                <table:data-pilot-member table:name="0,000010431" table:display="true" table:show-details="true"/>
                <table:data-pilot-member table:name="0,000010442" table:display="true" table:show-details="true"/>
                <table:data-pilot-member table:name="0,000010447" table:display="true" table:show-details="true"/>
                <table:data-pilot-member table:name="0,000010469" table:display="true" table:show-details="true"/>
                <table:data-pilot-member table:name="0,000010474" table:display="true" table:show-details="true"/>
                <table:data-pilot-member table:name="0,000010475" table:display="true" table:show-details="true"/>
                <table:data-pilot-member table:name="0,000010497" table:display="true" table:show-details="true"/>
                <table:data-pilot-member table:name="0,000010507" table:display="true" table:show-details="true"/>
                <table:data-pilot-member table:name="0,000010542" table:display="true" table:show-details="true"/>
                <table:data-pilot-member table:name="0,000010575" table:display="true" table:show-details="true"/>
                <table:data-pilot-member table:name="0,000010601" table:display="true" table:show-details="true"/>
                <table:data-pilot-member table:name="0,000010629" table:display="true" table:show-details="true"/>
                <table:data-pilot-member table:name="0,000010643" table:display="true" table:show-details="true"/>
                <table:data-pilot-member table:name="0,000010653" table:display="true" table:show-details="true"/>
                <table:data-pilot-member table:name="0,00001066" table:display="true" table:show-details="true"/>
                <table:data-pilot-member table:name="0,000010683" table:display="true" table:show-details="true"/>
                <table:data-pilot-member table:name="0,000010695" table:display="true" table:show-details="true"/>
                <table:data-pilot-member table:name="0,000010784" table:display="true" table:show-details="true"/>
                <table:data-pilot-member table:name="0,000010813" table:display="true" table:show-details="true"/>
                <table:data-pilot-member table:name="0,00001084" table:display="true" table:show-details="true"/>
                <table:data-pilot-member table:name="0,00001086" table:display="true" table:show-details="true"/>
                <table:data-pilot-member table:name="0,000010953" table:display="true" table:show-details="true"/>
                <table:data-pilot-member table:name="0,000010993" table:display="true" table:show-details="true"/>
                <table:data-pilot-member table:name="0,000011047" table:display="true" table:show-details="true"/>
                <table:data-pilot-member table:name="0,00001105" table:display="true" table:show-details="true"/>
                <table:data-pilot-member table:name="0,000011124" table:display="true" table:show-details="true"/>
                <table:data-pilot-member table:name="0,000011129" table:display="true" table:show-details="true"/>
                <table:data-pilot-member table:name="0,000011144" table:display="true" table:show-details="true"/>
                <table:data-pilot-member table:name="0,000011179" table:display="true" table:show-details="true"/>
                <table:data-pilot-member table:name="0,000011188" table:display="true" table:show-details="true"/>
                <table:data-pilot-member table:name="0,000011228" table:display="true" table:show-details="true"/>
                <table:data-pilot-member table:name="0,000011277" table:display="true" table:show-details="true"/>
                <table:data-pilot-member table:name="0,000011316" table:display="true" table:show-details="true"/>
                <table:data-pilot-member table:name="0,000011412" table:display="true" table:show-details="true"/>
                <table:data-pilot-member table:name="0,000011428" table:display="true" table:show-details="true"/>
                <table:data-pilot-member table:name="0,000011432" table:display="true" table:show-details="true"/>
                <table:data-pilot-member table:name="0,000011485" table:display="true" table:show-details="true"/>
                <table:data-pilot-member table:name="0,000011496" table:display="true" table:show-details="true"/>
                <table:data-pilot-member table:name="0,000011561" table:display="true" table:show-details="true"/>
                <table:data-pilot-member table:name="0,000011567" table:display="true" table:show-details="true"/>
                <table:data-pilot-member table:name="0,000011722" table:display="true" table:show-details="true"/>
                <table:data-pilot-member table:name="0,000011743" table:display="true" table:show-details="true"/>
                <table:data-pilot-member table:name="0,000011778" table:display="true" table:show-details="true"/>
                <table:data-pilot-member table:name="0,000011807" table:display="true" table:show-details="true"/>
                <table:data-pilot-member table:name="0,000011875" table:display="true" table:show-details="true"/>
                <table:data-pilot-member table:name="0,000011876" table:display="true" table:show-details="true"/>
                <table:data-pilot-member table:name="0,000011887" table:display="true" table:show-details="true"/>
                <table:data-pilot-member table:name="0,000011961" table:display="true" table:show-details="true"/>
                <table:data-pilot-member table:name="0,000011988" table:display="true" table:show-details="true"/>
                <table:data-pilot-member table:name="0,000012029" table:display="true" table:show-details="true"/>
                <table:data-pilot-member table:name="0,000012032" table:display="true" table:show-details="true"/>
                <table:data-pilot-member table:name="0,000012046" table:display="true" table:show-details="true"/>
                <table:data-pilot-member table:name="0,000012095" table:display="true" table:show-details="true"/>
                <table:data-pilot-member table:name="0,000012136" table:display="true" table:show-details="true"/>
                <table:data-pilot-member table:name="0,000012322" table:display="true" table:show-details="true"/>
                <table:data-pilot-member table:name="0,000012335" table:display="true" table:show-details="true"/>
                <table:data-pilot-member table:name="0,000012355" table:display="true" table:show-details="true"/>
                <table:data-pilot-member table:name="0,000012408" table:display="true" table:show-details="true"/>
                <table:data-pilot-member table:name="0,000012427" table:display="true" table:show-details="true"/>
                <table:data-pilot-member table:name="0,000012477" table:display="true" table:show-details="true"/>
                <table:data-pilot-member table:name="0,000012517" table:display="true" table:show-details="true"/>
                <table:data-pilot-member table:name="0,000012544" table:display="true" table:show-details="true"/>
                <table:data-pilot-member table:name="0,000012613" table:display="true" table:show-details="true"/>
                <table:data-pilot-member table:name="0,000012659" table:display="true" table:show-details="true"/>
                <table:data-pilot-member table:name="0,000012663" table:display="true" table:show-details="true"/>
                <table:data-pilot-member table:name="0,000012676" table:display="true" table:show-details="true"/>
                <table:data-pilot-member table:name="0,000012713" table:display="true" table:show-details="true"/>
                <table:data-pilot-member table:name="0,000012781" table:display="true" table:show-details="true"/>
                <table:data-pilot-member table:name="0,000012859" table:display="true" table:show-details="true"/>
                <table:data-pilot-member table:name="0,000012963" table:display="true" table:show-details="true"/>
                <table:data-pilot-member table:name="0,00001314" table:display="true" table:show-details="true"/>
                <table:data-pilot-member table:name="0,000013196" table:display="true" table:show-details="true"/>
                <table:data-pilot-member table:name="0,000013264" table:display="true" table:show-details="true"/>
                <table:data-pilot-member table:name="0,000013321" table:display="true" table:show-details="true"/>
                <table:data-pilot-member table:name="0,000013349" table:display="true" table:show-details="true"/>
                <table:data-pilot-member table:name="0,000013452" table:display="true" table:show-details="true"/>
                <table:data-pilot-member table:name="0,00001347" table:display="true" table:show-details="true"/>
                <table:data-pilot-member table:name="0,00001364" table:display="true" table:show-details="true"/>
                <table:data-pilot-member table:name="0,000013761" table:display="true" table:show-details="true"/>
                <table:data-pilot-member table:name="0,000013807" table:display="true" table:show-details="true"/>
                <table:data-pilot-member table:name="0,000014091" table:display="true" table:show-details="true"/>
                <table:data-pilot-member table:name="0,000014306" table:display="true" table:show-details="true"/>
                <table:data-pilot-member table:name="0,000014547" table:display="true" table:show-details="true"/>
                <table:data-pilot-member table:name="0,000014886" table:display="true" table:show-details="true"/>
                <table:data-pilot-member table:name="0,000015195" table:display="true" table:show-details="true"/>
                <table:data-pilot-member table:name="0,000015969" table:display="true" table:show-details="true"/>
                <table:data-pilot-member table:name="0,000016022" table:display="true" table:show-details="true"/>
                <table:data-pilot-member table:name="0,000016045" table:display="true" table:show-details="true"/>
                <table:data-pilot-member table:name="0,000016065" table:display="true" table:show-details="true"/>
                <table:data-pilot-member table:name="0,000016413" table:display="true" table:show-details="true"/>
                <table:data-pilot-member table:name="0,000016603" table:display="true" table:show-details="true"/>
                <table:data-pilot-member table:name="0,000016661" table:display="true" table:show-details="true"/>
                <table:data-pilot-member table:name="0,000016663" table:display="true" table:show-details="true"/>
                <table:data-pilot-member table:name="0,000016707" table:display="true" table:show-details="true"/>
                <table:data-pilot-member table:name="0,000016716" table:display="true" table:show-details="true"/>
                <table:data-pilot-member table:name="0,000016745" table:display="true" table:show-details="true"/>
                <table:data-pilot-member table:name="0,00001675" table:display="true" table:show-details="true"/>
                <table:data-pilot-member table:name="0,000016766" table:display="true" table:show-details="true"/>
                <table:data-pilot-member table:name="0,000016788" table:display="true" table:show-details="true"/>
                <table:data-pilot-member table:name="0,000016838" table:display="true" table:show-details="true"/>
                <table:data-pilot-member table:name="0,000016866" table:display="true" table:show-details="true"/>
                <table:data-pilot-member table:name="0,000016873" table:display="true" table:show-details="true"/>
                <table:data-pilot-member table:name="0,000016898" table:display="true" table:show-details="true"/>
                <table:data-pilot-member table:name="0,000016913" table:display="true" table:show-details="true"/>
                <table:data-pilot-member table:name="0,000016916" table:display="true" table:show-details="true"/>
                <table:data-pilot-member table:name="0,000016987" table:display="true" table:show-details="true"/>
                <table:data-pilot-member table:name="0,000016994" table:display="true" table:show-details="true"/>
                <table:data-pilot-member table:name="0,000017003" table:display="true" table:show-details="true"/>
                <table:data-pilot-member table:name="0,000017027" table:display="true" table:show-details="true"/>
                <table:data-pilot-member table:name="0,000017047" table:display="true" table:show-details="true"/>
                <table:data-pilot-member table:name="0,000017059" table:display="true" table:show-details="true"/>
                <table:data-pilot-member table:name="0,000017065" table:display="true" table:show-details="true"/>
                <table:data-pilot-member table:name="0,000017075" table:display="true" table:show-details="true"/>
                <table:data-pilot-member table:name="0,0000171" table:display="true" table:show-details="true"/>
                <table:data-pilot-member table:name="0,000017111" table:display="true" table:show-details="true"/>
                <table:data-pilot-member table:name="0,000017148" table:display="true" table:show-details="true"/>
                <table:data-pilot-member table:name="0,000017154" table:display="true" table:show-details="true"/>
                <table:data-pilot-member table:name="0,00001716" table:display="true" table:show-details="true"/>
                <table:data-pilot-member table:name="0,000017192" table:display="true" table:show-details="true"/>
                <table:data-pilot-member table:name="0,000017194" table:display="true" table:show-details="true"/>
                <table:data-pilot-member table:name="0,000017206" table:display="true" table:show-details="true"/>
                <table:data-pilot-member table:name="0,000017221" table:display="true" table:show-details="true"/>
                <table:data-pilot-member table:name="0,000017304" table:display="true" table:show-details="true"/>
                <table:data-pilot-member table:name="0,000017392" table:display="true" table:show-details="true"/>
                <table:data-pilot-member table:name="0,000017491" table:display="true" table:show-details="true"/>
                <table:data-pilot-member table:name="0,000017731" table:display="true" table:show-details="true"/>
                <table:data-pilot-member table:name="0,000017823" table:display="true" table:show-details="true"/>
                <table:data-pilot-member table:name="0,00001794" table:display="true" table:show-details="true"/>
                <table:data-pilot-member table:name="0,000018009" table:display="true" table:show-details="true"/>
                <table:data-pilot-member table:name="0,000018505" table:display="true" table:show-details="true"/>
                <table:data-pilot-member table:name="0,000018523" table:display="true" table:show-details="true"/>
                <table:data-pilot-member table:name="0,000018815" table:display="true" table:show-details="true"/>
                <table:data-pilot-member table:name="0,000019016" table:display="true" table:show-details="true"/>
                <table:data-pilot-member table:name="0,000019062" table:display="true" table:show-details="true"/>
                <table:data-pilot-member table:name="0,000019205" table:display="true" table:show-details="true"/>
                <table:data-pilot-member table:name="0,000019207" table:display="true" table:show-details="true"/>
                <table:data-pilot-member table:name="0,000019285" table:display="true" table:show-details="true"/>
                <table:data-pilot-member table:name="0,000019399" table:display="true" table:show-details="true"/>
                <table:data-pilot-member table:name="0,000019416" table:display="true" table:show-details="true"/>
                <table:data-pilot-member table:name="0,000019483" table:display="true" table:show-details="true"/>
                <table:data-pilot-member table:name="0,000019538" table:display="true" table:show-details="true"/>
                <table:data-pilot-member table:name="0,000019554" table:display="true" table:show-details="true"/>
                <table:data-pilot-member table:name="0,000019574" table:display="true" table:show-details="true"/>
                <table:data-pilot-member table:name="0,000019604" table:display="true" table:show-details="true"/>
                <table:data-pilot-member table:name="0,000019655" table:display="true" table:show-details="true"/>
                <table:data-pilot-member table:name="0,000019712" table:display="true" table:show-details="true"/>
                <table:data-pilot-member table:name="0,000019722" table:display="true" table:show-details="true"/>
                <table:data-pilot-member table:name="0,000019763" table:display="true" table:show-details="true"/>
                <table:data-pilot-member table:name="0,000019777" table:display="true" table:show-details="true"/>
                <table:data-pilot-member table:name="0,000019782" table:display="true" table:show-details="true"/>
                <table:data-pilot-member table:name="0,000019787" table:display="true" table:show-details="true"/>
                <table:data-pilot-member table:name="0,000019799" table:display="true" table:show-details="true"/>
                <table:data-pilot-member table:name="0,000019806" table:display="true" table:show-details="true"/>
                <table:data-pilot-member table:name="0,000019858" table:display="true" table:show-details="true"/>
                <table:data-pilot-member table:name="0,000019866" table:display="true" table:show-details="true"/>
                <table:data-pilot-member table:name="0,000019883" table:display="true" table:show-details="true"/>
                <table:data-pilot-member table:name="0,000019914" table:display="true" table:show-details="true"/>
                <table:data-pilot-member table:name="0,000019926" table:display="true" table:show-details="true"/>
                <table:data-pilot-member table:name="0,000019937" table:display="true" table:show-details="true"/>
                <table:data-pilot-member table:name="0,000019961" table:display="true" table:show-details="true"/>
                <table:data-pilot-member table:name="0,000020018" table:display="true" table:show-details="true"/>
                <table:data-pilot-member table:name="0,000020019" table:display="true" table:show-details="true"/>
                <table:data-pilot-member table:name="0,000020028" table:display="true" table:show-details="true"/>
                <table:data-pilot-member table:name="0,000020094" table:display="true" table:show-details="true"/>
                <table:data-pilot-member table:name="0,000020114" table:display="true" table:show-details="true"/>
                <table:data-pilot-member table:name="0,000020129" table:display="true" table:show-details="true"/>
                <table:data-pilot-member table:name="0,000020132" table:display="true" table:show-details="true"/>
                <table:data-pilot-member table:name="0,000020182" table:display="true" table:show-details="true"/>
                <table:data-pilot-member table:name="0,000020274" table:display="true" table:show-details="true"/>
                <table:data-pilot-member table:name="0,000020277" table:display="true" table:show-details="true"/>
                <table:data-pilot-member table:name="0,000020327" table:display="true" table:show-details="true"/>
                <table:data-pilot-member table:name="0,000020332" table:display="true" table:show-details="true"/>
                <table:data-pilot-member table:name="0,000020374" table:display="true" table:show-details="true"/>
                <table:data-pilot-member table:name="0,000020387" table:display="true" table:show-details="true"/>
                <table:data-pilot-member table:name="0,000020401" table:display="true" table:show-details="true"/>
                <table:data-pilot-member table:name="0,000020459" table:display="true" table:show-details="true"/>
                <table:data-pilot-member table:name="0,000020481" table:display="true" table:show-details="true"/>
                <table:data-pilot-member table:name="0,000020502" table:display="true" table:show-details="true"/>
                <table:data-pilot-member table:name="0,000020636" table:display="true" table:show-details="true"/>
                <table:data-pilot-member table:name="0,000020661" table:display="true" table:show-details="true"/>
                <table:data-pilot-member table:name="0,000020677" table:display="true" table:show-details="true"/>
                <table:data-pilot-member table:name="0,000020713" table:display="true" table:show-details="true"/>
                <table:data-pilot-member table:name="0,000020721" table:display="true" table:show-details="true"/>
                <table:data-pilot-member table:name="0,000020793" table:display="true" table:show-details="true"/>
                <table:data-pilot-member table:name="0,000020896" table:display="true" table:show-details="true"/>
                <table:data-pilot-member table:name="0,0000211" table:display="true" table:show-details="true"/>
                <table:data-pilot-member table:name="0,000021127" table:display="true" table:show-details="true"/>
                <table:data-pilot-member table:name="0,00002113" table:display="true" table:show-details="true"/>
                <table:data-pilot-member table:name="0,000021188" table:display="true" table:show-details="true"/>
                <table:data-pilot-member table:name="0,000021197" table:display="true" table:show-details="true"/>
                <table:data-pilot-member table:name="0,000021217" table:display="true" table:show-details="true"/>
                <table:data-pilot-member table:name="0,000021235" table:display="true" table:show-details="true"/>
                <table:data-pilot-member table:name="0,000021236" table:display="true" table:show-details="true"/>
                <table:data-pilot-member table:name="0,000021268" table:display="true" table:show-details="true"/>
                <table:data-pilot-member table:name="0,000021273" table:display="true" table:show-details="true"/>
                <table:data-pilot-member table:name="0,000021316" table:display="true" table:show-details="true"/>
                <table:data-pilot-member table:name="0,00002133" table:display="true" table:show-details="true"/>
                <table:data-pilot-member table:name="0,000021346" table:display="true" table:show-details="true"/>
                <table:data-pilot-member table:name="0,000021387" table:display="true" table:show-details="true"/>
                <table:data-pilot-member table:name="0,000021396" table:display="true" table:show-details="true"/>
                <table:data-pilot-member table:name="0,000021448" table:display="true" table:show-details="true"/>
                <table:data-pilot-member table:name="0,00002146" table:display="true" table:show-details="true"/>
                <table:data-pilot-member table:name="0,000021466" table:display="true" table:show-details="true"/>
                <table:data-pilot-member table:name="0,00002148" table:display="true" table:show-details="true"/>
                <table:data-pilot-member table:name="0,000021524" table:display="true" table:show-details="true"/>
                <table:data-pilot-member table:name="0,000021538" table:display="true" table:show-details="true"/>
                <table:data-pilot-member table:name="0,000021547" table:display="true" table:show-details="true"/>
                <table:data-pilot-member table:name="0,000021572" table:display="true" table:show-details="true"/>
                <table:data-pilot-member table:name="0,000021636" table:display="true" table:show-details="true"/>
                <table:data-pilot-member table:name="0,000021651" table:display="true" table:show-details="true"/>
                <table:data-pilot-member table:name="0,000021669" table:display="true" table:show-details="true"/>
                <table:data-pilot-member table:name="0,000021671" table:display="true" table:show-details="true"/>
                <table:data-pilot-member table:name="0,000021676" table:display="true" table:show-details="true"/>
                <table:data-pilot-member table:name="0,000021682" table:display="true" table:show-details="true"/>
                <table:data-pilot-member table:name="0,000021686" table:display="true" table:show-details="true"/>
                <table:data-pilot-member table:name="0,000021687" table:display="true" table:show-details="true"/>
                <table:data-pilot-member table:name="0,000021779" table:display="true" table:show-details="true"/>
                <table:data-pilot-member table:name="0,000021798" table:display="true" table:show-details="true"/>
                <table:data-pilot-member table:name="0,000021821" table:display="true" table:show-details="true"/>
                <table:data-pilot-member table:name="0,000021832" table:display="true" table:show-details="true"/>
                <table:data-pilot-member table:name="0,00002187" table:display="true" table:show-details="true"/>
                <table:data-pilot-member table:name="0,000021876" table:display="true" table:show-details="true"/>
                <table:data-pilot-member table:name="0,000021905" table:display="true" table:show-details="true"/>
                <table:data-pilot-member table:name="0,000021946" table:display="true" table:show-details="true"/>
                <table:data-pilot-member table:name="0,000021951" table:display="true" table:show-details="true"/>
                <table:data-pilot-member table:name="0,000021964" table:display="true" table:show-details="true"/>
                <table:data-pilot-member table:name="0,00002197" table:display="true" table:show-details="true"/>
                <table:data-pilot-member table:name="0,00002198" table:display="true" table:show-details="true"/>
                <table:data-pilot-member table:name="0,000021985" table:display="true" table:show-details="true"/>
                <table:data-pilot-member table:name="0,000021988" table:display="true" table:show-details="true"/>
                <table:data-pilot-member table:name="0,000022006" table:display="true" table:show-details="true"/>
                <table:data-pilot-member table:name="0,000022018" table:display="true" table:show-details="true"/>
                <table:data-pilot-member table:name="0,000022026" table:display="true" table:show-details="true"/>
                <table:data-pilot-member table:name="0,000022036" table:display="true" table:show-details="true"/>
                <table:data-pilot-member table:name="0,000022058" table:display="true" table:show-details="true"/>
                <table:data-pilot-member table:name="0,000022067" table:display="true" table:show-details="true"/>
                <table:data-pilot-member table:name="0,000022068" table:display="true" table:show-details="true"/>
                <table:data-pilot-member table:name="0,000022088" table:display="true" table:show-details="true"/>
                <table:data-pilot-member table:name="0,000022103" table:display="true" table:show-details="true"/>
                <table:data-pilot-member table:name="0,000022116" table:display="true" table:show-details="true"/>
                <table:data-pilot-member table:name="0,00002212" table:display="true" table:show-details="true"/>
                <table:data-pilot-member table:name="0,000022192" table:display="true" table:show-details="true"/>
                <table:data-pilot-member table:name="0,000022214" table:display="true" table:show-details="true"/>
                <table:data-pilot-member table:name="0,000022258" table:display="true" table:show-details="true"/>
                <table:data-pilot-member table:name="0,000022285" table:display="true" table:show-details="true"/>
                <table:data-pilot-member table:name="0,000022297" table:display="true" table:show-details="true"/>
                <table:data-pilot-member table:name="0,000022298" table:display="true" table:show-details="true"/>
                <table:data-pilot-member table:name="0,000022305" table:display="true" table:show-details="true"/>
                <table:data-pilot-member table:name="0,000022313" table:display="true" table:show-details="true"/>
                <table:data-pilot-member table:name="0,000022337" table:display="true" table:show-details="true"/>
                <table:data-pilot-member table:name="0,0000224" table:display="true" table:show-details="true"/>
                <table:data-pilot-member table:name="0,000022458" table:display="true" table:show-details="true"/>
                <table:data-pilot-member table:name="0,00002246" table:display="true" table:show-details="true"/>
                <table:data-pilot-member table:name="0,000022464" table:display="true" table:show-details="true"/>
                <table:data-pilot-member table:name="0,0000225" table:display="true" table:show-details="true"/>
                <table:data-pilot-member table:name="0,000022503" table:display="true" table:show-details="true"/>
                <table:data-pilot-member table:name="0,00002251" table:display="true" table:show-details="true"/>
                <table:data-pilot-member table:name="0,000022566" table:display="true" table:show-details="true"/>
                <table:data-pilot-member table:name="0,000022626" table:display="true" table:show-details="true"/>
                <table:data-pilot-member table:name="0,000022646" table:display="true" table:show-details="true"/>
                <table:data-pilot-member table:name="0,000022749" table:display="true" table:show-details="true"/>
                <table:data-pilot-member table:name="0,000022773" table:display="true" table:show-details="true"/>
                <table:data-pilot-member table:name="0,000022809" table:display="true" table:show-details="true"/>
                <table:data-pilot-member table:name="0,000022867" table:display="true" table:show-details="true"/>
                <table:data-pilot-member table:name="0,000022877" table:display="true" table:show-details="true"/>
                <table:data-pilot-member table:name="0,000022878" table:display="true" table:show-details="true"/>
                <table:data-pilot-member table:name="0,00002289" table:display="true" table:show-details="true"/>
                <table:data-pilot-member table:name="0,000022927" table:display="true" table:show-details="true"/>
                <table:data-pilot-member table:name="0,00002294" table:display="true" table:show-details="true"/>
                <table:data-pilot-member table:name="0,000022975" table:display="true" table:show-details="true"/>
                <table:data-pilot-member table:name="0,000022976" table:display="true" table:show-details="true"/>
                <table:data-pilot-member table:name="0,000023016" table:display="true" table:show-details="true"/>
                <table:data-pilot-member table:name="0,000023018" table:display="true" table:show-details="true"/>
                <table:data-pilot-member table:name="0,00002302" table:display="true" table:show-details="true"/>
                <table:data-pilot-member table:name="0,000023034" table:display="true" table:show-details="true"/>
                <table:data-pilot-member table:name="0,000023035" table:display="true" table:show-details="true"/>
                <table:data-pilot-member table:name="0,000023092" table:display="true" table:show-details="true"/>
                <table:data-pilot-member table:name="0,000023095" table:display="true" table:show-details="true"/>
                <table:data-pilot-member table:name="0,000023213" table:display="true" table:show-details="true"/>
                <table:data-pilot-member table:name="0,000023251" table:display="true" table:show-details="true"/>
                <table:data-pilot-member table:name="0,000023322" table:display="true" table:show-details="true"/>
                <table:data-pilot-member table:name="0,000023349" table:display="true" table:show-details="true"/>
                <table:data-pilot-member table:name="0,000023356" table:display="true" table:show-details="true"/>
                <table:data-pilot-member table:name="0,000023357" table:display="true" table:show-details="true"/>
                <table:data-pilot-member table:name="0,000023364" table:display="true" table:show-details="true"/>
                <table:data-pilot-member table:name="0,000023405" table:display="true" table:show-details="true"/>
                <table:data-pilot-member table:name="0,000023439" table:display="true" table:show-details="true"/>
                <table:data-pilot-member table:name="0,000023445" table:display="true" table:show-details="true"/>
                <table:data-pilot-member table:name="0,000023508" table:display="true" table:show-details="true"/>
                <table:data-pilot-member table:name="0,000023531" table:display="true" table:show-details="true"/>
                <table:data-pilot-member table:name="0,00002359" table:display="true" table:show-details="true"/>
                <table:data-pilot-member table:name="0,000023605" table:display="true" table:show-details="true"/>
                <table:data-pilot-member table:name="0,000023648" table:display="true" table:show-details="true"/>
                <table:data-pilot-member table:name="0,00002368" table:display="true" table:show-details="true"/>
                <table:data-pilot-member table:name="0,000023691" table:display="true" table:show-details="true"/>
                <table:data-pilot-member table:name="0,000023706" table:display="true" table:show-details="true"/>
                <table:data-pilot-member table:name="0,000023753" table:display="true" table:show-details="true"/>
                <table:data-pilot-member table:name="0,00002378" table:display="true" table:show-details="true"/>
                <table:data-pilot-member table:name="0,000023787" table:display="true" table:show-details="true"/>
                <table:data-pilot-member table:name="0,000023918" table:display="true" table:show-details="true"/>
                <table:data-pilot-member table:name="0,000023932" table:display="true" table:show-details="true"/>
                <table:data-pilot-member table:name="0,000024076" table:display="true" table:show-details="true"/>
                <table:data-pilot-member table:name="0,00002408" table:display="true" table:show-details="true"/>
                <table:data-pilot-member table:name="0,000024114" table:display="true" table:show-details="true"/>
                <table:data-pilot-member table:name="0,000024171" table:display="true" table:show-details="true"/>
                <table:data-pilot-member table:name="0,000024208" table:display="true" table:show-details="true"/>
                <table:data-pilot-member table:name="0,000024305" table:display="true" table:show-details="true"/>
                <table:data-pilot-member table:name="0,00002435" table:display="true" table:show-details="true"/>
                <table:data-pilot-member table:name="0,000024373" table:display="true" table:show-details="true"/>
                <table:data-pilot-member table:name="0,000024492" table:display="true" table:show-details="true"/>
                <table:data-pilot-member table:name="0,000024688" table:display="true" table:show-details="true"/>
                <table:data-pilot-member table:name="0,00002471" table:display="true" table:show-details="true"/>
                <table:data-pilot-member table:name="0,000024743" table:display="true" table:show-details="true"/>
                <table:data-pilot-member table:name="0,000024856" table:display="true" table:show-details="true"/>
                <table:data-pilot-member table:name="0,000024916" table:display="true" table:show-details="true"/>
                <table:data-pilot-member table:name="0,000024961" table:display="true" table:show-details="true"/>
                <table:data-pilot-member table:name="0,000025111" table:display="true" table:show-details="true"/>
                <table:data-pilot-member table:name="0,000025121" table:display="true" table:show-details="true"/>
                <table:data-pilot-member table:name="0,000025153" table:display="true" table:show-details="true"/>
                <table:data-pilot-member table:name="0,000025372" table:display="true" table:show-details="true"/>
                <table:data-pilot-member table:name="0,000025427" table:display="true" table:show-details="true"/>
                <table:data-pilot-member table:name="0,000025484" table:display="true" table:show-details="true"/>
                <table:data-pilot-member table:name="0,000025554" table:display="true" table:show-details="true"/>
                <table:data-pilot-member table:name="0,000026306" table:display="true" table:show-details="true"/>
                <table:data-pilot-member table:name="0,000026337" table:display="true" table:show-details="true"/>
                <table:data-pilot-member table:name="0,000026573" table:display="true" table:show-details="true"/>
                <table:data-pilot-member table:name="0,000026677" table:display="true" table:show-details="true"/>
                <table:data-pilot-member table:name="0,000026709" table:display="true" table:show-details="true"/>
                <table:data-pilot-member table:name="0,000026737" table:display="true" table:show-details="true"/>
                <table:data-pilot-member table:name="0,000027074" table:display="true" table:show-details="true"/>
                <table:data-pilot-member table:name="0,000027149" table:display="true" table:show-details="true"/>
                <table:data-pilot-member table:name="0,000027286" table:display="true" table:show-details="true"/>
                <table:data-pilot-member table:name="0,000027445" table:display="true" table:show-details="true"/>
                <table:data-pilot-member table:name="0,000027883" table:display="true" table:show-details="true"/>
                <table:data-pilot-member table:name="0,000028115" table:display="true" table:show-details="true"/>
                <table:data-pilot-member table:name="0,000028849" table:display="true" table:show-details="true"/>
                <table:data-pilot-member table:name="0,000029056" table:display="true" table:show-details="true"/>
                <table:data-pilot-member table:name="0,000029111" table:display="true" table:show-details="true"/>
                <table:data-pilot-member table:name="0,000029317" table:display="true" table:show-details="true"/>
                <table:data-pilot-member table:name="0,00002956" table:display="true" table:show-details="true"/>
                <table:data-pilot-member table:name="0,000030402" table:display="true" table:show-details="true"/>
                <table:data-pilot-member table:name="0,000031499" table:display="true" table:show-details="true"/>
                <table:data-pilot-member table:name="0,000032273" table:display="true" table:show-details="true"/>
                <table:data-pilot-member table:name="0,000032344" table:display="true" table:show-details="true"/>
                <table:data-pilot-member table:name="0,000032522" table:display="true" table:show-details="true"/>
                <table:data-pilot-member table:name="0,000032616" table:display="true" table:show-details="true"/>
                <table:data-pilot-member table:name="0,000032626" table:display="true" table:show-details="true"/>
                <table:data-pilot-member table:name="0,000032652" table:display="true" table:show-details="true"/>
                <table:data-pilot-member table:name="0,00003273" table:display="true" table:show-details="true"/>
                <table:data-pilot-member table:name="0,000032862" table:display="true" table:show-details="true"/>
                <table:data-pilot-member table:name="0,000032937" table:display="true" table:show-details="true"/>
                <table:data-pilot-member table:name="0,000032978" table:display="true" table:show-details="true"/>
                <table:data-pilot-member table:name="0,000033029" table:display="true" table:show-details="true"/>
                <table:data-pilot-member table:name="0,000033077" table:display="true" table:show-details="true"/>
                <table:data-pilot-member table:name="0,000033082" table:display="true" table:show-details="true"/>
                <table:data-pilot-member table:name="0,000033166" table:display="true" table:show-details="true"/>
                <table:data-pilot-member table:name="0,00003317" table:display="true" table:show-details="true"/>
                <table:data-pilot-member table:name="0,000033243" table:display="true" table:show-details="true"/>
                <table:data-pilot-member table:name="0,000033263" table:display="true" table:show-details="true"/>
                <table:data-pilot-member table:name="0,000033307" table:display="true" table:show-details="true"/>
                <table:data-pilot-member table:name="0,000033409" table:display="true" table:show-details="true"/>
                <table:data-pilot-member table:name="0,000033437" table:display="true" table:show-details="true"/>
                <table:data-pilot-member table:name="0,000033438" table:display="true" table:show-details="true"/>
                <table:data-pilot-member table:name="0,000033836" table:display="true" table:show-details="true"/>
                <table:data-pilot-member table:name="0,000033843" table:display="true" table:show-details="true"/>
                <table:data-pilot-member table:name="0,000033857" table:display="true" table:show-details="true"/>
                <table:data-pilot-member table:name="0,000033981" table:display="true" table:show-details="true"/>
                <table:data-pilot-member table:name="0,000034235" table:display="true" table:show-details="true"/>
                <table:data-pilot-member table:name="0,000034299" table:display="true" table:show-details="true"/>
                <table:data-pilot-member table:name="0,000034614" table:display="true" table:show-details="true"/>
                <table:data-pilot-member table:name="0,000034703" table:display="true" table:show-details="true"/>
                <table:data-pilot-member table:name="0,00003477" table:display="true" table:show-details="true"/>
                <table:data-pilot-member table:name="0,000034952" table:display="true" table:show-details="true"/>
                <table:data-pilot-member table:name="0,000035448" table:display="true" table:show-details="true"/>
                <table:data-pilot-member table:name="0,000035974" table:display="true" table:show-details="true"/>
                <table:data-pilot-member table:name="0,000036167" table:display="true" table:show-details="true"/>
                <table:data-pilot-member table:name="0,000036712" table:display="true" table:show-details="true"/>
                <table:data-pilot-member table:name="0,0000371" table:display="true" table:show-details="true"/>
                <table:data-pilot-member table:name="0,000037261" table:display="true" table:show-details="true"/>
                <table:data-pilot-member table:name="0,000037488" table:display="true" table:show-details="true"/>
                <table:data-pilot-member table:name="0,000037563" table:display="true" table:show-details="true"/>
                <table:data-pilot-member table:name="0,000037766" table:display="true" table:show-details="true"/>
                <table:data-pilot-member table:name="0,000038102" table:display="true" table:show-details="true"/>
                <table:data-pilot-member table:name="0,00003836" table:display="true" table:show-details="true"/>
                <table:data-pilot-member table:name="0,000038421" table:display="true" table:show-details="true"/>
                <table:data-pilot-member table:name="0,00003921" table:display="true" table:show-details="true"/>
                <table:data-pilot-member table:name="0,000039237" table:display="true" table:show-details="true"/>
                <table:data-pilot-member table:name="0,000039246" table:display="true" table:show-details="true"/>
                <table:data-pilot-member table:name="0,000039287" table:display="true" table:show-details="true"/>
                <table:data-pilot-member table:name="0,000039497" table:display="true" table:show-details="true"/>
                <table:data-pilot-member table:name="0,000039743" table:display="true" table:show-details="true"/>
                <table:data-pilot-member table:name="0,000039766" table:display="true" table:show-details="true"/>
                <table:data-pilot-member table:name="0,000039997" table:display="true" table:show-details="true"/>
                <table:data-pilot-member table:name="0,000040269" table:display="true" table:show-details="true"/>
                <table:data-pilot-member table:name="0,000041151" table:display="true" table:show-details="true"/>
                <table:data-pilot-member table:name="0,000041548" table:display="true" table:show-details="true"/>
                <table:data-pilot-member table:name="0,000041648" table:display="true" table:show-details="true"/>
                <table:data-pilot-member table:name="0,000041715" table:display="true" table:show-details="true"/>
                <table:data-pilot-member table:name="0,000041724" table:display="true" table:show-details="true"/>
                <table:data-pilot-member table:name="0,000042012" table:display="true" table:show-details="true"/>
                <table:data-pilot-member table:name="0,000042058" table:display="true" table:show-details="true"/>
                <table:data-pilot-member table:name="0,000042142" table:display="true" table:show-details="true"/>
                <table:data-pilot-member table:name="0,000042197" table:display="true" table:show-details="true"/>
                <table:data-pilot-member table:name="0,000042224" table:display="true" table:show-details="true"/>
                <table:data-pilot-member table:name="0,000042241" table:display="true" table:show-details="true"/>
                <table:data-pilot-member table:name="0,000042243" table:display="true" table:show-details="true"/>
                <table:data-pilot-member table:name="0,00004229" table:display="true" table:show-details="true"/>
                <table:data-pilot-member table:name="0,000042327" table:display="true" table:show-details="true"/>
                <table:data-pilot-member table:name="0,000042328" table:display="true" table:show-details="true"/>
                <table:data-pilot-member table:name="0,000042392" table:display="true" table:show-details="true"/>
                <table:data-pilot-member table:name="0,00004245" table:display="true" table:show-details="true"/>
                <table:data-pilot-member table:name="0,000042482" table:display="true" table:show-details="true"/>
                <table:data-pilot-member table:name="0,000042538" table:display="true" table:show-details="true"/>
                <table:data-pilot-member table:name="0,000042626" table:display="true" table:show-details="true"/>
                <table:data-pilot-member table:name="0,000042634" table:display="true" table:show-details="true"/>
                <table:data-pilot-member table:name="0,000042802" table:display="true" table:show-details="true"/>
                <table:data-pilot-member table:name="0,000042945" table:display="true" table:show-details="true"/>
                <table:data-pilot-member table:name="0,000042947" table:display="true" table:show-details="true"/>
                <table:data-pilot-member table:name="0,000042967" table:display="true" table:show-details="true"/>
                <table:data-pilot-member table:name="0,000042985" table:display="true" table:show-details="true"/>
                <table:data-pilot-member table:name="0,000042992" table:display="true" table:show-details="true"/>
                <table:data-pilot-member table:name="0,000042996" table:display="true" table:show-details="true"/>
                <table:data-pilot-member table:name="0,000043016" table:display="true" table:show-details="true"/>
                <table:data-pilot-member table:name="0,000043157" table:display="true" table:show-details="true"/>
                <table:data-pilot-member table:name="0,00004323" table:display="true" table:show-details="true"/>
                <table:data-pilot-member table:name="0,000043282" table:display="true" table:show-details="true"/>
                <table:data-pilot-member table:name="0,000043296" table:display="true" table:show-details="true"/>
                <table:data-pilot-member table:name="0,00004332" table:display="true" table:show-details="true"/>
                <table:data-pilot-member table:name="0,000043333" table:display="true" table:show-details="true"/>
                <table:data-pilot-member table:name="0,000043353" table:display="true" table:show-details="true"/>
                <table:data-pilot-member table:name="0,000043386" table:display="true" table:show-details="true"/>
                <table:data-pilot-member table:name="0,000043424" table:display="true" table:show-details="true"/>
                <table:data-pilot-member table:name="0,000043445" table:display="true" table:show-details="true"/>
                <table:data-pilot-member table:name="0,000043486" table:display="true" table:show-details="true"/>
                <table:data-pilot-member table:name="0,000043667" table:display="true" table:show-details="true"/>
                <table:data-pilot-member table:name="0,000043769" table:display="true" table:show-details="true"/>
                <table:data-pilot-member table:name="0,000044709" table:display="true" table:show-details="true"/>
                <table:data-pilot-member table:name="0,000044715" table:display="true" table:show-details="true"/>
                <table:data-pilot-member table:name="0,000045058" table:display="true" table:show-details="true"/>
                <table:data-pilot-member table:name="0,000045312" table:display="true" table:show-details="true"/>
                <table:data-pilot-member table:name="0,000045791" table:display="true" table:show-details="true"/>
                <table:data-pilot-member table:name="0,000045802" table:display="true" table:show-details="true"/>
                <table:data-pilot-member table:name="0,000045974" table:display="true" table:show-details="true"/>
                <table:data-pilot-member table:name="0,000046397" table:display="true" table:show-details="true"/>
                <table:data-pilot-member table:name="0,000046451" table:display="true" table:show-details="true"/>
                <table:data-pilot-member table:name="0,000046588" table:display="true" table:show-details="true"/>
                <table:data-pilot-member table:name="0,000046833" table:display="true" table:show-details="true"/>
                <table:data-pilot-member table:name="0,000046837" table:display="true" table:show-details="true"/>
                <table:data-pilot-member table:name="0,000047133" table:display="true" table:show-details="true"/>
                <table:data-pilot-member table:name="0,000047139" table:display="true" table:show-details="true"/>
                <table:data-pilot-member table:name="0,000047391" table:display="true" table:show-details="true"/>
                <table:data-pilot-member table:name="0,000047669" table:display="true" table:show-details="true"/>
                <table:data-pilot-member table:name="0,00004803" table:display="true" table:show-details="true"/>
                <table:data-pilot-member table:name="0,00004809" table:display="true" table:show-details="true"/>
                <table:data-pilot-member table:name="0,000048168" table:display="true" table:show-details="true"/>
                <table:data-pilot-member table:name="0,000048463" table:display="true" table:show-details="true"/>
                <table:data-pilot-member table:name="0,000048526" table:display="true" table:show-details="true"/>
                <table:data-pilot-member table:name="0,000048851" table:display="true" table:show-details="true"/>
                <table:data-pilot-member table:name="0,00004932" table:display="true" table:show-details="true"/>
                <table:data-pilot-member table:name="0,000049379" table:display="true" table:show-details="true"/>
                <table:data-pilot-member table:name="0,000049641" table:display="true" table:show-details="true"/>
                <table:data-pilot-member table:name="0,000049678" table:display="true" table:show-details="true"/>
                <table:data-pilot-member table:name="0,000049898" table:display="true" table:show-details="true"/>
                <table:data-pilot-member table:name="0,000049899" table:display="true" table:show-details="true"/>
                <table:data-pilot-member table:name="0,000050128" table:display="true" table:show-details="true"/>
                <table:data-pilot-member table:name="0,000050593" table:display="true" table:show-details="true"/>
                <table:data-pilot-member table:name="0,000051494" table:display="true" table:show-details="true"/>
                <table:data-pilot-member table:name="0,000051901" table:display="true" table:show-details="true"/>
                <table:data-pilot-member table:name="0,000052087" table:display="true" table:show-details="true"/>
                <table:data-pilot-member table:name="0,000052301" table:display="true" table:show-details="true"/>
                <table:data-pilot-member table:name="0,000052463" table:display="true" table:show-details="true"/>
                <table:data-pilot-member table:name="0,00005289" table:display="true" table:show-details="true"/>
                <table:data-pilot-member table:name="0,000053294" table:display="true" table:show-details="true"/>
                <table:data-pilot-member table:name="0,000053335" table:display="true" table:show-details="true"/>
                <table:data-pilot-member table:name="0,000053418" table:display="true" table:show-details="true"/>
                <table:data-pilot-member table:name="0,000053655" table:display="true" table:show-details="true"/>
                <table:data-pilot-member table:name="0,000053677" table:display="true" table:show-details="true"/>
                <table:data-pilot-member table:name="0,000053691" table:display="true" table:show-details="true"/>
                <table:data-pilot-member table:name="0,000053735" table:display="true" table:show-details="true"/>
                <table:data-pilot-member table:name="0,000053857" table:display="true" table:show-details="true"/>
                <table:data-pilot-member table:name="0,000053858" table:display="true" table:show-details="true"/>
                <table:data-pilot-member table:name="0,000053896" table:display="true" table:show-details="true"/>
                <table:data-pilot-member table:name="0,00005393" table:display="true" table:show-details="true"/>
                <table:data-pilot-member table:name="0,000054001" table:display="true" table:show-details="true"/>
                <table:data-pilot-member table:name="0,000054003" table:display="true" table:show-details="true"/>
                <table:data-pilot-member table:name="0,000054004" table:display="true" table:show-details="true"/>
                <table:data-pilot-member table:name="0,000054027" table:display="true" table:show-details="true"/>
                <table:data-pilot-member table:name="0,000054056" table:display="true" table:show-details="true"/>
                <table:data-pilot-member table:name="0,00005409" table:display="true" table:show-details="true"/>
                <table:data-pilot-member table:name="0,000054287" table:display="true" table:show-details="true"/>
                <table:data-pilot-member table:name="0,000054325" table:display="true" table:show-details="true"/>
                <table:data-pilot-member table:name="0,000054333" table:display="true" table:show-details="true"/>
                <table:data-pilot-member table:name="0,000054338" table:display="true" table:show-details="true"/>
                <table:data-pilot-member table:name="0,000054371" table:display="true" table:show-details="true"/>
                <table:data-pilot-member table:name="0,000054405" table:display="true" table:show-details="true"/>
                <table:data-pilot-member table:name="0,000054419" table:display="true" table:show-details="true"/>
                <table:data-pilot-member table:name="0,000054479" table:display="true" table:show-details="true"/>
                <table:data-pilot-member table:name="0,000054493" table:display="true" table:show-details="true"/>
                <table:data-pilot-member table:name="0,000054676" table:display="true" table:show-details="true"/>
                <table:data-pilot-member table:name="0,000054685" table:display="true" table:show-details="true"/>
                <table:data-pilot-member table:name="0,00005473" table:display="true" table:show-details="true"/>
                <table:data-pilot-member table:name="0,000054879" table:display="true" table:show-details="true"/>
                <table:data-pilot-member table:name="0,000055025" table:display="true" table:show-details="true"/>
                <table:data-pilot-member table:name="0,000055129" table:display="true" table:show-details="true"/>
                <table:data-pilot-member table:name="0,000055219" table:display="true" table:show-details="true"/>
                <table:data-pilot-member table:name="0,000055334" table:display="true" table:show-details="true"/>
                <table:data-pilot-member table:name="0,000055382" table:display="true" table:show-details="true"/>
                <table:data-pilot-member table:name="0,000055395" table:display="true" table:show-details="true"/>
                <table:data-pilot-member table:name="0,000055409" table:display="true" table:show-details="true"/>
                <table:data-pilot-member table:name="0,00005556" table:display="true" table:show-details="true"/>
                <table:data-pilot-member table:name="0,000055589" table:display="true" table:show-details="true"/>
                <table:data-pilot-member table:name="0,000055694" table:display="true" table:show-details="true"/>
                <table:data-pilot-member table:name="0,000055739" table:display="true" table:show-details="true"/>
                <table:data-pilot-member table:name="0,000055873" table:display="true" table:show-details="true"/>
                <table:data-pilot-member table:name="0,000055946" table:display="true" table:show-details="true"/>
                <table:data-pilot-member table:name="0,000056079" table:display="true" table:show-details="true"/>
                <table:data-pilot-member table:name="0,000056091" table:display="true" table:show-details="true"/>
                <table:data-pilot-member table:name="0,000056096" table:display="true" table:show-details="true"/>
                <table:data-pilot-member table:name="0,000056498" table:display="true" table:show-details="true"/>
                <table:data-pilot-member table:name="0,000056522" table:display="true" table:show-details="true"/>
                <table:data-pilot-member table:name="0,000056567" table:display="true" table:show-details="true"/>
                <table:data-pilot-member table:name="0,000056571" table:display="true" table:show-details="true"/>
                <table:data-pilot-member table:name="0,000056583" table:display="true" table:show-details="true"/>
                <table:data-pilot-member table:name="0,000056606" table:display="true" table:show-details="true"/>
                <table:data-pilot-member table:name="0,000057065" table:display="true" table:show-details="true"/>
                <table:data-pilot-member table:name="0,00005709" table:display="true" table:show-details="true"/>
                <table:data-pilot-member table:name="0,000057165" table:display="true" table:show-details="true"/>
                <table:data-pilot-member table:name="0,000057194" table:display="true" table:show-details="true"/>
                <table:data-pilot-member table:name="0,000057367" table:display="true" table:show-details="true"/>
                <table:data-pilot-member table:name="0,000057403" table:display="true" table:show-details="true"/>
                <table:data-pilot-member table:name="0,000057407" table:display="true" table:show-details="true"/>
                <table:data-pilot-member table:name="0,000057551" table:display="true" table:show-details="true"/>
                <table:data-pilot-member table:name="0,00005765" table:display="true" table:show-details="true"/>
                <table:data-pilot-member table:name="0,00005766" table:display="true" table:show-details="true"/>
                <table:data-pilot-member table:name="0,000057712" table:display="true" table:show-details="true"/>
                <table:data-pilot-member table:name="0,000057757" table:display="true" table:show-details="true"/>
                <table:data-pilot-member table:name="0,000057766" table:display="true" table:show-details="true"/>
                <table:data-pilot-member table:name="0,000057802" table:display="true" table:show-details="true"/>
                <table:data-pilot-member table:name="0,000057849" table:display="true" table:show-details="true"/>
                <table:data-pilot-member table:name="0,000057881" table:display="true" table:show-details="true"/>
                <table:data-pilot-member table:name="0,000057894" table:display="true" table:show-details="true"/>
                <table:data-pilot-member table:name="0,000057922" table:display="true" table:show-details="true"/>
                <table:data-pilot-member table:name="0,000057996" table:display="true" table:show-details="true"/>
                <table:data-pilot-member table:name="0,000058099" table:display="true" table:show-details="true"/>
                <table:data-pilot-member table:name="0,000058174" table:display="true" table:show-details="true"/>
                <table:data-pilot-member table:name="0,000058206" table:display="true" table:show-details="true"/>
                <table:data-pilot-member table:name="0,000058223" table:display="true" table:show-details="true"/>
                <table:data-pilot-member table:name="0,000058242" table:display="true" table:show-details="true"/>
                <table:data-pilot-member table:name="0,000058333" table:display="true" table:show-details="true"/>
                <table:data-pilot-member table:name="0,000058341" table:display="true" table:show-details="true"/>
                <table:data-pilot-member table:name="0,000058349" table:display="true" table:show-details="true"/>
                <table:data-pilot-member table:name="0,00005844" table:display="true" table:show-details="true"/>
                <table:data-pilot-member table:name="0,000058489" table:display="true" table:show-details="true"/>
                <table:data-pilot-member table:name="0,000058567" table:display="true" table:show-details="true"/>
                <table:data-pilot-member table:name="0,000058579" table:display="true" table:show-details="true"/>
                <table:data-pilot-member table:name="0,000058583" table:display="true" table:show-details="true"/>
                <table:data-pilot-member table:name="0,000058847" table:display="true" table:show-details="true"/>
                <table:data-pilot-member table:name="0,00005899" table:display="true" table:show-details="true"/>
                <table:data-pilot-member table:name="0,000059055" table:display="true" table:show-details="true"/>
                <table:data-pilot-member table:name="0,000059177" table:display="true" table:show-details="true"/>
                <table:data-pilot-member table:name="0,00005928" table:display="true" table:show-details="true"/>
                <table:data-pilot-member table:name="0,00005932" table:display="true" table:show-details="true"/>
                <table:data-pilot-member table:name="0,000059495" table:display="true" table:show-details="true"/>
                <table:data-pilot-member table:name="0,000059525" table:display="true" table:show-details="true"/>
                <table:data-pilot-member table:name="0,000060004" table:display="true" table:show-details="true"/>
                <table:data-pilot-member table:name="0,000060061" table:display="true" table:show-details="true"/>
                <table:data-pilot-member table:name="0,000060221" table:display="true" table:show-details="true"/>
                <table:data-pilot-member table:name="0,000060344" table:display="true" table:show-details="true"/>
                <table:data-pilot-member table:name="0,000060372" table:display="true" table:show-details="true"/>
                <table:data-pilot-member table:name="0,000060568" table:display="true" table:show-details="true"/>
                <table:data-pilot-member table:name="0,000060869" table:display="true" table:show-details="true"/>
                <table:data-pilot-member table:name="0,000060908" table:display="true" table:show-details="true"/>
                <table:data-pilot-member table:name="0,000061076" table:display="true" table:show-details="true"/>
                <table:data-pilot-member table:name="0,000061079" table:display="true" table:show-details="true"/>
                <table:data-pilot-member table:name="0,000061317" table:display="true" table:show-details="true"/>
                <table:data-pilot-member table:name="0,000061512" table:display="true" table:show-details="true"/>
                <table:data-pilot-member table:name="0,00006157" table:display="true" table:show-details="true"/>
                <table:data-pilot-member table:name="0,000061598" table:display="true" table:show-details="true"/>
                <table:data-pilot-member table:name="0,000061663" table:display="true" table:show-details="true"/>
                <table:data-pilot-member table:name="0,000061675" table:display="true" table:show-details="true"/>
                <table:data-pilot-member table:name="0,00006174" table:display="true" table:show-details="true"/>
                <table:data-pilot-member table:name="0,000061806" table:display="true" table:show-details="true"/>
                <table:data-pilot-member table:name="0,000062" table:display="true" table:show-details="true"/>
                <table:data-pilot-member table:name="0,000062024" table:display="true" table:show-details="true"/>
                <table:data-pilot-member table:name="0,000062191" table:display="true" table:show-details="true"/>
                <table:data-pilot-member table:name="0,000062198" table:display="true" table:show-details="true"/>
                <table:data-pilot-member table:name="0,000062223" table:display="true" table:show-details="true"/>
                <table:data-pilot-member table:name="0,00006227" table:display="true" table:show-details="true"/>
                <table:data-pilot-member table:name="0,000062545" table:display="true" table:show-details="true"/>
                <table:data-pilot-member table:name="0,000062549" table:display="true" table:show-details="true"/>
                <table:data-pilot-member table:name="0,000062678" table:display="true" table:show-details="true"/>
                <table:data-pilot-member table:name="0,000062715" table:display="true" table:show-details="true"/>
                <table:data-pilot-member table:name="0,00006279" table:display="true" table:show-details="true"/>
                <table:data-pilot-member table:name="0,000062804" table:display="true" table:show-details="true"/>
                <table:data-pilot-member table:name="0,00006311" table:display="true" table:show-details="true"/>
                <table:data-pilot-member table:name="0,000063497" table:display="true" table:show-details="true"/>
                <table:data-pilot-member table:name="0,000063514" table:display="true" table:show-details="true"/>
                <table:data-pilot-member table:name="0,00006362" table:display="true" table:show-details="true"/>
                <table:data-pilot-member table:name="0,000063872" table:display="true" table:show-details="true"/>
                <table:data-pilot-member table:name="0,000064002" table:display="true" table:show-details="true"/>
                <table:data-pilot-member table:name="0,000064358" table:display="true" table:show-details="true"/>
                <table:data-pilot-member table:name="0,000064507" table:display="true" table:show-details="true"/>
                <table:data-pilot-member table:name="0,000064678" table:display="true" table:show-details="true"/>
                <table:data-pilot-member table:name="0,00006483" table:display="true" table:show-details="true"/>
                <table:data-pilot-member table:name="0,000064936" table:display="true" table:show-details="true"/>
                <table:data-pilot-member table:name="0,000065554" table:display="true" table:show-details="true"/>
                <table:data-pilot-member table:name="0,000065618" table:display="true" table:show-details="true"/>
                <table:data-pilot-member table:name="0,000065866" table:display="true" table:show-details="true"/>
                <table:data-pilot-member table:name="0,000065937" table:display="true" table:show-details="true"/>
                <table:data-pilot-member table:name="0,000066371" table:display="true" table:show-details="true"/>
                <table:data-pilot-member table:name="0,000066633" table:display="true" table:show-details="true"/>
                <table:data-pilot-member table:name="0,000067068" table:display="true" table:show-details="true"/>
                <table:data-pilot-member table:name="0,000067446" table:display="true" table:show-details="true"/>
                <table:data-pilot-member table:name="0,000067794" table:display="true" table:show-details="true"/>
                <table:data-pilot-member table:name="0,000068508" table:display="true" table:show-details="true"/>
                <table:data-pilot-member table:name="0,000068778" table:display="true" table:show-details="true"/>
                <table:data-pilot-member table:name="0,000069094" table:display="true" table:show-details="true"/>
                <table:data-pilot-member table:name="0,00006938" table:display="true" table:show-details="true"/>
                <table:data-pilot-member table:name="0,00006945" table:display="true" table:show-details="true"/>
                <table:data-pilot-member table:name="0,000069468" table:display="true" table:show-details="true"/>
                <table:data-pilot-member table:name="0,000069486" table:display="true" table:show-details="true"/>
                <table:data-pilot-member table:name="0,000069535" table:display="true" table:show-details="true"/>
                <table:data-pilot-member table:name="0,000069704" table:display="true" table:show-details="true"/>
                <table:data-pilot-member table:name="0,000069747" table:display="true" table:show-details="true"/>
                <table:data-pilot-member table:name="0,000069853" table:display="true" table:show-details="true"/>
                <table:data-pilot-member table:name="0,000069867" table:display="true" table:show-details="true"/>
                <table:data-pilot-member table:name="0,000069891" table:display="true" table:show-details="true"/>
                <table:data-pilot-member table:name="0,000069901" table:display="true" table:show-details="true"/>
                <table:data-pilot-member table:name="0,000069985" table:display="true" table:show-details="true"/>
                <table:data-pilot-member table:name="0,000070044" table:display="true" table:show-details="true"/>
                <table:data-pilot-member table:name="0,000070119" table:display="true" table:show-details="true"/>
                <table:data-pilot-member table:name="0,000070134" table:display="true" table:show-details="true"/>
                <table:data-pilot-member table:name="0,000070217" table:display="true" table:show-details="true"/>
                <table:data-pilot-member table:name="0,000070235" table:display="true" table:show-details="true"/>
                <table:data-pilot-member table:name="0,000070255" table:display="true" table:show-details="true"/>
                <table:data-pilot-member table:name="0,000070261" table:display="true" table:show-details="true"/>
                <table:data-pilot-member table:name="0,000070315" table:display="true" table:show-details="true"/>
                <table:data-pilot-member table:name="0,00007034" table:display="true" table:show-details="true"/>
                <table:data-pilot-member table:name="0,000070349" table:display="true" table:show-details="true"/>
                <table:data-pilot-member table:name="0,000070422" table:display="true" table:show-details="true"/>
                <table:data-pilot-member table:name="0,000070472" table:display="true" table:show-details="true"/>
                <table:data-pilot-member table:name="0,000070516" table:display="true" table:show-details="true"/>
                <table:data-pilot-member table:name="0,000070592" table:display="true" table:show-details="true"/>
                <table:data-pilot-member table:name="0,000070638" table:display="true" table:show-details="true"/>
                <table:data-pilot-member table:name="0,000070767" table:display="true" table:show-details="true"/>
                <table:data-pilot-member table:name="0,00007082" table:display="true" table:show-details="true"/>
                <table:data-pilot-member table:name="0,00007088" table:display="true" table:show-details="true"/>
                <table:data-pilot-member table:name="0,000070886" table:display="true" table:show-details="true"/>
                <table:data-pilot-member table:name="0,000070911" table:display="true" table:show-details="true"/>
                <table:data-pilot-member table:name="0,000070967" table:display="true" table:show-details="true"/>
                <table:data-pilot-member table:name="0,000070978" table:display="true" table:show-details="true"/>
                <table:data-pilot-member table:name="0,000071024" table:display="true" table:show-details="true"/>
                <table:data-pilot-member table:name="0,000071149" table:display="true" table:show-details="true"/>
                <table:data-pilot-member table:name="0,000071187" table:display="true" table:show-details="true"/>
                <table:data-pilot-member table:name="0,000071193" table:display="true" table:show-details="true"/>
                <table:data-pilot-member table:name="0,000071198" table:display="true" table:show-details="true"/>
                <table:data-pilot-member table:name="0,000071226" table:display="true" table:show-details="true"/>
                <table:data-pilot-member table:name="0,000071262" table:display="true" table:show-details="true"/>
                <table:data-pilot-member table:name="0,000071268" table:display="true" table:show-details="true"/>
                <table:data-pilot-member table:name="0,00007132" table:display="true" table:show-details="true"/>
                <table:data-pilot-member table:name="0,000071407" table:display="true" table:show-details="true"/>
                <table:data-pilot-member table:name="0,000071434" table:display="true" table:show-details="true"/>
                <table:data-pilot-member table:name="0,000071482" table:display="true" table:show-details="true"/>
                <table:data-pilot-member table:name="0,000071569" table:display="true" table:show-details="true"/>
                <table:data-pilot-member table:name="0,000071675" table:display="true" table:show-details="true"/>
                <table:data-pilot-member table:name="0,000071684" table:display="true" table:show-details="true"/>
                <table:data-pilot-member table:name="0,000071696" table:display="true" table:show-details="true"/>
                <table:data-pilot-member table:name="0,000071703" table:display="true" table:show-details="true"/>
                <table:data-pilot-member table:name="0,000071752" table:display="true" table:show-details="true"/>
                <table:data-pilot-member table:name="0,000071786" table:display="true" table:show-details="true"/>
                <table:data-pilot-member table:name="0,00007179" table:display="true" table:show-details="true"/>
                <table:data-pilot-member table:name="0,000071897" table:display="true" table:show-details="true"/>
                <table:data-pilot-member table:name="0,000071966" table:display="true" table:show-details="true"/>
                <table:data-pilot-member table:name="0,000072011" table:display="true" table:show-details="true"/>
                <table:data-pilot-member table:name="0,000072289" table:display="true" table:show-details="true"/>
                <table:data-pilot-member table:name="0,000072382" table:display="true" table:show-details="true"/>
                <table:data-pilot-member table:name="0,000072488" table:display="true" table:show-details="true"/>
                <table:data-pilot-member table:name="0,000072647" table:display="true" table:show-details="true"/>
                <table:data-pilot-member table:name="0,000072734" table:display="true" table:show-details="true"/>
                <table:data-pilot-member table:name="0,000072749" table:display="true" table:show-details="true"/>
                <table:data-pilot-member table:name="0,0000728" table:display="true" table:show-details="true"/>
                <table:data-pilot-member table:name="0,000072821" table:display="true" table:show-details="true"/>
                <table:data-pilot-member table:name="0,000072909" table:display="true" table:show-details="true"/>
                <table:data-pilot-member table:name="0,000073117" table:display="true" table:show-details="true"/>
                <table:data-pilot-member table:name="0,000073215" table:display="true" table:show-details="true"/>
                <table:data-pilot-member table:name="0,000073271" table:display="true" table:show-details="true"/>
                <table:data-pilot-member table:name="0,000073277" table:display="true" table:show-details="true"/>
                <table:data-pilot-member table:name="0,000073338" table:display="true" table:show-details="true"/>
                <table:data-pilot-member table:name="0,000073394" table:display="true" table:show-details="true"/>
                <table:data-pilot-member table:name="0,000073502" table:display="true" table:show-details="true"/>
                <table:data-pilot-member table:name="0,000073513" table:display="true" table:show-details="true"/>
                <table:data-pilot-member table:name="0,00007355" table:display="true" table:show-details="true"/>
                <table:data-pilot-member table:name="0,000073571" table:display="true" table:show-details="true"/>
                <table:data-pilot-member table:name="0,000073621" table:display="true" table:show-details="true"/>
                <table:data-pilot-member table:name="0,000073787" table:display="true" table:show-details="true"/>
                <table:data-pilot-member table:name="0,000073815" table:display="true" table:show-details="true"/>
                <table:data-pilot-member table:name="0,000073837" table:display="true" table:show-details="true"/>
                <table:data-pilot-member table:name="0,000073887" table:display="true" table:show-details="true"/>
                <table:data-pilot-member table:name="0,000073979" table:display="true" table:show-details="true"/>
                <table:data-pilot-member table:name="0,000074022" table:display="true" table:show-details="true"/>
                <table:data-pilot-member table:name="0,000074053" table:display="true" table:show-details="true"/>
                <table:data-pilot-member table:name="0,000074071" table:display="true" table:show-details="true"/>
                <table:data-pilot-member table:name="0,000074135" table:display="true" table:show-details="true"/>
                <table:data-pilot-member table:name="0,000074265" table:display="true" table:show-details="true"/>
                <table:data-pilot-member table:name="0,000074397" table:display="true" table:show-details="true"/>
                <table:data-pilot-member table:name="0,00007441" table:display="true" table:show-details="true"/>
                <table:data-pilot-member table:name="0,00007449" table:display="true" table:show-details="true"/>
                <table:data-pilot-member table:name="0,000074634" table:display="true" table:show-details="true"/>
                <table:data-pilot-member table:name="0,000074732" table:display="true" table:show-details="true"/>
                <table:data-pilot-member table:name="0,00007487" table:display="true" table:show-details="true"/>
                <table:data-pilot-member table:name="0,000075256" table:display="true" table:show-details="true"/>
                <table:data-pilot-member table:name="0,000075642" table:display="true" table:show-details="true"/>
                <table:data-pilot-member table:name="0,000075864" table:display="true" table:show-details="true"/>
                <table:data-pilot-member table:name="0,000076263" table:display="true" table:show-details="true"/>
                <table:data-pilot-member table:name="0,000076394" table:display="true" table:show-details="true"/>
                <table:data-pilot-member table:name="0,000076473" table:display="true" table:show-details="true"/>
                <table:data-pilot-member table:name="0,000076508" table:display="true" table:show-details="true"/>
                <table:data-pilot-member table:name="0,000076605" table:display="true" table:show-details="true"/>
                <table:data-pilot-member table:name="0,000076614" table:display="true" table:show-details="true"/>
                <table:data-pilot-member table:name="0,000076726" table:display="true" table:show-details="true"/>
                <table:data-pilot-member table:name="0,000076896" table:display="true" table:show-details="true"/>
                <table:data-pilot-member table:name="0,000076964" table:display="true" table:show-details="true"/>
                <table:data-pilot-member table:name="0,000076969" table:display="true" table:show-details="true"/>
                <table:data-pilot-member table:name="0,000077143" table:display="true" table:show-details="true"/>
                <table:data-pilot-member table:name="0,000077867" table:display="true" table:show-details="true"/>
                <table:data-pilot-member table:name="0,000077979" table:display="true" table:show-details="true"/>
                <table:data-pilot-member table:name="0,000078266" table:display="true" table:show-details="true"/>
                <table:data-pilot-member table:name="0,000078551" table:display="true" table:show-details="true"/>
                <table:data-pilot-member table:name="0,0000788" table:display="true" table:show-details="true"/>
                <table:data-pilot-member table:name="0,000078802" table:display="true" table:show-details="true"/>
                <table:data-pilot-member table:name="0,000079046" table:display="true" table:show-details="true"/>
                <table:data-pilot-member table:name="0,000079386" table:display="true" table:show-details="true"/>
                <table:data-pilot-member table:name="0,000079543" table:display="true" table:show-details="true"/>
                <table:data-pilot-member table:name="0,000079758" table:display="true" table:show-details="true"/>
                <table:data-pilot-member table:name="0,000079796" table:display="true" table:show-details="true"/>
                <table:data-pilot-member table:name="0,000080093" table:display="true" table:show-details="true"/>
                <table:data-pilot-member table:name="0,000080096" table:display="true" table:show-details="true"/>
                <table:data-pilot-member table:name="0,000080434" table:display="true" table:show-details="true"/>
                <table:data-pilot-member table:name="0,000080785" table:display="true" table:show-details="true"/>
                <table:data-pilot-member table:name="0,000080796" table:display="true" table:show-details="true"/>
                <table:data-pilot-member table:name="0,000080942" table:display="true" table:show-details="true"/>
                <table:data-pilot-member table:name="0,000081181" table:display="true" table:show-details="true"/>
                <table:data-pilot-member table:name="0,000081419" table:display="true" table:show-details="true"/>
                <table:data-pilot-member table:name="0,00008145" table:display="true" table:show-details="true"/>
                <table:data-pilot-member table:name="0,000081518" table:display="true" table:show-details="true"/>
                <table:data-pilot-member table:name="0,000081679" table:display="true" table:show-details="true"/>
                <table:data-pilot-member table:name="0,00008172" table:display="true" table:show-details="true"/>
                <table:data-pilot-member table:name="0,000082141" table:display="true" table:show-details="true"/>
                <table:data-pilot-member table:name="0,000082365" table:display="true" table:show-details="true"/>
                <table:data-pilot-member table:name="0,000082668" table:display="true" table:show-details="true"/>
                <table:data-pilot-member table:name="0,000082751" table:display="true" table:show-details="true"/>
                <table:data-pilot-member table:name="0,00008289" table:display="true" table:show-details="true"/>
                <table:data-pilot-member table:name="0,000083016" table:display="true" table:show-details="true"/>
                <table:data-pilot-member table:name="0,000083133" table:display="true" table:show-details="true"/>
                <table:data-pilot-member table:name="0,000083176" table:display="true" table:show-details="true"/>
                <table:data-pilot-member table:name="0,000083207" table:display="true" table:show-details="true"/>
                <table:data-pilot-member table:name="0,000083381" table:display="true" table:show-details="true"/>
                <table:data-pilot-member table:name="0,00008354" table:display="true" table:show-details="true"/>
                <table:data-pilot-member table:name="0,000083837" table:display="true" table:show-details="true"/>
                <table:data-pilot-member table:name="0,000084168" table:display="true" table:show-details="true"/>
                <table:data-pilot-member table:name="0,00008431" table:display="true" table:show-details="true"/>
                <table:data-pilot-member table:name="0,000084379" table:display="true" table:show-details="true"/>
                <table:data-pilot-member table:name="0,000084509" table:display="true" table:show-details="true"/>
                <table:data-pilot-member table:name="0,000084811" table:display="true" table:show-details="true"/>
                <table:data-pilot-member table:name="0,000084854" table:display="true" table:show-details="true"/>
                <table:data-pilot-member table:name="0,00008493" table:display="true" table:show-details="true"/>
                <table:data-pilot-member table:name="0,000085091" table:display="true" table:show-details="true"/>
                <table:data-pilot-member table:name="0,00008541" table:display="true" table:show-details="true"/>
                <table:data-pilot-member table:name="0,000085526" table:display="true" table:show-details="true"/>
                <table:data-pilot-member table:name="0,00008568" table:display="true" table:show-details="true"/>
                <table:data-pilot-member table:name="0,000085801" table:display="true" table:show-details="true"/>
                <table:data-pilot-member table:name="0,00008581" table:display="true" table:show-details="true"/>
                <table:data-pilot-member table:name="0,000085878" table:display="true" table:show-details="true"/>
                <table:data-pilot-member table:name="0,000085933" table:display="true" table:show-details="true"/>
                <table:data-pilot-member table:name="0,000086023" table:display="true" table:show-details="true"/>
                <table:data-pilot-member table:name="0,000086097" table:display="true" table:show-details="true"/>
                <table:data-pilot-member table:name="0,000086105" table:display="true" table:show-details="true"/>
                <table:data-pilot-member table:name="0,000086185" table:display="true" table:show-details="true"/>
                <table:data-pilot-member table:name="0,000086227" table:display="true" table:show-details="true"/>
                <table:data-pilot-member table:name="0,000086384" table:display="true" table:show-details="true"/>
                <table:data-pilot-member table:name="0,000086482" table:display="true" table:show-details="true"/>
                <table:data-pilot-member table:name="0,000086608" table:display="true" table:show-details="true"/>
                <table:data-pilot-member table:name="0,000086624" table:display="true" table:show-details="true"/>
                <table:data-pilot-member table:name="0,000086632" table:display="true" table:show-details="true"/>
                <table:data-pilot-member table:name="0,000086685" table:display="true" table:show-details="true"/>
                <table:data-pilot-member table:name="0,000086698" table:display="true" table:show-details="true"/>
                <table:data-pilot-member table:name="0,000086812" table:display="true" table:show-details="true"/>
                <table:data-pilot-member table:name="0,000086914" table:display="true" table:show-details="true"/>
                <table:data-pilot-member table:name="0,000086977" table:display="true" table:show-details="true"/>
                <table:data-pilot-member table:name="0,000087034" table:display="true" table:show-details="true"/>
                <table:data-pilot-member table:name="0,000087129" table:display="true" table:show-details="true"/>
                <table:data-pilot-member table:name="0,0000872" table:display="true" table:show-details="true"/>
                <table:data-pilot-member table:name="0,000087231" table:display="true" table:show-details="true"/>
                <table:data-pilot-member table:name="0,000087314" table:display="true" table:show-details="true"/>
                <table:data-pilot-member table:name="0,000087325" table:display="true" table:show-details="true"/>
                <table:data-pilot-member table:name="0,000087378" table:display="true" table:show-details="true"/>
                <table:data-pilot-member table:name="0,000087528" table:display="true" table:show-details="true"/>
                <table:data-pilot-member table:name="0,000087741" table:display="true" table:show-details="true"/>
                <table:data-pilot-member table:name="0,000087889" table:display="true" table:show-details="true"/>
                <table:data-pilot-member table:name="0,000088174" table:display="true" table:show-details="true"/>
                <table:data-pilot-member table:name="0,000088175" table:display="true" table:show-details="true"/>
                <table:data-pilot-member table:name="0,000088471" table:display="true" table:show-details="true"/>
                <table:data-pilot-member table:name="0,000088475" table:display="true" table:show-details="true"/>
                <table:data-pilot-member table:name="0,000088517" table:display="true" table:show-details="true"/>
                <table:data-pilot-member table:name="0,000088522" table:display="true" table:show-details="true"/>
                <table:data-pilot-member table:name="0,000088561" table:display="true" table:show-details="true"/>
                <table:data-pilot-member table:name="0,000088662" table:display="true" table:show-details="true"/>
                <table:data-pilot-member table:name="0,000088681" table:display="true" table:show-details="true"/>
                <table:data-pilot-member table:name="0,000088725" table:display="true" table:show-details="true"/>
                <table:data-pilot-member table:name="0,000088755" table:display="true" table:show-details="true"/>
                <table:data-pilot-member table:name="0,000089151" table:display="true" table:show-details="true"/>
                <table:data-pilot-member table:name="0,000089305" table:display="true" table:show-details="true"/>
                <table:data-pilot-member table:name="0,000089347" table:display="true" table:show-details="true"/>
                <table:data-pilot-member table:name="0,000089427" table:display="true" table:show-details="true"/>
                <table:data-pilot-member table:name="0,00008946" table:display="true" table:show-details="true"/>
                <table:data-pilot-member table:name="0,000089491" table:display="true" table:show-details="true"/>
                <table:data-pilot-member table:name="0,000089511" table:display="true" table:show-details="true"/>
                <table:data-pilot-member table:name="0,000089519" table:display="true" table:show-details="true"/>
                <table:data-pilot-member table:name="0,00008955" table:display="true" table:show-details="true"/>
                <table:data-pilot-member table:name="0,000089598" table:display="true" table:show-details="true"/>
                <table:data-pilot-member table:name="0,00008976" table:display="true" table:show-details="true"/>
                <table:data-pilot-member table:name="0,000089824" table:display="true" table:show-details="true"/>
                <table:data-pilot-member table:name="0,000089849" table:display="true" table:show-details="true"/>
                <table:data-pilot-member table:name="0,000089857" table:display="true" table:show-details="true"/>
                <table:data-pilot-member table:name="0,000090064" table:display="true" table:show-details="true"/>
                <table:data-pilot-member table:name="0,000090092" table:display="true" table:show-details="true"/>
                <table:data-pilot-member table:name="0,000090127" table:display="true" table:show-details="true"/>
                <table:data-pilot-member table:name="0,000090142" table:display="true" table:show-details="true"/>
                <table:data-pilot-member table:name="0,000090228" table:display="true" table:show-details="true"/>
                <table:data-pilot-member table:name="0,00009032" table:display="true" table:show-details="true"/>
                <table:data-pilot-member table:name="0,000090467" table:display="true" table:show-details="true"/>
                <table:data-pilot-member table:name="0,000090564" table:display="true" table:show-details="true"/>
                <table:data-pilot-member table:name="0,000090633" table:display="true" table:show-details="true"/>
                <table:data-pilot-member table:name="0,000090932" table:display="true" table:show-details="true"/>
                <table:data-pilot-member table:name="0,000090949" table:display="true" table:show-details="true"/>
                <table:data-pilot-member table:name="0,000090957" table:display="true" table:show-details="true"/>
                <table:data-pilot-member table:name="0,000090995" table:display="true" table:show-details="true"/>
                <table:data-pilot-member table:name="0,00009117" table:display="true" table:show-details="true"/>
                <table:data-pilot-member table:name="0,000091338" table:display="true" table:show-details="true"/>
                <table:data-pilot-member table:name="0,000091382" table:display="true" table:show-details="true"/>
                <table:data-pilot-member table:name="0,00009168" table:display="true" table:show-details="true"/>
                <table:data-pilot-member table:name="0,000091712" table:display="true" table:show-details="true"/>
                <table:data-pilot-member table:name="0,000091923" table:display="true" table:show-details="true"/>
                <table:data-pilot-member table:name="0,000091954" table:display="true" table:show-details="true"/>
                <table:data-pilot-member table:name="0,000092016" table:display="true" table:show-details="true"/>
                <table:data-pilot-member table:name="0,000092068" table:display="true" table:show-details="true"/>
                <table:data-pilot-member table:name="0,000092145" table:display="true" table:show-details="true"/>
                <table:data-pilot-member table:name="0,00009237" table:display="true" table:show-details="true"/>
                <table:data-pilot-member table:name="0,000092474" table:display="true" table:show-details="true"/>
                <table:data-pilot-member table:name="0,000092561" table:display="true" table:show-details="true"/>
                <table:data-pilot-member table:name="0,000092782" table:display="true" table:show-details="true"/>
                <table:data-pilot-member table:name="0,000092864" table:display="true" table:show-details="true"/>
                <table:data-pilot-member table:name="0,000092897" table:display="true" table:show-details="true"/>
                <table:data-pilot-member table:name="0,000093224" table:display="true" table:show-details="true"/>
                <table:data-pilot-member table:name="0,000093248" table:display="true" table:show-details="true"/>
                <table:data-pilot-member table:name="0,000093348" table:display="true" table:show-details="true"/>
                <table:data-pilot-member table:name="0,00009352" table:display="true" table:show-details="true"/>
                <table:data-pilot-member table:name="0,000094062" table:display="true" table:show-details="true"/>
                <table:data-pilot-member table:name="0,000094561" table:display="true" table:show-details="true"/>
                <table:data-pilot-member table:name="0,00009469" table:display="true" table:show-details="true"/>
                <table:data-pilot-member table:name="0,00009488" table:display="true" table:show-details="true"/>
                <table:data-pilot-member table:name="0,000095011" table:display="true" table:show-details="true"/>
                <table:data-pilot-member table:name="0,000095083" table:display="true" table:show-details="true"/>
                <table:data-pilot-member table:name="0,000095341" table:display="true" table:show-details="true"/>
                <table:data-pilot-member table:name="0,000095369" table:display="true" table:show-details="true"/>
                <table:data-pilot-member table:name="0,000095396" table:display="true" table:show-details="true"/>
                <table:data-pilot-member table:name="0,0000956" table:display="true" table:show-details="true"/>
                <table:data-pilot-member table:name="0,00009575" table:display="true" table:show-details="true"/>
                <table:data-pilot-member table:name="0,00009579" table:display="true" table:show-details="true"/>
                <table:data-pilot-member table:name="0,000096089" table:display="true" table:show-details="true"/>
                <table:data-pilot-member table:name="0,000096361" table:display="true" table:show-details="true"/>
                <table:data-pilot-member table:name="0,000096377" table:display="true" table:show-details="true"/>
                <table:data-pilot-member table:name="0,000096435" table:display="true" table:show-details="true"/>
                <table:data-pilot-member table:name="0,000096595" table:display="true" table:show-details="true"/>
                <table:data-pilot-member table:name="0,000096661" table:display="true" table:show-details="true"/>
                <table:data-pilot-member table:name="0,000096786" table:display="true" table:show-details="true"/>
                <table:data-pilot-member table:name="0,000096832" table:display="true" table:show-details="true"/>
                <table:data-pilot-member table:name="0,000096857" table:display="true" table:show-details="true"/>
                <table:data-pilot-member table:name="0,000097025" table:display="true" table:show-details="true"/>
                <table:data-pilot-member table:name="0,000097311" table:display="true" table:show-details="true"/>
                <table:data-pilot-member table:name="0,000097595" table:display="true" table:show-details="true"/>
                <table:data-pilot-member table:name="0,000098013" table:display="true" table:show-details="true"/>
                <table:data-pilot-member table:name="0,000098209" table:display="true" table:show-details="true"/>
                <table:data-pilot-member table:name="0,000098419" table:display="true" table:show-details="true"/>
                <table:data-pilot-member table:name="0,000098437" table:display="true" table:show-details="true"/>
                <table:data-pilot-member table:name="0,000098503" table:display="true" table:show-details="true"/>
                <table:data-pilot-member table:name="0,00009876" table:display="true" table:show-details="true"/>
                <table:data-pilot-member table:name="0,000099044" table:display="true" table:show-details="true"/>
                <table:data-pilot-member table:name="0,000099075" table:display="true" table:show-details="true"/>
                <table:data-pilot-member table:name="0,000099135" table:display="true" table:show-details="true"/>
                <table:data-pilot-member table:name="0,000099155" table:display="true" table:show-details="true"/>
                <table:data-pilot-member table:name="0,000099188" table:display="true" table:show-details="true"/>
                <table:data-pilot-member table:name="0,000099214" table:display="true" table:show-details="true"/>
                <table:data-pilot-member table:name="0,000099352" table:display="true" table:show-details="true"/>
                <table:data-pilot-member table:name="0,000099355" table:display="true" table:show-details="true"/>
                <table:data-pilot-member table:name="0,000099519" table:display="true" table:show-details="true"/>
                <table:data-pilot-member table:name="0,000099566" table:display="true" table:show-details="true"/>
                <table:data-pilot-member table:name="0,000099657" table:display="true" table:show-details="true"/>
                <table:data-pilot-member table:name="0,00009966" table:display="true" table:show-details="true"/>
                <table:data-pilot-member table:name="0,000099798" table:display="true" table:show-details="true"/>
                <table:data-pilot-member table:name="0,000099958" table:display="true" table:show-details="true"/>
                <table:data-pilot-member table:name="0,000100081" table:display="true" table:show-details="true"/>
                <table:data-pilot-member table:name="0,000100236" table:display="true" table:show-details="true"/>
                <table:data-pilot-member table:name="0,000100411" table:display="true" table:show-details="true"/>
                <table:data-pilot-member table:name="0,000100433" table:display="true" table:show-details="true"/>
                <table:data-pilot-member table:name="0,000100503" table:display="true" table:show-details="true"/>
                <table:data-pilot-member table:name="0,000100534" table:display="true" table:show-details="true"/>
                <table:data-pilot-member table:name="0,000100551" table:display="true" table:show-details="true"/>
                <table:data-pilot-member table:name="0,000100652" table:display="true" table:show-details="true"/>
                <table:data-pilot-member table:name="0,000100701" table:display="true" table:show-details="true"/>
                <table:data-pilot-member table:name="0,000100801" table:display="true" table:show-details="true"/>
                <table:data-pilot-member table:name="0,000100848" table:display="true" table:show-details="true"/>
                <table:data-pilot-member table:name="0,000100953" table:display="true" table:show-details="true"/>
                <table:data-pilot-member table:name="0,000100965" table:display="true" table:show-details="true"/>
                <table:data-pilot-member table:name="0,000101001" table:display="true" table:show-details="true"/>
                <table:data-pilot-member table:name="0,000101005" table:display="true" table:show-details="true"/>
                <table:data-pilot-member table:name="0,000101161" table:display="true" table:show-details="true"/>
                <table:data-pilot-member table:name="0,000101183" table:display="true" table:show-details="true"/>
                <table:data-pilot-member table:name="0,000101186" table:display="true" table:show-details="true"/>
                <table:data-pilot-member table:name="0,000101275" table:display="true" table:show-details="true"/>
                <table:data-pilot-member table:name="0,00010135" table:display="true" table:show-details="true"/>
                <table:data-pilot-member table:name="0,000101373" table:display="true" table:show-details="true"/>
                <table:data-pilot-member table:name="0,00010144" table:display="true" table:show-details="true"/>
                <table:data-pilot-member table:name="0,000101502" table:display="true" table:show-details="true"/>
                <table:data-pilot-member table:name="0,000101584" table:display="true" table:show-details="true"/>
                <table:data-pilot-member table:name="0,000101641" table:display="true" table:show-details="true"/>
                <table:data-pilot-member table:name="0,000101691" table:display="true" table:show-details="true"/>
                <table:data-pilot-member table:name="0,000101742" table:display="true" table:show-details="true"/>
                <table:data-pilot-member table:name="0,000101755" table:display="true" table:show-details="true"/>
                <table:data-pilot-member table:name="0,000101819" table:display="true" table:show-details="true"/>
                <table:data-pilot-member table:name="0,000101823" table:display="true" table:show-details="true"/>
                <table:data-pilot-member table:name="0,000101859" table:display="true" table:show-details="true"/>
                <table:data-pilot-member table:name="0,000101903" table:display="true" table:show-details="true"/>
                <table:data-pilot-member table:name="0,000101953" table:display="true" table:show-details="true"/>
                <table:data-pilot-member table:name="0,000101984" table:display="true" table:show-details="true"/>
                <table:data-pilot-member table:name="0,000101993" table:display="true" table:show-details="true"/>
                <table:data-pilot-member table:name="0,000101994" table:display="true" table:show-details="true"/>
                <table:data-pilot-member table:name="0,000102018" table:display="true" table:show-details="true"/>
                <table:data-pilot-member table:name="0,000102019" table:display="true" table:show-details="true"/>
                <table:data-pilot-member table:name="0,000102028" table:display="true" table:show-details="true"/>
                <table:data-pilot-member table:name="0,000102042" table:display="true" table:show-details="true"/>
                <table:data-pilot-member table:name="0,000102105" table:display="true" table:show-details="true"/>
                <table:data-pilot-member table:name="0,000102151" table:display="true" table:show-details="true"/>
                <table:data-pilot-member table:name="0,000102252" table:display="true" table:show-details="true"/>
                <table:data-pilot-member table:name="0,000102271" table:display="true" table:show-details="true"/>
                <table:data-pilot-member table:name="0,00010229" table:display="true" table:show-details="true"/>
                <table:data-pilot-member table:name="0,000102351" table:display="true" table:show-details="true"/>
                <table:data-pilot-member table:name="0,00010236" table:display="true" table:show-details="true"/>
                <table:data-pilot-member table:name="0,000102364" table:display="true" table:show-details="true"/>
                <table:data-pilot-member table:name="0,000102389" table:display="true" table:show-details="true"/>
                <table:data-pilot-member table:name="0,000102392" table:display="true" table:show-details="true"/>
                <table:data-pilot-member table:name="0,000102418" table:display="true" table:show-details="true"/>
                <table:data-pilot-member table:name="0,000102555" table:display="true" table:show-details="true"/>
                <table:data-pilot-member table:name="0,00010258" table:display="true" table:show-details="true"/>
                <table:data-pilot-member table:name="0,00010261" table:display="true" table:show-details="true"/>
                <table:data-pilot-member table:name="0,000102715" table:display="true" table:show-details="true"/>
                <table:data-pilot-member table:name="0,000102729" table:display="true" table:show-details="true"/>
                <table:data-pilot-member table:name="0,000102739" table:display="true" table:show-details="true"/>
                <table:data-pilot-member table:name="0,00010285" table:display="true" table:show-details="true"/>
                <table:data-pilot-member table:name="0,000103007" table:display="true" table:show-details="true"/>
                <table:data-pilot-member table:name="0,000103076" table:display="true" table:show-details="true"/>
                <table:data-pilot-member table:name="0,000103125" table:display="true" table:show-details="true"/>
                <table:data-pilot-member table:name="0,000103127" table:display="true" table:show-details="true"/>
                <table:data-pilot-member table:name="0,000103241" table:display="true" table:show-details="true"/>
                <table:data-pilot-member table:name="0,000103276" table:display="true" table:show-details="true"/>
                <table:data-pilot-member table:name="0,000103301" table:display="true" table:show-details="true"/>
                <table:data-pilot-member table:name="0,000103304" table:display="true" table:show-details="true"/>
                <table:data-pilot-member table:name="0,000103323" table:display="true" table:show-details="true"/>
                <table:data-pilot-member table:name="0,000103361" table:display="true" table:show-details="true"/>
                <table:data-pilot-member table:name="0,000103473" table:display="true" table:show-details="true"/>
                <table:data-pilot-member table:name="0,000103476" table:display="true" table:show-details="true"/>
                <table:data-pilot-member table:name="0,000103542" table:display="true" table:show-details="true"/>
                <table:data-pilot-member table:name="0,000103618" table:display="true" table:show-details="true"/>
                <table:data-pilot-member table:name="0,00010362" table:display="true" table:show-details="true"/>
                <table:data-pilot-member table:name="0,000103633" table:display="true" table:show-details="true"/>
                <table:data-pilot-member table:name="0,00010367" table:display="true" table:show-details="true"/>
                <table:data-pilot-member table:name="0,0001037" table:display="true" table:show-details="true"/>
                <table:data-pilot-member table:name="0,000103891" table:display="true" table:show-details="true"/>
                <table:data-pilot-member table:name="0,000103961" table:display="true" table:show-details="true"/>
                <table:data-pilot-member table:name="0,000104037" table:display="true" table:show-details="true"/>
                <table:data-pilot-member table:name="0,000104085" table:display="true" table:show-details="true"/>
                <table:data-pilot-member table:name="0,000104124" table:display="true" table:show-details="true"/>
                <table:data-pilot-member table:name="0,000104399" table:display="true" table:show-details="true"/>
                <table:data-pilot-member table:name="0,000104454" table:display="true" table:show-details="true"/>
                <table:data-pilot-member table:name="0,000104545" table:display="true" table:show-details="true"/>
                <table:data-pilot-member table:name="0,000104549" table:display="true" table:show-details="true"/>
                <table:data-pilot-member table:name="0,000104628" table:display="true" table:show-details="true"/>
                <table:data-pilot-member table:name="0,000104659" table:display="true" table:show-details="true"/>
                <table:data-pilot-member table:name="0,000104829" table:display="true" table:show-details="true"/>
                <table:data-pilot-member table:name="0,000104883" table:display="true" table:show-details="true"/>
                <table:data-pilot-member table:name="0,000104999" table:display="true" table:show-details="true"/>
                <table:data-pilot-member table:name="0,000105007" table:display="true" table:show-details="true"/>
                <table:data-pilot-member table:name="0,000105059" table:display="true" table:show-details="true"/>
                <table:data-pilot-member table:name="0,000105074" table:display="true" table:show-details="true"/>
                <table:data-pilot-member table:name="0,000105134" table:display="true" table:show-details="true"/>
                <table:data-pilot-member table:name="0,000105136" table:display="true" table:show-details="true"/>
                <table:data-pilot-member table:name="0,000105149" table:display="true" table:show-details="true"/>
                <table:data-pilot-member table:name="0,000105513" table:display="true" table:show-details="true"/>
                <table:data-pilot-member table:name="0,000105532" table:display="true" table:show-details="true"/>
                <table:data-pilot-member table:name="0,00010565" table:display="true" table:show-details="true"/>
                <table:data-pilot-member table:name="0,000105684" table:display="true" table:show-details="true"/>
                <table:data-pilot-member table:name="0,000105737" table:display="true" table:show-details="true"/>
                <table:data-pilot-member table:name="0,00010584" table:display="true" table:show-details="true"/>
                <table:data-pilot-member table:name="0,000105846" table:display="true" table:show-details="true"/>
                <table:data-pilot-member table:name="0,000105865" table:display="true" table:show-details="true"/>
                <table:data-pilot-member table:name="0,000106003" table:display="true" table:show-details="true"/>
                <table:data-pilot-member table:name="0,000106043" table:display="true" table:show-details="true"/>
                <table:data-pilot-member table:name="0,000106076" table:display="true" table:show-details="true"/>
                <table:data-pilot-member table:name="0,000106533" table:display="true" table:show-details="true"/>
                <table:data-pilot-member table:name="0,000106536" table:display="true" table:show-details="true"/>
                <table:data-pilot-member table:name="0,000106588" table:display="true" table:show-details="true"/>
                <table:data-pilot-member table:name="0,000106672" table:display="true" table:show-details="true"/>
                <table:data-pilot-member table:name="0,000106765" table:display="true" table:show-details="true"/>
                <table:data-pilot-member table:name="0,000106841" table:display="true" table:show-details="true"/>
                <table:data-pilot-member table:name="0,00010698" table:display="true" table:show-details="true"/>
                <table:data-pilot-member table:name="0,000106994" table:display="true" table:show-details="true"/>
                <table:data-pilot-member table:name="0,000107024" table:display="true" table:show-details="true"/>
                <table:data-pilot-member table:name="0,000107082" table:display="true" table:show-details="true"/>
                <table:data-pilot-member table:name="0,000107113" table:display="true" table:show-details="true"/>
                <table:data-pilot-member table:name="0,000107478" table:display="true" table:show-details="true"/>
                <table:data-pilot-member table:name="0,000107601" table:display="true" table:show-details="true"/>
                <table:data-pilot-member table:name="0,000107681" table:display="true" table:show-details="true"/>
                <table:data-pilot-member table:name="0,000107694" table:display="true" table:show-details="true"/>
                <table:data-pilot-member table:name="0,000107751" table:display="true" table:show-details="true"/>
                <table:data-pilot-member table:name="0,000107928" table:display="true" table:show-details="true"/>
                <table:data-pilot-member table:name="0,000107933" table:display="true" table:show-details="true"/>
                <table:data-pilot-member table:name="0,000108079" table:display="true" table:show-details="true"/>
                <table:data-pilot-member table:name="0,000108105" table:display="true" table:show-details="true"/>
                <table:data-pilot-member table:name="0,000108128" table:display="true" table:show-details="true"/>
                <table:data-pilot-member table:name="0,000108141" table:display="true" table:show-details="true"/>
                <table:data-pilot-member table:name="0,000108164" table:display="true" table:show-details="true"/>
                <table:data-pilot-member table:name="0,000108247" table:display="true" table:show-details="true"/>
                <table:data-pilot-member table:name="0,000108258" table:display="true" table:show-details="true"/>
                <table:data-pilot-member table:name="0,000108854" table:display="true" table:show-details="true"/>
                <table:data-pilot-member table:name="0,000108931" table:display="true" table:show-details="true"/>
                <table:data-pilot-member table:name="0,000108982" table:display="true" table:show-details="true"/>
                <table:data-pilot-member table:name="0,000109145" table:display="true" table:show-details="true"/>
                <table:data-pilot-member table:name="0,000109154" table:display="true" table:show-details="true"/>
                <table:data-pilot-member table:name="0,000109295" table:display="true" table:show-details="true"/>
                <table:data-pilot-member table:name="0,000109409" table:display="true" table:show-details="true"/>
                <table:data-pilot-member table:name="0,000109413" table:display="true" table:show-details="true"/>
                <table:data-pilot-member table:name="0,000109627" table:display="true" table:show-details="true"/>
                <table:data-pilot-member table:name="0,000109765" table:display="true" table:show-details="true"/>
                <table:data-pilot-member table:name="0,000109841" table:display="true" table:show-details="true"/>
                <table:data-pilot-member table:name="0,000109872" table:display="true" table:show-details="true"/>
                <table:data-pilot-member table:name="0,000109897" table:display="true" table:show-details="true"/>
                <table:data-pilot-member table:name="0,000109985" table:display="true" table:show-details="true"/>
                <table:data-pilot-member table:name="0,00010999" table:display="true" table:show-details="true"/>
                <table:data-pilot-member table:name="0,000110018" table:display="true" table:show-details="true"/>
                <table:data-pilot-member table:name="0,000110134" table:display="true" table:show-details="true"/>
                <table:data-pilot-member table:name="0,000110282" table:display="true" table:show-details="true"/>
                <table:data-pilot-member table:name="0,0001103" table:display="true" table:show-details="true"/>
                <table:data-pilot-member table:name="0,000110307" table:display="true" table:show-details="true"/>
                <table:data-pilot-member table:name="0,000110734" table:display="true" table:show-details="true"/>
                <table:data-pilot-member table:name="0,000110737" table:display="true" table:show-details="true"/>
                <table:data-pilot-member table:name="0,000110784" table:display="true" table:show-details="true"/>
                <table:data-pilot-member table:name="0,000110812" table:display="true" table:show-details="true"/>
                <table:data-pilot-member table:name="0,000110855" table:display="true" table:show-details="true"/>
                <table:data-pilot-member table:name="0,000110883" table:display="true" table:show-details="true"/>
                <table:data-pilot-member table:name="0,000111239" table:display="true" table:show-details="true"/>
                <table:data-pilot-member table:name="0,000111648" table:display="true" table:show-details="true"/>
                <table:data-pilot-member table:name="0,000111844" table:display="true" table:show-details="true"/>
                <table:data-pilot-member table:name="0,000111925" table:display="true" table:show-details="true"/>
                <table:data-pilot-member table:name="0,000111953" table:display="true" table:show-details="true"/>
                <table:data-pilot-member table:name="0,000111974" table:display="true" table:show-details="true"/>
                <table:data-pilot-member table:name="0,00011202" table:display="true" table:show-details="true"/>
                <table:data-pilot-member table:name="0,000112168" table:display="true" table:show-details="true"/>
                <table:data-pilot-member table:name="0,00011237" table:display="true" table:show-details="true"/>
                <table:data-pilot-member table:name="0,00011242" table:display="true" table:show-details="true"/>
                <table:data-pilot-member table:name="0,000112441" table:display="true" table:show-details="true"/>
                <table:data-pilot-member table:name="0,000112444" table:display="true" table:show-details="true"/>
                <table:data-pilot-member table:name="0,000112863" table:display="true" table:show-details="true"/>
                <table:data-pilot-member table:name="0,000112965" table:display="true" table:show-details="true"/>
                <table:data-pilot-member table:name="0,000113252" table:display="true" table:show-details="true"/>
                <table:data-pilot-member table:name="0,000113312" table:display="true" table:show-details="true"/>
                <table:data-pilot-member table:name="0,000113336" table:display="true" table:show-details="true"/>
                <table:data-pilot-member table:name="0,000113415" table:display="true" table:show-details="true"/>
                <table:data-pilot-member table:name="0,00011354" table:display="true" table:show-details="true"/>
                <table:data-pilot-member table:name="0,000114125" table:display="true" table:show-details="true"/>
                <table:data-pilot-member table:name="0,000114276" table:display="true" table:show-details="true"/>
                <table:data-pilot-member table:name="0,000114379" table:display="true" table:show-details="true"/>
                <table:data-pilot-member table:name="0,000114578" table:display="true" table:show-details="true"/>
                <table:data-pilot-member table:name="0,000114592" table:display="true" table:show-details="true"/>
                <table:data-pilot-member table:name="0,000114735" table:display="true" table:show-details="true"/>
                <table:data-pilot-member table:name="0,000114843" table:display="true" table:show-details="true"/>
                <table:data-pilot-member table:name="0,000114876" table:display="true" table:show-details="true"/>
                <table:data-pilot-member table:name="0,000114907" table:display="true" table:show-details="true"/>
                <table:data-pilot-member table:name="0,000114945" table:display="true" table:show-details="true"/>
                <table:data-pilot-member table:name="0,000115476" table:display="true" table:show-details="true"/>
                <table:data-pilot-member table:name="0,000115831" table:display="true" table:show-details="true"/>
                <table:data-pilot-member table:name="0,00011592" table:display="true" table:show-details="true"/>
                <table:data-pilot-member table:name="0,000115939" table:display="true" table:show-details="true"/>
                <table:data-pilot-member table:name="0,000115948" table:display="true" table:show-details="true"/>
                <table:data-pilot-member table:name="0,000116094" table:display="true" table:show-details="true"/>
                <table:data-pilot-member table:name="0,000116177" table:display="true" table:show-details="true"/>
                <table:data-pilot-member table:name="0,000116467" table:display="true" table:show-details="true"/>
                <table:data-pilot-member table:name="0,00011649" table:display="true" table:show-details="true"/>
                <table:data-pilot-member table:name="0,000116744" table:display="true" table:show-details="true"/>
                <table:data-pilot-member table:name="0,000116867" table:display="true" table:show-details="true"/>
                <table:data-pilot-member table:name="0,000116957" table:display="true" table:show-details="true"/>
                <table:data-pilot-member table:name="0,000117425" table:display="true" table:show-details="true"/>
                <table:data-pilot-member table:name="0,000117557" table:display="true" table:show-details="true"/>
                <table:data-pilot-member table:name="0,00011763" table:display="true" table:show-details="true"/>
                <table:data-pilot-member table:name="0,000117955" table:display="true" table:show-details="true"/>
                <table:data-pilot-member table:name="0,000118088" table:display="true" table:show-details="true"/>
                <table:data-pilot-member table:name="0,000118623" table:display="true" table:show-details="true"/>
                <table:data-pilot-member table:name="0,000118644" table:display="true" table:show-details="true"/>
                <table:data-pilot-member table:name="0,000118781" table:display="true" table:show-details="true"/>
                <table:data-pilot-member table:name="0,000118842" table:display="true" table:show-details="true"/>
                <table:data-pilot-member table:name="0,000119015" table:display="true" table:show-details="true"/>
                <table:data-pilot-member table:name="0,000119125" table:display="true" table:show-details="true"/>
                <table:data-pilot-member table:name="0,000119515" table:display="true" table:show-details="true"/>
                <table:data-pilot-member table:name="0,000119667" table:display="true" table:show-details="true"/>
                <table:data-pilot-member table:name="0,000119724" table:display="true" table:show-details="true"/>
                <table:data-pilot-member table:name="0,000119749" table:display="true" table:show-details="true"/>
                <table:data-pilot-member table:name="0,000120184" table:display="true" table:show-details="true"/>
                <table:data-pilot-member table:name="0,000120217" table:display="true" table:show-details="true"/>
                <table:data-pilot-member table:name="0,000120291" table:display="true" table:show-details="true"/>
                <table:data-pilot-member table:name="0,000120528" table:display="true" table:show-details="true"/>
                <table:data-pilot-member table:name="0,000121049" table:display="true" table:show-details="true"/>
                <table:data-pilot-member table:name="0,000121293" table:display="true" table:show-details="true"/>
                <table:data-pilot-member table:name="0,000122207" table:display="true" table:show-details="true"/>
                <table:data-pilot-member table:name="0,000122495" table:display="true" table:show-details="true"/>
                <table:data-pilot-member table:name="0,000122827" table:display="true" table:show-details="true"/>
                <table:data-pilot-member table:name="0,000122845" table:display="true" table:show-details="true"/>
                <table:data-pilot-member table:name="0,000122964" table:display="true" table:show-details="true"/>
                <table:data-pilot-member table:name="0,000122979" table:display="true" table:show-details="true"/>
                <table:data-pilot-member table:name="0,000123363" table:display="true" table:show-details="true"/>
                <table:data-pilot-member table:name="0,000123372" table:display="true" table:show-details="true"/>
                <table:data-pilot-member table:name="0,000123445" table:display="true" table:show-details="true"/>
                <table:data-pilot-member table:name="0,000123474" table:display="true" table:show-details="true"/>
                <table:data-pilot-member table:name="0,000123614" table:display="true" table:show-details="true"/>
                <table:data-pilot-member table:name="0,000123975" table:display="true" table:show-details="true"/>
                <table:data-pilot-member table:name="0,000124141" table:display="true" table:show-details="true"/>
                <table:data-pilot-member table:name="0,000124275" table:display="true" table:show-details="true"/>
                <table:data-pilot-member table:name="0,000124336" table:display="true" table:show-details="true"/>
                <table:data-pilot-member table:name="0,000124568" table:display="true" table:show-details="true"/>
                <table:data-pilot-member table:name="0,000124681" table:display="true" table:show-details="true"/>
                <table:data-pilot-member table:name="0,000124709" table:display="true" table:show-details="true"/>
                <table:data-pilot-member table:name="0,000125023" table:display="true" table:show-details="true"/>
                <table:data-pilot-member table:name="0,000125299" table:display="true" table:show-details="true"/>
                <table:data-pilot-member table:name="0,000125306" table:display="true" table:show-details="true"/>
                <table:data-pilot-member table:name="0,000125504" table:display="true" table:show-details="true"/>
                <table:data-pilot-member table:name="0,000125793" table:display="true" table:show-details="true"/>
                <table:data-pilot-member table:name="0,000126083" table:display="true" table:show-details="true"/>
                <table:data-pilot-member table:name="0,000126123" table:display="true" table:show-details="true"/>
                <table:data-pilot-member table:name="0,000126253" table:display="true" table:show-details="true"/>
                <table:data-pilot-member table:name="0,000126628" table:display="true" table:show-details="true"/>
                <table:data-pilot-member table:name="0,000126695" table:display="true" table:show-details="true"/>
                <table:data-pilot-member table:name="0,0001267" table:display="true" table:show-details="true"/>
                <table:data-pilot-member table:name="0,000127097" table:display="true" table:show-details="true"/>
                <table:data-pilot-member table:name="0,000127183" table:display="true" table:show-details="true"/>
                <table:data-pilot-member table:name="0,000127372" table:display="true" table:show-details="true"/>
                <table:data-pilot-member table:name="0,000127393" table:display="true" table:show-details="true"/>
                <table:data-pilot-member table:name="0,000127453" table:display="true" table:show-details="true"/>
                <table:data-pilot-member table:name="0,000127569" table:display="true" table:show-details="true"/>
                <table:data-pilot-member table:name="0,000127604" table:display="true" table:show-details="true"/>
                <table:data-pilot-member table:name="0,000127769" table:display="true" table:show-details="true"/>
                <table:data-pilot-member table:name="0,000128623" table:display="true" table:show-details="true"/>
                <table:data-pilot-member table:name="0,00012868" table:display="true" table:show-details="true"/>
                <table:data-pilot-member table:name="0,000129078" table:display="true" table:show-details="true"/>
                <table:data-pilot-member table:name="0,000129425" table:display="true" table:show-details="true"/>
                <table:data-pilot-member table:name="0,000129645" table:display="true" table:show-details="true"/>
                <table:data-pilot-member table:name="0,000130042" table:display="true" table:show-details="true"/>
                <table:data-pilot-member table:name="0,000130233" table:display="true" table:show-details="true"/>
                <table:data-pilot-member table:name="0,000130257" table:display="true" table:show-details="true"/>
                <table:data-pilot-member table:name="0,000130313" table:display="true" table:show-details="true"/>
                <table:data-pilot-member table:name="0,000130744" table:display="true" table:show-details="true"/>
                <table:data-pilot-member table:name="0,000130813" table:display="true" table:show-details="true"/>
                <table:data-pilot-member table:name="0,000130957" table:display="true" table:show-details="true"/>
                <table:data-pilot-member table:name="0,000130989" table:display="true" table:show-details="true"/>
                <table:data-pilot-member table:name="0,000131307" table:display="true" table:show-details="true"/>
                <table:data-pilot-member table:name="0,000131311" table:display="true" table:show-details="true"/>
                <table:data-pilot-member table:name="0,000131472" table:display="true" table:show-details="true"/>
                <table:data-pilot-member table:name="0,00013166" table:display="true" table:show-details="true"/>
                <table:data-pilot-member table:name="0,000131978" table:display="true" table:show-details="true"/>
                <table:data-pilot-member table:name="0,000131989" table:display="true" table:show-details="true"/>
                <table:data-pilot-member table:name="0,000132128" table:display="true" table:show-details="true"/>
                <table:data-pilot-member table:name="0,000132224" table:display="true" table:show-details="true"/>
                <table:data-pilot-member table:name="0,000132387" table:display="true" table:show-details="true"/>
                <table:data-pilot-member table:name="0,000132397" table:display="true" table:show-details="true"/>
                <table:data-pilot-member table:name="0,000132399" table:display="true" table:show-details="true"/>
                <table:data-pilot-member table:name="0,000132482" table:display="true" table:show-details="true"/>
                <table:data-pilot-member table:name="0,0001325" table:display="true" table:show-details="true"/>
                <table:data-pilot-member table:name="0,000132667" table:display="true" table:show-details="true"/>
                <table:data-pilot-member table:name="0,000132975" table:display="true" table:show-details="true"/>
                <table:data-pilot-member table:name="0,000133081" table:display="true" table:show-details="true"/>
                <table:data-pilot-member table:name="0,000133135" table:display="true" table:show-details="true"/>
                <table:data-pilot-member table:name="0,000133266" table:display="true" table:show-details="true"/>
                <table:data-pilot-member table:name="0,000133303" table:display="true" table:show-details="true"/>
                <table:data-pilot-member table:name="0,000133695" table:display="true" table:show-details="true"/>
                <table:data-pilot-member table:name="0,000133808" table:display="true" table:show-details="true"/>
                <table:data-pilot-member table:name="0,00013382" table:display="true" table:show-details="true"/>
                <table:data-pilot-member table:name="0,000134198" table:display="true" table:show-details="true"/>
                <table:data-pilot-member table:name="0,00013424" table:display="true" table:show-details="true"/>
                <table:data-pilot-member table:name="0,000134277" table:display="true" table:show-details="true"/>
                <table:data-pilot-member table:name="0,000134545" table:display="true" table:show-details="true"/>
                <table:data-pilot-member table:name="0,000134574" table:display="true" table:show-details="true"/>
                <table:data-pilot-member table:name="0,000134796" table:display="true" table:show-details="true"/>
                <table:data-pilot-member table:name="0,000134918" table:display="true" table:show-details="true"/>
                <table:data-pilot-member table:name="0,000134928" table:display="true" table:show-details="true"/>
                <table:data-pilot-member table:name="0,000134979" table:display="true" table:show-details="true"/>
                <table:data-pilot-member table:name="0,000135065" table:display="true" table:show-details="true"/>
                <table:data-pilot-member table:name="0,000135072" table:display="true" table:show-details="true"/>
                <table:data-pilot-member table:name="0,000135117" table:display="true" table:show-details="true"/>
                <table:data-pilot-member table:name="0,000135197" table:display="true" table:show-details="true"/>
                <table:data-pilot-member table:name="0,000135304" table:display="true" table:show-details="true"/>
                <table:data-pilot-member table:name="0,000135324" table:display="true" table:show-details="true"/>
                <table:data-pilot-member table:name="0,000135381" table:display="true" table:show-details="true"/>
                <table:data-pilot-member table:name="0,000135451" table:display="true" table:show-details="true"/>
                <table:data-pilot-member table:name="0,000135483" table:display="true" table:show-details="true"/>
                <table:data-pilot-member table:name="0,000135586" table:display="true" table:show-details="true"/>
                <table:data-pilot-member table:name="0,000135617" table:display="true" table:show-details="true"/>
                <table:data-pilot-member table:name="0,00013572" table:display="true" table:show-details="true"/>
                <table:data-pilot-member table:name="0,000135733" table:display="true" table:show-details="true"/>
                <table:data-pilot-member table:name="0,000135757" table:display="true" table:show-details="true"/>
                <table:data-pilot-member table:name="0,000135795" table:display="true" table:show-details="true"/>
                <table:data-pilot-member table:name="0,000135813" table:display="true" table:show-details="true"/>
                <table:data-pilot-member table:name="0,000135819" table:display="true" table:show-details="true"/>
                <table:data-pilot-member table:name="0,000135845" table:display="true" table:show-details="true"/>
                <table:data-pilot-member table:name="0,000135952" table:display="true" table:show-details="true"/>
                <table:data-pilot-member table:name="0,000135956" table:display="true" table:show-details="true"/>
                <table:data-pilot-member table:name="0,000136001" table:display="true" table:show-details="true"/>
                <table:data-pilot-member table:name="0,000136039" table:display="true" table:show-details="true"/>
                <table:data-pilot-member table:name="0,000136095" table:display="true" table:show-details="true"/>
                <table:data-pilot-member table:name="0,000136114" table:display="true" table:show-details="true"/>
                <table:data-pilot-member table:name="0,000136197" table:display="true" table:show-details="true"/>
                <table:data-pilot-member table:name="0,000136466" table:display="true" table:show-details="true"/>
                <table:data-pilot-member table:name="0,000136568" table:display="true" table:show-details="true"/>
                <table:data-pilot-member table:name="0,000136609" table:display="true" table:show-details="true"/>
                <table:data-pilot-member table:name="0,000136637" table:display="true" table:show-details="true"/>
                <table:data-pilot-member table:name="0,000136639" table:display="true" table:show-details="true"/>
                <table:data-pilot-member table:name="0,00013669" table:display="true" table:show-details="true"/>
                <table:data-pilot-member table:name="0,0001367" table:display="true" table:show-details="true"/>
                <table:data-pilot-member table:name="0,000136721" table:display="true" table:show-details="true"/>
                <table:data-pilot-member table:name="0,000136779" table:display="true" table:show-details="true"/>
                <table:data-pilot-member table:name="0,000136971" table:display="true" table:show-details="true"/>
                <table:data-pilot-member table:name="0,000137018" table:display="true" table:show-details="true"/>
                <table:data-pilot-member table:name="0,000137033" table:display="true" table:show-details="true"/>
                <table:data-pilot-member table:name="0,000137161" table:display="true" table:show-details="true"/>
                <table:data-pilot-member table:name="0,000137177" table:display="true" table:show-details="true"/>
                <table:data-pilot-member table:name="0,000137181" table:display="true" table:show-details="true"/>
                <table:data-pilot-member table:name="0,000137188" table:display="true" table:show-details="true"/>
                <table:data-pilot-member table:name="0,00013719" table:display="true" table:show-details="true"/>
                <table:data-pilot-member table:name="0,000137193" table:display="true" table:show-details="true"/>
                <table:data-pilot-member table:name="0,000137253" table:display="true" table:show-details="true"/>
                <table:data-pilot-member table:name="0,000137343" table:display="true" table:show-details="true"/>
                <table:data-pilot-member table:name="0,000137417" table:display="true" table:show-details="true"/>
                <table:data-pilot-member table:name="0,000137433" table:display="true" table:show-details="true"/>
                <table:data-pilot-member table:name="0,000137499" table:display="true" table:show-details="true"/>
                <table:data-pilot-member table:name="0,000137568" table:display="true" table:show-details="true"/>
                <table:data-pilot-member table:name="0,000137659" table:display="true" table:show-details="true"/>
                <table:data-pilot-member table:name="0,000137719" table:display="true" table:show-details="true"/>
                <table:data-pilot-member table:name="0,000137802" table:display="true" table:show-details="true"/>
                <table:data-pilot-member table:name="0,000137888" table:display="true" table:show-details="true"/>
                <table:data-pilot-member table:name="0,00013793" table:display="true" table:show-details="true"/>
                <table:data-pilot-member table:name="0,000137945" table:display="true" table:show-details="true"/>
                <table:data-pilot-member table:name="0,000137992" table:display="true" table:show-details="true"/>
                <table:data-pilot-member table:name="0,000137995" table:display="true" table:show-details="true"/>
                <table:data-pilot-member table:name="0,000138041" table:display="true" table:show-details="true"/>
                <table:data-pilot-member table:name="0,000138051" table:display="true" table:show-details="true"/>
                <table:data-pilot-member table:name="0,000138061" table:display="true" table:show-details="true"/>
                <table:data-pilot-member table:name="0,000138091" table:display="true" table:show-details="true"/>
                <table:data-pilot-member table:name="0,000138197" table:display="true" table:show-details="true"/>
                <table:data-pilot-member table:name="0,000138248" table:display="true" table:show-details="true"/>
                <table:data-pilot-member table:name="0,000138276" table:display="true" table:show-details="true"/>
                <table:data-pilot-member table:name="0,000138281" table:display="true" table:show-details="true"/>
                <table:data-pilot-member table:name="0,000138346" table:display="true" table:show-details="true"/>
                <table:data-pilot-member table:name="0,000138386" table:display="true" table:show-details="true"/>
                <table:data-pilot-member table:name="0,000138411" table:display="true" table:show-details="true"/>
                <table:data-pilot-member table:name="0,000138523" table:display="true" table:show-details="true"/>
                <table:data-pilot-member table:name="0,000138551" table:display="true" table:show-details="true"/>
                <table:data-pilot-member table:name="0,000138557" table:display="true" table:show-details="true"/>
                <table:data-pilot-member table:name="0,00013865" table:display="true" table:show-details="true"/>
                <table:data-pilot-member table:name="0,00013883" table:display="true" table:show-details="true"/>
                <table:data-pilot-member table:name="0,000138831" table:display="true" table:show-details="true"/>
                <table:data-pilot-member table:name="0,000138879" table:display="true" table:show-details="true"/>
                <table:data-pilot-member table:name="0,000138884" table:display="true" table:show-details="true"/>
                <table:data-pilot-member table:name="0,000138892" table:display="true" table:show-details="true"/>
                <table:data-pilot-member table:name="0,000138937" table:display="true" table:show-details="true"/>
                <table:data-pilot-member table:name="0,00013899" table:display="true" table:show-details="true"/>
                <table:data-pilot-member table:name="0,000139097" table:display="true" table:show-details="true"/>
                <table:data-pilot-member table:name="0,000139241" table:display="true" table:show-details="true"/>
                <table:data-pilot-member table:name="0,000139303" table:display="true" table:show-details="true"/>
                <table:data-pilot-member table:name="0,00013931" table:display="true" table:show-details="true"/>
                <table:data-pilot-member table:name="0,000139619" table:display="true" table:show-details="true"/>
                <table:data-pilot-member table:name="0,000139636" table:display="true" table:show-details="true"/>
                <table:data-pilot-member table:name="0,000139691" table:display="true" table:show-details="true"/>
                <table:data-pilot-member table:name="0,000139698" table:display="true" table:show-details="true"/>
                <table:data-pilot-member table:name="0,000139833" table:display="true" table:show-details="true"/>
                <table:data-pilot-member table:name="0,000139852" table:display="true" table:show-details="true"/>
                <table:data-pilot-member table:name="0,000139864" table:display="true" table:show-details="true"/>
                <table:data-pilot-member table:name="0,000139948" table:display="true" table:show-details="true"/>
                <table:data-pilot-member table:name="0,000140072" table:display="true" table:show-details="true"/>
                <table:data-pilot-member table:name="0,000140091" table:display="true" table:show-details="true"/>
                <table:data-pilot-member table:name="0,000140232" table:display="true" table:show-details="true"/>
                <table:data-pilot-member table:name="0,000140241" table:display="true" table:show-details="true"/>
                <table:data-pilot-member table:name="0,000140325" table:display="true" table:show-details="true"/>
                <table:data-pilot-member table:name="0,00014035" table:display="true" table:show-details="true"/>
                <table:data-pilot-member table:name="0,000140372" table:display="true" table:show-details="true"/>
                <table:data-pilot-member table:name="0,000140421" table:display="true" table:show-details="true"/>
                <table:data-pilot-member table:name="0,000140456" table:display="true" table:show-details="true"/>
                <table:data-pilot-member table:name="0,00014047" table:display="true" table:show-details="true"/>
                <table:data-pilot-member table:name="0,00014063" table:display="true" table:show-details="true"/>
                <table:data-pilot-member table:name="0,000140678" table:display="true" table:show-details="true"/>
                <table:data-pilot-member table:name="0,000140683" table:display="true" table:show-details="true"/>
                <table:data-pilot-member table:name="0,000140684" table:display="true" table:show-details="true"/>
                <table:data-pilot-member table:name="0,000140709" table:display="true" table:show-details="true"/>
                <table:data-pilot-member table:name="0,000140807" table:display="true" table:show-details="true"/>
                <table:data-pilot-member table:name="0,000140811" table:display="true" table:show-details="true"/>
                <table:data-pilot-member table:name="0,000140826" table:display="true" table:show-details="true"/>
                <table:data-pilot-member table:name="0,000140888" table:display="true" table:show-details="true"/>
                <table:data-pilot-member table:name="0,000140928" table:display="true" table:show-details="true"/>
                <table:data-pilot-member table:name="0,000140947" table:display="true" table:show-details="true"/>
                <table:data-pilot-member table:name="0,000140952" table:display="true" table:show-details="true"/>
                <table:data-pilot-member table:name="0,000140983" table:display="true" table:show-details="true"/>
                <table:data-pilot-member table:name="0,000141061" table:display="true" table:show-details="true"/>
                <table:data-pilot-member table:name="0,000141066" table:display="true" table:show-details="true"/>
                <table:data-pilot-member table:name="0,000141135" table:display="true" table:show-details="true"/>
                <table:data-pilot-member table:name="0,000141205" table:display="true" table:show-details="true"/>
                <table:data-pilot-member table:name="0,000141208" table:display="true" table:show-details="true"/>
                <table:data-pilot-member table:name="0,000141315" table:display="true" table:show-details="true"/>
                <table:data-pilot-member table:name="0,000141372" table:display="true" table:show-details="true"/>
                <table:data-pilot-member table:name="0,000141409" table:display="true" table:show-details="true"/>
                <table:data-pilot-member table:name="0,000141412" table:display="true" table:show-details="true"/>
                <table:data-pilot-member table:name="0,000141447" table:display="true" table:show-details="true"/>
                <table:data-pilot-member table:name="0,000141462" table:display="true" table:show-details="true"/>
                <table:data-pilot-member table:name="0,000141553" table:display="true" table:show-details="true"/>
                <table:data-pilot-member table:name="0,000141599" table:display="true" table:show-details="true"/>
                <table:data-pilot-member table:name="0,000141605" table:display="true" table:show-details="true"/>
                <table:data-pilot-member table:name="0,000141733" table:display="true" table:show-details="true"/>
                <table:data-pilot-member table:name="0,000141819" table:display="true" table:show-details="true"/>
                <table:data-pilot-member table:name="0,000141937" table:display="true" table:show-details="true"/>
                <table:data-pilot-member table:name="0,000141947" table:display="true" table:show-details="true"/>
                <table:data-pilot-member table:name="0,000141957" table:display="true" table:show-details="true"/>
                <table:data-pilot-member table:name="0,000141994" table:display="true" table:show-details="true"/>
                <table:data-pilot-member table:name="0,000142056" table:display="true" table:show-details="true"/>
                <table:data-pilot-member table:name="0,00014212" table:display="true" table:show-details="true"/>
                <table:data-pilot-member table:name="0,000142191" table:display="true" table:show-details="true"/>
                <table:data-pilot-member table:name="0,000142196" table:display="true" table:show-details="true"/>
                <table:data-pilot-member table:name="0,000142268" table:display="true" table:show-details="true"/>
                <table:data-pilot-member table:name="0,000142325" table:display="true" table:show-details="true"/>
                <table:data-pilot-member table:name="0,000142474" table:display="true" table:show-details="true"/>
                <table:data-pilot-member table:name="0,000142631" table:display="true" table:show-details="true"/>
                <table:data-pilot-member table:name="0,0001427" table:display="true" table:show-details="true"/>
                <table:data-pilot-member table:name="0,000142806" table:display="true" table:show-details="true"/>
                <table:data-pilot-member table:name="0,000142826" table:display="true" table:show-details="true"/>
                <table:data-pilot-member table:name="0,00014288" table:display="true" table:show-details="true"/>
                <table:data-pilot-member table:name="0,000143061" table:display="true" table:show-details="true"/>
                <table:data-pilot-member table:name="0,000143098" table:display="true" table:show-details="true"/>
                <table:data-pilot-member table:name="0,000143237" table:display="true" table:show-details="true"/>
                <table:data-pilot-member table:name="0,000143308" table:display="true" table:show-details="true"/>
                <table:data-pilot-member table:name="0,000143331" table:display="true" table:show-details="true"/>
                <table:data-pilot-member table:name="0,000143338" table:display="true" table:show-details="true"/>
                <table:data-pilot-member table:name="0,000143407" table:display="true" table:show-details="true"/>
                <table:data-pilot-member table:name="0,000143533" table:display="true" table:show-details="true"/>
                <table:data-pilot-member table:name="0,000143583" table:display="true" table:show-details="true"/>
                <table:data-pilot-member table:name="0,000143619" table:display="true" table:show-details="true"/>
                <table:data-pilot-member table:name="0,000143766" table:display="true" table:show-details="true"/>
                <table:data-pilot-member table:name="0,000144012" table:display="true" table:show-details="true"/>
                <table:data-pilot-member table:name="0,000144049" table:display="true" table:show-details="true"/>
                <table:data-pilot-member table:name="0,000144134" table:display="true" table:show-details="true"/>
                <table:data-pilot-member table:name="0,000144146" table:display="true" table:show-details="true"/>
                <table:data-pilot-member table:name="0,000144211" table:display="true" table:show-details="true"/>
                <table:data-pilot-member table:name="0,000144302" table:display="true" table:show-details="true"/>
                <table:data-pilot-member table:name="0,000144369" table:display="true" table:show-details="true"/>
                <table:data-pilot-member table:name="0,000144386" table:display="true" table:show-details="true"/>
                <table:data-pilot-member table:name="0,000144465" table:display="true" table:show-details="true"/>
                <table:data-pilot-member table:name="0,000144518" table:display="true" table:show-details="true"/>
                <table:data-pilot-member table:name="0,000144572" table:display="true" table:show-details="true"/>
                <table:data-pilot-member table:name="0,000144788" table:display="true" table:show-details="true"/>
                <table:data-pilot-member table:name="0,000144882" table:display="true" table:show-details="true"/>
                <table:data-pilot-member table:name="0,000144981" table:display="true" table:show-details="true"/>
                <table:data-pilot-member table:name="0,000145131" table:display="true" table:show-details="true"/>
                <table:data-pilot-member table:name="0,000145266" table:display="true" table:show-details="true"/>
                <table:data-pilot-member table:name="0,000145313" table:display="true" table:show-details="true"/>
                <table:data-pilot-member table:name="0,000145408" table:display="true" table:show-details="true"/>
                <table:data-pilot-member table:name="0,00014542" table:display="true" table:show-details="true"/>
                <table:data-pilot-member table:name="0,000145459" table:display="true" table:show-details="true"/>
                <table:data-pilot-member table:name="0,000145504" table:display="true" table:show-details="true"/>
                <table:data-pilot-member table:name="0,000145602" table:display="true" table:show-details="true"/>
                <table:data-pilot-member table:name="0,000145625" table:display="true" table:show-details="true"/>
                <table:data-pilot-member table:name="0,000145627" table:display="true" table:show-details="true"/>
                <table:data-pilot-member table:name="0,000145777" table:display="true" table:show-details="true"/>
                <table:data-pilot-member table:name="0,000145815" table:display="true" table:show-details="true"/>
                <table:data-pilot-member table:name="0,000145942" table:display="true" table:show-details="true"/>
                <table:data-pilot-member table:name="0,000146077" table:display="true" table:show-details="true"/>
                <table:data-pilot-member table:name="0,000146105" table:display="true" table:show-details="true"/>
                <table:data-pilot-member table:name="0,000146378" table:display="true" table:show-details="true"/>
                <table:data-pilot-member table:name="0,000146405" table:display="true" table:show-details="true"/>
                <table:data-pilot-member table:name="0,000146469" table:display="true" table:show-details="true"/>
                <table:data-pilot-member table:name="0,000146712" table:display="true" table:show-details="true"/>
                <table:data-pilot-member table:name="0,000146726" table:display="true" table:show-details="true"/>
                <table:data-pilot-member table:name="0,000146812" table:display="true" table:show-details="true"/>
                <table:data-pilot-member table:name="0,000146951" table:display="true" table:show-details="true"/>
                <table:data-pilot-member table:name="0,000146971" table:display="true" table:show-details="true"/>
                <table:data-pilot-member table:name="0,000146984" table:display="true" table:show-details="true"/>
                <table:data-pilot-member table:name="0,00014708" table:display="true" table:show-details="true"/>
                <table:data-pilot-member table:name="0,000147109" table:display="true" table:show-details="true"/>
                <table:data-pilot-member table:name="0,000147211" table:display="true" table:show-details="true"/>
                <table:data-pilot-member table:name="0,000147317" table:display="true" table:show-details="true"/>
                <table:data-pilot-member table:name="0,000147359" table:display="true" table:show-details="true"/>
                <table:data-pilot-member table:name="0,000147517" table:display="true" table:show-details="true"/>
                <table:data-pilot-member table:name="0,00014752" table:display="true" table:show-details="true"/>
                <table:data-pilot-member table:name="0,000147568" table:display="true" table:show-details="true"/>
                <table:data-pilot-member table:name="0,000147645" table:display="true" table:show-details="true"/>
                <table:data-pilot-member table:name="0,000147712" table:display="true" table:show-details="true"/>
                <table:data-pilot-member table:name="0,00014776" table:display="true" table:show-details="true"/>
                <table:data-pilot-member table:name="0,000147825" table:display="true" table:show-details="true"/>
                <table:data-pilot-member table:name="0,000147982" table:display="true" table:show-details="true"/>
                <table:data-pilot-member table:name="0,000148008" table:display="true" table:show-details="true"/>
                <table:data-pilot-member table:name="0,000148185" table:display="true" table:show-details="true"/>
                <table:data-pilot-member table:name="0,000148186" table:display="true" table:show-details="true"/>
                <table:data-pilot-member table:name="0,000148209" table:display="true" table:show-details="true"/>
                <table:data-pilot-member table:name="0,000148264" table:display="true" table:show-details="true"/>
                <table:data-pilot-member table:name="0,000148296" table:display="true" table:show-details="true"/>
                <table:data-pilot-member table:name="0,000148363" table:display="true" table:show-details="true"/>
                <table:data-pilot-member table:name="0,000148421" table:display="true" table:show-details="true"/>
                <table:data-pilot-member table:name="0,000148461" table:display="true" table:show-details="true"/>
                <table:data-pilot-member table:name="0,000148468" table:display="true" table:show-details="true"/>
                <table:data-pilot-member table:name="0,000148617" table:display="true" table:show-details="true"/>
                <table:data-pilot-member table:name="0,000148814" table:display="true" table:show-details="true"/>
                <table:data-pilot-member table:name="0,000149002" table:display="true" table:show-details="true"/>
                <table:data-pilot-member table:name="0,000149157" table:display="true" table:show-details="true"/>
                <table:data-pilot-member table:name="0,000149296" table:display="true" table:show-details="true"/>
                <table:data-pilot-member table:name="0,000149411" table:display="true" table:show-details="true"/>
                <table:data-pilot-member table:name="0,000149693" table:display="true" table:show-details="true"/>
                <table:data-pilot-member table:name="0,000150068" table:display="true" table:show-details="true"/>
                <table:data-pilot-member table:name="0,000150229" table:display="true" table:show-details="true"/>
                <table:data-pilot-member table:name="0,000150257" table:display="true" table:show-details="true"/>
                <table:data-pilot-member table:name="0,00015039" table:display="true" table:show-details="true"/>
                <table:data-pilot-member table:name="0,000150404" table:display="true" table:show-details="true"/>
                <table:data-pilot-member table:name="0,000150432" table:display="true" table:show-details="true"/>
                <table:data-pilot-member table:name="0,000150447" table:display="true" table:show-details="true"/>
                <table:data-pilot-member table:name="0,000150464" table:display="true" table:show-details="true"/>
                <table:data-pilot-member table:name="0,000150563" table:display="true" table:show-details="true"/>
                <table:data-pilot-member table:name="0,000150699" table:display="true" table:show-details="true"/>
                <table:data-pilot-member table:name="0,00015071" table:display="true" table:show-details="true"/>
                <table:data-pilot-member table:name="0,000150818" table:display="true" table:show-details="true"/>
                <table:data-pilot-member table:name="0,000150999" table:display="true" table:show-details="true"/>
                <table:data-pilot-member table:name="0,00015131" table:display="true" table:show-details="true"/>
                <table:data-pilot-member table:name="0,000151712" table:display="true" table:show-details="true"/>
                <table:data-pilot-member table:name="0,000152102" table:display="true" table:show-details="true"/>
                <table:data-pilot-member table:name="0,000152103" table:display="true" table:show-details="true"/>
                <table:data-pilot-member table:name="0,000152175" table:display="true" table:show-details="true"/>
                <table:data-pilot-member table:name="0,000152176" table:display="true" table:show-details="true"/>
                <table:data-pilot-member table:name="0,000152182" table:display="true" table:show-details="true"/>
                <table:data-pilot-member table:name="0,000152347" table:display="true" table:show-details="true"/>
                <table:data-pilot-member table:name="0,000152403" table:display="true" table:show-details="true"/>
                <table:data-pilot-member table:name="0,000152579" table:display="true" table:show-details="true"/>
                <table:data-pilot-member table:name="0,000152604" table:display="true" table:show-details="true"/>
                <table:data-pilot-member table:name="0,000152682" table:display="true" table:show-details="true"/>
                <table:data-pilot-member table:name="0,000152769" table:display="true" table:show-details="true"/>
                <table:data-pilot-member table:name="0,000153025" table:display="true" table:show-details="true"/>
                <table:data-pilot-member table:name="0,000153118" table:display="true" table:show-details="true"/>
                <table:data-pilot-member table:name="0,000153301" table:display="true" table:show-details="true"/>
                <table:data-pilot-member table:name="0,000153302" table:display="true" table:show-details="true"/>
                <table:data-pilot-member table:name="0,000153786" table:display="true" table:show-details="true"/>
                <table:data-pilot-member table:name="0,000153794" table:display="true" table:show-details="true"/>
                <table:data-pilot-member table:name="0,00015387" table:display="true" table:show-details="true"/>
                <table:data-pilot-member table:name="0,000154071" table:display="true" table:show-details="true"/>
                <table:data-pilot-member table:name="0,000154361" table:display="true" table:show-details="true"/>
                <table:data-pilot-member table:name="0,000154595" table:display="true" table:show-details="true"/>
                <table:data-pilot-member table:name="0,000154596" table:display="true" table:show-details="true"/>
                <table:data-pilot-member table:name="0,000154837" table:display="true" table:show-details="true"/>
                <table:data-pilot-member table:name="0,000155109" table:display="true" table:show-details="true"/>
                <table:data-pilot-member table:name="0,000155212" table:display="true" table:show-details="true"/>
                <table:data-pilot-member table:name="0,000155262" table:display="true" table:show-details="true"/>
                <table:data-pilot-member table:name="0,000155471" table:display="true" table:show-details="true"/>
                <table:data-pilot-member table:name="0,000155578" table:display="true" table:show-details="true"/>
                <table:data-pilot-member table:name="0,000155653" table:display="true" table:show-details="true"/>
                <table:data-pilot-member table:name="0,000155957" table:display="true" table:show-details="true"/>
                <table:data-pilot-member table:name="0,000155972" table:display="true" table:show-details="true"/>
                <table:data-pilot-member table:name="0,000156308" table:display="true" table:show-details="true"/>
                <table:data-pilot-member table:name="0,00015646" table:display="true" table:show-details="true"/>
                <table:data-pilot-member table:name="0,000156687" table:display="true" table:show-details="true"/>
                <table:data-pilot-member table:name="0,000156873" table:display="true" table:show-details="true"/>
                <table:data-pilot-member table:name="0,000156904" table:display="true" table:show-details="true"/>
                <table:data-pilot-member table:name="0,00015704" table:display="true" table:show-details="true"/>
                <table:data-pilot-member table:name="0,000157268" table:display="true" table:show-details="true"/>
                <table:data-pilot-member table:name="0,000157289" table:display="true" table:show-details="true"/>
                <table:data-pilot-member table:name="0,000157364" table:display="true" table:show-details="true"/>
                <table:data-pilot-member table:name="0,000157577" table:display="true" table:show-details="true"/>
                <table:data-pilot-member table:name="0,000157779" table:display="true" table:show-details="true"/>
                <table:data-pilot-member table:name="0,000157822" table:display="true" table:show-details="true"/>
                <table:data-pilot-member table:name="0,000157988" table:display="true" table:show-details="true"/>
                <table:data-pilot-member table:name="0,000158131" table:display="true" table:show-details="true"/>
                <table:data-pilot-member table:name="0,000158145" table:display="true" table:show-details="true"/>
                <table:data-pilot-member table:name="0,000158168" table:display="true" table:show-details="true"/>
                <table:data-pilot-member table:name="0,0001586" table:display="true" table:show-details="true"/>
                <table:data-pilot-member table:name="0,000158659" table:display="true" table:show-details="true"/>
                <table:data-pilot-member table:name="0,000158689" table:display="true" table:show-details="true"/>
                <table:data-pilot-member table:name="0,000158735" table:display="true" table:show-details="true"/>
                <table:data-pilot-member table:name="0,00015888" table:display="true" table:show-details="true"/>
                <table:data-pilot-member table:name="0,000158883" table:display="true" table:show-details="true"/>
                <table:data-pilot-member table:name="0,000159142" table:display="true" table:show-details="true"/>
                <table:data-pilot-member table:name="0,000159167" table:display="true" table:show-details="true"/>
                <table:data-pilot-member table:name="0,000159536" table:display="true" table:show-details="true"/>
                <table:data-pilot-member table:name="0,000159545" table:display="true" table:show-details="true"/>
                <table:data-pilot-member table:name="0,000159938" table:display="true" table:show-details="true"/>
                <table:data-pilot-member table:name="0,000159987" table:display="true" table:show-details="true"/>
                <table:data-pilot-member table:name="0,000160117" table:display="true" table:show-details="true"/>
                <table:data-pilot-member table:name="0,000160264" table:display="true" table:show-details="true"/>
                <table:data-pilot-member table:name="0,000160457" table:display="true" table:show-details="true"/>
                <table:data-pilot-member table:name="0,000160692" table:display="true" table:show-details="true"/>
                <table:data-pilot-member table:name="0,000160941" table:display="true" table:show-details="true"/>
                <table:data-pilot-member table:name="0,000160955" table:display="true" table:show-details="true"/>
                <table:data-pilot-member table:name="0,000161" table:display="true" table:show-details="true"/>
                <table:data-pilot-member table:name="0,000161069" table:display="true" table:show-details="true"/>
                <table:data-pilot-member table:name="0,000161117" table:display="true" table:show-details="true"/>
                <table:data-pilot-member table:name="0,000161274" table:display="true" table:show-details="true"/>
                <table:data-pilot-member table:name="0,000161516" table:display="true" table:show-details="true"/>
                <table:data-pilot-member table:name="0,000161727" table:display="true" table:show-details="true"/>
                <table:data-pilot-member table:name="0,000161898" table:display="true" table:show-details="true"/>
                <table:data-pilot-member table:name="0,00016191" table:display="true" table:show-details="true"/>
                <table:data-pilot-member table:name="0,000162068" table:display="true" table:show-details="true"/>
                <table:data-pilot-member table:name="0,000162128" table:display="true" table:show-details="true"/>
                <table:data-pilot-member table:name="0,000162398" table:display="true" table:show-details="true"/>
                <table:data-pilot-member table:name="0,000162451" table:display="true" table:show-details="true"/>
                <table:data-pilot-member table:name="0,000162664" table:display="true" table:show-details="true"/>
                <table:data-pilot-member table:name="0,000162864" table:display="true" table:show-details="true"/>
                <table:data-pilot-member table:name="0,000162895" table:display="true" table:show-details="true"/>
                <table:data-pilot-member table:name="0,000162965" table:display="true" table:show-details="true"/>
                <table:data-pilot-member table:name="0,000163225" table:display="true" table:show-details="true"/>
                <table:data-pilot-member table:name="0,000163467" table:display="true" table:show-details="true"/>
                <table:data-pilot-member table:name="0,000163474" table:display="true" table:show-details="true"/>
                <table:data-pilot-member table:name="0,000163485" table:display="true" table:show-details="true"/>
                <table:data-pilot-member table:name="0,000163585" table:display="true" table:show-details="true"/>
                <table:data-pilot-member table:name="0,0001636" table:display="true" table:show-details="true"/>
                <table:data-pilot-member table:name="0,000163781" table:display="true" table:show-details="true"/>
                <table:data-pilot-member table:name="0,000163796" table:display="true" table:show-details="true"/>
                <table:data-pilot-member table:name="0,000163844" table:display="true" table:show-details="true"/>
                <table:data-pilot-member table:name="0,000163854" table:display="true" table:show-details="true"/>
                <table:data-pilot-member table:name="0,000163881" table:display="true" table:show-details="true"/>
                <table:data-pilot-member table:name="0,000163984" table:display="true" table:show-details="true"/>
                <table:data-pilot-member table:name="0,000164078" table:display="true" table:show-details="true"/>
                <table:data-pilot-member table:name="0,00016414" table:display="true" table:show-details="true"/>
                <table:data-pilot-member table:name="0,000164168" table:display="true" table:show-details="true"/>
                <table:data-pilot-member table:name="0,000164323" table:display="true" table:show-details="true"/>
                <table:data-pilot-member table:name="0,000164378" table:display="true" table:show-details="true"/>
                <table:data-pilot-member table:name="0,000164391" table:display="true" table:show-details="true"/>
                <table:data-pilot-member table:name="0,000164419" table:display="true" table:show-details="true"/>
                <table:data-pilot-member table:name="0,000164472" table:display="true" table:show-details="true"/>
                <table:data-pilot-member table:name="0,000164614" table:display="true" table:show-details="true"/>
                <table:data-pilot-member table:name="0,000164704" table:display="true" table:show-details="true"/>
                <table:data-pilot-member table:name="0,000165029" table:display="true" table:show-details="true"/>
                <table:data-pilot-member table:name="0,000165047" table:display="true" table:show-details="true"/>
                <table:data-pilot-member table:name="0,000165048" table:display="true" table:show-details="true"/>
                <table:data-pilot-member table:name="0,000165649" table:display="true" table:show-details="true"/>
                <table:data-pilot-member table:name="0,00016579" table:display="true" table:show-details="true"/>
                <table:data-pilot-member table:name="0,000166312" table:display="true" table:show-details="true"/>
                <table:data-pilot-member table:name="0,000166933" table:display="true" table:show-details="true"/>
                <table:data-pilot-member table:name="0,000167009" table:display="true" table:show-details="true"/>
                <table:data-pilot-member table:name="0,000167139" table:display="true" table:show-details="true"/>
                <table:data-pilot-member table:name="0,000167151" table:display="true" table:show-details="true"/>
                <table:data-pilot-member table:name="0,000167169" table:display="true" table:show-details="true"/>
                <table:data-pilot-member table:name="0,00016723" table:display="true" table:show-details="true"/>
                <table:data-pilot-member table:name="0,000167419" table:display="true" table:show-details="true"/>
                <table:data-pilot-member table:name="0,000167439" table:display="true" table:show-details="true"/>
                <table:data-pilot-member table:name="0,000167814" table:display="true" table:show-details="true"/>
                <table:data-pilot-member table:name="0,000168333" table:display="true" table:show-details="true"/>
                <table:data-pilot-member table:name="0,000168399" table:display="true" table:show-details="true"/>
                <table:data-pilot-member table:name="0,000168463" table:display="true" table:show-details="true"/>
                <table:data-pilot-member table:name="0,000168538" table:display="true" table:show-details="true"/>
                <table:data-pilot-member table:name="0,000168796" table:display="true" table:show-details="true"/>
                <table:data-pilot-member table:name="0,000169031" table:display="true" table:show-details="true"/>
                <table:data-pilot-member table:name="0,000169422" table:display="true" table:show-details="true"/>
                <table:data-pilot-member table:name="0,000169492" table:display="true" table:show-details="true"/>
                <table:data-pilot-member table:name="0,000169498" table:display="true" table:show-details="true"/>
                <table:data-pilot-member table:name="0,00016955" table:display="true" table:show-details="true"/>
                <table:data-pilot-member table:name="0,000169716" table:display="true" table:show-details="true"/>
                <table:data-pilot-member table:name="0,000170129" table:display="true" table:show-details="true"/>
                <table:data-pilot-member table:name="0,000170131" table:display="true" table:show-details="true"/>
                <table:data-pilot-member table:name="0,000170207" table:display="true" table:show-details="true"/>
                <table:data-pilot-member table:name="0,000170209" table:display="true" table:show-details="true"/>
                <table:data-pilot-member table:name="0,000170518" table:display="true" table:show-details="true"/>
                <table:data-pilot-member table:name="0,000170721" table:display="true" table:show-details="true"/>
                <table:data-pilot-member table:name="0,000170803" table:display="true" table:show-details="true"/>
                <table:data-pilot-member table:name="0,000170898" table:display="true" table:show-details="true"/>
                <table:data-pilot-member table:name="0,000171029" table:display="true" table:show-details="true"/>
                <table:data-pilot-member table:name="0,000171431" table:display="true" table:show-details="true"/>
                <table:data-pilot-member table:name="0,000171526" table:display="true" table:show-details="true"/>
                <table:data-pilot-member table:name="0,00017171" table:display="true" table:show-details="true"/>
                <table:data-pilot-member table:name="0,000171829" table:display="true" table:show-details="true"/>
                <table:data-pilot-member table:name="0,000172061" table:display="true" table:show-details="true"/>
                <table:data-pilot-member table:name="0,00017207" table:display="true" table:show-details="true"/>
                <table:data-pilot-member table:name="0,000172278" table:display="true" table:show-details="true"/>
                <table:data-pilot-member table:name="0,000172432" table:display="true" table:show-details="true"/>
                <table:data-pilot-member table:name="0,000172499" table:display="true" table:show-details="true"/>
                <table:data-pilot-member table:name="0,000172519" table:display="true" table:show-details="true"/>
                <table:data-pilot-member table:name="0,000172737" table:display="true" table:show-details="true"/>
                <table:data-pilot-member table:name="0,000173437" table:display="true" table:show-details="true"/>
                <table:data-pilot-member table:name="0,000174251" table:display="true" table:show-details="true"/>
                <table:data-pilot-member table:name="0,000174684" table:display="true" table:show-details="true"/>
                <table:data-pilot-member table:name="0,0001749" table:display="true" table:show-details="true"/>
                <table:data-pilot-member table:name="0,000175026" table:display="true" table:show-details="true"/>
                <table:data-pilot-member table:name="0,000175062" table:display="true" table:show-details="true"/>
                <table:data-pilot-member table:name="0,000175121" table:display="true" table:show-details="true"/>
                <table:data-pilot-member table:name="0,000175142" table:display="true" table:show-details="true"/>
                <table:data-pilot-member table:name="0,00017539" table:display="true" table:show-details="true"/>
                <table:data-pilot-member table:name="0,000175529" table:display="true" table:show-details="true"/>
                <table:data-pilot-member table:name="0,000175785" table:display="true" table:show-details="true"/>
                <table:data-pilot-member table:name="0,000175883" table:display="true" table:show-details="true"/>
                <table:data-pilot-member table:name="0,000175923" table:display="true" table:show-details="true"/>
                <table:data-pilot-member table:name="0,000176258" table:display="true" table:show-details="true"/>
                <table:data-pilot-member table:name="0,000176332" table:display="true" table:show-details="true"/>
                <table:data-pilot-member table:name="0,000176519" table:display="true" table:show-details="true"/>
                <table:data-pilot-member table:name="0,000176584" table:display="true" table:show-details="true"/>
                <table:data-pilot-member table:name="0,000176618" table:display="true" table:show-details="true"/>
                <table:data-pilot-member table:name="0,000176677" table:display="true" table:show-details="true"/>
                <table:data-pilot-member table:name="0,000176751" table:display="true" table:show-details="true"/>
                <table:data-pilot-member table:name="0,00017679" table:display="true" table:show-details="true"/>
                <table:data-pilot-member table:name="0,000177062" table:display="true" table:show-details="true"/>
                <table:data-pilot-member table:name="0,000177247" table:display="true" table:show-details="true"/>
                <table:data-pilot-member table:name="0,000177706" table:display="true" table:show-details="true"/>
                <table:data-pilot-member table:name="0,000177723" table:display="true" table:show-details="true"/>
                <table:data-pilot-member table:name="0,000177823" table:display="true" table:show-details="true"/>
                <table:data-pilot-member table:name="0,000177957" table:display="true" table:show-details="true"/>
                <table:data-pilot-member table:name="0,000178088" table:display="true" table:show-details="true"/>
                <table:data-pilot-member table:name="0,00017829" table:display="true" table:show-details="true"/>
                <table:data-pilot-member table:name="0,000178509" table:display="true" table:show-details="true"/>
                <table:data-pilot-member table:name="0,000178641" table:display="true" table:show-details="true"/>
                <table:data-pilot-member table:name="0,000178685" table:display="true" table:show-details="true"/>
                <table:data-pilot-member table:name="0,000178852" table:display="true" table:show-details="true"/>
                <table:data-pilot-member table:name="0,000178995" table:display="true" table:show-details="true"/>
                <table:data-pilot-member table:name="0,000179101" table:display="true" table:show-details="true"/>
                <table:data-pilot-member table:name="0,00017913" table:display="true" table:show-details="true"/>
                <table:data-pilot-member table:name="0,000179154" table:display="true" table:show-details="true"/>
                <table:data-pilot-member table:name="0,000179366" table:display="true" table:show-details="true"/>
                <table:data-pilot-member table:name="0,000179367" table:display="true" table:show-details="true"/>
                <table:data-pilot-member table:name="0,000179438" table:display="true" table:show-details="true"/>
                <table:data-pilot-member table:name="0,00017954" table:display="true" table:show-details="true"/>
                <table:data-pilot-member table:name="0,000179607" table:display="true" table:show-details="true"/>
                <table:data-pilot-member table:name="0,000179686" table:display="true" table:show-details="true"/>
                <table:data-pilot-member table:name="0,000179919" table:display="true" table:show-details="true"/>
                <table:data-pilot-member table:name="0,00017996" table:display="true" table:show-details="true"/>
                <table:data-pilot-member table:name="0,000180021" table:display="true" table:show-details="true"/>
                <table:data-pilot-member table:name="0,000180077" table:display="true" table:show-details="true"/>
                <table:data-pilot-member table:name="0,000180118" table:display="true" table:show-details="true"/>
                <table:data-pilot-member table:name="0,000180203" table:display="true" table:show-details="true"/>
                <table:data-pilot-member table:name="0,000180224" table:display="true" table:show-details="true"/>
                <table:data-pilot-member table:name="0,000180239" table:display="true" table:show-details="true"/>
                <table:data-pilot-member table:name="0,000180289" table:display="true" table:show-details="true"/>
                <table:data-pilot-member table:name="0,000180355" table:display="true" table:show-details="true"/>
                <table:data-pilot-member table:name="0,000180373" table:display="true" table:show-details="true"/>
                <table:data-pilot-member table:name="0,000180399" table:display="true" table:show-details="true"/>
                <table:data-pilot-member table:name="0,000180626" table:display="true" table:show-details="true"/>
                <table:data-pilot-member table:name="0,000180685" table:display="true" table:show-details="true"/>
                <table:data-pilot-member table:name="0,000180767" table:display="true" table:show-details="true"/>
                <table:data-pilot-member table:name="0,00018077" table:display="true" table:show-details="true"/>
                <table:data-pilot-member table:name="0,000180877" table:display="true" table:show-details="true"/>
                <table:data-pilot-member table:name="0,000180945" table:display="true" table:show-details="true"/>
                <table:data-pilot-member table:name="0,000180963" table:display="true" table:show-details="true"/>
                <table:data-pilot-member table:name="0,000181079" table:display="true" table:show-details="true"/>
                <table:data-pilot-member table:name="0,000181096" table:display="true" table:show-details="true"/>
                <table:data-pilot-member table:name="0,000181124" table:display="true" table:show-details="true"/>
                <table:data-pilot-member table:name="0,0001812" table:display="true" table:show-details="true"/>
                <table:data-pilot-member table:name="0,000181327" table:display="true" table:show-details="true"/>
                <table:data-pilot-member table:name="0,000181732" table:display="true" table:show-details="true"/>
                <table:data-pilot-member table:name="0,000181762" table:display="true" table:show-details="true"/>
                <table:data-pilot-member table:name="0,000181779" table:display="true" table:show-details="true"/>
                <table:data-pilot-member table:name="0,000182044" table:display="true" table:show-details="true"/>
                <table:data-pilot-member table:name="0,000182071" table:display="true" table:show-details="true"/>
                <table:data-pilot-member table:name="0,000182308" table:display="true" table:show-details="true"/>
                <table:data-pilot-member table:name="0,000182391" table:display="true" table:show-details="true"/>
                <table:data-pilot-member table:name="0,000182406" table:display="true" table:show-details="true"/>
                <table:data-pilot-member table:name="0,000182504" table:display="true" table:show-details="true"/>
                <table:data-pilot-member table:name="0,00018252" table:display="true" table:show-details="true"/>
                <table:data-pilot-member table:name="0,000182523" table:display="true" table:show-details="true"/>
                <table:data-pilot-member table:name="0,000182595" table:display="true" table:show-details="true"/>
                <table:data-pilot-member table:name="0,000182606" table:display="true" table:show-details="true"/>
                <table:data-pilot-member table:name="0,000182713" table:display="true" table:show-details="true"/>
                <table:data-pilot-member table:name="0,000182801" table:display="true" table:show-details="true"/>
                <table:data-pilot-member table:name="0,000182873" table:display="true" table:show-details="true"/>
                <table:data-pilot-member table:name="0,000182964" table:display="true" table:show-details="true"/>
                <table:data-pilot-member table:name="0,000183113" table:display="true" table:show-details="true"/>
                <table:data-pilot-member table:name="0,000183193" table:display="true" table:show-details="true"/>
                <table:data-pilot-member table:name="0,000183249" table:display="true" table:show-details="true"/>
                <table:data-pilot-member table:name="0,000183271" table:display="true" table:show-details="true"/>
                <table:data-pilot-member table:name="0,000183303" table:display="true" table:show-details="true"/>
                <table:data-pilot-member table:name="0,000183307" table:display="true" table:show-details="true"/>
                <table:data-pilot-member table:name="0,000183322" table:display="true" table:show-details="true"/>
                <table:data-pilot-member table:name="0,000183466" table:display="true" table:show-details="true"/>
                <table:data-pilot-member table:name="0,000183526" table:display="true" table:show-details="true"/>
                <table:data-pilot-member table:name="0,000183592" table:display="true" table:show-details="true"/>
                <table:data-pilot-member table:name="0,000183603" table:display="true" table:show-details="true"/>
                <table:data-pilot-member table:name="0,000183666" table:display="true" table:show-details="true"/>
                <table:data-pilot-member table:name="0,000183728" table:display="true" table:show-details="true"/>
                <table:data-pilot-member table:name="0,000183787" table:display="true" table:show-details="true"/>
                <table:data-pilot-member table:name="0,000183833" table:display="true" table:show-details="true"/>
                <table:data-pilot-member table:name="0,000183906" table:display="true" table:show-details="true"/>
                <table:data-pilot-member table:name="0,000183973" table:display="true" table:show-details="true"/>
                <table:data-pilot-member table:name="0,000183982" table:display="true" table:show-details="true"/>
                <table:data-pilot-member table:name="0,000184078" table:display="true" table:show-details="true"/>
                <table:data-pilot-member table:name="0,000184193" table:display="true" table:show-details="true"/>
                <table:data-pilot-member table:name="0,000184241" table:display="true" table:show-details="true"/>
                <table:data-pilot-member table:name="0,000184371" table:display="true" table:show-details="true"/>
                <table:data-pilot-member table:name="0,000184473" table:display="true" table:show-details="true"/>
                <table:data-pilot-member table:name="0,000184569" table:display="true" table:show-details="true"/>
                <table:data-pilot-member table:name="0,000184571" table:display="true" table:show-details="true"/>
                <table:data-pilot-member table:name="0,00018476" table:display="true" table:show-details="true"/>
                <table:data-pilot-member table:name="0,000184788" table:display="true" table:show-details="true"/>
                <table:data-pilot-member table:name="0,000184847" table:display="true" table:show-details="true"/>
                <table:data-pilot-member table:name="0,000184892" table:display="true" table:show-details="true"/>
                <table:data-pilot-member table:name="0,00018495" table:display="true" table:show-details="true"/>
                <table:data-pilot-member table:name="0,000185072" table:display="true" table:show-details="true"/>
                <table:data-pilot-member table:name="0,000185083" table:display="true" table:show-details="true"/>
                <table:data-pilot-member table:name="0,000185159" table:display="true" table:show-details="true"/>
                <table:data-pilot-member table:name="0,000185163" table:display="true" table:show-details="true"/>
                <table:data-pilot-member table:name="0,000185261" table:display="true" table:show-details="true"/>
                <table:data-pilot-member table:name="0,000185284" table:display="true" table:show-details="true"/>
                <table:data-pilot-member table:name="0,000185337" table:display="true" table:show-details="true"/>
                <table:data-pilot-member table:name="0,000185468" table:display="true" table:show-details="true"/>
                <table:data-pilot-member table:name="0,000185676" table:display="true" table:show-details="true"/>
                <table:data-pilot-member table:name="0,000185724" table:display="true" table:show-details="true"/>
                <table:data-pilot-member table:name="0,000186096" table:display="true" table:show-details="true"/>
                <table:data-pilot-member table:name="0,000186142" table:display="true" table:show-details="true"/>
                <table:data-pilot-member table:name="0,000186206" table:display="true" table:show-details="true"/>
                <table:data-pilot-member table:name="0,000186434" table:display="true" table:show-details="true"/>
                <table:data-pilot-member table:name="0,000186514" table:display="true" table:show-details="true"/>
                <table:data-pilot-member table:name="0,000186582" table:display="true" table:show-details="true"/>
                <table:data-pilot-member table:name="0,000186724" table:display="true" table:show-details="true"/>
                <table:data-pilot-member table:name="0,000186756" table:display="true" table:show-details="true"/>
                <table:data-pilot-member table:name="0,000186786" table:display="true" table:show-details="true"/>
                <table:data-pilot-member table:name="0,000186902" table:display="true" table:show-details="true"/>
                <table:data-pilot-member table:name="0,000186935" table:display="true" table:show-details="true"/>
                <table:data-pilot-member table:name="0,000186944" table:display="true" table:show-details="true"/>
                <table:data-pilot-member table:name="0,000186959" table:display="true" table:show-details="true"/>
                <table:data-pilot-member table:name="0,000187304" table:display="true" table:show-details="true"/>
                <table:data-pilot-member table:name="0,000187399" table:display="true" table:show-details="true"/>
                <table:data-pilot-member table:name="0,000187669" table:display="true" table:show-details="true"/>
                <table:data-pilot-member table:name="0,000187877" table:display="true" table:show-details="true"/>
                <table:data-pilot-member table:name="0,000187955" table:display="true" table:show-details="true"/>
                <table:data-pilot-member table:name="0,000188029" table:display="true" table:show-details="true"/>
                <table:data-pilot-member table:name="0,000188065" table:display="true" table:show-details="true"/>
                <table:data-pilot-member table:name="0,000188242" table:display="true" table:show-details="true"/>
                <table:data-pilot-member table:name="0,000188505" table:display="true" table:show-details="true"/>
                <table:data-pilot-member table:name="0,000188539" table:display="true" table:show-details="true"/>
                <table:data-pilot-member table:name="0,000188629" table:display="true" table:show-details="true"/>
                <table:data-pilot-member table:name="0,000188817" table:display="true" table:show-details="true"/>
                <table:data-pilot-member table:name="0,000189074" table:display="true" table:show-details="true"/>
                <table:data-pilot-member table:name="0,000189311" table:display="true" table:show-details="true"/>
                <table:data-pilot-member table:name="0,000189637" table:display="true" table:show-details="true"/>
                <table:data-pilot-member table:name="0,000189969" table:display="true" table:show-details="true"/>
                <table:data-pilot-member table:name="0,000190122" table:display="true" table:show-details="true"/>
                <table:data-pilot-member table:name="0,000190629" table:display="true" table:show-details="true"/>
                <table:data-pilot-member table:name="0,000190664" table:display="true" table:show-details="true"/>
                <table:data-pilot-member table:name="0,000190709" table:display="true" table:show-details="true"/>
                <table:data-pilot-member table:name="0,000190954" table:display="true" table:show-details="true"/>
                <table:data-pilot-member table:name="0,000190962" table:display="true" table:show-details="true"/>
                <table:data-pilot-member table:name="0,000191071" table:display="true" table:show-details="true"/>
                <table:data-pilot-member table:name="0,000191112" table:display="true" table:show-details="true"/>
                <table:data-pilot-member table:name="0,000191163" table:display="true" table:show-details="true"/>
                <table:data-pilot-member table:name="0,000191617" table:display="true" table:show-details="true"/>
                <table:data-pilot-member table:name="0,000191622" table:display="true" table:show-details="true"/>
                <table:data-pilot-member table:name="0,000192046" table:display="true" table:show-details="true"/>
                <table:data-pilot-member table:name="0,000192154" table:display="true" table:show-details="true"/>
                <table:data-pilot-member table:name="0,000192216" table:display="true" table:show-details="true"/>
                <table:data-pilot-member table:name="0,000192225" table:display="true" table:show-details="true"/>
                <table:data-pilot-member table:name="0,000192278" table:display="true" table:show-details="true"/>
                <table:data-pilot-member table:name="0,000192356" table:display="true" table:show-details="true"/>
                <table:data-pilot-member table:name="0,000192384" table:display="true" table:show-details="true"/>
                <table:data-pilot-member table:name="0,000192512" table:display="true" table:show-details="true"/>
                <table:data-pilot-member table:name="0,000193608" table:display="true" table:show-details="true"/>
                <table:data-pilot-member table:name="0,000193721" table:display="true" table:show-details="true"/>
                <table:data-pilot-member table:name="0,000193733" table:display="true" table:show-details="true"/>
                <table:data-pilot-member table:name="0,000193883" table:display="true" table:show-details="true"/>
                <table:data-pilot-member table:name="0,000193976" table:display="true" table:show-details="true"/>
                <table:data-pilot-member table:name="0,000194369" table:display="true" table:show-details="true"/>
                <table:data-pilot-member table:name="0,000194538" table:display="true" table:show-details="true"/>
                <table:data-pilot-member table:name="0,000194732" table:display="true" table:show-details="true"/>
                <table:data-pilot-member table:name="0,000194882" table:display="true" table:show-details="true"/>
                <table:data-pilot-member table:name="0,000194945" table:display="true" table:show-details="true"/>
                <table:data-pilot-member table:name="0,000195074" table:display="true" table:show-details="true"/>
                <table:data-pilot-member table:name="0,000195376" table:display="true" table:show-details="true"/>
                <table:data-pilot-member table:name="0,000195384" table:display="true" table:show-details="true"/>
                <table:data-pilot-member table:name="0,000195919" table:display="true" table:show-details="true"/>
                <table:data-pilot-member table:name="0,000195934" table:display="true" table:show-details="true"/>
                <table:data-pilot-member table:name="0,000195954" table:display="true" table:show-details="true"/>
                <table:data-pilot-member table:name="0,000196005" table:display="true" table:show-details="true"/>
                <table:data-pilot-member table:name="0,00019646" table:display="true" table:show-details="true"/>
                <table:data-pilot-member table:name="0,000196669" table:display="true" table:show-details="true"/>
                <table:data-pilot-member table:name="0,00019673" table:display="true" table:show-details="true"/>
                <table:data-pilot-member table:name="0,000197058" table:display="true" table:show-details="true"/>
                <table:data-pilot-member table:name="0,000197203" table:display="true" table:show-details="true"/>
                <table:data-pilot-member table:name="0,000197272" table:display="true" table:show-details="true"/>
                <table:data-pilot-member table:name="0,0001978" table:display="true" table:show-details="true"/>
                <table:data-pilot-member table:name="0,000198055" table:display="true" table:show-details="true"/>
                <table:data-pilot-member table:name="0,000198073" table:display="true" table:show-details="true"/>
                <table:data-pilot-member table:name="0,000198589" table:display="true" table:show-details="true"/>
                <table:data-pilot-member table:name="0,000198603" table:display="true" table:show-details="true"/>
                <table:data-pilot-member table:name="0,000198881" table:display="true" table:show-details="true"/>
                <table:data-pilot-member table:name="0,000199231" table:display="true" table:show-details="true"/>
                <table:data-pilot-member table:name="0,000199438" table:display="true" table:show-details="true"/>
                <table:data-pilot-member table:name="0,000199511" table:display="true" table:show-details="true"/>
                <table:data-pilot-member table:name="0,000199588" table:display="true" table:show-details="true"/>
                <table:data-pilot-member table:name="0,000200109" table:display="true" table:show-details="true"/>
                <table:data-pilot-member table:name="0,000200657" table:display="true" table:show-details="true"/>
                <table:data-pilot-member table:name="0,000200809" table:display="true" table:show-details="true"/>
                <table:data-pilot-member table:name="0,000200976" table:display="true" table:show-details="true"/>
                <table:data-pilot-member table:name="0,000201015" table:display="true" table:show-details="true"/>
                <table:data-pilot-member table:name="0,000201085" table:display="true" table:show-details="true"/>
                <table:data-pilot-member table:name="0,000201105" table:display="true" table:show-details="true"/>
                <table:data-pilot-member table:name="0,000201119" table:display="true" table:show-details="true"/>
                <table:data-pilot-member table:name="0,000201374" table:display="true" table:show-details="true"/>
                <table:data-pilot-member table:name="0,000201583" table:display="true" table:show-details="true"/>
                <table:data-pilot-member table:name="0,00020173" table:display="true" table:show-details="true"/>
                <table:data-pilot-member table:name="0,000201781" table:display="true" table:show-details="true"/>
                <table:data-pilot-member table:name="0,000201928" table:display="true" table:show-details="true"/>
                <table:data-pilot-member table:name="0,000201952" table:display="true" table:show-details="true"/>
                <table:data-pilot-member table:name="0,000202017" table:display="true" table:show-details="true"/>
                <table:data-pilot-member table:name="0,000202175" table:display="true" table:show-details="true"/>
                <table:data-pilot-member table:name="0,000202263" table:display="true" table:show-details="true"/>
                <table:data-pilot-member table:name="0,000202472" table:display="true" table:show-details="true"/>
                <table:data-pilot-member table:name="0,000202516" table:display="true" table:show-details="true"/>
                <table:data-pilot-member table:name="0,000202637" table:display="true" table:show-details="true"/>
                <table:data-pilot-member table:name="0,000202679" table:display="true" table:show-details="true"/>
                <table:data-pilot-member table:name="0,000202876" table:display="true" table:show-details="true"/>
                <table:data-pilot-member table:name="0,000202909" table:display="true" table:show-details="true"/>
                <table:data-pilot-member table:name="0,000202966" table:display="true" table:show-details="true"/>
                <table:data-pilot-member table:name="0,000203284" table:display="true" table:show-details="true"/>
                <table:data-pilot-member table:name="0,000203313" table:display="true" table:show-details="true"/>
                <table:data-pilot-member table:name="0,000203824" table:display="true" table:show-details="true"/>
                <table:data-pilot-member table:name="0,00020399" table:display="true" table:show-details="true"/>
                <table:data-pilot-member table:name="0,000204095" table:display="true" table:show-details="true"/>
                <table:data-pilot-member table:name="0,000204187" table:display="true" table:show-details="true"/>
                <table:data-pilot-member table:name="0,000204368" table:display="true" table:show-details="true"/>
                <table:data-pilot-member table:name="0,000204384" table:display="true" table:show-details="true"/>
                <table:data-pilot-member table:name="0,000204578" table:display="true" table:show-details="true"/>
                <table:data-pilot-member table:name="0,000204609" table:display="true" table:show-details="true"/>
                <table:data-pilot-member table:name="0,000204679" table:display="true" table:show-details="true"/>
                <table:data-pilot-member table:name="0,00020475" table:display="true" table:show-details="true"/>
                <table:data-pilot-member table:name="0,00020486" table:display="true" table:show-details="true"/>
                <table:data-pilot-member table:name="0,000204862" table:display="true" table:show-details="true"/>
                <table:data-pilot-member table:name="0,000204875" table:display="true" table:show-details="true"/>
                <table:data-pilot-member table:name="0,000204876" table:display="true" table:show-details="true"/>
                <table:data-pilot-member table:name="0,000204963" table:display="true" table:show-details="true"/>
                <table:data-pilot-member table:name="0,0002052" table:display="true" table:show-details="true"/>
                <table:data-pilot-member table:name="0,000205256" table:display="true" table:show-details="true"/>
                <table:data-pilot-member table:name="0,000205366" table:display="true" table:show-details="true"/>
                <table:data-pilot-member table:name="0,000205388" table:display="true" table:show-details="true"/>
                <table:data-pilot-member table:name="0,000205547" table:display="true" table:show-details="true"/>
                <table:data-pilot-member table:name="0,000206462" table:display="true" table:show-details="true"/>
                <table:data-pilot-member table:name="0,000206502" table:display="true" table:show-details="true"/>
                <table:data-pilot-member table:name="0,000206582" table:display="true" table:show-details="true"/>
                <table:data-pilot-member table:name="0,000206776" table:display="true" table:show-details="true"/>
                <table:data-pilot-member table:name="0,000206909" table:display="true" table:show-details="true"/>
                <table:data-pilot-member table:name="0,000206945" table:display="true" table:show-details="true"/>
                <table:data-pilot-member table:name="0,000207054" table:display="true" table:show-details="true"/>
                <table:data-pilot-member table:name="0,000207102" table:display="true" table:show-details="true"/>
                <table:data-pilot-member table:name="0,000207146" table:display="true" table:show-details="true"/>
                <table:data-pilot-member table:name="0,000207699" table:display="true" table:show-details="true"/>
                <table:data-pilot-member table:name="0,000207713" table:display="true" table:show-details="true"/>
                <table:data-pilot-member table:name="0,000207798" table:display="true" table:show-details="true"/>
                <table:data-pilot-member table:name="0,000207876" table:display="true" table:show-details="true"/>
                <table:data-pilot-member table:name="0,00020788" table:display="true" table:show-details="true"/>
                <table:data-pilot-member table:name="0,000207937" table:display="true" table:show-details="true"/>
                <table:data-pilot-member table:name="0,000207992" table:display="true" table:show-details="true"/>
                <table:data-pilot-member table:name="0,000208461" table:display="true" table:show-details="true"/>
                <table:data-pilot-member table:name="0,000208723" table:display="true" table:show-details="true"/>
                <table:data-pilot-member table:name="0,000208776" table:display="true" table:show-details="true"/>
                <table:data-pilot-member table:name="0,0002088" table:display="true" table:show-details="true"/>
                <table:data-pilot-member table:name="0,000208822" table:display="true" table:show-details="true"/>
                <table:data-pilot-member table:name="0,000208842" table:display="true" table:show-details="true"/>
                <table:data-pilot-member table:name="0,000208888" table:display="true" table:show-details="true"/>
                <table:data-pilot-member table:name="0,000208914" table:display="true" table:show-details="true"/>
                <table:data-pilot-member table:name="0,000208926" table:display="true" table:show-details="true"/>
                <table:data-pilot-member table:name="0,000208932" table:display="true" table:show-details="true"/>
                <table:data-pilot-member table:name="0,000209126" table:display="true" table:show-details="true"/>
                <table:data-pilot-member table:name="0,00020917" table:display="true" table:show-details="true"/>
                <table:data-pilot-member table:name="0,000209336" table:display="true" table:show-details="true"/>
                <table:data-pilot-member table:name="0,00020935" table:display="true" table:show-details="true"/>
                <table:data-pilot-member table:name="0,00020937" table:display="true" table:show-details="true"/>
                <table:data-pilot-member table:name="0,000209508" table:display="true" table:show-details="true"/>
                <table:data-pilot-member table:name="0,000209617" table:display="true" table:show-details="true"/>
                <table:data-pilot-member table:name="0,000209623" table:display="true" table:show-details="true"/>
                <table:data-pilot-member table:name="0,000209797" table:display="true" table:show-details="true"/>
                <table:data-pilot-member table:name="0,000209843" table:display="true" table:show-details="true"/>
                <table:data-pilot-member table:name="0,000210219" table:display="true" table:show-details="true"/>
                <table:data-pilot-member table:name="0,000210235" table:display="true" table:show-details="true"/>
                <table:data-pilot-member table:name="0,000210591" table:display="true" table:show-details="true"/>
                <table:data-pilot-member table:name="0,000210636" table:display="true" table:show-details="true"/>
                <table:data-pilot-member table:name="0,000210702" table:display="true" table:show-details="true"/>
                <table:data-pilot-member table:name="0,000210705" table:display="true" table:show-details="true"/>
                <table:data-pilot-member table:name="0,000210913" table:display="true" table:show-details="true"/>
                <table:data-pilot-member table:name="0,000211195" table:display="true" table:show-details="true"/>
                <table:data-pilot-member table:name="0,000211248" table:display="true" table:show-details="true"/>
                <table:data-pilot-member table:name="0,000211262" table:display="true" table:show-details="true"/>
                <table:data-pilot-member table:name="0,000211503" table:display="true" table:show-details="true"/>
                <table:data-pilot-member table:name="0,000211797" table:display="true" table:show-details="true"/>
                <table:data-pilot-member table:name="0,000211809" table:display="true" table:show-details="true"/>
                <table:data-pilot-member table:name="0,00021206" table:display="true" table:show-details="true"/>
                <table:data-pilot-member table:name="0,000212195" table:display="true" table:show-details="true"/>
                <table:data-pilot-member table:name="0,000212245" table:display="true" table:show-details="true"/>
                <table:data-pilot-member table:name="0,000212436" table:display="true" table:show-details="true"/>
                <table:data-pilot-member table:name="0,000212773" table:display="true" table:show-details="true"/>
                <table:data-pilot-member table:name="0,000212887" table:display="true" table:show-details="true"/>
                <table:data-pilot-member table:name="0,000212908" table:display="true" table:show-details="true"/>
                <table:data-pilot-member table:name="0,000212916" table:display="true" table:show-details="true"/>
                <table:data-pilot-member table:name="0,000212926" table:display="true" table:show-details="true"/>
                <table:data-pilot-member table:name="0,000213321" table:display="true" table:show-details="true"/>
                <table:data-pilot-member table:name="0,000213492" table:display="true" table:show-details="true"/>
                <table:data-pilot-member table:name="0,000213579" table:display="true" table:show-details="true"/>
                <table:data-pilot-member table:name="0,000213641" table:display="true" table:show-details="true"/>
                <table:data-pilot-member table:name="0,000213734" table:display="true" table:show-details="true"/>
                <table:data-pilot-member table:name="0,000213823" table:display="true" table:show-details="true"/>
                <table:data-pilot-member table:name="0,000213889" table:display="true" table:show-details="true"/>
                <table:data-pilot-member table:name="0,000213997" table:display="true" table:show-details="true"/>
                <table:data-pilot-member table:name="0,000214145" table:display="true" table:show-details="true"/>
                <table:data-pilot-member table:name="0,000214173" table:display="true" table:show-details="true"/>
                <table:data-pilot-member table:name="0,000214218" table:display="true" table:show-details="true"/>
                <table:data-pilot-member table:name="0,000214225" table:display="true" table:show-details="true"/>
                <table:data-pilot-member table:name="0,000214304" table:display="true" table:show-details="true"/>
                <table:data-pilot-member table:name="0,000214665" table:display="true" table:show-details="true"/>
                <table:data-pilot-member table:name="0,00021483" table:display="true" table:show-details="true"/>
                <table:data-pilot-member table:name="0,000214872" table:display="true" table:show-details="true"/>
                <table:data-pilot-member table:name="0,000214941" table:display="true" table:show-details="true"/>
                <table:data-pilot-member table:name="0,000215185" table:display="true" table:show-details="true"/>
                <table:data-pilot-member table:name="0,000215202" table:display="true" table:show-details="true"/>
                <table:data-pilot-member table:name="0,000215284" table:display="true" table:show-details="true"/>
                <table:data-pilot-member table:name="0,000215309" table:display="true" table:show-details="true"/>
                <table:data-pilot-member table:name="0,000215387" table:display="true" table:show-details="true"/>
                <table:data-pilot-member table:name="0,000215389" table:display="true" table:show-details="true"/>
                <table:data-pilot-member table:name="0,000215714" table:display="true" table:show-details="true"/>
                <table:data-pilot-member table:name="0,000216225" table:display="true" table:show-details="true"/>
                <table:data-pilot-member table:name="0,000216541" table:display="true" table:show-details="true"/>
                <table:data-pilot-member table:name="0,000216731" table:display="true" table:show-details="true"/>
                <table:data-pilot-member table:name="0,000216783" table:display="true" table:show-details="true"/>
                <table:data-pilot-member table:name="0,000217131" table:display="true" table:show-details="true"/>
                <table:data-pilot-member table:name="0,000217248" table:display="true" table:show-details="true"/>
                <table:data-pilot-member table:name="0,000217406" table:display="true" table:show-details="true"/>
                <table:data-pilot-member table:name="0,000217819" table:display="true" table:show-details="true"/>
                <table:data-pilot-member table:name="0,000218046" table:display="true" table:show-details="true"/>
                <table:data-pilot-member table:name="0,000218155" table:display="true" table:show-details="true"/>
                <table:data-pilot-member table:name="0,000218294" table:display="true" table:show-details="true"/>
                <table:data-pilot-member table:name="0,000218592" table:display="true" table:show-details="true"/>
                <table:data-pilot-member table:name="0,000218923" table:display="true" table:show-details="true"/>
                <table:data-pilot-member table:name="0,000219068" table:display="true" table:show-details="true"/>
                <table:data-pilot-member table:name="0,000219221" table:display="true" table:show-details="true"/>
                <table:data-pilot-member table:name="0,000219242" table:display="true" table:show-details="true"/>
                <table:data-pilot-member table:name="0,000219365" table:display="true" table:show-details="true"/>
                <table:data-pilot-member table:name="0,000219922" table:display="true" table:show-details="true"/>
                <table:data-pilot-member table:name="0,00022058" table:display="true" table:show-details="true"/>
                <table:data-pilot-member table:name="0,000220595" table:display="true" table:show-details="true"/>
                <table:data-pilot-member table:name="0,000220935" table:display="true" table:show-details="true"/>
                <table:data-pilot-member table:name="0,000221145" table:display="true" table:show-details="true"/>
                <table:data-pilot-member table:name="0,000221265" table:display="true" table:show-details="true"/>
                <table:data-pilot-member table:name="0,00022181" table:display="true" table:show-details="true"/>
                <table:data-pilot-member table:name="0,000221953" table:display="true" table:show-details="true"/>
                <table:data-pilot-member table:name="0,000222192" table:display="true" table:show-details="true"/>
                <table:data-pilot-member table:name="0,000222237" table:display="true" table:show-details="true"/>
                <table:data-pilot-member table:name="0,000222388" table:display="true" table:show-details="true"/>
                <table:data-pilot-member table:name="0,000222513" table:display="true" table:show-details="true"/>
                <table:data-pilot-member table:name="0,000222899" table:display="true" table:show-details="true"/>
                <table:data-pilot-member table:name="0,000223513" table:display="true" table:show-details="true"/>
                <table:data-pilot-member table:name="0,000223591" table:display="true" table:show-details="true"/>
                <table:data-pilot-member table:name="0,000223724" table:display="true" table:show-details="true"/>
                <table:data-pilot-member table:name="0,000223733" table:display="true" table:show-details="true"/>
                <table:data-pilot-member table:name="0,000223806" table:display="true" table:show-details="true"/>
                <table:data-pilot-member table:name="0,000224085" table:display="true" table:show-details="true"/>
                <table:data-pilot-member table:name="0,000224225" table:display="true" table:show-details="true"/>
                <table:data-pilot-member table:name="0,00022434" table:display="true" table:show-details="true"/>
                <table:data-pilot-member table:name="0,000224451" table:display="true" table:show-details="true"/>
                <table:data-pilot-member table:name="0,000224478" table:display="true" table:show-details="true"/>
                <table:data-pilot-member table:name="0,000224498" table:display="true" table:show-details="true"/>
                <table:data-pilot-member table:name="0,000224621" table:display="true" table:show-details="true"/>
                <table:data-pilot-member table:name="0,000224649" table:display="true" table:show-details="true"/>
                <table:data-pilot-member table:name="0,000224702" table:display="true" table:show-details="true"/>
                <table:data-pilot-member table:name="0,000224809" table:display="true" table:show-details="true"/>
                <table:data-pilot-member table:name="0,00022512" table:display="true" table:show-details="true"/>
                <table:data-pilot-member table:name="0,00022561" table:display="true" table:show-details="true"/>
                <table:data-pilot-member table:name="0,000225806" table:display="true" table:show-details="true"/>
                <table:data-pilot-member table:name="0,00022595" table:display="true" table:show-details="true"/>
                <table:data-pilot-member table:name="0,000226152" table:display="true" table:show-details="true"/>
                <table:data-pilot-member table:name="0,000226347" table:display="true" table:show-details="true"/>
                <table:data-pilot-member table:name="0,000226649" table:display="true" table:show-details="true"/>
                <table:data-pilot-member table:name="0,000226725" table:display="true" table:show-details="true"/>
                <table:data-pilot-member table:name="0,000226907" table:display="true" table:show-details="true"/>
                <table:data-pilot-member table:name="0,000226971" table:display="true" table:show-details="true"/>
                <table:data-pilot-member table:name="0,0002271" table:display="true" table:show-details="true"/>
                <table:data-pilot-member table:name="0,000227344" table:display="true" table:show-details="true"/>
                <table:data-pilot-member table:name="0,000227388" table:display="true" table:show-details="true"/>
                <table:data-pilot-member table:name="0,000227474" table:display="true" table:show-details="true"/>
                <table:data-pilot-member table:name="0,000227805" table:display="true" table:show-details="true"/>
                <table:data-pilot-member table:name="0,000227808" table:display="true" table:show-details="true"/>
                <table:data-pilot-member table:name="0,000227867" table:display="true" table:show-details="true"/>
                <table:data-pilot-member table:name="0,000227987" table:display="true" table:show-details="true"/>
                <table:data-pilot-member table:name="0,000228111" table:display="true" table:show-details="true"/>
                <table:data-pilot-member table:name="0,000228132" table:display="true" table:show-details="true"/>
                <table:data-pilot-member table:name="0,00022814" table:display="true" table:show-details="true"/>
                <table:data-pilot-member table:name="0,000228182" table:display="true" table:show-details="true"/>
                <table:data-pilot-member table:name="0,000228221" table:display="true" table:show-details="true"/>
                <table:data-pilot-member table:name="0,000228296" table:display="true" table:show-details="true"/>
                <table:data-pilot-member table:name="0,000228433" table:display="true" table:show-details="true"/>
                <table:data-pilot-member table:name="0,000228617" table:display="true" table:show-details="true"/>
                <table:data-pilot-member table:name="0,000228813" table:display="true" table:show-details="true"/>
                <table:data-pilot-member table:name="0,000229176" table:display="true" table:show-details="true"/>
                <table:data-pilot-member table:name="0,00022946" table:display="true" table:show-details="true"/>
                <table:data-pilot-member table:name="0,00022948" table:display="true" table:show-details="true"/>
                <table:data-pilot-member table:name="0,000229651" table:display="true" table:show-details="true"/>
                <table:data-pilot-member table:name="0,00022976" table:display="true" table:show-details="true"/>
                <table:data-pilot-member table:name="0,00022999" table:display="true" table:show-details="true"/>
                <table:data-pilot-member table:name="0,000230028" table:display="true" table:show-details="true"/>
                <table:data-pilot-member table:name="0,000230079" table:display="true" table:show-details="true"/>
                <table:data-pilot-member table:name="0,000230205" table:display="true" table:show-details="true"/>
                <table:data-pilot-member table:name="0,00023038" table:display="true" table:show-details="true"/>
                <table:data-pilot-member table:name="0,000230522" table:display="true" table:show-details="true"/>
                <table:data-pilot-member table:name="0,000230744" table:display="true" table:show-details="true"/>
                <table:data-pilot-member table:name="0,000230828" table:display="true" table:show-details="true"/>
                <table:data-pilot-member table:name="0,000231022" table:display="true" table:show-details="true"/>
                <table:data-pilot-member table:name="0,000231278" table:display="true" table:show-details="true"/>
                <table:data-pilot-member table:name="0,000231457" table:display="true" table:show-details="true"/>
                <table:data-pilot-member table:name="0,000231766" table:display="true" table:show-details="true"/>
                <table:data-pilot-member table:name="0,00023181" table:display="true" table:show-details="true"/>
                <table:data-pilot-member table:name="0,000231841" table:display="true" table:show-details="true"/>
                <table:data-pilot-member table:name="0,000231966" table:display="true" table:show-details="true"/>
                <table:data-pilot-member table:name="0,000231973" table:display="true" table:show-details="true"/>
                <table:data-pilot-member table:name="0,000232146" table:display="true" table:show-details="true"/>
                <table:data-pilot-member table:name="0,00023226" table:display="true" table:show-details="true"/>
                <table:data-pilot-member table:name="0,00023239" table:display="true" table:show-details="true"/>
                <table:data-pilot-member table:name="0,000232578" table:display="true" table:show-details="true"/>
                <table:data-pilot-member table:name="0,000232612" table:display="true" table:show-details="true"/>
                <table:data-pilot-member table:name="0,000232729" table:display="true" table:show-details="true"/>
                <table:data-pilot-member table:name="0,000232747" table:display="true" table:show-details="true"/>
                <table:data-pilot-member table:name="0,00023279" table:display="true" table:show-details="true"/>
                <table:data-pilot-member table:name="0,000232819" table:display="true" table:show-details="true"/>
                <table:data-pilot-member table:name="0,000232915" table:display="true" table:show-details="true"/>
                <table:data-pilot-member table:name="0,000232929" table:display="true" table:show-details="true"/>
                <table:data-pilot-member table:name="0,000233094" table:display="true" table:show-details="true"/>
                <table:data-pilot-member table:name="0,000233426" table:display="true" table:show-details="true"/>
                <table:data-pilot-member table:name="0,000233471" table:display="true" table:show-details="true"/>
                <table:data-pilot-member table:name="0,00023352" table:display="true" table:show-details="true"/>
                <table:data-pilot-member table:name="0,000233541" table:display="true" table:show-details="true"/>
                <table:data-pilot-member table:name="0,000233563" table:display="true" table:show-details="true"/>
                <table:data-pilot-member table:name="0,000233657" table:display="true" table:show-details="true"/>
                <table:data-pilot-member table:name="0,000233699" table:display="true" table:show-details="true"/>
                <table:data-pilot-member table:name="0,000233734" table:display="true" table:show-details="true"/>
                <table:data-pilot-member table:name="0,000233773" table:display="true" table:show-details="true"/>
                <table:data-pilot-member table:name="0,000233802" table:display="true" table:show-details="true"/>
                <table:data-pilot-member table:name="0,000233899" table:display="true" table:show-details="true"/>
                <table:data-pilot-member table:name="0,00023393" table:display="true" table:show-details="true"/>
                <table:data-pilot-member table:name="0,000233978" table:display="true" table:show-details="true"/>
                <table:data-pilot-member table:name="0,000234025" table:display="true" table:show-details="true"/>
                <table:data-pilot-member table:name="0,000234038" table:display="true" table:show-details="true"/>
                <table:data-pilot-member table:name="0,000234098" table:display="true" table:show-details="true"/>
                <table:data-pilot-member table:name="0,000234129" table:display="true" table:show-details="true"/>
                <table:data-pilot-member table:name="0,000234207" table:display="true" table:show-details="true"/>
                <table:data-pilot-member table:name="0,00023427" table:display="true" table:show-details="true"/>
                <table:data-pilot-member table:name="0,000234308" table:display="true" table:show-details="true"/>
                <table:data-pilot-member table:name="0,000234417" table:display="true" table:show-details="true"/>
                <table:data-pilot-member table:name="0,000234427" table:display="true" table:show-details="true"/>
                <table:data-pilot-member table:name="0,000234476" table:display="true" table:show-details="true"/>
                <table:data-pilot-member table:name="0,00023448" table:display="true" table:show-details="true"/>
                <table:data-pilot-member table:name="0,000234581" table:display="true" table:show-details="true"/>
                <table:data-pilot-member table:name="0,000234712" table:display="true" table:show-details="true"/>
                <table:data-pilot-member table:name="0,00023476" table:display="true" table:show-details="true"/>
                <table:data-pilot-member table:name="0,000235" table:display="true" table:show-details="true"/>
                <table:data-pilot-member table:name="0,000235119" table:display="true" table:show-details="true"/>
                <table:data-pilot-member table:name="0,000235318" table:display="true" table:show-details="true"/>
                <table:data-pilot-member table:name="0,000235325" table:display="true" table:show-details="true"/>
                <table:data-pilot-member table:name="0,000235501" table:display="true" table:show-details="true"/>
                <table:data-pilot-member table:name="0,000235544" table:display="true" table:show-details="true"/>
                <table:data-pilot-member table:name="0,000235607" table:display="true" table:show-details="true"/>
                <table:data-pilot-member table:name="0,00023565" table:display="true" table:show-details="true"/>
                <table:data-pilot-member table:name="0,000235931" table:display="true" table:show-details="true"/>
                <table:data-pilot-member table:name="0,000236082" table:display="true" table:show-details="true"/>
                <table:data-pilot-member table:name="0,000236144" table:display="true" table:show-details="true"/>
                <table:data-pilot-member table:name="0,000236187" table:display="true" table:show-details="true"/>
                <table:data-pilot-member table:name="0,000236205" table:display="true" table:show-details="true"/>
                <table:data-pilot-member table:name="0,000236339" table:display="true" table:show-details="true"/>
                <table:data-pilot-member table:name="0,000236343" table:display="true" table:show-details="true"/>
                <table:data-pilot-member table:name="0,000236623" table:display="true" table:show-details="true"/>
                <table:data-pilot-member table:name="0,000236639" table:display="true" table:show-details="true"/>
                <table:data-pilot-member table:name="0,000236914" table:display="true" table:show-details="true"/>
                <table:data-pilot-member table:name="0,000237009" table:display="true" table:show-details="true"/>
                <table:data-pilot-member table:name="0,000237359" table:display="true" table:show-details="true"/>
                <table:data-pilot-member table:name="0,000237438" table:display="true" table:show-details="true"/>
                <table:data-pilot-member table:name="0,000237448" table:display="true" table:show-details="true"/>
                <table:data-pilot-member table:name="0,000237668" table:display="true" table:show-details="true"/>
                <table:data-pilot-member table:name="0,000237949" table:display="true" table:show-details="true"/>
                <table:data-pilot-member table:name="0,000237989" table:display="true" table:show-details="true"/>
                <table:data-pilot-member table:name="0,000238238" table:display="true" table:show-details="true"/>
                <table:data-pilot-member table:name="0,000238245" table:display="true" table:show-details="true"/>
                <table:data-pilot-member table:name="0,000238246" table:display="true" table:show-details="true"/>
                <table:data-pilot-member table:name="0,000238298" table:display="true" table:show-details="true"/>
                <table:data-pilot-member table:name="0,000238913" table:display="true" table:show-details="true"/>
                <table:data-pilot-member table:name="0,000239293" table:display="true" table:show-details="true"/>
                <table:data-pilot-member table:name="0,00023931" table:display="true" table:show-details="true"/>
                <table:data-pilot-member table:name="0,000239627" table:display="true" table:show-details="true"/>
                <table:data-pilot-member table:name="0,000239675" table:display="true" table:show-details="true"/>
                <table:data-pilot-member table:name="0,000239806" table:display="true" table:show-details="true"/>
                <table:data-pilot-member table:name="0,000239836" table:display="true" table:show-details="true"/>
                <table:data-pilot-member table:name="0,00023996" table:display="true" table:show-details="true"/>
                <table:data-pilot-member table:name="0,000240188" table:display="true" table:show-details="true"/>
                <table:data-pilot-member table:name="0,000240727" table:display="true" table:show-details="true"/>
                <table:data-pilot-member table:name="0,000240733" table:display="true" table:show-details="true"/>
                <table:data-pilot-member table:name="0,000240812" table:display="true" table:show-details="true"/>
                <table:data-pilot-member table:name="0,000241066" table:display="true" table:show-details="true"/>
                <table:data-pilot-member table:name="0,000241172" table:display="true" table:show-details="true"/>
                <table:data-pilot-member table:name="0,000241331" table:display="true" table:show-details="true"/>
                <table:data-pilot-member table:name="0,000241442" table:display="true" table:show-details="true"/>
                <table:data-pilot-member table:name="0,000241641" table:display="true" table:show-details="true"/>
                <table:data-pilot-member table:name="0,0002419" table:display="true" table:show-details="true"/>
                <table:data-pilot-member table:name="0,000241946" table:display="true" table:show-details="true"/>
                <table:data-pilot-member table:name="0,000241998" table:display="true" table:show-details="true"/>
                <table:data-pilot-member table:name="0,000242014" table:display="true" table:show-details="true"/>
                <table:data-pilot-member table:name="0,000242091" table:display="true" table:show-details="true"/>
                <table:data-pilot-member table:name="0,000242701" table:display="true" table:show-details="true"/>
                <table:data-pilot-member table:name="0,000242708" table:display="true" table:show-details="true"/>
                <table:data-pilot-member table:name="0,00024276" table:display="true" table:show-details="true"/>
                <table:data-pilot-member table:name="0,00024285" table:display="true" table:show-details="true"/>
                <table:data-pilot-member table:name="0,000242894" table:display="true" table:show-details="true"/>
                <table:data-pilot-member table:name="0,000242947" table:display="true" table:show-details="true"/>
                <table:data-pilot-member table:name="0,000243261" table:display="true" table:show-details="true"/>
                <table:data-pilot-member table:name="0,000243458" table:display="true" table:show-details="true"/>
                <table:data-pilot-member table:name="0,000243495" table:display="true" table:show-details="true"/>
                <table:data-pilot-member table:name="0,000243747" table:display="true" table:show-details="true"/>
                <table:data-pilot-member table:name="0,000243847" table:display="true" table:show-details="true"/>
                <table:data-pilot-member table:name="0,000244355" table:display="true" table:show-details="true"/>
                <table:data-pilot-member table:name="0,000244451" table:display="true" table:show-details="true"/>
                <table:data-pilot-member table:name="0,000244558" table:display="true" table:show-details="true"/>
                <table:data-pilot-member table:name="0,00024484" table:display="true" table:show-details="true"/>
                <table:data-pilot-member table:name="0,000245501" table:display="true" table:show-details="true"/>
                <table:data-pilot-member table:name="0,000245785" table:display="true" table:show-details="true"/>
                <table:data-pilot-member table:name="0,000246236" table:display="true" table:show-details="true"/>
                <table:data-pilot-member table:name="0,000246431" table:display="true" table:show-details="true"/>
                <table:data-pilot-member table:name="0,000246782" table:display="true" table:show-details="true"/>
                <table:data-pilot-member table:name="0,000246904" table:display="true" table:show-details="true"/>
                <table:data-pilot-member table:name="0,000246949" table:display="true" table:show-details="true"/>
                <table:data-pilot-member table:name="0,000246959" table:display="true" table:show-details="true"/>
                <table:data-pilot-member table:name="0,000247012" table:display="true" table:show-details="true"/>
                <table:data-pilot-member table:name="0,00024714" table:display="true" table:show-details="true"/>
                <table:data-pilot-member table:name="0,000247148" table:display="true" table:show-details="true"/>
                <table:data-pilot-member table:name="0,000247558" table:display="true" table:show-details="true"/>
                <table:data-pilot-member table:name="0,000247695" table:display="true" table:show-details="true"/>
                <table:data-pilot-member table:name="0,000248365" table:display="true" table:show-details="true"/>
                <table:data-pilot-member table:name="0,00024837" table:display="true" table:show-details="true"/>
                <table:data-pilot-member table:name="0,000248776" table:display="true" table:show-details="true"/>
                <table:data-pilot-member table:name="0,000248803" table:display="true" table:show-details="true"/>
                <table:data-pilot-member table:name="0,00024885" table:display="true" table:show-details="true"/>
                <table:data-pilot-member table:name="0,000248874" table:display="true" table:show-details="true"/>
                <table:data-pilot-member table:name="0,000248911" table:display="true" table:show-details="true"/>
                <table:data-pilot-member table:name="0,000249149" table:display="true" table:show-details="true"/>
                <table:data-pilot-member table:name="0,000249457" table:display="true" table:show-details="true"/>
                <table:data-pilot-member table:name="0,000249598" table:display="true" table:show-details="true"/>
                <table:data-pilot-member table:name="0,00024962" table:display="true" table:show-details="true"/>
                <table:data-pilot-member table:name="0,000250188" table:display="true" table:show-details="true"/>
                <table:data-pilot-member table:name="0,000250432" table:display="true" table:show-details="true"/>
                <table:data-pilot-member table:name="0,00025073" table:display="true" table:show-details="true"/>
                <table:data-pilot-member table:name="0,000250801" table:display="true" table:show-details="true"/>
                <table:data-pilot-member table:name="0,000251099" table:display="true" table:show-details="true"/>
                <table:data-pilot-member table:name="0,000251216" table:display="true" table:show-details="true"/>
                <table:data-pilot-member table:name="0,00025158" table:display="true" table:show-details="true"/>
                <table:data-pilot-member table:name="0,000251702" table:display="true" table:show-details="true"/>
                <table:data-pilot-member table:name="0,000251723" table:display="true" table:show-details="true"/>
                <table:data-pilot-member table:name="0,000251857" table:display="true" table:show-details="true"/>
                <table:data-pilot-member table:name="0,000251884" table:display="true" table:show-details="true"/>
                <table:data-pilot-member table:name="0,000252271" table:display="true" table:show-details="true"/>
                <table:data-pilot-member table:name="0,000252447" table:display="true" table:show-details="true"/>
                <table:data-pilot-member table:name="0,000252562" table:display="true" table:show-details="true"/>
                <table:data-pilot-member table:name="0,000253052" table:display="true" table:show-details="true"/>
                <table:data-pilot-member table:name="0,000253085" table:display="true" table:show-details="true"/>
                <table:data-pilot-member table:name="0,000253101" table:display="true" table:show-details="true"/>
                <table:data-pilot-member table:name="0,000253116" table:display="true" table:show-details="true"/>
                <table:data-pilot-member table:name="0,000253132" table:display="true" table:show-details="true"/>
                <table:data-pilot-member table:name="0,000253258" table:display="true" table:show-details="true"/>
                <table:data-pilot-member table:name="0,000253277" table:display="true" table:show-details="true"/>
                <table:data-pilot-member table:name="0,000253388" table:display="true" table:show-details="true"/>
                <table:data-pilot-member table:name="0,000253521" table:display="true" table:show-details="true"/>
                <table:data-pilot-member table:name="0,00025374" table:display="true" table:show-details="true"/>
                <table:data-pilot-member table:name="0,00025375" table:display="true" table:show-details="true"/>
                <table:data-pilot-member table:name="0,000254231" table:display="true" table:show-details="true"/>
                <table:data-pilot-member table:name="0,000254306" table:display="true" table:show-details="true"/>
                <table:data-pilot-member table:name="0,000254477" table:display="true" table:show-details="true"/>
                <table:data-pilot-member table:name="0,000254483" table:display="true" table:show-details="true"/>
                <table:data-pilot-member table:name="0,000254537" table:display="true" table:show-details="true"/>
                <table:data-pilot-member table:name="0,000254644" table:display="true" table:show-details="true"/>
                <table:data-pilot-member table:name="0,000254849" table:display="true" table:show-details="true"/>
                <table:data-pilot-member table:name="0,000255387" table:display="true" table:show-details="true"/>
                <table:data-pilot-member table:name="0,000255457" table:display="true" table:show-details="true"/>
                <table:data-pilot-member table:name="0,000255475" table:display="true" table:show-details="true"/>
                <table:data-pilot-member table:name="0,000255477" table:display="true" table:show-details="true"/>
                <table:data-pilot-member table:name="0,000255686" table:display="true" table:show-details="true"/>
                <table:data-pilot-member table:name="0,000255791" table:display="true" table:show-details="true"/>
                <table:data-pilot-member table:name="0,000255804" table:display="true" table:show-details="true"/>
                <table:data-pilot-member table:name="0,000255973" table:display="true" table:show-details="true"/>
                <table:data-pilot-member table:name="0,000256074" table:display="true" table:show-details="true"/>
                <table:data-pilot-member table:name="0,000256161" table:display="true" table:show-details="true"/>
                <table:data-pilot-member table:name="0,000256164" table:display="true" table:show-details="true"/>
                <table:data-pilot-member table:name="0,000256201" table:display="true" table:show-details="true"/>
                <table:data-pilot-member table:name="0,000256362" table:display="true" table:show-details="true"/>
                <table:data-pilot-member table:name="0,000256436" table:display="true" table:show-details="true"/>
                <table:data-pilot-member table:name="0,000256834" table:display="true" table:show-details="true"/>
                <table:data-pilot-member table:name="0,00025702" table:display="true" table:show-details="true"/>
                <table:data-pilot-member table:name="0,000257382" table:display="true" table:show-details="true"/>
                <table:data-pilot-member table:name="0,000257422" table:display="true" table:show-details="true"/>
                <table:data-pilot-member table:name="0,000257432" table:display="true" table:show-details="true"/>
                <table:data-pilot-member table:name="0,000257575" table:display="true" table:show-details="true"/>
                <table:data-pilot-member table:name="0,000257597" table:display="true" table:show-details="true"/>
                <table:data-pilot-member table:name="0,000258162" table:display="true" table:show-details="true"/>
                <table:data-pilot-member table:name="0,000258311" table:display="true" table:show-details="true"/>
                <table:data-pilot-member table:name="0,000258312" table:display="true" table:show-details="true"/>
                <table:data-pilot-member table:name="0,000258419" table:display="true" table:show-details="true"/>
                <table:data-pilot-member table:name="0,000258455" table:display="true" table:show-details="true"/>
                <table:data-pilot-member table:name="0,000258464" table:display="true" table:show-details="true"/>
                <table:data-pilot-member table:name="0,000258545" table:display="true" table:show-details="true"/>
                <table:data-pilot-member table:name="0,000258703" table:display="true" table:show-details="true"/>
                <table:data-pilot-member table:name="0,000258765" table:display="true" table:show-details="true"/>
                <table:data-pilot-member table:name="0,000258852" table:display="true" table:show-details="true"/>
                <table:data-pilot-member table:name="0,000259035" table:display="true" table:show-details="true"/>
                <table:data-pilot-member table:name="0,000259148" table:display="true" table:show-details="true"/>
                <table:data-pilot-member table:name="0,000259287" table:display="true" table:show-details="true"/>
                <table:data-pilot-member table:name="0,000259318" table:display="true" table:show-details="true"/>
                <table:data-pilot-member table:name="0,000259375" table:display="true" table:show-details="true"/>
                <table:data-pilot-member table:name="0,000259411" table:display="true" table:show-details="true"/>
                <table:data-pilot-member table:name="0,000259508" table:display="true" table:show-details="true"/>
                <table:data-pilot-member table:name="0,000259634" table:display="true" table:show-details="true"/>
                <table:data-pilot-member table:name="0,000259704" table:display="true" table:show-details="true"/>
                <table:data-pilot-member table:name="0,000259776" table:display="true" table:show-details="true"/>
                <table:data-pilot-member table:name="0,000259936" table:display="true" table:show-details="true"/>
                <table:data-pilot-member table:name="0,000260123" table:display="true" table:show-details="true"/>
                <table:data-pilot-member table:name="0,000260154" table:display="true" table:show-details="true"/>
                <table:data-pilot-member table:name="0,000260168" table:display="true" table:show-details="true"/>
                <table:data-pilot-member table:name="0,000260256" table:display="true" table:show-details="true"/>
                <table:data-pilot-member table:name="0,000260392" table:display="true" table:show-details="true"/>
                <table:data-pilot-member table:name="0,000260601" table:display="true" table:show-details="true"/>
                <table:data-pilot-member table:name="0,000260688" table:display="true" table:show-details="true"/>
                <table:data-pilot-member table:name="0,000260797" table:display="true" table:show-details="true"/>
                <table:data-pilot-member table:name="0,000260966" table:display="true" table:show-details="true"/>
                <table:data-pilot-member table:name="0,000261009" table:display="true" table:show-details="true"/>
                <table:data-pilot-member table:name="0,000261174" table:display="true" table:show-details="true"/>
                <table:data-pilot-member table:name="0,000261296" table:display="true" table:show-details="true"/>
                <table:data-pilot-member table:name="0,000261452" table:display="true" table:show-details="true"/>
                <table:data-pilot-member table:name="0,000261625" table:display="true" table:show-details="true"/>
                <table:data-pilot-member table:name="0,000261655" table:display="true" table:show-details="true"/>
                <table:data-pilot-member table:name="0,000261681" table:display="true" table:show-details="true"/>
                <table:data-pilot-member table:name="0,000261877" table:display="true" table:show-details="true"/>
                <table:data-pilot-member table:name="0,000261951" table:display="true" table:show-details="true"/>
                <table:data-pilot-member table:name="0,000262442" table:display="true" table:show-details="true"/>
                <table:data-pilot-member table:name="0,000262476" table:display="true" table:show-details="true"/>
                <table:data-pilot-member table:name="0,000262596" table:display="true" table:show-details="true"/>
                <table:data-pilot-member table:name="0,00026263" table:display="true" table:show-details="true"/>
                <table:data-pilot-member table:name="0,000262895" table:display="true" table:show-details="true"/>
                <table:data-pilot-member table:name="0,000263119" table:display="true" table:show-details="true"/>
                <table:data-pilot-member table:name="0,000263224" table:display="true" table:show-details="true"/>
                <table:data-pilot-member table:name="0,000263313" table:display="true" table:show-details="true"/>
                <table:data-pilot-member table:name="0,000263392" table:display="true" table:show-details="true"/>
                <table:data-pilot-member table:name="0,00026341" table:display="true" table:show-details="true"/>
                <table:data-pilot-member table:name="0,000263763" table:display="true" table:show-details="true"/>
                <table:data-pilot-member table:name="0,000263832" table:display="true" table:show-details="true"/>
                <table:data-pilot-member table:name="0,00026391" table:display="true" table:show-details="true"/>
                <table:data-pilot-member table:name="0,000264373" table:display="true" table:show-details="true"/>
                <table:data-pilot-member table:name="0,000264389" table:display="true" table:show-details="true"/>
                <table:data-pilot-member table:name="0,000264741" table:display="true" table:show-details="true"/>
                <table:data-pilot-member table:name="0,000265367" table:display="true" table:show-details="true"/>
                <table:data-pilot-member table:name="0,000265842" table:display="true" table:show-details="true"/>
                <table:data-pilot-member table:name="0,000266223" table:display="true" table:show-details="true"/>
                <table:data-pilot-member table:name="0,000266247" table:display="true" table:show-details="true"/>
                <table:data-pilot-member table:name="0,000266279" table:display="true" table:show-details="true"/>
                <table:data-pilot-member table:name="0,000266295" table:display="true" table:show-details="true"/>
                <table:data-pilot-member table:name="0,000266435" table:display="true" table:show-details="true"/>
                <table:data-pilot-member table:name="0,00026648" table:display="true" table:show-details="true"/>
                <table:data-pilot-member table:name="0,000266759" table:display="true" table:show-details="true"/>
                <table:data-pilot-member table:name="0,00026679" table:display="true" table:show-details="true"/>
                <table:data-pilot-member table:name="0,000266794" table:display="true" table:show-details="true"/>
                <table:data-pilot-member table:name="0,000267118" table:display="true" table:show-details="true"/>
                <table:data-pilot-member table:name="0,000267153" table:display="true" table:show-details="true"/>
                <table:data-pilot-member table:name="0,000267326" table:display="true" table:show-details="true"/>
                <table:data-pilot-member table:name="0,00026737" table:display="true" table:show-details="true"/>
                <table:data-pilot-member table:name="0,000267468" table:display="true" table:show-details="true"/>
                <table:data-pilot-member table:name="0,000267857" table:display="true" table:show-details="true"/>
                <table:data-pilot-member table:name="0,000267957" table:display="true" table:show-details="true"/>
                <table:data-pilot-member table:name="0,000267981" table:display="true" table:show-details="true"/>
                <table:data-pilot-member table:name="0,000268283" table:display="true" table:show-details="true"/>
                <table:data-pilot-member table:name="0,000268435" table:display="true" table:show-details="true"/>
                <table:data-pilot-member table:name="0,000268638" table:display="true" table:show-details="true"/>
                <table:data-pilot-member table:name="0,000268653" table:display="true" table:show-details="true"/>
                <table:data-pilot-member table:name="0,000269349" table:display="true" table:show-details="true"/>
                <table:data-pilot-member table:name="0,000269371" table:display="true" table:show-details="true"/>
                <table:data-pilot-member table:name="0,000269452" table:display="true" table:show-details="true"/>
                <table:data-pilot-member table:name="0,000269731" table:display="true" table:show-details="true"/>
                <table:data-pilot-member table:name="0,000269753" table:display="true" table:show-details="true"/>
                <table:data-pilot-member table:name="0,000270192" table:display="true" table:show-details="true"/>
                <table:data-pilot-member table:name="0,000270529" table:display="true" table:show-details="true"/>
                <table:data-pilot-member table:name="0,000270553" table:display="true" table:show-details="true"/>
                <table:data-pilot-member table:name="0,000270628" table:display="true" table:show-details="true"/>
                <table:data-pilot-member table:name="0,000271052" table:display="true" table:show-details="true"/>
                <table:data-pilot-member table:name="0,000271282" table:display="true" table:show-details="true"/>
                <table:data-pilot-member table:name="0,000271516" table:display="true" table:show-details="true"/>
                <table:data-pilot-member table:name="0,000271649" table:display="true" table:show-details="true"/>
                <table:data-pilot-member table:name="0,00027171" table:display="true" table:show-details="true"/>
                <table:data-pilot-member table:name="0,000271814" table:display="true" table:show-details="true"/>
                <table:data-pilot-member table:name="0,000271894" table:display="true" table:show-details="true"/>
                <table:data-pilot-member table:name="0,000272004" table:display="true" table:show-details="true"/>
                <table:data-pilot-member table:name="0,000272033" table:display="true" table:show-details="true"/>
                <table:data-pilot-member table:name="0,000272098" table:display="true" table:show-details="true"/>
                <table:data-pilot-member table:name="0,000272502" table:display="true" table:show-details="true"/>
                <table:data-pilot-member table:name="0,000272991" table:display="true" table:show-details="true"/>
                <table:data-pilot-member table:name="0,000273172" table:display="true" table:show-details="true"/>
                <table:data-pilot-member table:name="0,000273265" table:display="true" table:show-details="true"/>
                <table:data-pilot-member table:name="0,000273385" table:display="true" table:show-details="true"/>
                <table:data-pilot-member table:name="0,000273392" table:display="true" table:show-details="true"/>
                <table:data-pilot-member table:name="0,00027342" table:display="true" table:show-details="true"/>
                <table:data-pilot-member table:name="0,000274076" table:display="true" table:show-details="true"/>
                <table:data-pilot-member table:name="0,000274087" table:display="true" table:show-details="true"/>
                <table:data-pilot-member table:name="0,000274133" table:display="true" table:show-details="true"/>
                <table:data-pilot-member table:name="0,000274167" table:display="true" table:show-details="true"/>
                <table:data-pilot-member table:name="0,00027419" table:display="true" table:show-details="true"/>
                <table:data-pilot-member table:name="0,00027421" table:display="true" table:show-details="true"/>
                <table:data-pilot-member table:name="0,000274223" table:display="true" table:show-details="true"/>
                <table:data-pilot-member table:name="0,000274287" table:display="true" table:show-details="true"/>
                <table:data-pilot-member table:name="0,000274501" table:display="true" table:show-details="true"/>
                <table:data-pilot-member table:name="0,000274632" table:display="true" table:show-details="true"/>
                <table:data-pilot-member table:name="0,00027468" table:display="true" table:show-details="true"/>
                <table:data-pilot-member table:name="0,000274794" table:display="true" table:show-details="true"/>
                <table:data-pilot-member table:name="0,000275042" table:display="true" table:show-details="true"/>
                <table:data-pilot-member table:name="0,000275265" table:display="true" table:show-details="true"/>
                <table:data-pilot-member table:name="0,000275357" table:display="true" table:show-details="true"/>
                <table:data-pilot-member table:name="0,000275366" table:display="true" table:show-details="true"/>
                <table:data-pilot-member table:name="0,000275516" table:display="true" table:show-details="true"/>
                <table:data-pilot-member table:name="0,000275582" table:display="true" table:show-details="true"/>
                <table:data-pilot-member table:name="0,000275662" table:display="true" table:show-details="true"/>
                <table:data-pilot-member table:name="0,000275684" table:display="true" table:show-details="true"/>
                <table:data-pilot-member table:name="0,000275749" table:display="true" table:show-details="true"/>
                <table:data-pilot-member table:name="0,000276171" table:display="true" table:show-details="true"/>
                <table:data-pilot-member table:name="0,00027635" table:display="true" table:show-details="true"/>
                <table:data-pilot-member table:name="0,000276531" table:display="true" table:show-details="true"/>
                <table:data-pilot-member table:name="0,000277298" table:display="true" table:show-details="true"/>
                <table:data-pilot-member table:name="0,000277313" table:display="true" table:show-details="true"/>
                <table:data-pilot-member table:name="0,000277448" table:display="true" table:show-details="true"/>
                <table:data-pilot-member table:name="0,000277459" table:display="true" table:show-details="true"/>
                <table:data-pilot-member table:name="0,000277735" table:display="true" table:show-details="true"/>
                <table:data-pilot-member table:name="0,000277763" table:display="true" table:show-details="true"/>
                <table:data-pilot-member table:name="0,000278653" table:display="true" table:show-details="true"/>
                <table:data-pilot-member table:name="0,000279144" table:display="true" table:show-details="true"/>
                <table:data-pilot-member table:name="0,000279247" table:display="true" table:show-details="true"/>
                <table:data-pilot-member table:name="0,000279514" table:display="true" table:show-details="true"/>
                <table:data-pilot-member table:name="0,000279791" table:display="true" table:show-details="true"/>
                <table:data-pilot-member table:name="0,000279884" table:display="true" table:show-details="true"/>
                <table:data-pilot-member table:name="0,000280563" table:display="true" table:show-details="true"/>
                <table:data-pilot-member table:name="0,000280773" table:display="true" table:show-details="true"/>
                <table:data-pilot-member table:name="0,000280948" table:display="true" table:show-details="true"/>
                <table:data-pilot-member table:name="0,000281016" table:display="true" table:show-details="true"/>
                <table:data-pilot-member table:name="0,000281023" table:display="true" table:show-details="true"/>
                <table:data-pilot-member table:name="0,000281305" table:display="true" table:show-details="true"/>
                <table:data-pilot-member table:name="0,000281309" table:display="true" table:show-details="true"/>
                <table:data-pilot-member table:name="0,000281384" table:display="true" table:show-details="true"/>
                <table:data-pilot-member table:name="0,000281449" table:display="true" table:show-details="true"/>
                <table:data-pilot-member table:name="0,000281493" table:display="true" table:show-details="true"/>
                <table:data-pilot-member table:name="0,000281963" table:display="true" table:show-details="true"/>
                <table:data-pilot-member table:name="0,000282003" table:display="true" table:show-details="true"/>
                <table:data-pilot-member table:name="0,000282366" table:display="true" table:show-details="true"/>
                <table:data-pilot-member table:name="0,00028256" table:display="true" table:show-details="true"/>
                <table:data-pilot-member table:name="0,000282672" table:display="true" table:show-details="true"/>
                <table:data-pilot-member table:name="0,000282691" table:display="true" table:show-details="true"/>
                <table:data-pilot-member table:name="0,000282816" table:display="true" table:show-details="true"/>
                <table:data-pilot-member table:name="0,000282997" table:display="true" table:show-details="true"/>
                <table:data-pilot-member table:name="0,000283128" table:display="true" table:show-details="true"/>
                <table:data-pilot-member table:name="0,000283191" table:display="true" table:show-details="true"/>
                <table:data-pilot-member table:name="0,00028321" table:display="true" table:show-details="true"/>
                <table:data-pilot-member table:name="0,000283664" table:display="true" table:show-details="true"/>
                <table:data-pilot-member table:name="0,000285372" table:display="true" table:show-details="true"/>
                <table:data-pilot-member table:name="0,00028545" table:display="true" table:show-details="true"/>
                <table:data-pilot-member table:name="0,000285452" table:display="true" table:show-details="true"/>
                <table:data-pilot-member table:name="0,000285609" table:display="true" table:show-details="true"/>
                <table:data-pilot-member table:name="0,000287261" table:display="true" table:show-details="true"/>
                <table:data-pilot-member table:name="0,000287489" table:display="true" table:show-details="true"/>
                <table:data-pilot-member table:name="0,000288318" table:display="true" table:show-details="true"/>
                <table:data-pilot-member table:name="0,00028841" table:display="true" table:show-details="true"/>
                <table:data-pilot-member table:name="0,000288912" table:display="true" table:show-details="true"/>
                <table:data-pilot-member table:name="0,000289724" table:display="true" table:show-details="true"/>
                <table:data-pilot-member table:name="0,000289773" table:display="true" table:show-details="true"/>
                <table:data-pilot-member table:name="0,000289791" table:display="true" table:show-details="true"/>
                <table:data-pilot-member table:name="0,000290314" table:display="true" table:show-details="true"/>
                <table:data-pilot-member table:name="0,000290368" table:display="true" table:show-details="true"/>
                <table:data-pilot-member table:name="0,000290737" table:display="true" table:show-details="true"/>
                <table:data-pilot-member table:name="0,000291717" table:display="true" table:show-details="true"/>
                <table:data-pilot-member table:name="0,000291765" table:display="true" table:show-details="true"/>
                <table:data-pilot-member table:name="0,000291818" table:display="true" table:show-details="true"/>
                <table:data-pilot-member table:name="0,000292647" table:display="true" table:show-details="true"/>
                <table:data-pilot-member table:name="0,000292837" table:display="true" table:show-details="true"/>
                <table:data-pilot-member table:name="0,000292841" table:display="true" table:show-details="true"/>
                <table:data-pilot-member table:name="0,000292849" table:display="true" table:show-details="true"/>
                <table:data-pilot-member table:name="0,000293119" table:display="true" table:show-details="true"/>
                <table:data-pilot-member table:name="0,000293276" table:display="true" table:show-details="true"/>
                <table:data-pilot-member table:name="0,000293601" table:display="true" table:show-details="true"/>
                <table:data-pilot-member table:name="0,000294252" table:display="true" table:show-details="true"/>
                <table:data-pilot-member table:name="0,000295022" table:display="true" table:show-details="true"/>
                <table:data-pilot-member table:name="0,000295262" table:display="true" table:show-details="true"/>
                <table:data-pilot-member table:name="0,000296159" table:display="true" table:show-details="true"/>
                <table:data-pilot-member table:name="0,000296546" table:display="true" table:show-details="true"/>
                <table:data-pilot-member table:name="0,00029693" table:display="true" table:show-details="true"/>
                <table:data-pilot-member table:name="0,000297064" table:display="true" table:show-details="true"/>
                <table:data-pilot-member table:name="0,000297742" table:display="true" table:show-details="true"/>
                <table:data-pilot-member table:name="0,000298374" table:display="true" table:show-details="true"/>
                <table:data-pilot-member table:name="0,000298967" table:display="true" table:show-details="true"/>
                <table:data-pilot-member table:name="0,000299076" table:display="true" table:show-details="true"/>
                <table:data-pilot-member table:name="0,000299242" table:display="true" table:show-details="true"/>
                <table:data-pilot-member table:name="0,000299402" table:display="true" table:show-details="true"/>
                <table:data-pilot-member table:name="0,000299674" table:display="true" table:show-details="true"/>
                <table:data-pilot-member table:name="0,000300717" table:display="true" table:show-details="true"/>
                <table:data-pilot-member table:name="0,000300977" table:display="true" table:show-details="true"/>
                <table:data-pilot-member table:name="0,000301109" table:display="true" table:show-details="true"/>
                <table:data-pilot-member table:name="0,000301546" table:display="true" table:show-details="true"/>
                <table:data-pilot-member table:name="0,000302256" table:display="true" table:show-details="true"/>
                <table:data-pilot-member table:name="0,000302367" table:display="true" table:show-details="true"/>
                <table:data-pilot-member table:name="0,000303133" table:display="true" table:show-details="true"/>
                <table:data-pilot-member table:name="0,000303265" table:display="true" table:show-details="true"/>
                <table:data-pilot-member table:name="0,000303378" table:display="true" table:show-details="true"/>
                <table:data-pilot-member table:name="0,000303731" table:display="true" table:show-details="true"/>
                <table:data-pilot-member table:name="0,000304137" table:display="true" table:show-details="true"/>
                <table:data-pilot-member table:name="0,000305641" table:display="true" table:show-details="true"/>
                <table:data-pilot-member table:name="0,000305828" table:display="true" table:show-details="true"/>
                <table:data-pilot-member table:name="0,000305982" table:display="true" table:show-details="true"/>
                <table:data-pilot-member table:name="0,000306116" table:display="true" table:show-details="true"/>
                <table:data-pilot-member table:name="0,000307174" table:display="true" table:show-details="true"/>
                <table:data-pilot-member table:name="0,000308504" table:display="true" table:show-details="true"/>
                <table:data-pilot-member table:name="0,00030894" table:display="true" table:show-details="true"/>
                <table:data-pilot-member table:name="0,000309552" table:display="true" table:show-details="true"/>
                <table:data-pilot-member table:name="0,000309615" table:display="true" table:show-details="true"/>
                <table:data-pilot-member table:name="0,000310014" table:display="true" table:show-details="true"/>
                <table:data-pilot-member table:name="0,000310019" table:display="true" table:show-details="true"/>
                <table:data-pilot-member table:name="0,000312971" table:display="true" table:show-details="true"/>
                <table:data-pilot-member table:name="0,0003135" table:display="true" table:show-details="true"/>
                <table:data-pilot-member table:name="0,000314422" table:display="true" table:show-details="true"/>
                <table:data-pilot-member table:name="0,000315806" table:display="true" table:show-details="true"/>
                <table:data-pilot-member table:name="0,000316607" table:display="true" table:show-details="true"/>
                <table:data-pilot-member table:name="0,00031907" table:display="true" table:show-details="true"/>
                <table:data-pilot-member table:name="0,000319941" table:display="true" table:show-details="true"/>
                <table:data-pilot-member table:name="0,00032051" table:display="true" table:show-details="true"/>
                <table:data-pilot-member table:name="0,000320815" table:display="true" table:show-details="true"/>
                <table:data-pilot-member table:name="0,000320878" table:display="true" table:show-details="true"/>
                <table:data-pilot-member table:name="0,000320888" table:display="true" table:show-details="true"/>
                <table:data-pilot-member table:name="0,000321377" table:display="true" table:show-details="true"/>
                <table:data-pilot-member table:name="0,0003218" table:display="true" table:show-details="true"/>
                <table:data-pilot-member table:name="0,000321932" table:display="true" table:show-details="true"/>
                <table:data-pilot-member table:name="0,0003228" table:display="true" table:show-details="true"/>
                <table:data-pilot-member table:name="0,000324174" table:display="true" table:show-details="true"/>
                <table:data-pilot-member table:name="0,000324969" table:display="true" table:show-details="true"/>
                <table:data-pilot-member table:name="0,000325748" table:display="true" table:show-details="true"/>
                <table:data-pilot-member table:name="0,000327887" table:display="true" table:show-details="true"/>
                <table:data-pilot-member table:name="0,000328125" table:display="true" table:show-details="true"/>
                <table:data-pilot-member table:name="0,000328733" table:display="true" table:show-details="true"/>
                <table:data-pilot-member table:name="0,000330287" table:display="true" table:show-details="true"/>
                <table:data-pilot-member table:name="0,000332008" table:display="true" table:show-details="true"/>
                <table:data-pilot-member table:name="0,000332135" table:display="true" table:show-details="true"/>
                <table:data-pilot-member table:name="0,000332376" table:display="true" table:show-details="true"/>
                <table:data-pilot-member table:name="0,000334844" table:display="true" table:show-details="true"/>
                <table:data-pilot-member table:name="0,000337759" table:display="true" table:show-details="true"/>
                <table:data-pilot-member table:name="0,000338282" table:display="true" table:show-details="true"/>
                <table:data-pilot-member table:name="0,000338326" table:display="true" table:show-details="true"/>
                <table:data-pilot-member table:name="0,000340656" table:display="true" table:show-details="true"/>
                <table:data-pilot-member table:name="0,000342331" table:display="true" table:show-details="true"/>
                <table:data-pilot-member table:name="0,000342873" table:display="true" table:show-details="true"/>
                <table:data-pilot-member table:name="0,000344049" table:display="true" table:show-details="true"/>
                <table:data-pilot-member table:name="0,000344499" table:display="true" table:show-details="true"/>
                <table:data-pilot-member table:name="0,00034843" table:display="true" table:show-details="true"/>
                <table:data-pilot-member table:name="0,000350205" table:display="true" table:show-details="true"/>
                <table:data-pilot-member table:name="0,000354321" table:display="true" table:show-details="true"/>
                <table:data-pilot-member table:name="0,000356543" table:display="true" table:show-details="true"/>
                <table:data-pilot-member table:name="0,000358041" table:display="true" table:show-details="true"/>
                <table:data-pilot-member table:name="0,000358221" table:display="true" table:show-details="true"/>
                <table:data-pilot-member table:name="0,000360519" table:display="true" table:show-details="true"/>
                <table:data-pilot-member table:name="0,000360903" table:display="true" table:show-details="true"/>
                <table:data-pilot-member table:name="0,000361444" table:display="true" table:show-details="true"/>
                <table:data-pilot-member table:name="0,000361516" table:display="true" table:show-details="true"/>
                <table:data-pilot-member table:name="0,000361625" table:display="true" table:show-details="true"/>
                <table:data-pilot-member table:name="0,000362454" table:display="true" table:show-details="true"/>
                <table:data-pilot-member table:name="0,000364045" table:display="true" table:show-details="true"/>
                <table:data-pilot-member table:name="0,000364638" table:display="true" table:show-details="true"/>
                <table:data-pilot-member table:name="0,000365089" table:display="true" table:show-details="true"/>
                <table:data-pilot-member table:name="0,000366276" table:display="true" table:show-details="true"/>
                <table:data-pilot-member table:name="0,000367739" table:display="true" table:show-details="true"/>
                <table:data-pilot-member table:name="0,000369089" table:display="true" table:show-details="true"/>
                <table:data-pilot-member table:name="0,000369842" table:display="true" table:show-details="true"/>
                <table:data-pilot-member table:name="0,000371733" table:display="true" table:show-details="true"/>
                <table:data-pilot-member table:name="0,000371742" table:display="true" table:show-details="true"/>
                <table:data-pilot-member table:name="0,00037427" table:display="true" table:show-details="true"/>
                <table:data-pilot-member table:name="0,000374586" table:display="true" table:show-details="true"/>
                <table:data-pilot-member table:name="0,00037697" table:display="true" table:show-details="true"/>
                <table:data-pilot-member table:name="0,000377121" table:display="true" table:show-details="true"/>
                <table:data-pilot-member table:name="0,000377642" table:display="true" table:show-details="true"/>
                <table:data-pilot-member table:name="0,000378223" table:display="true" table:show-details="true"/>
                <table:data-pilot-member table:name="0,0003796" table:display="true" table:show-details="true"/>
                <table:data-pilot-member table:name="0,00038393" table:display="true" table:show-details="true"/>
                <table:data-pilot-member table:name="0,000384176" table:display="true" table:show-details="true"/>
                <table:data-pilot-member table:name="0,000384187" table:display="true" table:show-details="true"/>
                <table:data-pilot-member table:name="0,00038419" table:display="true" table:show-details="true"/>
                <table:data-pilot-member table:name="0,000385861" table:display="true" table:show-details="true"/>
                <table:data-pilot-member table:name="0,000387173" table:display="true" table:show-details="true"/>
                <table:data-pilot-member table:name="0,000387372" table:display="true" table:show-details="true"/>
                <table:data-pilot-member table:name="0,000387655" table:display="true" table:show-details="true"/>
                <table:data-pilot-member table:name="0,000388888" table:display="true" table:show-details="true"/>
                <table:data-pilot-member table:name="0,000389214" table:display="true" table:show-details="true"/>
                <table:data-pilot-member table:name="0,000389521" table:display="true" table:show-details="true"/>
                <table:data-pilot-member table:name="0,000390007" table:display="true" table:show-details="true"/>
                <table:data-pilot-member table:name="0,000390228" table:display="true" table:show-details="true"/>
                <table:data-pilot-member table:name="0,000390668" table:display="true" table:show-details="true"/>
                <table:data-pilot-member table:name="0,000392154" table:display="true" table:show-details="true"/>
                <table:data-pilot-member table:name="0,000394277" table:display="true" table:show-details="true"/>
                <table:data-pilot-member table:name="0,000394477" table:display="true" table:show-details="true"/>
                <table:data-pilot-member table:name="0,000395028" table:display="true" table:show-details="true"/>
                <table:data-pilot-member table:name="0,000395841" table:display="true" table:show-details="true"/>
                <table:data-pilot-member table:name="0,000397227" table:display="true" table:show-details="true"/>
                <table:data-pilot-member table:name="0,000398087" table:display="true" table:show-details="true"/>
                <table:data-pilot-member table:name="0,000398427" table:display="true" table:show-details="true"/>
                <table:data-pilot-member table:name="0,000400161" table:display="true" table:show-details="true"/>
                <table:data-pilot-member table:name="0,00040074" table:display="true" table:show-details="true"/>
                <table:data-pilot-member table:name="0,000400839" table:display="true" table:show-details="true"/>
                <table:data-pilot-member table:name="0,000401531" table:display="true" table:show-details="true"/>
                <table:data-pilot-member table:name="0,000401859" table:display="true" table:show-details="true"/>
                <table:data-pilot-member table:name="0,000402041" table:display="true" table:show-details="true"/>
                <table:data-pilot-member table:name="0,000402665" table:display="true" table:show-details="true"/>
                <table:data-pilot-member table:name="0,000406753" table:display="true" table:show-details="true"/>
                <table:data-pilot-member table:name="0,000407397" table:display="true" table:show-details="true"/>
                <table:data-pilot-member table:name="0,000408392" table:display="true" table:show-details="true"/>
                <table:data-pilot-member table:name="0,000409672" table:display="true" table:show-details="true"/>
                <table:data-pilot-member table:name="0,000409951" table:display="true" table:show-details="true"/>
                <table:data-pilot-member table:name="0,000410487" table:display="true" table:show-details="true"/>
                <table:data-pilot-member table:name="0,000410561" table:display="true" table:show-details="true"/>
                <table:data-pilot-member table:name="0,000410877" table:display="true" table:show-details="true"/>
                <table:data-pilot-member table:name="0,000411994" table:display="true" table:show-details="true"/>
                <table:data-pilot-member table:name="0,000412079" table:display="true" table:show-details="true"/>
                <table:data-pilot-member table:name="0,000413561" table:display="true" table:show-details="true"/>
                <table:data-pilot-member table:name="0,000414178" table:display="true" table:show-details="true"/>
                <table:data-pilot-member table:name="0,000414384" table:display="true" table:show-details="true"/>
                <table:data-pilot-member table:name="0,000416437" table:display="true" table:show-details="true"/>
                <table:data-pilot-member table:name="0,000416486" table:display="true" table:show-details="true"/>
                <table:data-pilot-member table:name="0,000416555" table:display="true" table:show-details="true"/>
                <table:data-pilot-member table:name="0,000416799" table:display="true" table:show-details="true"/>
                <table:data-pilot-member table:name="0,00041728" table:display="true" table:show-details="true"/>
                <table:data-pilot-member table:name="0,000417511" table:display="true" table:show-details="true"/>
                <table:data-pilot-member table:name="0,000418513" table:display="true" table:show-details="true"/>
                <table:data-pilot-member table:name="0,000418537" table:display="true" table:show-details="true"/>
                <table:data-pilot-member table:name="0,000418607" table:display="true" table:show-details="true"/>
                <table:data-pilot-member table:name="0,000419139" table:display="true" table:show-details="true"/>
                <table:data-pilot-member table:name="0,000419383" table:display="true" table:show-details="true"/>
                <table:data-pilot-member table:name="0,000419842" table:display="true" table:show-details="true"/>
                <table:data-pilot-member table:name="0,000421113" table:display="true" table:show-details="true"/>
                <table:data-pilot-member table:name="0,000423169" table:display="true" table:show-details="true"/>
                <table:data-pilot-member table:name="0,000424348" table:display="true" table:show-details="true"/>
                <table:data-pilot-member table:name="0,000424934" table:display="true" table:show-details="true"/>
                <table:data-pilot-member table:name="0,000426127" table:display="true" table:show-details="true"/>
                <table:data-pilot-member table:name="0,000427154" table:display="true" table:show-details="true"/>
                <table:data-pilot-member table:name="0,000427464" table:display="true" table:show-details="true"/>
                <table:data-pilot-member table:name="0,00042815" table:display="true" table:show-details="true"/>
                <table:data-pilot-member table:name="0,000428631" table:display="true" table:show-details="true"/>
                <table:data-pilot-member table:name="0,000428841" table:display="true" table:show-details="true"/>
                <table:data-pilot-member table:name="0,000429794" table:display="true" table:show-details="true"/>
                <table:data-pilot-member table:name="0,00042994" table:display="true" table:show-details="true"/>
                <table:data-pilot-member table:name="0,00043004" table:display="true" table:show-details="true"/>
                <table:data-pilot-member table:name="0,000430602" table:display="true" table:show-details="true"/>
                <table:data-pilot-member table:name="0,000430715" table:display="true" table:show-details="true"/>
                <table:data-pilot-member table:name="0,000430983" table:display="true" table:show-details="true"/>
                <table:data-pilot-member table:name="0,000431012" table:display="true" table:show-details="true"/>
                <table:data-pilot-member table:name="0,000431439" table:display="true" table:show-details="true"/>
                <table:data-pilot-member table:name="0,00043166" table:display="true" table:show-details="true"/>
                <table:data-pilot-member table:name="0,000431826" table:display="true" table:show-details="true"/>
                <table:data-pilot-member table:name="0,000431832" table:display="true" table:show-details="true"/>
                <table:data-pilot-member table:name="0,000432046" table:display="true" table:show-details="true"/>
                <table:data-pilot-member table:name="0,000432302" table:display="true" table:show-details="true"/>
                <table:data-pilot-member table:name="0,00043254" table:display="true" table:show-details="true"/>
                <table:data-pilot-member table:name="0,000432763" table:display="true" table:show-details="true"/>
                <table:data-pilot-member table:name="0,000433202" table:display="true" table:show-details="true"/>
                <table:data-pilot-member table:name="0,000433317" table:display="true" table:show-details="true"/>
                <table:data-pilot-member table:name="0,000433612" table:display="true" table:show-details="true"/>
                <table:data-pilot-member table:name="0,000434527" table:display="true" table:show-details="true"/>
                <table:data-pilot-member table:name="0,000434572" table:display="true" table:show-details="true"/>
                <table:data-pilot-member table:name="0,000435258" table:display="true" table:show-details="true"/>
                <table:data-pilot-member table:name="0,000435634" table:display="true" table:show-details="true"/>
                <table:data-pilot-member table:name="0,000435791" table:display="true" table:show-details="true"/>
                <table:data-pilot-member table:name="0,000435861" table:display="true" table:show-details="true"/>
                <table:data-pilot-member table:name="0,000435935" table:display="true" table:show-details="true"/>
                <table:data-pilot-member table:name="0,00043658" table:display="true" table:show-details="true"/>
                <table:data-pilot-member table:name="0,000436911" table:display="true" table:show-details="true"/>
                <table:data-pilot-member table:name="0,000436954" table:display="true" table:show-details="true"/>
                <table:data-pilot-member table:name="0,000437272" table:display="true" table:show-details="true"/>
                <table:data-pilot-member table:name="0,000437989" table:display="true" table:show-details="true"/>
                <table:data-pilot-member table:name="0,000438284" table:display="true" table:show-details="true"/>
                <table:data-pilot-member table:name="0,000438902" table:display="true" table:show-details="true"/>
                <table:data-pilot-member table:name="0,000438956" table:display="true" table:show-details="true"/>
                <table:data-pilot-member table:name="0,000438973" table:display="true" table:show-details="true"/>
                <table:data-pilot-member table:name="0,000439243" table:display="true" table:show-details="true"/>
                <table:data-pilot-member table:name="0,000439262" table:display="true" table:show-details="true"/>
                <table:data-pilot-member table:name="0,000439569" table:display="true" table:show-details="true"/>
                <table:data-pilot-member table:name="0,000439813" table:display="true" table:show-details="true"/>
                <table:data-pilot-member table:name="0,000440171" table:display="true" table:show-details="true"/>
                <table:data-pilot-member table:name="0,000440896" table:display="true" table:show-details="true"/>
                <table:data-pilot-member table:name="0,000440934" table:display="true" table:show-details="true"/>
                <table:data-pilot-member table:name="0,000441121" table:display="true" table:show-details="true"/>
                <table:data-pilot-member table:name="0,00044286" table:display="true" table:show-details="true"/>
                <table:data-pilot-member table:name="0,000442931" table:display="true" table:show-details="true"/>
                <table:data-pilot-member table:name="0,000443149" table:display="true" table:show-details="true"/>
                <table:data-pilot-member table:name="0,000443416" table:display="true" table:show-details="true"/>
                <table:data-pilot-member table:name="0,000444237" table:display="true" table:show-details="true"/>
                <table:data-pilot-member table:name="0,000444293" table:display="true" table:show-details="true"/>
                <table:data-pilot-member table:name="0,000444325" table:display="true" table:show-details="true"/>
                <table:data-pilot-member table:name="0,000444669" table:display="true" table:show-details="true"/>
                <table:data-pilot-member table:name="0,000445134" table:display="true" table:show-details="true"/>
                <table:data-pilot-member table:name="0,000445339" table:display="true" table:show-details="true"/>
                <table:data-pilot-member table:name="0,000446265" table:display="true" table:show-details="true"/>
                <table:data-pilot-member table:name="0,000446317" table:display="true" table:show-details="true"/>
                <table:data-pilot-member table:name="0,000446636" table:display="true" table:show-details="true"/>
                <table:data-pilot-member table:name="0,000447245" table:display="true" table:show-details="true"/>
                <table:data-pilot-member table:name="0,00044734" table:display="true" table:show-details="true"/>
                <table:data-pilot-member table:name="0,000448278" table:display="true" table:show-details="true"/>
                <table:data-pilot-member table:name="0,000448592" table:display="true" table:show-details="true"/>
                <table:data-pilot-member table:name="0,000449651" table:display="true" table:show-details="true"/>
                <table:data-pilot-member table:name="0,000449913" table:display="true" table:show-details="true"/>
                <table:data-pilot-member table:name="0,00045128" table:display="true" table:show-details="true"/>
                <table:data-pilot-member table:name="0,000451647" table:display="true" table:show-details="true"/>
                <table:data-pilot-member table:name="0,000451874" table:display="true" table:show-details="true"/>
                <table:data-pilot-member table:name="0,000453721" table:display="true" table:show-details="true"/>
                <table:data-pilot-member table:name="0,000453871" table:display="true" table:show-details="true"/>
                <table:data-pilot-member table:name="0,000454325" table:display="true" table:show-details="true"/>
                <table:data-pilot-member table:name="0,000455208" table:display="true" table:show-details="true"/>
                <table:data-pilot-member table:name="0,000455784" table:display="true" table:show-details="true"/>
                <table:data-pilot-member table:name="0,000456596" table:display="true" table:show-details="true"/>
                <table:data-pilot-member table:name="0,000457195" table:display="true" table:show-details="true"/>
                <table:data-pilot-member table:name="0,000457597" table:display="true" table:show-details="true"/>
                <table:data-pilot-member table:name="0,00045887" table:display="true" table:show-details="true"/>
                <table:data-pilot-member table:name="0,000459415" table:display="true" table:show-details="true"/>
                <table:data-pilot-member table:name="0,000462388" table:display="true" table:show-details="true"/>
                <table:data-pilot-member table:name="0,000465601" table:display="true" table:show-details="true"/>
                <table:data-pilot-member table:name="0,000465712" table:display="true" table:show-details="true"/>
                <table:data-pilot-member table:name="0,000465913" table:display="true" table:show-details="true"/>
                <table:data-pilot-member table:name="0,000466112" table:display="true" table:show-details="true"/>
                <table:data-pilot-member table:name="0,000466226" table:display="true" table:show-details="true"/>
                <table:data-pilot-member table:name="0,000466679" table:display="true" table:show-details="true"/>
                <table:data-pilot-member table:name="0,000466701" table:display="true" table:show-details="true"/>
                <table:data-pilot-member table:name="0,000467405" table:display="true" table:show-details="true"/>
                <table:data-pilot-member table:name="0,000469277" table:display="true" table:show-details="true"/>
                <table:data-pilot-member table:name="0,000469594" table:display="true" table:show-details="true"/>
                <table:data-pilot-member table:name="0,000472434" table:display="true" table:show-details="true"/>
                <table:data-pilot-member table:name="0,000473522" table:display="true" table:show-details="true"/>
                <table:data-pilot-member table:name="0,000473892" table:display="true" table:show-details="true"/>
                <table:data-pilot-member table:name="0,000475723" table:display="true" table:show-details="true"/>
                <table:data-pilot-member table:name="0,00047723" table:display="true" table:show-details="true"/>
                <table:data-pilot-member table:name="0,000477394" table:display="true" table:show-details="true"/>
                <table:data-pilot-member table:name="0,000478389" table:display="true" table:show-details="true"/>
                <table:data-pilot-member table:name="0,000478865" table:display="true" table:show-details="true"/>
                <table:data-pilot-member table:name="0,000481142" table:display="true" table:show-details="true"/>
                <table:data-pilot-member table:name="0,000481856" table:display="true" table:show-details="true"/>
                <table:data-pilot-member table:name="0,000482697" table:display="true" table:show-details="true"/>
                <table:data-pilot-member table:name="0,000484134" table:display="true" table:show-details="true"/>
                <table:data-pilot-member table:name="0,000486849" table:display="true" table:show-details="true"/>
                <table:data-pilot-member table:name="0,000489347" table:display="true" table:show-details="true"/>
                <table:data-pilot-member table:name="0,000490552" table:display="true" table:show-details="true"/>
                <table:data-pilot-member table:name="0,000492703" table:display="true" table:show-details="true"/>
                <table:data-pilot-member table:name="0,000494376" table:display="true" table:show-details="true"/>
                <table:data-pilot-member table:name="0,000495893" table:display="true" table:show-details="true"/>
                <table:data-pilot-member table:name="0,000499385" table:display="true" table:show-details="true"/>
                <table:data-pilot-member table:name="0,000501501" table:display="true" table:show-details="true"/>
                <table:data-pilot-member table:name="0,000504376" table:display="true" table:show-details="true"/>
                <table:data-pilot-member table:name="0,00050514" table:display="true" table:show-details="true"/>
                <table:data-pilot-member table:name="0,000508054" table:display="true" table:show-details="true"/>
                <table:data-pilot-member table:name="0,000510531" table:display="true" table:show-details="true"/>
                <table:data-pilot-member table:name="0,000510754" table:display="true" table:show-details="true"/>
                <table:data-pilot-member table:name="0,000512741" table:display="true" table:show-details="true"/>
                <table:data-pilot-member table:name="0,000512752" table:display="true" table:show-details="true"/>
                <table:data-pilot-member table:name="0,000512957" table:display="true" table:show-details="true"/>
                <table:data-pilot-member table:name="0,000513003" table:display="true" table:show-details="true"/>
                <table:data-pilot-member table:name="0,00051327" table:display="true" table:show-details="true"/>
                <table:data-pilot-member table:name="0,00051402" table:display="true" table:show-details="true"/>
                <table:data-pilot-member table:name="0,000515132" table:display="true" table:show-details="true"/>
                <table:data-pilot-member table:name="0,00051738" table:display="true" table:show-details="true"/>
                <table:data-pilot-member table:name="0,000517447" table:display="true" table:show-details="true"/>
                <table:data-pilot-member table:name="0,000518469" table:display="true" table:show-details="true"/>
                <table:data-pilot-member table:name="0,000519161" table:display="true" table:show-details="true"/>
                <table:data-pilot-member table:name="0,000519333" table:display="true" table:show-details="true"/>
                <table:data-pilot-member table:name="0,000520611" table:display="true" table:show-details="true"/>
                <table:data-pilot-member table:name="0,000520873" table:display="true" table:show-details="true"/>
                <table:data-pilot-member table:name="0,000522104" table:display="true" table:show-details="true"/>
                <table:data-pilot-member table:name="0,000522374" table:display="true" table:show-details="true"/>
                <table:data-pilot-member table:name="0,000526082" table:display="true" table:show-details="true"/>
                <table:data-pilot-member table:name="0,000527428" table:display="true" table:show-details="true"/>
                <table:data-pilot-member table:name="0,000527921" table:display="true" table:show-details="true"/>
                <table:data-pilot-member table:name="0,000528133" table:display="true" table:show-details="true"/>
                <table:data-pilot-member table:name="0,00052926" table:display="true" table:show-details="true"/>
                <table:data-pilot-member table:name="0,000529801" table:display="true" table:show-details="true"/>
                <table:data-pilot-member table:name="0,000531313" table:display="true" table:show-details="true"/>
                <table:data-pilot-member table:name="0,000532172" table:display="true" table:show-details="true"/>
                <table:data-pilot-member table:name="0,000532664" table:display="true" table:show-details="true"/>
                <table:data-pilot-member table:name="0,000533566" table:display="true" table:show-details="true"/>
                <table:data-pilot-member table:name="0,000534562" table:display="true" table:show-details="true"/>
                <table:data-pilot-member table:name="0,000536946" table:display="true" table:show-details="true"/>
                <table:data-pilot-member table:name="0,000537068" table:display="true" table:show-details="true"/>
                <table:data-pilot-member table:name="0,000537123" table:display="true" table:show-details="true"/>
                <table:data-pilot-member table:name="0,000540586" table:display="true" table:show-details="true"/>
                <table:data-pilot-member table:name="0,000542887" table:display="true" table:show-details="true"/>
                <table:data-pilot-member table:name="0,000543377" table:display="true" table:show-details="true"/>
                <table:data-pilot-member table:name="0,000544245" table:display="true" table:show-details="true"/>
                <table:data-pilot-member table:name="0,000545375" table:display="true" table:show-details="true"/>
                <table:data-pilot-member table:name="0,000546003" table:display="true" table:show-details="true"/>
                <table:data-pilot-member table:name="0,000546535" table:display="true" table:show-details="true"/>
                <table:data-pilot-member table:name="0,000546979" table:display="true" table:show-details="true"/>
                <table:data-pilot-member table:name="0,000547312" table:display="true" table:show-details="true"/>
                <table:data-pilot-member table:name="0,000549842" table:display="true" table:show-details="true"/>
                <table:data-pilot-member table:name="0,000552379" table:display="true" table:show-details="true"/>
                <table:data-pilot-member table:name="0,000552406" table:display="true" table:show-details="true"/>
                <table:data-pilot-member table:name="0,000552599" table:display="true" table:show-details="true"/>
                <table:data-pilot-member table:name="0,000553052" table:display="true" table:show-details="true"/>
                <table:data-pilot-member table:name="0,000553628" table:display="true" table:show-details="true"/>
                <table:data-pilot-member table:name="0,000556734" table:display="true" table:show-details="true"/>
                <table:data-pilot-member table:name="0,000557431" table:display="true" table:show-details="true"/>
                <table:data-pilot-member table:name="0,000558311" table:display="true" table:show-details="true"/>
                <table:data-pilot-member table:name="0,000558849" table:display="true" table:show-details="true"/>
                <table:data-pilot-member table:name="0,000559056" table:display="true" table:show-details="true"/>
                <table:data-pilot-member table:name="0,000559437" table:display="true" table:show-details="true"/>
                <table:data-pilot-member table:name="0,00056006" table:display="true" table:show-details="true"/>
                <table:data-pilot-member table:name="0,000560843" table:display="true" table:show-details="true"/>
                <table:data-pilot-member table:name="0,000564212" table:display="true" table:show-details="true"/>
                <table:data-pilot-member table:name="0,000567817" table:display="true" table:show-details="true"/>
                <table:data-pilot-member table:name="0,000568698" table:display="true" table:show-details="true"/>
                <table:data-pilot-member table:name="0,00056905" table:display="true" table:show-details="true"/>
                <table:data-pilot-member table:name="0,000569854" table:display="true" table:show-details="true"/>
                <table:data-pilot-member table:name="0,000570157" table:display="true" table:show-details="true"/>
                <table:data-pilot-member table:name="0,000571311" table:display="true" table:show-details="true"/>
                <table:data-pilot-member table:name="0,000571641" table:display="true" table:show-details="true"/>
                <table:data-pilot-member table:name="0,000573449" table:display="true" table:show-details="true"/>
                <table:data-pilot-member table:name="0,000574051" table:display="true" table:show-details="true"/>
                <table:data-pilot-member table:name="0,000574497" table:display="true" table:show-details="true"/>
                <table:data-pilot-member table:name="0,000575246" table:display="true" table:show-details="true"/>
                <table:data-pilot-member table:name="0,000576382" table:display="true" table:show-details="true"/>
                <table:data-pilot-member table:name="0,000576566" table:display="true" table:show-details="true"/>
                <table:data-pilot-member table:name="0,000576741" table:display="true" table:show-details="true"/>
                <table:data-pilot-member table:name="0,000576802" table:display="true" table:show-details="true"/>
                <table:data-pilot-member table:name="0,000577249" table:display="true" table:show-details="true"/>
                <table:data-pilot-member table:name="0,000577602" table:display="true" table:show-details="true"/>
                <table:data-pilot-member table:name="0,000577993" table:display="true" table:show-details="true"/>
                <table:data-pilot-member table:name="0,000579253" table:display="true" table:show-details="true"/>
                <table:data-pilot-member table:name="0,000579549" table:display="true" table:show-details="true"/>
                <table:data-pilot-member table:name="0,000580255" table:display="true" table:show-details="true"/>
                <table:data-pilot-member table:name="0,000580551" table:display="true" table:show-details="true"/>
                <table:data-pilot-member table:name="0,000581021" table:display="true" table:show-details="true"/>
                <table:data-pilot-member table:name="0,000581806" table:display="true" table:show-details="true"/>
                <table:data-pilot-member table:name="0,000583289" table:display="true" table:show-details="true"/>
                <table:data-pilot-member table:name="0,000585057" table:display="true" table:show-details="true"/>
                <table:data-pilot-member table:name="0,000585782" table:display="true" table:show-details="true"/>
                <table:data-pilot-member table:name="0,00058788" table:display="true" table:show-details="true"/>
                <table:data-pilot-member table:name="0,000590466" table:display="true" table:show-details="true"/>
                <table:data-pilot-member table:name="0,000590951" table:display="true" table:show-details="true"/>
                <table:data-pilot-member table:name="0,000591254" table:display="true" table:show-details="true"/>
                <table:data-pilot-member table:name="0,000592426" table:display="true" table:show-details="true"/>
                <table:data-pilot-member table:name="0,000594664" table:display="true" table:show-details="true"/>
                <table:data-pilot-member table:name="0,000595621" table:display="true" table:show-details="true"/>
                <table:data-pilot-member table:name="0,000595934" table:display="true" table:show-details="true"/>
                <table:data-pilot-member table:name="0,000596227" table:display="true" table:show-details="true"/>
                <table:data-pilot-member table:name="0,000596558" table:display="true" table:show-details="true"/>
                <table:data-pilot-member table:name="0,000599746" table:display="true" table:show-details="true"/>
                <table:data-pilot-member table:name="0,000600838" table:display="true" table:show-details="true"/>
                <table:data-pilot-member table:name="0,00060144" table:display="true" table:show-details="true"/>
                <table:data-pilot-member table:name="0,000603555" table:display="true" table:show-details="true"/>
                <table:data-pilot-member table:name="0,000605399" table:display="true" table:show-details="true"/>
                <table:data-pilot-member table:name="0,000605485" table:display="true" table:show-details="true"/>
                <table:data-pilot-member table:name="0,000606441" table:display="true" table:show-details="true"/>
                <table:data-pilot-member table:name="0,000607955" table:display="true" table:show-details="true"/>
                <table:data-pilot-member table:name="0,000608043" table:display="true" table:show-details="true"/>
                <table:data-pilot-member table:name="0,000608096" table:display="true" table:show-details="true"/>
                <table:data-pilot-member table:name="0,000608491" table:display="true" table:show-details="true"/>
                <table:data-pilot-member table:name="0,00061056" table:display="true" table:show-details="true"/>
                <table:data-pilot-member table:name="0,000611617" table:display="true" table:show-details="true"/>
                <table:data-pilot-member table:name="0,000611965" table:display="true" table:show-details="true"/>
                <table:data-pilot-member table:name="0,000612379" table:display="true" table:show-details="true"/>
                <table:data-pilot-member table:name="0,000616904" table:display="true" table:show-details="true"/>
                <table:data-pilot-member table:name="0,000618043" table:display="true" table:show-details="true"/>
                <table:data-pilot-member table:name="0,000619297" table:display="true" table:show-details="true"/>
                <table:data-pilot-member table:name="0,000619938" table:display="true" table:show-details="true"/>
                <table:data-pilot-member table:name="0,000620493" table:display="true" table:show-details="true"/>
                <table:data-pilot-member table:name="0,000620607" table:display="true" table:show-details="true"/>
                <table:data-pilot-member table:name="0,000620904" table:display="true" table:show-details="true"/>
                <table:data-pilot-member table:name="0,000621504" table:display="true" table:show-details="true"/>
                <table:data-pilot-member table:name="0,000623343" table:display="true" table:show-details="true"/>
                <table:data-pilot-member table:name="0,000624819" table:display="true" table:show-details="true"/>
                <table:data-pilot-member table:name="0,000625366" table:display="true" table:show-details="true"/>
                <table:data-pilot-member table:name="0,000625596" table:display="true" table:show-details="true"/>
                <table:data-pilot-member table:name="0,00062857" table:display="true" table:show-details="true"/>
                <table:data-pilot-member table:name="0,000628908" table:display="true" table:show-details="true"/>
                <table:data-pilot-member table:name="0,000629611" table:display="true" table:show-details="true"/>
                <table:data-pilot-member table:name="0,000629767" table:display="true" table:show-details="true"/>
                <table:data-pilot-member table:name="0,000630101" table:display="true" table:show-details="true"/>
                <table:data-pilot-member table:name="0,000630399" table:display="true" table:show-details="true"/>
                <table:data-pilot-member table:name="0,000630498" table:display="true" table:show-details="true"/>
                <table:data-pilot-member table:name="0,000633197" table:display="true" table:show-details="true"/>
                <table:data-pilot-member table:name="0,000633456" table:display="true" table:show-details="true"/>
                <table:data-pilot-member table:name="0,000633967" table:display="true" table:show-details="true"/>
                <table:data-pilot-member table:name="0,000635861" table:display="true" table:show-details="true"/>
                <table:data-pilot-member table:name="0,00063673" table:display="true" table:show-details="true"/>
                <table:data-pilot-member table:name="0,000637026" table:display="true" table:show-details="true"/>
                <table:data-pilot-member table:name="0,00063881" table:display="true" table:show-details="true"/>
                <table:data-pilot-member table:name="0,000639041" table:display="true" table:show-details="true"/>
                <table:data-pilot-member table:name="0,000639799" table:display="true" table:show-details="true"/>
                <table:data-pilot-member table:name="0,000640272" table:display="true" table:show-details="true"/>
                <table:data-pilot-member table:name="0,00064031" table:display="true" table:show-details="true"/>
                <table:data-pilot-member table:name="0,000640319" table:display="true" table:show-details="true"/>
                <table:data-pilot-member table:name="0,000640969" table:display="true" table:show-details="true"/>
                <table:data-pilot-member table:name="0,000642015" table:display="true" table:show-details="true"/>
                <table:data-pilot-member table:name="0,000642351" table:display="true" table:show-details="true"/>
                <table:data-pilot-member table:name="0,000642532" table:display="true" table:show-details="true"/>
                <table:data-pilot-member table:name="0,000642855" table:display="true" table:show-details="true"/>
                <table:data-pilot-member table:name="0,000644735" table:display="true" table:show-details="true"/>
                <table:data-pilot-member table:name="0,000645448" table:display="true" table:show-details="true"/>
                <table:data-pilot-member table:name="0,000645624" table:display="true" table:show-details="true"/>
                <table:data-pilot-member table:name="0,000646778" table:display="true" table:show-details="true"/>
                <table:data-pilot-member table:name="0,000648411" table:display="true" table:show-details="true"/>
                <table:data-pilot-member table:name="0,000648438" table:display="true" table:show-details="true"/>
                <table:data-pilot-member table:name="0,000648628" table:display="true" table:show-details="true"/>
                <table:data-pilot-member table:name="0,000648855" table:display="true" table:show-details="true"/>
                <table:data-pilot-member table:name="0,000648943" table:display="true" table:show-details="true"/>
                <table:data-pilot-member table:name="0,000651325" table:display="true" table:show-details="true"/>
                <table:data-pilot-member table:name="0,000653107" table:display="true" table:show-details="true"/>
                <table:data-pilot-member table:name="0,000653385" table:display="true" table:show-details="true"/>
                <table:data-pilot-member table:name="0,000654323" table:display="true" table:show-details="true"/>
                <table:data-pilot-member table:name="0,000654535" table:display="true" table:show-details="true"/>
                <table:data-pilot-member table:name="0,000654682" table:display="true" table:show-details="true"/>
                <table:data-pilot-member table:name="0,000655468" table:display="true" table:show-details="true"/>
                <table:data-pilot-member table:name="0,000655581" table:display="true" table:show-details="true"/>
                <table:data-pilot-member table:name="0,000656407" table:display="true" table:show-details="true"/>
                <table:data-pilot-member table:name="0,000656876" table:display="true" table:show-details="true"/>
                <table:data-pilot-member table:name="0,000657317" table:display="true" table:show-details="true"/>
                <table:data-pilot-member table:name="0,000657422" table:display="true" table:show-details="true"/>
                <table:data-pilot-member table:name="0,0006586" table:display="true" table:show-details="true"/>
                <table:data-pilot-member table:name="0,00065974" table:display="true" table:show-details="true"/>
                <table:data-pilot-member table:name="0,000659854" table:display="true" table:show-details="true"/>
                <table:data-pilot-member table:name="0,000660471" table:display="true" table:show-details="true"/>
                <table:data-pilot-member table:name="0,000660738" table:display="true" table:show-details="true"/>
                <table:data-pilot-member table:name="0,000662571" table:display="true" table:show-details="true"/>
                <table:data-pilot-member table:name="0,00066687" table:display="true" table:show-details="true"/>
                <table:data-pilot-member table:name="0,00066707" table:display="true" table:show-details="true"/>
                <table:data-pilot-member table:name="0,000668525" table:display="true" table:show-details="true"/>
                <table:data-pilot-member table:name="0,000670005" table:display="true" table:show-details="true"/>
                <table:data-pilot-member table:name="0,000670365" table:display="true" table:show-details="true"/>
                <table:data-pilot-member table:name="0,000672606" table:display="true" table:show-details="true"/>
                <table:data-pilot-member table:name="0,000672725" table:display="true" table:show-details="true"/>
                <table:data-pilot-member table:name="0,000674569" table:display="true" table:show-details="true"/>
                <table:data-pilot-member table:name="0,000680357" table:display="true" table:show-details="true"/>
                <table:data-pilot-member table:name="0,00068113" table:display="true" table:show-details="true"/>
                <table:data-pilot-member table:name="0,000681174" table:display="true" table:show-details="true"/>
                <table:data-pilot-member table:name="0,00068187" table:display="true" table:show-details="true"/>
                <table:data-pilot-member table:name="0,000685809" table:display="true" table:show-details="true"/>
                <table:data-pilot-member table:name="0,000686657" table:display="true" table:show-details="true"/>
                <table:data-pilot-member table:name="0,000689505" table:display="true" table:show-details="true"/>
                <table:data-pilot-member table:name="0,000689674" table:display="true" table:show-details="true"/>
                <table:data-pilot-member table:name="0,000689929" table:display="true" table:show-details="true"/>
                <table:data-pilot-member table:name="0,000690072" table:display="true" table:show-details="true"/>
                <table:data-pilot-member table:name="0,000690162" table:display="true" table:show-details="true"/>
                <table:data-pilot-member table:name="0,000692286" table:display="true" table:show-details="true"/>
                <table:data-pilot-member table:name="0,000692777" table:display="true" table:show-details="true"/>
                <table:data-pilot-member table:name="0,000693083" table:display="true" table:show-details="true"/>
                <table:data-pilot-member table:name="0,000693431" table:display="true" table:show-details="true"/>
                <table:data-pilot-member table:name="0,000695713" table:display="true" table:show-details="true"/>
                <table:data-pilot-member table:name="0,000697875" table:display="true" table:show-details="true"/>
                <table:data-pilot-member table:name="0,000699128" table:display="true" table:show-details="true"/>
                <table:data-pilot-member table:name="0,000702433" table:display="true" table:show-details="true"/>
                <table:data-pilot-member table:name="0,000702772" table:display="true" table:show-details="true"/>
                <table:data-pilot-member table:name="0,000704069" table:display="true" table:show-details="true"/>
                <table:data-pilot-member table:name="0,000705754" table:display="true" table:show-details="true"/>
                <table:data-pilot-member table:name="0,000707563" table:display="true" table:show-details="true"/>
                <table:data-pilot-member table:name="0,000710389" table:display="true" table:show-details="true"/>
                <table:data-pilot-member table:name="0,000713066" table:display="true" table:show-details="true"/>
                <table:data-pilot-member table:name="0,000714481" table:display="true" table:show-details="true"/>
                <table:data-pilot-member table:name="0,000716413" table:display="true" table:show-details="true"/>
                <table:data-pilot-member table:name="0,000716414" table:display="true" table:show-details="true"/>
                <table:data-pilot-member table:name="0,00071721" table:display="true" table:show-details="true"/>
                <table:data-pilot-member table:name="0,000718114" table:display="true" table:show-details="true"/>
                <table:data-pilot-member table:name="0,000718603" table:display="true" table:show-details="true"/>
                <table:data-pilot-member table:name="0,000718642" table:display="true" table:show-details="true"/>
                <table:data-pilot-member table:name="0,000718852" table:display="true" table:show-details="true"/>
                <table:data-pilot-member table:name="0,000720188" table:display="true" table:show-details="true"/>
                <table:data-pilot-member table:name="0,000720984" table:display="true" table:show-details="true"/>
                <table:data-pilot-member table:name="0,000721036" table:display="true" table:show-details="true"/>
                <table:data-pilot-member table:name="0,000721662" table:display="true" table:show-details="true"/>
                <table:data-pilot-member table:name="0,000722162" table:display="true" table:show-details="true"/>
                <table:data-pilot-member table:name="0,000723241" table:display="true" table:show-details="true"/>
                <table:data-pilot-member table:name="0,000723785" table:display="true" table:show-details="true"/>
                <table:data-pilot-member table:name="0,000724189" table:display="true" table:show-details="true"/>
                <table:data-pilot-member table:name="0,000724772" table:display="true" table:show-details="true"/>
                <table:data-pilot-member table:name="0,000725127" table:display="true" table:show-details="true"/>
                <table:data-pilot-member table:name="0,000725414" table:display="true" table:show-details="true"/>
                <table:data-pilot-member table:name="0,000726393" table:display="true" table:show-details="true"/>
                <table:data-pilot-member table:name="0,000727629" table:display="true" table:show-details="true"/>
                <table:data-pilot-member table:name="0,000728088" table:display="true" table:show-details="true"/>
                <table:data-pilot-member table:name="0,000728654" table:display="true" table:show-details="true"/>
                <table:data-pilot-member table:name="0,000730602" table:display="true" table:show-details="true"/>
                <table:data-pilot-member table:name="0,000730709" table:display="true" table:show-details="true"/>
                <table:data-pilot-member table:name="0,000731273" table:display="true" table:show-details="true"/>
                <table:data-pilot-member table:name="0,000731449" table:display="true" table:show-details="true"/>
                <table:data-pilot-member table:name="0,000731457" table:display="true" table:show-details="true"/>
                <table:data-pilot-member table:name="0,000732368" table:display="true" table:show-details="true"/>
                <table:data-pilot-member table:name="0,000732605" table:display="true" table:show-details="true"/>
                <table:data-pilot-member table:name="0,00073324" table:display="true" table:show-details="true"/>
                <table:data-pilot-member table:name="0,000733444" table:display="true" table:show-details="true"/>
                <table:data-pilot-member table:name="0,000734473" table:display="true" table:show-details="true"/>
                <table:data-pilot-member table:name="0,000734621" table:display="true" table:show-details="true"/>
                <table:data-pilot-member table:name="0,000735232" table:display="true" table:show-details="true"/>
                <table:data-pilot-member table:name="0,000735917" table:display="true" table:show-details="true"/>
                <table:data-pilot-member table:name="0,000735998" table:display="true" table:show-details="true"/>
                <table:data-pilot-member table:name="0,000736589" table:display="true" table:show-details="true"/>
                <table:data-pilot-member table:name="0,00073704" table:display="true" table:show-details="true"/>
                <table:data-pilot-member table:name="0,000737679" table:display="true" table:show-details="true"/>
                <table:data-pilot-member table:name="0,000738175" table:display="true" table:show-details="true"/>
                <table:data-pilot-member table:name="0,000738413" table:display="true" table:show-details="true"/>
                <table:data-pilot-member table:name="0,000738757" table:display="true" table:show-details="true"/>
                <table:data-pilot-member table:name="0,000738846" table:display="true" table:show-details="true"/>
                <table:data-pilot-member table:name="0,000739719" table:display="true" table:show-details="true"/>
                <table:data-pilot-member table:name="0,000740033" table:display="true" table:show-details="true"/>
                <table:data-pilot-member table:name="0,000740243" table:display="true" table:show-details="true"/>
                <table:data-pilot-member table:name="0,00074118" table:display="true" table:show-details="true"/>
                <table:data-pilot-member table:name="0,000741359" table:display="true" table:show-details="true"/>
                <table:data-pilot-member table:name="0,000741494" table:display="true" table:show-details="true"/>
                <table:data-pilot-member table:name="0,000742929" table:display="true" table:show-details="true"/>
                <table:data-pilot-member table:name="0,000742941" table:display="true" table:show-details="true"/>
                <table:data-pilot-member table:name="0,000744128" table:display="true" table:show-details="true"/>
                <table:data-pilot-member table:name="0,000745419" table:display="true" table:show-details="true"/>
                <table:data-pilot-member table:name="0,000745584" table:display="true" table:show-details="true"/>
                <table:data-pilot-member table:name="0,000746725" table:display="true" table:show-details="true"/>
                <table:data-pilot-member table:name="0,000747671" table:display="true" table:show-details="true"/>
                <table:data-pilot-member table:name="0,000747782" table:display="true" table:show-details="true"/>
                <table:data-pilot-member table:name="0,000748324" table:display="true" table:show-details="true"/>
                <table:data-pilot-member table:name="0,0007493" table:display="true" table:show-details="true"/>
                <table:data-pilot-member table:name="0,000749415" table:display="true" table:show-details="true"/>
                <table:data-pilot-member table:name="0,00074972" table:display="true" table:show-details="true"/>
                <table:data-pilot-member table:name="0,000749863" table:display="true" table:show-details="true"/>
                <table:data-pilot-member table:name="0,000750445" table:display="true" table:show-details="true"/>
                <table:data-pilot-member table:name="0,000750906" table:display="true" table:show-details="true"/>
                <table:data-pilot-member table:name="0,000750988" table:display="true" table:show-details="true"/>
                <table:data-pilot-member table:name="0,000750992" table:display="true" table:show-details="true"/>
                <table:data-pilot-member table:name="0,000751562" table:display="true" table:show-details="true"/>
                <table:data-pilot-member table:name="0,000752235" table:display="true" table:show-details="true"/>
                <table:data-pilot-member table:name="0,000752983" table:display="true" table:show-details="true"/>
                <table:data-pilot-member table:name="0,0007533" table:display="true" table:show-details="true"/>
                <table:data-pilot-member table:name="0,000753608" table:display="true" table:show-details="true"/>
                <table:data-pilot-member table:name="0,000754017" table:display="true" table:show-details="true"/>
                <table:data-pilot-member table:name="0,000755311" table:display="true" table:show-details="true"/>
                <table:data-pilot-member table:name="0,000755373" table:display="true" table:show-details="true"/>
                <table:data-pilot-member table:name="0,000755644" table:display="true" table:show-details="true"/>
                <table:data-pilot-member table:name="0,000756367" table:display="true" table:show-details="true"/>
                <table:data-pilot-member table:name="0,000758919" table:display="true" table:show-details="true"/>
                <table:data-pilot-member table:name="0,000759771" table:display="true" table:show-details="true"/>
                <table:data-pilot-member table:name="0,000760118" table:display="true" table:show-details="true"/>
                <table:data-pilot-member table:name="0,000760277" table:display="true" table:show-details="true"/>
                <table:data-pilot-member table:name="0,000760337" table:display="true" table:show-details="true"/>
                <table:data-pilot-member table:name="0,000760861" table:display="true" table:show-details="true"/>
                <table:data-pilot-member table:name="0,000761092" table:display="true" table:show-details="true"/>
                <table:data-pilot-member table:name="0,000761132" table:display="true" table:show-details="true"/>
                <table:data-pilot-member table:name="0,000762041" table:display="true" table:show-details="true"/>
                <table:data-pilot-member table:name="0,000762124" table:display="true" table:show-details="true"/>
                <table:data-pilot-member table:name="0,00076858" table:display="true" table:show-details="true"/>
                <table:data-pilot-member table:name="0,000774042" table:display="true" table:show-details="true"/>
                <table:data-pilot-member table:name="0,000775211" table:display="true" table:show-details="true"/>
                <table:data-pilot-member table:name="0,000778049" table:display="true" table:show-details="true"/>
                <table:data-pilot-member table:name="0,000779328" table:display="true" table:show-details="true"/>
                <table:data-pilot-member table:name="0,000779618" table:display="true" table:show-details="true"/>
                <table:data-pilot-member table:name="0,0007805" table:display="true" table:show-details="true"/>
                <table:data-pilot-member table:name="0,000782255" table:display="true" table:show-details="true"/>
                <table:data-pilot-member table:name="0,000783342" table:display="true" table:show-details="true"/>
                <table:data-pilot-member table:name="0,000783512" table:display="true" table:show-details="true"/>
                <table:data-pilot-member table:name="0,000786664" table:display="true" table:show-details="true"/>
                <table:data-pilot-member table:name="0,000789327" table:display="true" table:show-details="true"/>
                <table:data-pilot-member table:name="0,000789692" table:display="true" table:show-details="true"/>
                <table:data-pilot-member table:name="0,000790574" table:display="true" table:show-details="true"/>
                <table:data-pilot-member table:name="0,000790789" table:display="true" table:show-details="true"/>
                <table:data-pilot-member table:name="0,000791506" table:display="true" table:show-details="true"/>
                <table:data-pilot-member table:name="0,000792517" table:display="true" table:show-details="true"/>
                <table:data-pilot-member table:name="0,000794467" table:display="true" table:show-details="true"/>
                <table:data-pilot-member table:name="0,000795065" table:display="true" table:show-details="true"/>
                <table:data-pilot-member table:name="0,000800004" table:display="true" table:show-details="true"/>
                <table:data-pilot-member table:name="0,000800412" table:display="true" table:show-details="true"/>
                <table:data-pilot-member table:name="0,000802417" table:display="true" table:show-details="true"/>
                <table:data-pilot-member table:name="0,000802462" table:display="true" table:show-details="true"/>
                <table:data-pilot-member table:name="0,000802617" table:display="true" table:show-details="true"/>
                <table:data-pilot-member table:name="0,000802721" table:display="true" table:show-details="true"/>
                <table:data-pilot-member table:name="0,000802895" table:display="true" table:show-details="true"/>
                <table:data-pilot-member table:name="0,000803401" table:display="true" table:show-details="true"/>
                <table:data-pilot-member table:name="0,000804077" table:display="true" table:show-details="true"/>
                <table:data-pilot-member table:name="0,000804389" table:display="true" table:show-details="true"/>
                <table:data-pilot-member table:name="0,000804426" table:display="true" table:show-details="true"/>
                <table:data-pilot-member table:name="0,000804456" table:display="true" table:show-details="true"/>
                <table:data-pilot-member table:name="0,000805608" table:display="true" table:show-details="true"/>
                <table:data-pilot-member table:name="0,000805827" table:display="true" table:show-details="true"/>
                <table:data-pilot-member table:name="0,00080637" table:display="true" table:show-details="true"/>
                <table:data-pilot-member table:name="0,000806621" table:display="true" table:show-details="true"/>
                <table:data-pilot-member table:name="0,000807034" table:display="true" table:show-details="true"/>
                <table:data-pilot-member table:name="0,000807775" table:display="true" table:show-details="true"/>
                <table:data-pilot-member table:name="0,000808099" table:display="true" table:show-details="true"/>
                <table:data-pilot-member table:name="0,000808667" table:display="true" table:show-details="true"/>
                <table:data-pilot-member table:name="0,000808979" table:display="true" table:show-details="true"/>
                <table:data-pilot-member table:name="0,00080918" table:display="true" table:show-details="true"/>
                <table:data-pilot-member table:name="0,000809507" table:display="true" table:show-details="true"/>
                <table:data-pilot-member table:name="0,000809795" table:display="true" table:show-details="true"/>
                <table:data-pilot-member table:name="0,000809923" table:display="true" table:show-details="true"/>
                <table:data-pilot-member table:name="0,000810486" table:display="true" table:show-details="true"/>
                <table:data-pilot-member table:name="0,000811994" table:display="true" table:show-details="true"/>
                <table:data-pilot-member table:name="0,0008124" table:display="true" table:show-details="true"/>
                <table:data-pilot-member table:name="0,000813093" table:display="true" table:show-details="true"/>
                <table:data-pilot-member table:name="0,000813352" table:display="true" table:show-details="true"/>
                <table:data-pilot-member table:name="0,000813647" table:display="true" table:show-details="true"/>
                <table:data-pilot-member table:name="0,000813848" table:display="true" table:show-details="true"/>
                <table:data-pilot-member table:name="0,000814108" table:display="true" table:show-details="true"/>
                <table:data-pilot-member table:name="0,000815277" table:display="true" table:show-details="true"/>
                <table:data-pilot-member table:name="0,000815773" table:display="true" table:show-details="true"/>
                <table:data-pilot-member table:name="0,000815775" table:display="true" table:show-details="true"/>
                <table:data-pilot-member table:name="0,000816764" table:display="true" table:show-details="true"/>
                <table:data-pilot-member table:name="0,000817266" table:display="true" table:show-details="true"/>
                <table:data-pilot-member table:name="0,000819167" table:display="true" table:show-details="true"/>
                <table:data-pilot-member table:name="0,000820021" table:display="true" table:show-details="true"/>
                <table:data-pilot-member table:name="0,000821928" table:display="true" table:show-details="true"/>
                <table:data-pilot-member table:name="0,000822424" table:display="true" table:show-details="true"/>
                <table:data-pilot-member table:name="0,000822485" table:display="true" table:show-details="true"/>
                <table:data-pilot-member table:name="0,000822574" table:display="true" table:show-details="true"/>
                <table:data-pilot-member table:name="0,000823847" table:display="true" table:show-details="true"/>
                <table:data-pilot-member table:name="0,000825378" table:display="true" table:show-details="true"/>
                <table:data-pilot-member table:name="0,000827225" table:display="true" table:show-details="true"/>
                <table:data-pilot-member table:name="0,000828577" table:display="true" table:show-details="true"/>
                <table:data-pilot-member table:name="0,000828999" table:display="true" table:show-details="true"/>
                <table:data-pilot-member table:name="0,000830007" table:display="true" table:show-details="true"/>
                <table:data-pilot-member table:name="0,000831466" table:display="true" table:show-details="true"/>
                <table:data-pilot-member table:name="0,000832056" table:display="true" table:show-details="true"/>
                <table:data-pilot-member table:name="0,000835452" table:display="true" table:show-details="true"/>
                <table:data-pilot-member table:name="0,000836142" table:display="true" table:show-details="true"/>
                <table:data-pilot-member table:name="0,000836523" table:display="true" table:show-details="true"/>
                <table:data-pilot-member table:name="0,000837404" table:display="true" table:show-details="true"/>
                <table:data-pilot-member table:name="0,000837884" table:display="true" table:show-details="true"/>
                <table:data-pilot-member table:name="0,000838708" table:display="true" table:show-details="true"/>
                <table:data-pilot-member table:name="0,000839855" table:display="true" table:show-details="true"/>
                <table:data-pilot-member table:name="0,000841948" table:display="true" table:show-details="true"/>
                <table:data-pilot-member table:name="0,000843627" table:display="true" table:show-details="true"/>
                <table:data-pilot-member table:name="0,000843672" table:display="true" table:show-details="true"/>
                <table:data-pilot-member table:name="0,000844625" table:display="true" table:show-details="true"/>
                <table:data-pilot-member table:name="0,00084485" table:display="true" table:show-details="true"/>
                <table:data-pilot-member table:name="0,000845372" table:display="true" table:show-details="true"/>
                <table:data-pilot-member table:name="0,000848218" table:display="true" table:show-details="true"/>
                <table:data-pilot-member table:name="0,000848585" table:display="true" table:show-details="true"/>
                <table:data-pilot-member table:name="0,000849799" table:display="true" table:show-details="true"/>
                <table:data-pilot-member table:name="0,000849915" table:display="true" table:show-details="true"/>
                <table:data-pilot-member table:name="0,000851673" table:display="true" table:show-details="true"/>
                <table:data-pilot-member table:name="0,000854214" table:display="true" table:show-details="true"/>
                <table:data-pilot-member table:name="0,000854582" table:display="true" table:show-details="true"/>
                <table:data-pilot-member table:name="0,000859669" table:display="true" table:show-details="true"/>
                <table:data-pilot-member table:name="0,000861467" table:display="true" table:show-details="true"/>
                <table:data-pilot-member table:name="0,000861605" table:display="true" table:show-details="true"/>
                <table:data-pilot-member table:name="0,000862387" table:display="true" table:show-details="true"/>
                <table:data-pilot-member table:name="0,000864932" table:display="true" table:show-details="true"/>
                <table:data-pilot-member table:name="0,000864987" table:display="true" table:show-details="true"/>
                <table:data-pilot-member table:name="0,000866668" table:display="true" table:show-details="true"/>
                <table:data-pilot-member table:name="0,000871679" table:display="true" table:show-details="true"/>
                <table:data-pilot-member table:name="0,000872067" table:display="true" table:show-details="true"/>
                <table:data-pilot-member table:name="0,000873554" table:display="true" table:show-details="true"/>
                <table:data-pilot-member table:name="0,000874017" table:display="true" table:show-details="true"/>
                <table:data-pilot-member table:name="0,000875301" table:display="true" table:show-details="true"/>
                <table:data-pilot-member table:name="0,000878414" table:display="true" table:show-details="true"/>
                <table:data-pilot-member table:name="0,000882167" table:display="true" table:show-details="true"/>
                <table:data-pilot-member table:name="0,000882458" table:display="true" table:show-details="true"/>
                <table:data-pilot-member table:name="0,000885636" table:display="true" table:show-details="true"/>
                <table:data-pilot-member table:name="0,000885955" table:display="true" table:show-details="true"/>
                <table:data-pilot-member table:name="0,000888149" table:display="true" table:show-details="true"/>
                <table:data-pilot-member table:name="0,000891176" table:display="true" table:show-details="true"/>
                <table:data-pilot-member table:name="0,000891642" table:display="true" table:show-details="true"/>
                <table:data-pilot-member table:name="0,000892003" table:display="true" table:show-details="true"/>
                <table:data-pilot-member table:name="0,00089288" table:display="true" table:show-details="true"/>
                <table:data-pilot-member table:name="0,000895038" table:display="true" table:show-details="true"/>
                <table:data-pilot-member table:name="0,000897446" table:display="true" table:show-details="true"/>
                <table:data-pilot-member table:name="0,000898507" table:display="true" table:show-details="true"/>
                <table:data-pilot-member table:name="0,000899331" table:display="true" table:show-details="true"/>
                <table:data-pilot-member table:name="0,000901408" table:display="true" table:show-details="true"/>
                <table:data-pilot-member table:name="0,000903068" table:display="true" table:show-details="true"/>
                <table:data-pilot-member table:name="0,000904207" table:display="true" table:show-details="true"/>
                <table:data-pilot-member table:name="0,000904266" table:display="true" table:show-details="true"/>
                <table:data-pilot-member table:name="0,000904516" table:display="true" table:show-details="true"/>
                <table:data-pilot-member table:name="0,000904607" table:display="true" table:show-details="true"/>
                <table:data-pilot-member table:name="0,000905157" table:display="true" table:show-details="true"/>
                <table:data-pilot-member table:name="0,000905315" table:display="true" table:show-details="true"/>
                <table:data-pilot-member table:name="0,000911349" table:display="true" table:show-details="true"/>
                <table:data-pilot-member table:name="0,00091808" table:display="true" table:show-details="true"/>
                <table:data-pilot-member table:name="0,00091948" table:display="true" table:show-details="true"/>
                <table:data-pilot-member table:name="0,000923378" table:display="true" table:show-details="true"/>
                <table:data-pilot-member table:name="0,000925601" table:display="true" table:show-details="true"/>
                <table:data-pilot-member table:name="0,00092624" table:display="true" table:show-details="true"/>
                <table:data-pilot-member table:name="0,000927309" table:display="true" table:show-details="true"/>
                <table:data-pilot-member table:name="0,000928379" table:display="true" table:show-details="true"/>
                <table:data-pilot-member table:name="0,000931665" table:display="true" table:show-details="true"/>
                <table:data-pilot-member table:name="0,000932663" table:display="true" table:show-details="true"/>
                <table:data-pilot-member table:name="0,000933493" table:display="true" table:show-details="true"/>
                <table:data-pilot-member table:name="0,00093412" table:display="true" table:show-details="true"/>
                <table:data-pilot-member table:name="0,000938118" table:display="true" table:show-details="true"/>
                <table:data-pilot-member table:name="0,000939689" table:display="true" table:show-details="true"/>
                <table:data-pilot-member table:name="0,000940922" table:display="true" table:show-details="true"/>
                <table:data-pilot-member table:name="0,000950961" table:display="true" table:show-details="true"/>
                <table:data-pilot-member table:name="0,000951547" table:display="true" table:show-details="true"/>
                <table:data-pilot-member table:name="0,00095589" table:display="true" table:show-details="true"/>
                <table:data-pilot-member table:name="0,000958224" table:display="true" table:show-details="true"/>
                <table:data-pilot-member table:name="0,000961335" table:display="true" table:show-details="true"/>
                <table:data-pilot-member table:name="0,000965559" table:display="true" table:show-details="true"/>
                <table:data-pilot-member table:name="0,000966952" table:display="true" table:show-details="true"/>
                <table:data-pilot-member table:name="0,000968934" table:display="true" table:show-details="true"/>
                <table:data-pilot-member table:name="0,000969637" table:display="true" table:show-details="true"/>
                <table:data-pilot-member table:name="0,000971848" table:display="true" table:show-details="true"/>
                <table:data-pilot-member table:name="0,000972471" table:display="true" table:show-details="true"/>
                <table:data-pilot-member table:name="0,000973333" table:display="true" table:show-details="true"/>
                <table:data-pilot-member table:name="0,000978623" table:display="true" table:show-details="true"/>
                <table:data-pilot-member table:name="0,000983178" table:display="true" table:show-details="true"/>
                <table:data-pilot-member table:name="0,000983235" table:display="true" table:show-details="true"/>
                <table:data-pilot-member table:name="0,000986483" table:display="true" table:show-details="true"/>
                <table:data-pilot-member table:name="0,00098673" table:display="true" table:show-details="true"/>
                <table:data-pilot-member table:name="0,000990414" table:display="true" table:show-details="true"/>
                <table:data-pilot-member table:name="0,000992825" table:display="true" table:show-details="true"/>
                <table:data-pilot-member table:name="0,000996547" table:display="true" table:show-details="true"/>
                <table:data-pilot-member table:name="0,000998978" table:display="true" table:show-details="true"/>
                <table:data-pilot-member table:name="0,00100691" table:display="true" table:show-details="true"/>
                <table:data-pilot-member table:name="0,00100983" table:display="true" table:show-details="true"/>
                <table:data-pilot-member table:name="0,00101697" table:display="true" table:show-details="true"/>
                <table:data-pilot-member table:name="0,00101855" table:display="true" table:show-details="true"/>
                <table:data-pilot-member table:name="0,0010206" table:display="true" table:show-details="true"/>
                <table:data-pilot-member table:name="0,001021" table:display="true" table:show-details="true"/>
                <table:data-pilot-member table:name="0,0010221" table:display="true" table:show-details="true"/>
                <table:data-pilot-member table:name="0,00102357" table:display="true" table:show-details="true"/>
                <table:data-pilot-member table:name="0,00102402" table:display="true" table:show-details="true"/>
                <table:data-pilot-member table:name="0,00102614" table:display="true" table:show-details="true"/>
                <table:data-pilot-member table:name="0,00102663" table:display="true" table:show-details="true"/>
                <table:data-pilot-member table:name="0,00102673" table:display="true" table:show-details="true"/>
                <table:data-pilot-member table:name="0,00102868" table:display="true" table:show-details="true"/>
                <table:data-pilot-member table:name="0,00102923" table:display="true" table:show-details="true"/>
                <table:data-pilot-member table:name="0,00103091" table:display="true" table:show-details="true"/>
                <table:data-pilot-member table:name="0,00103402" table:display="true" table:show-details="true"/>
                <table:data-pilot-member table:name="0,00103753" table:display="true" table:show-details="true"/>
                <table:data-pilot-member table:name="0,00104505" table:display="true" table:show-details="true"/>
                <table:data-pilot-member table:name="0,00104744" table:display="true" table:show-details="true"/>
                <table:data-pilot-member table:name="0,00104915" table:display="true" table:show-details="true"/>
                <table:data-pilot-member table:name="0,00105081" table:display="true" table:show-details="true"/>
                <table:data-pilot-member table:name="0,00105604" table:display="true" table:show-details="true"/>
                <table:data-pilot-member table:name="0,00105977" table:display="true" table:show-details="true"/>
                <table:data-pilot-member table:name="0,00106407" table:display="true" table:show-details="true"/>
                <table:data-pilot-member table:name="0,00106599" table:display="true" table:show-details="true"/>
                <table:data-pilot-member table:name="0,00106882" table:display="true" table:show-details="true"/>
                <table:data-pilot-member table:name="0,00107059" table:display="true" table:show-details="true"/>
                <table:data-pilot-member table:name="0,00107129" table:display="true" table:show-details="true"/>
                <table:data-pilot-member table:name="0,00107318" table:display="true" table:show-details="true"/>
                <table:data-pilot-member table:name="0,00107496" table:display="true" table:show-details="true"/>
                <table:data-pilot-member table:name="0,00107655" table:display="true" table:show-details="true"/>
                <table:data-pilot-member table:name="0,00108492" table:display="true" table:show-details="true"/>
                <table:data-pilot-member table:name="0,00108912" table:display="true" table:show-details="true"/>
                <table:data-pilot-member table:name="0,00109553" table:display="true" table:show-details="true"/>
                <table:data-pilot-member table:name="0,00109747" table:display="true" table:show-details="true"/>
                <table:data-pilot-member table:name="0,00109766" table:display="true" table:show-details="true"/>
                <table:data-pilot-member table:name="0,00110456" table:display="true" table:show-details="true"/>
                <table:data-pilot-member table:name="0,00110599" table:display="true" table:show-details="true"/>
                <table:data-pilot-member table:name="0,00110792" table:display="true" table:show-details="true"/>
                <table:data-pilot-member table:name="0,0011118" table:display="true" table:show-details="true"/>
                <table:data-pilot-member table:name="0,0011128" table:display="true" table:show-details="true"/>
                <table:data-pilot-member table:name="0,0011134" table:display="true" table:show-details="true"/>
                <table:data-pilot-member table:name="0,00111548" table:display="true" table:show-details="true"/>
                <table:data-pilot-member table:name="0,00111677" table:display="true" table:show-details="true"/>
                <table:data-pilot-member table:name="0,00111688" table:display="true" table:show-details="true"/>
                <table:data-pilot-member table:name="0,00112049" table:display="true" table:show-details="true"/>
                <table:data-pilot-member table:name="0,00112216" table:display="true" table:show-details="true"/>
                <table:data-pilot-member table:name="0,00112224" table:display="true" table:show-details="true"/>
                <table:data-pilot-member table:name="0,00112752" table:display="true" table:show-details="true"/>
                <table:data-pilot-member table:name="0,00112848" table:display="true" table:show-details="true"/>
                <table:data-pilot-member table:name="0,00112936" table:display="true" table:show-details="true"/>
                <table:data-pilot-member table:name="0,00112939" table:display="true" table:show-details="true"/>
                <table:data-pilot-member table:name="0,00113229" table:display="true" table:show-details="true"/>
                <table:data-pilot-member table:name="0,0011328" table:display="true" table:show-details="true"/>
                <table:data-pilot-member table:name="0,00114105" table:display="true" table:show-details="true"/>
                <table:data-pilot-member table:name="0,00114111" table:display="true" table:show-details="true"/>
                <table:data-pilot-member table:name="0,00114475" table:display="true" table:show-details="true"/>
                <table:data-pilot-member table:name="0,00114557" table:display="true" table:show-details="true"/>
                <table:data-pilot-member table:name="0,00114563" table:display="true" table:show-details="true"/>
                <table:data-pilot-member table:name="0,00115095" table:display="true" table:show-details="true"/>
                <table:data-pilot-member table:name="0,00115164" table:display="true" table:show-details="true"/>
                <table:data-pilot-member table:name="0,00115245" table:display="true" table:show-details="true"/>
                <table:data-pilot-member table:name="0,0011531" table:display="true" table:show-details="true"/>
                <table:data-pilot-member table:name="0,00115375" table:display="true" table:show-details="true"/>
                <table:data-pilot-member table:name="0,00115401" table:display="true" table:show-details="true"/>
                <table:data-pilot-member table:name="0,00115408" table:display="true" table:show-details="true"/>
                <table:data-pilot-member table:name="0,00115623" table:display="true" table:show-details="true"/>
                <table:data-pilot-member table:name="0,0011604" table:display="true" table:show-details="true"/>
                <table:data-pilot-member table:name="0,00116256" table:display="true" table:show-details="true"/>
                <table:data-pilot-member table:name="0,0011633" table:display="true" table:show-details="true"/>
                <table:data-pilot-member table:name="0,00116419" table:display="true" table:show-details="true"/>
                <table:data-pilot-member table:name="0,00116591" table:display="true" table:show-details="true"/>
                <table:data-pilot-member table:name="0,00116806" table:display="true" table:show-details="true"/>
                <table:data-pilot-member table:name="0,00117105" table:display="true" table:show-details="true"/>
                <table:data-pilot-member table:name="0,00117202" table:display="true" table:show-details="true"/>
                <table:data-pilot-member table:name="0,00117219" table:display="true" table:show-details="true"/>
                <table:data-pilot-member table:name="0,00117478" table:display="true" table:show-details="true"/>
                <table:data-pilot-member table:name="0,00118458" table:display="true" table:show-details="true"/>
                <table:data-pilot-member table:name="0,00118769" table:display="true" table:show-details="true"/>
                <table:data-pilot-member table:name="0,00118795" table:display="true" table:show-details="true"/>
                <table:data-pilot-member table:name="0,0011962" table:display="true" table:show-details="true"/>
                <table:data-pilot-member table:name="0,00121239" table:display="true" table:show-details="true"/>
                <table:data-pilot-member table:name="0,00122098" table:display="true" table:show-details="true"/>
                <table:data-pilot-member table:name="0,0012314" table:display="true" table:show-details="true"/>
                <table:data-pilot-member table:name="0,00123182" table:display="true" table:show-details="true"/>
                <table:data-pilot-member table:name="0,00123359" table:display="true" table:show-details="true"/>
                <table:data-pilot-member table:name="0,00124231" table:display="true" table:show-details="true"/>
                <table:data-pilot-member table:name="0,00124499" table:display="true" table:show-details="true"/>
                <table:data-pilot-member table:name="0,00124793" table:display="true" table:show-details="true"/>
                <table:data-pilot-member table:name="0,00126293" table:display="true" table:show-details="true"/>
                <table:data-pilot-member table:name="0,00127088" table:display="true" table:show-details="true"/>
                <table:data-pilot-member table:name="0,00127423" table:display="true" table:show-details="true"/>
                <table:data-pilot-member table:name="0,00128812" table:display="true" table:show-details="true"/>
                <table:data-pilot-member table:name="0,0012924" table:display="true" table:show-details="true"/>
                <table:data-pilot-member table:name="0,00129458" table:display="true" table:show-details="true"/>
                <table:data-pilot-member table:name="0,00130283" table:display="true" table:show-details="true"/>
                <table:data-pilot-member table:name="0,0013046" table:display="true" table:show-details="true"/>
                <table:data-pilot-member table:name="0,00131259" table:display="true" table:show-details="true"/>
                <table:data-pilot-member table:name="0,00131745" table:display="true" table:show-details="true"/>
                <table:data-pilot-member table:name="0,00132275" table:display="true" table:show-details="true"/>
                <table:data-pilot-member table:name="0,00132576" table:display="true" table:show-details="true"/>
                <table:data-pilot-member table:name="0,00132755" table:display="true" table:show-details="true"/>
                <table:data-pilot-member table:name="0,00132814" table:display="true" table:show-details="true"/>
                <table:data-pilot-member table:name="0,00133489" table:display="true" table:show-details="true"/>
                <table:data-pilot-member table:name="0,00133661" table:display="true" table:show-details="true"/>
                <table:data-pilot-member table:name="0,00133883" table:display="true" table:show-details="true"/>
                <table:data-pilot-member table:name="0,00134446" table:display="true" table:show-details="true"/>
                <table:data-pilot-member table:name="0,00134602" table:display="true" table:show-details="true"/>
                <table:data-pilot-member table:name="0,0013552" table:display="true" table:show-details="true"/>
                <table:data-pilot-member table:name="0,00135902" table:display="true" table:show-details="true"/>
                <table:data-pilot-member table:name="0,00136356" table:display="true" table:show-details="true"/>
                <table:data-pilot-member table:name="0,00136612" table:display="true" table:show-details="true"/>
                <table:data-pilot-member table:name="0,00136817" table:display="true" table:show-details="true"/>
                <table:data-pilot-member table:name="0,00136893" table:display="true" table:show-details="true"/>
                <table:data-pilot-member table:name="0,00137103" table:display="true" table:show-details="true"/>
                <table:data-pilot-member table:name="0,0013826" table:display="true" table:show-details="true"/>
                <table:data-pilot-member table:name="0,00138748" table:display="true" table:show-details="true"/>
                <table:data-pilot-member table:name="0,00138757" table:display="true" table:show-details="true"/>
                <table:data-pilot-member table:name="0,00138849" table:display="true" table:show-details="true"/>
                <table:data-pilot-member table:name="0,00140253" table:display="true" table:show-details="true"/>
                <table:data-pilot-member table:name="0,00140857" table:display="true" table:show-details="true"/>
                <table:data-pilot-member table:name="0,00141322" table:display="true" table:show-details="true"/>
                <table:data-pilot-member table:name="0,00141534" table:display="true" table:show-details="true"/>
                <table:data-pilot-member table:name="0,00141805" table:display="true" table:show-details="true"/>
                <table:data-pilot-member table:name="0,00142351" table:display="true" table:show-details="true"/>
                <table:data-pilot-member table:name="0,00142558" table:display="true" table:show-details="true"/>
                <table:data-pilot-member table:name="0,00142656" table:display="true" table:show-details="true"/>
                <table:data-pilot-member table:name="0,00142909" table:display="true" table:show-details="true"/>
                <table:data-pilot-member table:name="0,00143061" table:display="true" table:show-details="true"/>
                <table:data-pilot-member table:name="0,00143558" table:display="true" table:show-details="true"/>
                <table:data-pilot-member table:name="0,00143688" table:display="true" table:show-details="true"/>
                <table:data-pilot-member table:name="0,00143806" table:display="true" table:show-details="true"/>
                <table:data-pilot-member table:name="0,00144338" table:display="true" table:show-details="true"/>
                <table:data-pilot-member table:name="0,00144483" table:display="true" table:show-details="true"/>
                <table:data-pilot-member table:name="0,0014454" table:display="true" table:show-details="true"/>
                <table:data-pilot-member table:name="0,0014504" table:display="true" table:show-details="true"/>
                <table:data-pilot-member table:name="0,00145143" table:display="true" table:show-details="true"/>
                <table:data-pilot-member table:name="0,00145281" table:display="true" table:show-details="true"/>
                <table:data-pilot-member table:name="0,00145424" table:display="true" table:show-details="true"/>
                <table:data-pilot-member table:name="0,00145465" table:display="true" table:show-details="true"/>
                <table:data-pilot-member table:name="0,00145484" table:display="true" table:show-details="true"/>
                <table:data-pilot-member table:name="0,00145578" table:display="true" table:show-details="true"/>
                <table:data-pilot-member table:name="0,00146216" table:display="true" table:show-details="true"/>
                <table:data-pilot-member table:name="0,00146478" table:display="true" table:show-details="true"/>
                <table:data-pilot-member table:name="0,00146819" table:display="true" table:show-details="true"/>
                <table:data-pilot-member table:name="0,00146956" table:display="true" table:show-details="true"/>
                <table:data-pilot-member table:name="0,00147291" table:display="true" table:show-details="true"/>
                <table:data-pilot-member table:name="0,00147401" table:display="true" table:show-details="true"/>
                <table:data-pilot-member table:name="0,00148755" table:display="true" table:show-details="true"/>
                <table:data-pilot-member table:name="0,00149018" table:display="true" table:show-details="true"/>
                <table:data-pilot-member table:name="0,00149253" table:display="true" table:show-details="true"/>
                <table:data-pilot-member table:name="0,00149805" table:display="true" table:show-details="true"/>
                <table:data-pilot-member table:name="0,00149989" table:display="true" table:show-details="true"/>
                <table:data-pilot-member table:name="0,00150877" table:display="true" table:show-details="true"/>
                <table:data-pilot-member table:name="0,0015119" table:display="true" table:show-details="true"/>
                <table:data-pilot-member table:name="0,00151666" table:display="true" table:show-details="true"/>
                <table:data-pilot-member table:name="0,00151893" table:display="true" table:show-details="true"/>
                <table:data-pilot-member table:name="0,00151944" table:display="true" table:show-details="true"/>
                <table:data-pilot-member table:name="0,00152507" table:display="true" table:show-details="true"/>
                <table:data-pilot-member table:name="0,00152764" table:display="true" table:show-details="true"/>
                <table:data-pilot-member table:name="0,00153126" table:display="true" table:show-details="true"/>
                <table:data-pilot-member table:name="0,00153491" table:display="true" table:show-details="true"/>
                <table:data-pilot-member table:name="0,00154221" table:display="true" table:show-details="true"/>
                <table:data-pilot-member table:name="0,00155296" table:display="true" table:show-details="true"/>
                <table:data-pilot-member table:name="0,00155332" table:display="true" table:show-details="true"/>
                <table:data-pilot-member table:name="0,00156404" table:display="true" table:show-details="true"/>
                <table:data-pilot-member table:name="0,00156782" table:display="true" table:show-details="true"/>
                <table:data-pilot-member table:name="0,00157204" table:display="true" table:show-details="true"/>
                <table:data-pilot-member table:name="0,00157322" table:display="true" table:show-details="true"/>
                <table:data-pilot-member table:name="0,0015807" table:display="true" table:show-details="true"/>
                <table:data-pilot-member table:name="0,00158479" table:display="true" table:show-details="true"/>
                <table:data-pilot-member table:name="0,00160067" table:display="true" table:show-details="true"/>
                <table:data-pilot-member table:name="0,00160833" table:display="true" table:show-details="true"/>
                <table:data-pilot-member table:name="0,00161132" table:display="true" table:show-details="true"/>
                <table:data-pilot-member table:name="0,00161334" table:display="true" table:show-details="true"/>
                <table:data-pilot-member table:name="0,00161829" table:display="true" table:show-details="true"/>
                <table:data-pilot-member table:name="0,00162198" table:display="true" table:show-details="true"/>
                <table:data-pilot-member table:name="0,00162296" table:display="true" table:show-details="true"/>
                <table:data-pilot-member table:name="0,00165248" table:display="true" table:show-details="true"/>
                <table:data-pilot-member table:name="0,00167158" table:display="true" table:show-details="true"/>
                <table:data-pilot-member table:name="0,00167418" table:display="true" table:show-details="true"/>
                <table:data-pilot-member table:name="0,00167559" table:display="true" table:show-details="true"/>
                <table:data-pilot-member table:name="0,00167911" table:display="true" table:show-details="true"/>
                <table:data-pilot-member table:name="0,00169075" table:display="true" table:show-details="true"/>
                <table:data-pilot-member table:name="0,00170385" table:display="true" table:show-details="true"/>
                <table:data-pilot-member table:name="0,00170856" table:display="true" table:show-details="true"/>
                <table:data-pilot-member table:name="0,00172324" table:display="true" table:show-details="true"/>
                <table:data-pilot-member table:name="0,00172883" table:display="true" table:show-details="true"/>
                <table:data-pilot-member table:name="0,00172947" table:display="true" table:show-details="true"/>
                <table:data-pilot-member table:name="0,00173179" table:display="true" table:show-details="true"/>
                <table:data-pilot-member table:name="0,00173324" table:display="true" table:show-details="true"/>
                <table:data-pilot-member table:name="0,00173564" table:display="true" table:show-details="true"/>
                <table:data-pilot-member table:name="0,00173952" table:display="true" table:show-details="true"/>
                <table:data-pilot-member table:name="0,00174019" table:display="true" table:show-details="true"/>
                <table:data-pilot-member table:name="0,00174052" table:display="true" table:show-details="true"/>
                <table:data-pilot-member table:name="0,00174742" table:display="true" table:show-details="true"/>
                <table:data-pilot-member table:name="0,00175286" table:display="true" table:show-details="true"/>
                <table:data-pilot-member table:name="0,00175563" table:display="true" table:show-details="true"/>
                <table:data-pilot-member table:name="0,00175587" table:display="true" table:show-details="true"/>
                <table:data-pilot-member table:name="0,00175731" table:display="true" table:show-details="true"/>
                <table:data-pilot-member table:name="0,00175881" table:display="true" table:show-details="true"/>
                <table:data-pilot-member table:name="0,00175912" table:display="true" table:show-details="true"/>
                <table:data-pilot-member table:name="0,00175961" table:display="true" table:show-details="true"/>
                <table:data-pilot-member table:name="0,00176244" table:display="true" table:show-details="true"/>
                <table:data-pilot-member table:name="0,00176654" table:display="true" table:show-details="true"/>
                <table:data-pilot-member table:name="0,00176861" table:display="true" table:show-details="true"/>
                <table:data-pilot-member table:name="0,00176939" table:display="true" table:show-details="true"/>
                <table:data-pilot-member table:name="0,00177101" table:display="true" table:show-details="true"/>
                <table:data-pilot-member table:name="0,0017714" table:display="true" table:show-details="true"/>
                <table:data-pilot-member table:name="0,00177292" table:display="true" table:show-details="true"/>
                <table:data-pilot-member table:name="0,00177733" table:display="true" table:show-details="true"/>
                <table:data-pilot-member table:name="0,00178712" table:display="true" table:show-details="true"/>
                <table:data-pilot-member table:name="0,00179007" table:display="true" table:show-details="true"/>
                <table:data-pilot-member table:name="0,00179106" table:display="true" table:show-details="true"/>
                <table:data-pilot-member table:name="0,00179351" table:display="true" table:show-details="true"/>
                <table:data-pilot-member table:name="0,00179667" table:display="true" table:show-details="true"/>
                <table:data-pilot-member table:name="0,00180266" table:display="true" table:show-details="true"/>
                <table:data-pilot-member table:name="0,00180575" table:display="true" table:show-details="true"/>
                <table:data-pilot-member table:name="0,00181692" table:display="true" table:show-details="true"/>
                <table:data-pilot-member table:name="0,0018272" table:display="true" table:show-details="true"/>
                <table:data-pilot-member table:name="0,00182765" table:display="true" table:show-details="true"/>
                <table:data-pilot-member table:name="0,00182821" table:display="true" table:show-details="true"/>
                <table:data-pilot-member table:name="0,00183068" table:display="true" table:show-details="true"/>
                <table:data-pilot-member table:name="0,00183176" table:display="true" table:show-details="true"/>
                <table:data-pilot-member table:name="0,00183314" table:display="true" table:show-details="true"/>
                <table:data-pilot-member table:name="0,00183362" table:display="true" table:show-details="true"/>
                <table:data-pilot-member table:name="0,00183533" table:display="true" table:show-details="true"/>
                <table:data-pilot-member table:name="0,00183732" table:display="true" table:show-details="true"/>
                <table:data-pilot-member table:name="0,00184139" table:display="true" table:show-details="true"/>
                <table:data-pilot-member table:name="0,00184183" table:display="true" table:show-details="true"/>
                <table:data-pilot-member table:name="0,00184449" table:display="true" table:show-details="true"/>
                <table:data-pilot-member table:name="0,00184787" table:display="true" table:show-details="true"/>
                <table:data-pilot-member table:name="0,00185292" table:display="true" table:show-details="true"/>
                <table:data-pilot-member table:name="0,00185425" table:display="true" table:show-details="true"/>
                <table:data-pilot-member table:name="0,00185482" table:display="true" table:show-details="true"/>
                <table:data-pilot-member table:name="0,00186433" table:display="true" table:show-details="true"/>
                <table:data-pilot-member table:name="0,00186656" table:display="true" table:show-details="true"/>
                <table:data-pilot-member table:name="0,00186792" table:display="true" table:show-details="true"/>
                <table:data-pilot-member table:name="0,00187243" table:display="true" table:show-details="true"/>
                <table:data-pilot-member table:name="0,0018779" table:display="true" table:show-details="true"/>
                <table:data-pilot-member table:name="0,00187895" table:display="true" table:show-details="true"/>
                <table:data-pilot-member table:name="0,00187905" table:display="true" table:show-details="true"/>
                <table:data-pilot-member table:name="0,00188252" table:display="true" table:show-details="true"/>
                <table:data-pilot-member table:name="0,00188347" table:display="true" table:show-details="true"/>
                <table:data-pilot-member table:name="0,00188635" table:display="true" table:show-details="true"/>
                <table:data-pilot-member table:name="0,00189124" table:display="true" table:show-details="true"/>
                <table:data-pilot-member table:name="0,00189218" table:display="true" table:show-details="true"/>
                <table:data-pilot-member table:name="0,00189453" table:display="true" table:show-details="true"/>
                <table:data-pilot-member table:name="0,00189524" table:display="true" table:show-details="true"/>
                <table:data-pilot-member table:name="0,00189753" table:display="true" table:show-details="true"/>
                <table:data-pilot-member table:name="0,00189854" table:display="true" table:show-details="true"/>
                <table:data-pilot-member table:name="0,00190087" table:display="true" table:show-details="true"/>
                <table:data-pilot-member table:name="0,00190474" table:display="true" table:show-details="true"/>
                <table:data-pilot-member table:name="0,00190484" table:display="true" table:show-details="true"/>
                <table:data-pilot-member table:name="0,00190528" table:display="true" table:show-details="true"/>
                <table:data-pilot-member table:name="0,00190808" table:display="true" table:show-details="true"/>
                <table:data-pilot-member table:name="0,00190867" table:display="true" table:show-details="true"/>
                <table:data-pilot-member table:name="0,00190873" table:display="true" table:show-details="true"/>
                <table:data-pilot-member table:name="0,00191464" table:display="true" table:show-details="true"/>
                <table:data-pilot-member table:name="0,00191546" table:display="true" table:show-details="true"/>
                <table:data-pilot-member table:name="0,00191817" table:display="true" table:show-details="true"/>
                <table:data-pilot-member table:name="0,00191911" table:display="true" table:show-details="true"/>
                <table:data-pilot-member table:name="0,00192265" table:display="true" table:show-details="true"/>
                <table:data-pilot-member table:name="0,00192574" table:display="true" table:show-details="true"/>
                <table:data-pilot-member table:name="0,00192815" table:display="true" table:show-details="true"/>
                <table:data-pilot-member table:name="0,00192986" table:display="true" table:show-details="true"/>
                <table:data-pilot-member table:name="0,00192993" table:display="true" table:show-details="true"/>
                <table:data-pilot-member table:name="0,00193523" table:display="true" table:show-details="true"/>
                <table:data-pilot-member table:name="0,00193594" table:display="true" table:show-details="true"/>
                <table:data-pilot-member table:name="0,00194626" table:display="true" table:show-details="true"/>
                <table:data-pilot-member table:name="0,00194911" table:display="true" table:show-details="true"/>
                <table:data-pilot-member table:name="0,00194944" table:display="true" table:show-details="true"/>
                <table:data-pilot-member table:name="0,00195007" table:display="true" table:show-details="true"/>
                <table:data-pilot-member table:name="0,00195027" table:display="true" table:show-details="true"/>
                <table:data-pilot-member table:name="0,00195152" table:display="true" table:show-details="true"/>
                <table:data-pilot-member table:name="0,0019543" table:display="true" table:show-details="true"/>
                <table:data-pilot-member table:name="0,00195568" table:display="true" table:show-details="true"/>
                <table:data-pilot-member table:name="0,00195957" table:display="true" table:show-details="true"/>
                <table:data-pilot-member table:name="0,00196661" table:display="true" table:show-details="true"/>
                <table:data-pilot-member table:name="0,00196793" table:display="true" table:show-details="true"/>
                <table:data-pilot-member table:name="0,00196806" table:display="true" table:show-details="true"/>
                <table:data-pilot-member table:name="0,00196944" table:display="true" table:show-details="true"/>
                <table:data-pilot-member table:name="0,0019699" table:display="true" table:show-details="true"/>
                <table:data-pilot-member table:name="0,00197044" table:display="true" table:show-details="true"/>
                <table:data-pilot-member table:name="0,00197552" table:display="true" table:show-details="true"/>
                <table:data-pilot-member table:name="0,00197586" table:display="true" table:show-details="true"/>
                <table:data-pilot-member table:name="0,0019774" table:display="true" table:show-details="true"/>
                <table:data-pilot-member table:name="0,00197779" table:display="true" table:show-details="true"/>
                <table:data-pilot-member table:name="0,00198005" table:display="true" table:show-details="true"/>
                <table:data-pilot-member table:name="0,00198027" table:display="true" table:show-details="true"/>
                <table:data-pilot-member table:name="0,00198286" table:display="true" table:show-details="true"/>
                <table:data-pilot-member table:name="0,00198435" table:display="true" table:show-details="true"/>
                <table:data-pilot-member table:name="0,00198594" table:display="true" table:show-details="true"/>
                <table:data-pilot-member table:name="0,00198869" table:display="true" table:show-details="true"/>
                <table:data-pilot-member table:name="0,00199186" table:display="true" table:show-details="true"/>
                <table:data-pilot-member table:name="0,00199228" table:display="true" table:show-details="true"/>
                <table:data-pilot-member table:name="0,00199315" table:display="true" table:show-details="true"/>
                <table:data-pilot-member table:name="0,00199484" table:display="true" table:show-details="true"/>
                <table:data-pilot-member table:name="0,00199905" table:display="true" table:show-details="true"/>
                <table:data-pilot-member table:name="0,00200074" table:display="true" table:show-details="true"/>
                <table:data-pilot-member table:name="0,00200143" table:display="true" table:show-details="true"/>
                <table:data-pilot-member table:name="0,00200987" table:display="true" table:show-details="true"/>
                <table:data-pilot-member table:name="0,00201167" table:display="true" table:show-details="true"/>
                <table:data-pilot-member table:name="0,00201558" table:display="true" table:show-details="true"/>
                <table:data-pilot-member table:name="0,00202787" table:display="true" table:show-details="true"/>
                <table:data-pilot-member table:name="0,00204341" table:display="true" table:show-details="true"/>
                <table:data-pilot-member table:name="0,00204651" table:display="true" table:show-details="true"/>
                <table:data-pilot-member table:name="0,00204668" table:display="true" table:show-details="true"/>
                <table:data-pilot-member table:name="0,00204815" table:display="true" table:show-details="true"/>
                <table:data-pilot-member table:name="0,00205112" table:display="true" table:show-details="true"/>
                <table:data-pilot-member table:name="0,00205166" table:display="true" table:show-details="true"/>
                <table:data-pilot-member table:name="0,00205267" table:display="true" table:show-details="true"/>
                <table:data-pilot-member table:name="0,0020563" table:display="true" table:show-details="true"/>
                <table:data-pilot-member table:name="0,00205684" table:display="true" table:show-details="true"/>
                <table:data-pilot-member table:name="0,00205853" table:display="true" table:show-details="true"/>
                <table:data-pilot-member table:name="0,0020616" table:display="true" table:show-details="true"/>
                <table:data-pilot-member table:name="0,00206248" table:display="true" table:show-details="true"/>
                <table:data-pilot-member table:name="0,00206321" table:display="true" table:show-details="true"/>
                <table:data-pilot-member table:name="0,00206781" table:display="true" table:show-details="true"/>
                <table:data-pilot-member table:name="0,00207024" table:display="true" table:show-details="true"/>
                <table:data-pilot-member table:name="0,00207444" table:display="true" table:show-details="true"/>
                <table:data-pilot-member table:name="0,0020782" table:display="true" table:show-details="true"/>
                <table:data-pilot-member table:name="0,00208454" table:display="true" table:show-details="true"/>
                <table:data-pilot-member table:name="0,00209522" table:display="true" table:show-details="true"/>
                <table:data-pilot-member table:name="0,00209723" table:display="true" table:show-details="true"/>
                <table:data-pilot-member table:name="0,00209896" table:display="true" table:show-details="true"/>
                <table:data-pilot-member table:name="0,00209907" table:display="true" table:show-details="true"/>
                <table:data-pilot-member table:name="0,00210063" table:display="true" table:show-details="true"/>
                <table:data-pilot-member table:name="0,00210304" table:display="true" table:show-details="true"/>
                <table:data-pilot-member table:name="0,00211404" table:display="true" table:show-details="true"/>
                <table:data-pilot-member table:name="0,00211575" table:display="true" table:show-details="true"/>
                <table:data-pilot-member table:name="0,00211587" table:display="true" table:show-details="true"/>
                <table:data-pilot-member table:name="0,00212026" table:display="true" table:show-details="true"/>
                <table:data-pilot-member table:name="0,00212485" table:display="true" table:show-details="true"/>
                <table:data-pilot-member table:name="0,00212872" table:display="true" table:show-details="true"/>
                <table:data-pilot-member table:name="0,00213908" table:display="true" table:show-details="true"/>
                <table:data-pilot-member table:name="0,00214493" table:display="true" table:show-details="true"/>
                <table:data-pilot-member table:name="0,00214988" table:display="true" table:show-details="true"/>
                <table:data-pilot-member table:name="0,00215451" table:display="true" table:show-details="true"/>
                <table:data-pilot-member table:name="0,00215644" table:display="true" table:show-details="true"/>
                <table:data-pilot-member table:name="0,0021591" table:display="true" table:show-details="true"/>
                <table:data-pilot-member table:name="0,0021592" table:display="true" table:show-details="true"/>
                <table:data-pilot-member table:name="0,00215929" table:display="true" table:show-details="true"/>
                <table:data-pilot-member table:name="0,00216366" table:display="true" table:show-details="true"/>
                <table:data-pilot-member table:name="0,00216428" table:display="true" table:show-details="true"/>
                <table:data-pilot-member table:name="0,00216663" table:display="true" table:show-details="true"/>
                <table:data-pilot-member table:name="0,00216893" table:display="true" table:show-details="true"/>
                <table:data-pilot-member table:name="0,00217032" table:display="true" table:show-details="true"/>
                <table:data-pilot-member table:name="0,00217474" table:display="true" table:show-details="true"/>
                <table:data-pilot-member table:name="0,00217622" table:display="true" table:show-details="true"/>
                <table:data-pilot-member table:name="0,00217844" table:display="true" table:show-details="true"/>
                <table:data-pilot-member table:name="0,00218274" table:display="true" table:show-details="true"/>
                <table:data-pilot-member table:name="0,002186" table:display="true" table:show-details="true"/>
                <table:data-pilot-member table:name="0,00218967" table:display="true" table:show-details="true"/>
                <table:data-pilot-member table:name="0,0021926" table:display="true" table:show-details="true"/>
                <table:data-pilot-member table:name="0,00219439" table:display="true" table:show-details="true"/>
                <table:data-pilot-member table:name="0,00219511" table:display="true" table:show-details="true"/>
                <table:data-pilot-member table:name="0,00219627" table:display="true" table:show-details="true"/>
                <table:data-pilot-member table:name="0,00219655" table:display="true" table:show-details="true"/>
                <table:data-pilot-member table:name="0,00219825" table:display="true" table:show-details="true"/>
                <table:data-pilot-member table:name="0,00219893" table:display="true" table:show-details="true"/>
                <table:data-pilot-member table:name="0,00219937" table:display="true" table:show-details="true"/>
                <table:data-pilot-member table:name="0,00219966" table:display="true" table:show-details="true"/>
                <table:data-pilot-member table:name="0,00220537" table:display="true" table:show-details="true"/>
                <table:data-pilot-member table:name="0,00221089" table:display="true" table:show-details="true"/>
                <table:data-pilot-member table:name="0,00221165" table:display="true" table:show-details="true"/>
                <table:data-pilot-member table:name="0,00221726" table:display="true" table:show-details="true"/>
                <table:data-pilot-member table:name="0,00222306" table:display="true" table:show-details="true"/>
                <table:data-pilot-member table:name="0,00222439" table:display="true" table:show-details="true"/>
                <table:data-pilot-member table:name="0,00223176" table:display="true" table:show-details="true"/>
                <table:data-pilot-member table:name="0,00223479" table:display="true" table:show-details="true"/>
                <table:data-pilot-member table:name="0,00223964" table:display="true" table:show-details="true"/>
                <table:data-pilot-member table:name="0,00224338" table:display="true" table:show-details="true"/>
                <table:data-pilot-member table:name="0,00224613" table:display="true" table:show-details="true"/>
                <table:data-pilot-member table:name="0,00224673" table:display="true" table:show-details="true"/>
                <table:data-pilot-member table:name="0,00225062" table:display="true" table:show-details="true"/>
                <table:data-pilot-member table:name="0,00225146" table:display="true" table:show-details="true"/>
                <table:data-pilot-member table:name="0,00226587" table:display="true" table:show-details="true"/>
                <table:data-pilot-member table:name="0,00227074" table:display="true" table:show-details="true"/>
                <table:data-pilot-member table:name="0,00227212" table:display="true" table:show-details="true"/>
                <table:data-pilot-member table:name="0,00227627" table:display="true" table:show-details="true"/>
                <table:data-pilot-member table:name="0,00227644" table:display="true" table:show-details="true"/>
                <table:data-pilot-member table:name="0,00227764" table:display="true" table:show-details="true"/>
                <table:data-pilot-member table:name="0,00227796" table:display="true" table:show-details="true"/>
                <table:data-pilot-member table:name="0,00228209" table:display="true" table:show-details="true"/>
                <table:data-pilot-member table:name="0,00228922" table:display="true" table:show-details="true"/>
                <table:data-pilot-member table:name="0,00228986" table:display="true" table:show-details="true"/>
                <table:data-pilot-member table:name="0,00229098" table:display="true" table:show-details="true"/>
                <table:data-pilot-member table:name="0,00229257" table:display="true" table:show-details="true"/>
                <table:data-pilot-member table:name="0,00229262" table:display="true" table:show-details="true"/>
                <table:data-pilot-member table:name="0,0022932" table:display="true" table:show-details="true"/>
                <table:data-pilot-member table:name="0,00229651" table:display="true" table:show-details="true"/>
                <table:data-pilot-member table:name="0,00230019" table:display="true" table:show-details="true"/>
                <table:data-pilot-member table:name="0,00230025" table:display="true" table:show-details="true"/>
                <table:data-pilot-member table:name="0,00230073" table:display="true" table:show-details="true"/>
                <table:data-pilot-member table:name="0,00230121" table:display="true" table:show-details="true"/>
                <table:data-pilot-member table:name="0,00230247" table:display="true" table:show-details="true"/>
                <table:data-pilot-member table:name="0,00230584" table:display="true" table:show-details="true"/>
                <table:data-pilot-member table:name="0,00231206" table:display="true" table:show-details="true"/>
                <table:data-pilot-member table:name="0,00231653" table:display="true" table:show-details="true"/>
                <table:data-pilot-member table:name="0,00231854" table:display="true" table:show-details="true"/>
                <table:data-pilot-member table:name="0,00231942" table:display="true" table:show-details="true"/>
                <table:data-pilot-member table:name="0,00232154" table:display="true" table:show-details="true"/>
                <table:data-pilot-member table:name="0,0023218" table:display="true" table:show-details="true"/>
                <table:data-pilot-member table:name="0,0023233" table:display="true" table:show-details="true"/>
                <table:data-pilot-member table:name="0,00232481" table:display="true" table:show-details="true"/>
                <table:data-pilot-member table:name="0,00233" table:display="true" table:show-details="true"/>
                <table:data-pilot-member table:name="0,00233239" table:display="true" table:show-details="true"/>
                <table:data-pilot-member table:name="0,00233475" table:display="true" table:show-details="true"/>
                <table:data-pilot-member table:name="0,00233583" table:display="true" table:show-details="true"/>
                <table:data-pilot-member table:name="0,00233607" table:display="true" table:show-details="true"/>
                <table:data-pilot-member table:name="0,00233618" table:display="true" table:show-details="true"/>
                <table:data-pilot-member table:name="0,00233905" table:display="true" table:show-details="true"/>
                <table:data-pilot-member table:name="0,00233983" table:display="true" table:show-details="true"/>
                <table:data-pilot-member table:name="0,00234704" table:display="true" table:show-details="true"/>
                <table:data-pilot-member table:name="0,00235687" table:display="true" table:show-details="true"/>
                <table:data-pilot-member table:name="0,00235889" table:display="true" table:show-details="true"/>
                <table:data-pilot-member table:name="0,00236079" table:display="true" table:show-details="true"/>
                <table:data-pilot-member table:name="0,00236182" table:display="true" table:show-details="true"/>
                <table:data-pilot-member table:name="0,00236347" table:display="true" table:show-details="true"/>
                <table:data-pilot-member table:name="0,00236504" table:display="true" table:show-details="true"/>
                <table:data-pilot-member table:name="0,00236793" table:display="true" table:show-details="true"/>
                <table:data-pilot-member table:name="0,00236841" table:display="true" table:show-details="true"/>
                <table:data-pilot-member table:name="0,0023717" table:display="true" table:show-details="true"/>
                <table:data-pilot-member table:name="0,00237362" table:display="true" table:show-details="true"/>
                <table:data-pilot-member table:name="0,00237493" table:display="true" table:show-details="true"/>
                <table:data-pilot-member table:name="0,00237531" table:display="true" table:show-details="true"/>
                <table:data-pilot-member table:name="0,00237536" table:display="true" table:show-details="true"/>
                <table:data-pilot-member table:name="0,00237783" table:display="true" table:show-details="true"/>
                <table:data-pilot-member table:name="0,00237806" table:display="true" table:show-details="true"/>
                <table:data-pilot-member table:name="0,00238544" table:display="true" table:show-details="true"/>
                <table:data-pilot-member table:name="0,00239064" table:display="true" table:show-details="true"/>
                <table:data-pilot-member table:name="0,00239165" table:display="true" table:show-details="true"/>
                <table:data-pilot-member table:name="0,00239186" table:display="true" table:show-details="true"/>
                <table:data-pilot-member table:name="0,00239813" table:display="true" table:show-details="true"/>
                <table:data-pilot-member table:name="0,00239967" table:display="true" table:show-details="true"/>
                <table:data-pilot-member table:name="0,00240459" table:display="true" table:show-details="true"/>
                <table:data-pilot-member table:name="0,00240783" table:display="true" table:show-details="true"/>
                <table:data-pilot-member table:name="0,00241098" table:display="true" table:show-details="true"/>
                <table:data-pilot-member table:name="0,00241166" table:display="true" table:show-details="true"/>
                <table:data-pilot-member table:name="0,00241427" table:display="true" table:show-details="true"/>
                <table:data-pilot-member table:name="0,00242051" table:display="true" table:show-details="true"/>
                <table:data-pilot-member table:name="0,00242448" table:display="true" table:show-details="true"/>
                <table:data-pilot-member table:name="0,00242798" table:display="true" table:show-details="true"/>
                <table:data-pilot-member table:name="0,00243084" table:display="true" table:show-details="true"/>
                <table:data-pilot-member table:name="0,00244148" table:display="true" table:show-details="true"/>
                <table:data-pilot-member table:name="0,00244712" table:display="true" table:show-details="true"/>
                <table:data-pilot-member table:name="0,00245566" table:display="true" table:show-details="true"/>
                <table:data-pilot-member table:name="0,00245738" table:display="true" table:show-details="true"/>
                <table:data-pilot-member table:name="0,00245924" table:display="true" table:show-details="true"/>
                <table:data-pilot-member table:name="0,00246222" table:display="true" table:show-details="true"/>
                <table:data-pilot-member table:name="0,00246279" table:display="true" table:show-details="true"/>
                <table:data-pilot-member table:name="0,00246944" table:display="true" table:show-details="true"/>
                <table:data-pilot-member table:name="0,00249022" table:display="true" table:show-details="true"/>
                <table:data-pilot-member table:name="0,00249104" table:display="true" table:show-details="true"/>
                <table:data-pilot-member table:name="0,00249169" table:display="true" table:show-details="true"/>
                <table:data-pilot-member table:name="0,00249212" table:display="true" table:show-details="true"/>
                <table:data-pilot-member table:name="0,00249381" table:display="true" table:show-details="true"/>
                <table:data-pilot-member table:name="0,00249621" table:display="true" table:show-details="true"/>
                <table:data-pilot-member table:name="0,00249635" table:display="true" table:show-details="true"/>
                <table:data-pilot-member table:name="0,00250921" table:display="true" table:show-details="true"/>
                <table:data-pilot-member table:name="0,00251917" table:display="true" table:show-details="true"/>
                <table:data-pilot-member table:name="0,00252574" table:display="true" table:show-details="true"/>
                <table:data-pilot-member table:name="0,00253038" table:display="true" table:show-details="true"/>
                <table:data-pilot-member table:name="0,00254163" table:display="true" table:show-details="true"/>
                <table:data-pilot-member table:name="0,00254184" table:display="true" table:show-details="true"/>
                <table:data-pilot-member table:name="0,00254989" table:display="true" table:show-details="true"/>
                <table:data-pilot-member table:name="0,00255688" table:display="true" table:show-details="true"/>
                <table:data-pilot-member table:name="0,00256462" table:display="true" table:show-details="true"/>
                <table:data-pilot-member table:name="0,00257825" table:display="true" table:show-details="true"/>
                <table:data-pilot-member table:name="0,00259007" table:display="true" table:show-details="true"/>
                <table:data-pilot-member table:name="0,0025964" table:display="true" table:show-details="true"/>
                <table:data-pilot-member table:name="0,00259744" table:display="true" table:show-details="true"/>
                <table:data-pilot-member table:name="0,00259747" table:display="true" table:show-details="true"/>
                <table:data-pilot-member table:name="0,00261067" table:display="true" table:show-details="true"/>
                <table:data-pilot-member table:name="0,00261402" table:display="true" table:show-details="true"/>
                <table:data-pilot-member table:name="0,00261448" table:display="true" table:show-details="true"/>
                <table:data-pilot-member table:name="0,00261449" table:display="true" table:show-details="true"/>
                <table:data-pilot-member table:name="0,0026181" table:display="true" table:show-details="true"/>
                <table:data-pilot-member table:name="0,00262138" table:display="true" table:show-details="true"/>
                <table:data-pilot-member table:name="0,00262399" table:display="true" table:show-details="true"/>
                <table:data-pilot-member table:name="0,00263482" table:display="true" table:show-details="true"/>
                <table:data-pilot-member table:name="0,00263644" table:display="true" table:show-details="true"/>
                <table:data-pilot-member table:name="0,0026411" table:display="true" table:show-details="true"/>
                <table:data-pilot-member table:name="0,0026426" table:display="true" table:show-details="true"/>
                <table:data-pilot-member table:name="0,0026464" table:display="true" table:show-details="true"/>
                <table:data-pilot-member table:name="0,00265423" table:display="true" table:show-details="true"/>
                <table:data-pilot-member table:name="0,00265429" table:display="true" table:show-details="true"/>
                <table:data-pilot-member table:name="0,00268054" table:display="true" table:show-details="true"/>
                <table:data-pilot-member table:name="0,0026861" table:display="true" table:show-details="true"/>
                <table:data-pilot-member table:name="0,0026885" table:display="true" table:show-details="true"/>
                <table:data-pilot-member table:name="0,00269137" table:display="true" table:show-details="true"/>
                <table:data-pilot-member table:name="0,0026959" table:display="true" table:show-details="true"/>
                <table:data-pilot-member table:name="0,00270407" table:display="true" table:show-details="true"/>
                <table:data-pilot-member table:name="0,00270704" table:display="true" table:show-details="true"/>
                <table:data-pilot-member table:name="0,00271019" table:display="true" table:show-details="true"/>
                <table:data-pilot-member table:name="0,00271543" table:display="true" table:show-details="true"/>
                <table:data-pilot-member table:name="0,00275026" table:display="true" table:show-details="true"/>
                <table:data-pilot-member table:name="0,00279995" table:display="true" table:show-details="true"/>
                <table:data-pilot-member table:name="0,00282851" table:display="true" table:show-details="true"/>
                <table:data-pilot-member table:name="0,00285448" table:display="true" table:show-details="true"/>
                <table:data-pilot-member table:name="0,00286327" table:display="true" table:show-details="true"/>
                <table:data-pilot-member table:name="0,00290015" table:display="true" table:show-details="true"/>
                <table:data-pilot-member table:name="0,00290148" table:display="true" table:show-details="true"/>
                <table:data-pilot-member table:name="0,00290251" table:display="true" table:show-details="true"/>
                <table:data-pilot-member table:name="0,00290684" table:display="true" table:show-details="true"/>
                <table:data-pilot-member table:name="0,0029213" table:display="true" table:show-details="true"/>
                <table:data-pilot-member table:name="0,00292404" table:display="true" table:show-details="true"/>
                <table:data-pilot-member table:name="0,00292993" table:display="true" table:show-details="true"/>
                <table:data-pilot-member table:name="0,00294258" table:display="true" table:show-details="true"/>
                <table:data-pilot-member table:name="0,00295883" table:display="true" table:show-details="true"/>
                <table:data-pilot-member table:name="0,00297701" table:display="true" table:show-details="true"/>
                <table:data-pilot-member table:name="0,00301235" table:display="true" table:show-details="true"/>
                <table:data-pilot-member table:name="0,0030158" table:display="true" table:show-details="true"/>
                <table:data-pilot-member table:name="0,00301816" table:display="true" table:show-details="true"/>
                <table:data-pilot-member table:name="0,00302692" table:display="true" table:show-details="true"/>
                <table:data-pilot-member table:name="0,00307322" table:display="true" table:show-details="true"/>
                <table:data-pilot-member table:name="0,00315241" table:display="true" table:show-details="true"/>
                <table:data-pilot-member table:name="0,00315322" table:display="true" table:show-details="true"/>
                <table:data-pilot-member table:name="0,00316061" table:display="true" table:show-details="true"/>
                <table:data-pilot-member table:name="0,00317547" table:display="true" table:show-details="true"/>
                <table:data-pilot-member table:name="0,00320151" table:display="true" table:show-details="true"/>
                <table:data-pilot-member table:name="0,00322149" table:display="true" table:show-details="true"/>
                <table:data-pilot-member table:name="0,00323014" table:display="true" table:show-details="true"/>
                <table:data-pilot-member table:name="0,00323853" table:display="true" table:show-details="true"/>
                <table:data-pilot-member table:name="0,00325107" table:display="true" table:show-details="true"/>
                <table:data-pilot-member table:name="0,00326339" table:display="true" table:show-details="true"/>
                <table:data-pilot-member table:name="0,00327377" table:display="true" table:show-details="true"/>
                <table:data-pilot-member table:name="0,00328982" table:display="true" table:show-details="true"/>
                <table:data-pilot-member table:name="0,00329563" table:display="true" table:show-details="true"/>
                <table:data-pilot-member table:name="0,00330927" table:display="true" table:show-details="true"/>
                <table:data-pilot-member table:name="0,00335659" table:display="true" table:show-details="true"/>
                <table:data-pilot-member table:name="0,00336026" table:display="true" table:show-details="true"/>
                <table:data-pilot-member table:name="0,00336663" table:display="true" table:show-details="true"/>
                <table:data-pilot-member table:name="0,00337246" table:display="true" table:show-details="true"/>
                <table:data-pilot-member table:name="0,00338497" table:display="true" table:show-details="true"/>
                <table:data-pilot-member table:name="0,00339368" table:display="true" table:show-details="true"/>
                <table:data-pilot-member table:name="0,00343878" table:display="true" table:show-details="true"/>
                <table:data-pilot-member table:name="0,00344916" table:display="true" table:show-details="true"/>
                <table:data-pilot-member table:name="0,00347745" table:display="true" table:show-details="true"/>
                <table:data-pilot-member table:name="0,00347996" table:display="true" table:show-details="true"/>
                <table:data-pilot-member table:name="0,00350025" table:display="true" table:show-details="true"/>
                <table:data-pilot-member table:name="0,00354532" table:display="true" table:show-details="true"/>
                <table:data-pilot-member table:name="0,00354907" table:display="true" table:show-details="true"/>
                <table:data-pilot-member table:name="0,00358334" table:display="true" table:show-details="true"/>
                <table:data-pilot-member table:name="0,00360175" table:display="true" table:show-details="true"/>
                <table:data-pilot-member table:name="0,00360183" table:display="true" table:show-details="true"/>
                <table:data-pilot-member table:name="0,00360633" table:display="true" table:show-details="true"/>
                <table:data-pilot-member table:name="0,00364735" table:display="true" table:show-details="true"/>
                <table:data-pilot-member table:name="0,00366638" table:display="true" table:show-details="true"/>
                <table:data-pilot-member table:name="0,00377231" table:display="true" table:show-details="true"/>
                <table:data-pilot-member table:name="0,00380537" table:display="true" table:show-details="true"/>
                <table:data-pilot-member table:name="0,00384663" table:display="true" table:show-details="true"/>
                <table:data-pilot-member table:name="0,0038564" table:display="true" table:show-details="true"/>
                <table:data-pilot-member table:name="0,00387036" table:display="true" table:show-details="true"/>
                <table:data-pilot-member table:name="0,00389709" table:display="true" table:show-details="true"/>
                <table:data-pilot-member table:name="0,00391622" table:display="true" table:show-details="true"/>
                <table:data-pilot-member table:name="0,00402457" table:display="true" table:show-details="true"/>
                <table:data-pilot-member table:name="0,00403657" table:display="true" table:show-details="true"/>
                <table:data-pilot-member table:name="0,00404603" table:display="true" table:show-details="true"/>
                <table:data-pilot-member table:name="0,00404949" table:display="true" table:show-details="true"/>
                <table:data-pilot-member table:name="0,00408199" table:display="true" table:show-details="true"/>
                <table:data-pilot-member table:name="0,0041046" table:display="true" table:show-details="true"/>
                <table:data-pilot-member table:name="0,00416391" table:display="true" table:show-details="true"/>
                <table:data-pilot-member table:name="0,00425456" table:display="true" table:show-details="true"/>
                <table:data-pilot-member table:name="0,00437555" table:display="true" table:show-details="true"/>
                <table:data-pilot-member table:name="0,00451929" table:display="true" table:show-details="true"/>
                <table:data-pilot-member table:name="0,00453539" table:display="true" table:show-details="true"/>
                <table:data-pilot-member table:name="0,00453746" table:display="true" table:show-details="true"/>
                <table:data-pilot-member table:name="0,00479161" table:display="true" table:show-details="true"/>
                <table:data-pilot-member table:name="0,00494444" table:display="true" table:show-details="true"/>
                <table:data-pilot-member table:name="0,005696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48:58.729661896</dc:date>
    <meta:editing-duration>PT30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9630413">
                <text:p>0.00009630413</text:p>
                <draw:g>
                  <svg:desc>PT@data 0</svg:desc>
                </draw:g>
              </table:table-cell>
              <table:table-cell office:value-type="float" office:value="0.00000687764">
                <text:p>0.00000687764</text:p>
                <draw:g>
                  <svg:desc>PT@data 1</svg:desc>
                </draw:g>
              </table:table-cell>
              <table:table-cell office:value-type="float" office:value="0.00002015636">
                <text:p>0.00002015636</text:p>
                <draw:g>
                  <svg:desc>PT@data 2</svg:desc>
                </draw:g>
              </table:table-cell>
              <table:table-cell office:value-type="float" office:value="0.00000701575">
                <text:p>0.00000701575</text:p>
                <draw:g>
                  <svg:desc>PT@data 3</svg:desc>
                </draw:g>
              </table:table-cell>
              <table:table-cell office:value-type="float" office:value="0.00009931625">
                <text:p>0.00009931625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17309439">
                <text:p>0.00017309439</text:p>
              </table:table-cell>
              <table:table-cell office:value-type="float" office:value="0.00001212702">
                <text:p>0.00001212702</text:p>
              </table:table-cell>
              <table:table-cell office:value-type="float" office:value="0.00004436639">
                <text:p>0.00004436639</text:p>
              </table:table-cell>
              <table:table-cell office:value-type="float" office:value="0.00001233945">
                <text:p>0.00001233945</text:p>
              </table:table-cell>
              <table:table-cell office:value-type="float" office:value="0.00027025248">
                <text:p>0.0002702524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31378989">
                <text:p>0.00031378989</text:p>
              </table:table-cell>
              <table:table-cell office:value-type="float" office:value="0.00002729282">
                <text:p>0.00002729282</text:p>
              </table:table-cell>
              <table:table-cell office:value-type="float" office:value="0.00011711712">
                <text:p>0.00011711712</text:p>
              </table:table-cell>
              <table:table-cell office:value-type="float" office:value="0.00002723593">
                <text:p>0.00002723593</text:p>
              </table:table-cell>
              <table:table-cell office:value-type="float" office:value="0.00049458316">
                <text:p>0.00049458316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64585233">
                <text:p>0.00064585233</text:p>
              </table:table-cell>
              <table:table-cell office:value-type="float" office:value="0.00008778796">
                <text:p>0.00008778796</text:p>
              </table:table-cell>
              <table:table-cell office:value-type="float" office:value="0.00009749614">
                <text:p>0.00009749614</text:p>
              </table:table-cell>
              <table:table-cell office:value-type="float" office:value="0.00008897525">
                <text:p>0.00008897525</text:p>
              </table:table-cell>
              <table:table-cell office:value-type="float" office:value="0.00152540749">
                <text:p>0.00152540749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74754258">
                <text:p>0.00074754258</text:p>
              </table:table-cell>
              <table:table-cell office:value-type="float" office:value="0.00013560162">
                <text:p>0.00013560162</text:p>
              </table:table-cell>
              <table:table-cell office:value-type="float" office:value="0.00014820924">
                <text:p>0.00014820924</text:p>
              </table:table-cell>
              <table:table-cell office:value-type="float" office:value="0.00013263986">
                <text:p>0.00013263986</text:p>
              </table:table-cell>
              <table:table-cell office:value-type="float" office:value="0.0019613038">
                <text:p>0.0019613038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7455557">
                <text:p>0.0007455557</text:p>
              </table:table-cell>
              <table:table-cell office:value-type="float" office:value="0.00017032698">
                <text:p>0.00017032698</text:p>
              </table:table-cell>
              <table:table-cell office:value-type="float" office:value="0.00017086074">
                <text:p>0.00017086074</text:p>
              </table:table-cell>
              <table:table-cell office:value-type="float" office:value="0.00016915732">
                <text:p>0.00016915732</text:p>
              </table:table-cell>
              <table:table-cell office:value-type="float" office:value="0.0020371685">
                <text:p>0.0020371685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83120421">
                <text:p>0.00083120421</text:p>
              </table:table-cell>
              <table:table-cell office:value-type="float" office:value="0.00022089592">
                <text:p>0.00022089592</text:p>
              </table:table-cell>
              <table:table-cell office:value-type="float" office:value="0.00022160948">
                <text:p>0.00022160948</text:p>
              </table:table-cell>
              <table:table-cell office:value-type="float" office:value="0.00021528743">
                <text:p>0.00021528743</text:p>
              </table:table-cell>
              <table:table-cell office:value-type="float" office:value="0.0023723051">
                <text:p>0.0023723051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103213309">
                <text:p>0.00103213309</text:p>
              </table:table-cell>
              <table:table-cell office:value-type="float" office:value="0.00030818589">
                <text:p>0.00030818589</text:p>
              </table:table-cell>
              <table:table-cell office:value-type="float" office:value="0.00032088712">
                <text:p>0.00032088712</text:p>
              </table:table-cell>
              <table:table-cell office:value-type="float" office:value="0.00029806169">
                <text:p>0.00029806169</text:p>
              </table:table-cell>
              <table:table-cell office:value-type="float" office:value="0.0029140667">
                <text:p>0.0029140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